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fo:text-indent="0.25in">
        <style:tab-stops>
          <style:tab-stop style:type="left" style:position="1.6152in"/>
        </style:tab-stops>
      </style:paragraph-properties>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text-underline-type="single" style:text-underline-style="solid" style:text-underline-width="auto" style:text-underline-mode="continuous"/>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T23" style:parent-style-name="Domyślnaczcionkaakapitu" style:family="text">
      <style:text-properties style:text-underline-type="single" style:text-underline-style="solid" style:text-underline-width="auto" style:text-underline-mode="continuous"/>
    </style:style>
    <style:style style:name="T24" style:parent-style-name="Domyślnaczcionkaakapitu" style:family="text">
      <style:text-properties fo:background-color="#80FFFF" style:text-underline-type="single" style:text-underline-style="solid" style:text-underline-width="auto" style:text-underline-mode="continuous"/>
    </style:style>
    <style:style style:name="T25" style:parent-style-name="Domyślnaczcionkaakapitu" style:family="text">
      <style:text-properties style:text-underline-type="single" style:text-underline-style="solid" style:text-underline-width="auto" style:text-underline-mode="continuous"/>
    </style:style>
    <style:style style:name="T26" style:parent-style-name="Domyślnaczcionkaakapitu" style:family="text">
      <style:text-properties fo:background-color="#80FFFF" style:text-underline-type="single" style:text-underline-style="solid" style:text-underline-width="auto" style:text-underline-mode="continuous"/>
    </style:style>
    <style:style style:name="T27" style:parent-style-name="Domyślnaczcionkaakapitu" style:family="text">
      <style:text-properties style:text-underline-type="single" style:text-underline-style="solid" style:text-underline-width="auto" style:text-underline-mode="continuous"/>
    </style:style>
    <style:style style:name="T28" style:parent-style-name="Domyślnaczcionkaakapitu" style:family="text">
      <style:text-properties fo:background-color="#80FFFF" style:text-underline-type="single" style:text-underline-style="solid" style:text-underline-width="auto" style:text-underline-mode="continuous"/>
    </style:style>
    <style:style style:name="T29" style:parent-style-name="Domyślnaczcionkaakapitu" style:family="text">
      <style:text-properties style:text-underline-type="single" style:text-underline-style="solid" style:text-underline-width="auto" style:text-underline-mode="continuous"/>
    </style:style>
    <style:style style:name="T30" style:parent-style-name="Domyślnaczcionkaakapitu" style:family="text">
      <style:text-properties fo:background-color="#80FFFF" style:text-underline-type="single" style:text-underline-style="solid" style:text-underline-width="auto" style:text-underline-mode="continuous"/>
    </style:style>
    <style:style style:name="T31" style:parent-style-name="Domyślnaczcionkaakapitu" style:family="text">
      <style:text-properties style:text-underline-type="single" style:text-underline-style="solid" style:text-underline-width="auto" style:text-underline-mode="continuous"/>
    </style:style>
    <style:style style:name="P32" style:parent-style-name="Normalny" style:family="paragraph">
      <style:paragraph-properties fo:text-align="justify" fo:line-height="150%"/>
    </style:style>
    <style:style style:name="T33" style:parent-style-name="Domyślnaczcionkaakapitu" style:family="text">
      <style:text-properties fo:background-color="#80FFFF" style:text-underline-type="single" style:text-underline-style="solid" style:text-underline-width="auto" style:text-underline-mode="continuous"/>
    </style:style>
    <style:style style:name="T34" style:parent-style-name="Domyślnaczcionkaakapitu" style:family="text">
      <style:text-properties style:text-underline-type="single" style:text-underline-style="solid" style:text-underline-width="auto" style:text-underline-mode="continuous"/>
    </style:style>
    <style:style style:name="T35" style:parent-style-name="Domyślnaczcionkaakapitu" style:family="text">
      <style:text-properties fo:background-color="#80FFFF" style:text-underline-type="single" style:text-underline-style="solid" style:text-underline-width="auto" style:text-underline-mode="continuous"/>
    </style:style>
    <style:style style:name="T36" style:parent-style-name="Domyślnaczcionkaakapitu" style:family="text">
      <style:text-properties style:text-underline-type="single" style:text-underline-style="solid" style:text-underline-width="auto" style:text-underline-mode="continuous"/>
    </style:style>
    <style:style style:name="T37" style:parent-style-name="Domyślnaczcionkaakapitu" style:family="text">
      <style:text-properties fo:background-color="#80FFFF" style:text-underline-type="single" style:text-underline-style="solid" style:text-underline-width="auto" style:text-underline-mode="continuous"/>
    </style:style>
    <style:style style:name="T38" style:parent-style-name="Domyślnaczcionkaakapitu" style:family="text">
      <style:text-properties style:text-underline-type="single" style:text-underline-style="solid" style:text-underline-width="auto" style:text-underline-mode="continuous"/>
    </style:style>
    <style:style style:name="T39" style:parent-style-name="Domyślnaczcionkaakapitu" style:family="text">
      <style:text-properties fo:background-color="#80FFFF" style:text-underline-type="single" style:text-underline-style="solid" style:text-underline-width="auto" style:text-underline-mode="continuous"/>
    </style:style>
    <style:style style:name="T40" style:parent-style-name="Domyślnaczcionkaakapitu" style:family="text">
      <style:text-properties style:text-underline-type="single" style:text-underline-style="solid" style:text-underline-width="auto" style:text-underline-mode="continuous"/>
    </style:style>
    <style:style style:name="T41" style:parent-style-name="Domyślnaczcionkaakapitu" style:family="text">
      <style:text-properties fo:background-color="#80FFFF" style:text-underline-type="single" style:text-underline-style="solid" style:text-underline-width="auto" style:text-underline-mode="continuous"/>
    </style:style>
    <style:style style:name="P42" style:parent-style-name="Normalny" style:family="paragraph">
      <style:paragraph-properties fo:text-align="justify" fo:line-height="150%" fo:text-indent="0.25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5in"/>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5in"/>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fo:text-indent="0.25in"/>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P54" style:parent-style-name="Normalny" style:family="paragraph">
      <style:paragraph-properties fo:text-align="justify" fo:line-height="150%" fo:text-indent="0.25in"/>
    </style:style>
    <style:style style:name="P55" style:parent-style-name="Normalny" style:family="paragraph">
      <style:paragraph-properties fo:text-align="justify" fo:line-height="150%"/>
    </style:style>
    <style:style style:name="T56" style:parent-style-name="Domyślnaczcionkaakapitu" style:family="text">
      <style:text-properties style:text-underline-type="single" style:text-underline-style="solid" style:text-underline-width="auto" style:text-underline-mode="continuous"/>
    </style:style>
    <style:style style:name="T57" style:parent-style-name="Domyślnaczcionkaakapitu" style:family="text">
      <style:text-properties fo:background-color="#80FFFF" style:text-underline-type="single" style:text-underline-style="solid" style:text-underline-width="auto" style:text-underline-mode="continuous"/>
    </style:style>
    <style:style style:name="T58" style:parent-style-name="Domyślnaczcionkaakapitu" style:family="text">
      <style:text-properties style:text-underline-type="single" style:text-underline-style="solid" style:text-underline-width="auto" style:text-underline-mode="continuous"/>
    </style:style>
    <style:style style:name="T59" style:parent-style-name="Domyślnaczcionkaakapitu" style:family="text">
      <style:text-properties fo:background-color="#80FFFF" style:text-underline-type="single" style:text-underline-style="solid" style:text-underline-width="auto" style:text-underline-mode="continuous"/>
    </style:style>
    <style:style style:name="T60" style:parent-style-name="Domyślnaczcionkaakapitu" style:family="text">
      <style:text-properties style:text-underline-type="single" style:text-underline-style="solid" style:text-underline-width="auto" style:text-underline-mode="continuous"/>
    </style:style>
    <style:style style:name="P61" style:parent-style-name="Normalny" style:family="paragraph">
      <style:paragraph-properties fo:text-align="justify" fo:line-height="150%" fo:text-indent="0.25in"/>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fo:text-indent="0.25in"/>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5in"/>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5in"/>
    </style:style>
    <style:style style:name="P71" style:parent-style-name="Normalny" style:family="paragraph">
      <style:paragraph-properties fo:text-align="justify" fo:line-height="150%" fo:text-indent="0.25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5in"/>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5in"/>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fo:text-indent="0.25in"/>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5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5in"/>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5in"/>
    </style:style>
    <style:style style:name="P103" style:parent-style-name="Normalny" style:family="paragraph">
      <style:paragraph-properties fo:text-align="justify" fo:line-height="150%" fo:text-indent="0.25in"/>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5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5in"/>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5in"/>
    </style:style>
    <style:style style:name="P118" style:parent-style-name="Normalny" style:family="paragraph">
      <style:paragraph-properties fo:text-align="justify" fo:line-height="150%" fo:text-indent="0.25in"/>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5in"/>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5in"/>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5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5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5in"/>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5in"/>
    </style:style>
    <style:style style:name="P136" style:parent-style-name="Normalny" style:family="paragraph">
      <style:paragraph-properties fo:text-align="justify" fo:line-height="150%">
        <style:tab-stops>
          <style:tab-stop style:type="left" style:position="3.2083in"/>
        </style:tab-stops>
      </style:paragraph-properties>
    </style:style>
    <style:style style:name="T137" style:parent-style-name="Domyślnaczcionkaakapitu" style:family="text">
      <style:text-properties style:text-underline-type="single" style:text-underline-style="solid" style:text-underline-width="auto" style:text-underline-mode="continuous"/>
    </style:style>
    <style:style style:name="T138" style:parent-style-name="Domyślnaczcionkaakapitu" style:family="text">
      <style:text-properties fo:background-color="#80FFFF" style:text-underline-type="single" style:text-underline-style="solid" style:text-underline-width="auto" style:text-underline-mode="continuous"/>
    </style:style>
    <style:style style:name="T139" style:parent-style-name="Domyślnaczcionkaakapitu" style:family="text">
      <style:text-properties style:text-underline-type="single" style:text-underline-style="solid" style:text-underline-width="auto" style:text-underline-mode="continuous"/>
    </style:style>
    <style:style style:name="P140" style:parent-style-name="Normalny" style:family="paragraph">
      <style:paragraph-properties fo:text-align="justify" fo:line-height="150%" fo:text-indent="0.25in"/>
    </style:style>
    <style:style style:name="P141" style:parent-style-name="Normalny" style:family="paragraph">
      <style:paragraph-properties fo:text-align="justify" fo:line-height="150%" fo:text-indent="0.25in"/>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5in"/>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5in"/>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5in"/>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5in"/>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5in"/>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5in"/>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5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5in"/>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5in"/>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fo:text-indent="0.25in"/>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5in"/>
    </style:style>
    <style:style style:name="P174" style:parent-style-name="Normalny" style:family="paragraph">
      <style:paragraph-properties fo:text-align="justify" fo:line-height="150%" fo:text-indent="0.25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5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5in"/>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5in"/>
    </style:style>
    <style:style style:name="P186" style:parent-style-name="Normalny" style:family="paragraph">
      <style:paragraph-properties fo:text-align="justify" fo:line-height="150%" fo:text-indent="0.25in"/>
    </style:style>
    <style:style style:name="P187" style:parent-style-name="Normalny" style:family="paragraph">
      <style:paragraph-properties fo:text-align="justify" fo:line-height="150%" fo:text-indent="0.25in"/>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5in"/>
    </style:style>
    <style:style style:name="P190" style:parent-style-name="Normalny" style:family="paragraph">
      <style:paragraph-properties fo:text-align="justify" fo:line-height="150%" fo:text-indent="0.25in"/>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5in"/>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5in"/>
    </style:style>
    <style:style style:name="P198" style:parent-style-name="Normalny" style:family="paragraph">
      <style:paragraph-properties fo:text-align="justify" fo:line-height="150%" fo:text-indent="0.25in"/>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5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5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5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5in"/>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5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5in"/>
    </style:style>
    <style:style style:name="P230" style:parent-style-name="Normalny" style:family="paragraph">
      <style:paragraph-properties fo:text-align="justify" fo:line-height="150%" fo:text-indent="0.25in"/>
    </style:style>
    <style:style style:name="P231" style:parent-style-name="Normalny" style:family="paragraph">
      <style:paragraph-properties fo:text-align="justify" fo:line-height="150%" fo:text-indent="0.25in"/>
    </style:style>
    <style:style style:name="P232" style:parent-style-name="Normalny" style:family="paragraph">
      <style:paragraph-properties fo:text-align="justify" fo:line-height="150%"/>
    </style:style>
    <style:style style:name="T233" style:parent-style-name="Domyślnaczcionkaakapitu" style:family="text">
      <style:text-properties style:text-underline-type="single" style:text-underline-style="solid" style:text-underline-width="auto" style:text-underline-mode="continuous"/>
    </style:style>
    <style:style style:name="P234" style:parent-style-name="Normalny" style:family="paragraph">
      <style:paragraph-properties fo:text-align="justify" fo:line-height="150%" fo:text-indent="0.25in"/>
    </style:style>
    <style:style style:name="P235" style:parent-style-name="Normalny" style:family="paragraph">
      <style:paragraph-properties fo:text-align="justify" fo:line-height="150%"/>
    </style:style>
    <style:style style:name="T236" style:parent-style-name="Domyślnaczcionkaakapitu" style:family="text">
      <style:text-properties style:text-underline-type="single" style:text-underline-style="solid" style:text-underline-width="auto" style:text-underline-mode="continuous"/>
    </style:style>
    <style:style style:name="T237" style:parent-style-name="Domyślnaczcionkaakapitu" style:family="text">
      <style:text-properties fo:background-color="#80FFFF" style:text-underline-type="single" style:text-underline-style="solid" style:text-underline-width="auto" style:text-underline-mode="continuous"/>
    </style:style>
    <style:style style:name="T238" style:parent-style-name="Domyślnaczcionkaakapitu" style:family="text">
      <style:text-properties style:text-underline-type="single" style:text-underline-style="solid" style:text-underline-width="auto" style:text-underline-mode="continuous"/>
    </style:style>
    <style:style style:name="P239" style:parent-style-name="Normalny" style:family="paragraph">
      <style:paragraph-properties fo:text-align="justify" fo:line-height="150%" fo:text-indent="0.25in"/>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5in"/>
    </style:style>
    <style:style style:name="P244" style:parent-style-name="Normalny" style:family="paragraph">
      <style:paragraph-properties fo:text-align="justify" fo:line-height="150%" fo:text-indent="0.25in"/>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style:style>
    <style:style style:name="T247" style:parent-style-name="Domyślnaczcionkaakapitu" style:family="text">
      <style:text-properties style:text-underline-type="single" style:text-underline-style="solid" style:text-underline-width="auto" style:text-underline-mode="continuous"/>
    </style:style>
    <style:style style:name="T248" style:parent-style-name="Domyślnaczcionkaakapitu" style:family="text">
      <style:text-properties fo:background-color="#80FFFF" style:text-underline-type="single" style:text-underline-style="solid" style:text-underline-width="auto" style:text-underline-mode="continuous"/>
    </style:style>
    <style:style style:name="P249" style:parent-style-name="Normalny" style:family="paragraph">
      <style:paragraph-properties fo:text-align="justify" fo:line-height="150%" fo:text-indent="0.25in"/>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5in"/>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fo:text-indent="0.25in"/>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5in"/>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5in"/>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5in"/>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5in"/>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5in"/>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5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5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5in"/>
    </style:style>
    <style:style style:name="P297" style:parent-style-name="Normalny" style:family="paragraph">
      <style:paragraph-properties fo:text-align="justify" fo:line-height="150%" fo:text-indent="0.25in"/>
    </style:style>
    <style:style style:name="P298" style:parent-style-name="Normalny" style:family="paragraph">
      <style:paragraph-properties fo:text-align="justify" fo:line-height="150%" fo:text-indent="0.25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5in"/>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5in"/>
    </style:style>
    <style:style style:name="P304" style:parent-style-name="Normalny" style:family="paragraph">
      <style:paragraph-properties fo:text-align="justify" fo:line-height="150%" fo:text-indent="0.25in"/>
    </style:style>
    <style:style style:name="P305" style:parent-style-name="Normalny" style:family="paragraph">
      <style:paragraph-properties fo:text-align="justify" fo:line-height="150%" fo:text-indent="0.25in"/>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style:tab-stops>
          <style:tab-stop style:type="left" style:position="2.7013in"/>
        </style:tab-stops>
      </style:paragraph-properties>
    </style:style>
    <style:style style:name="T308" style:parent-style-name="Domyślnaczcionkaakapitu" style:family="text">
      <style:text-properties style:text-underline-type="single" style:text-underline-style="solid" style:text-underline-width="auto" style:text-underline-mode="continuous"/>
    </style:style>
    <style:style style:name="T309" style:parent-style-name="Domyślnaczcionkaakapitu" style:family="text">
      <style:text-properties fo:background-color="#80FFFF" style:text-underline-type="single" style:text-underline-style="solid" style:text-underline-width="auto" style:text-underline-mode="continuous"/>
    </style:style>
    <style:style style:name="T310" style:parent-style-name="Domyślnaczcionkaakapitu" style:family="text">
      <style:text-properties style:text-underline-type="single" style:text-underline-style="solid" style:text-underline-width="auto" style:text-underline-mode="continuous"/>
    </style:style>
    <style:style style:name="T311" style:parent-style-name="Domyślnaczcionkaakapitu" style:family="text">
      <style:text-properties fo:background-color="#80FFFF" style:text-underline-type="single" style:text-underline-style="solid" style:text-underline-width="auto" style:text-underline-mode="continuous"/>
    </style:style>
    <style:style style:name="T312" style:parent-style-name="Domyślnaczcionkaakapitu" style:family="text">
      <style:text-properties style:text-underline-type="single" style:text-underline-style="solid" style:text-underline-width="auto" style:text-underline-mode="continuous"/>
    </style:style>
    <style:style style:name="T313" style:parent-style-name="Domyślnaczcionkaakapitu" style:family="text">
      <style:text-properties fo:background-color="#80FFFF" style:text-underline-type="single" style:text-underline-style="solid" style:text-underline-width="auto" style:text-underline-mode="continuous"/>
    </style:style>
    <style:style style:name="P314" style:parent-style-name="Normalny" style:family="paragraph">
      <style:paragraph-properties fo:text-align="justify" fo:line-height="150%" fo:text-indent="0.25in"/>
    </style:style>
    <style:style style:name="P315" style:parent-style-name="Normalny" style:family="paragraph">
      <style:paragraph-properties fo:text-align="justify" fo:line-height="150%">
        <style:tab-stops>
          <style:tab-stop style:type="left" style:position="2.4819in"/>
        </style:tab-stops>
      </style:paragraph-properties>
    </style:style>
    <style:style style:name="T316" style:parent-style-name="Domyślnaczcionkaakapitu" style:family="text">
      <style:text-properties style:text-underline-type="single" style:text-underline-style="solid" style:text-underline-width="auto" style:text-underline-mode="continuous"/>
    </style:style>
    <style:style style:name="P317" style:parent-style-name="Normalny" style:family="paragraph">
      <style:paragraph-properties fo:text-align="justify" fo:line-height="150%" fo:text-indent="0.25in"/>
    </style:style>
    <style:style style:name="P318" style:parent-style-name="Normalny" style:family="paragraph">
      <style:paragraph-properties fo:text-align="justify" fo:line-height="150%" fo:text-indent="0.25in"/>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5in"/>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5in"/>
    </style:style>
    <style:style style:name="P323" style:parent-style-name="Normalny" style:family="paragraph">
      <style:paragraph-properties fo:text-align="justify" fo:line-height="150%" fo:text-indent="0.25in"/>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5in"/>
    </style:style>
    <style:style style:name="P327" style:parent-style-name="Normalny" style:family="paragraph">
      <style:paragraph-properties fo:text-align="justify" fo:line-height="150%" fo:text-indent="0.25in"/>
    </style:style>
    <style:style style:name="P328" style:parent-style-name="Normalny" style:family="paragraph">
      <style:paragraph-properties fo:text-align="justify" fo:line-height="150%" fo:text-indent="0.25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5in"/>
    </style:style>
    <style:style style:name="P332" style:parent-style-name="Normalny" style:family="paragraph">
      <style:paragraph-properties fo:text-align="justify" fo:line-height="150%" fo:text-indent="0.25in"/>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5in"/>
    </style:style>
    <style:style style:name="P335" style:parent-style-name="Normalny" style:family="paragraph">
      <style:paragraph-properties fo:text-align="justify" fo:line-height="150%" fo:text-indent="0.25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5in"/>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5in"/>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fo:text-indent="0.25in"/>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5in"/>
    </style:style>
    <style:style style:name="P365" style:parent-style-name="Normalny" style:family="paragraph">
      <style:paragraph-properties fo:text-align="justify" fo:line-height="150%" fo:text-indent="0.25in"/>
    </style:style>
    <style:style style:name="P366" style:parent-style-name="Normalny" style:family="paragraph">
      <style:paragraph-properties fo:text-align="justify" fo:line-height="150%" fo:text-indent="0.25in"/>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5in"/>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5in"/>
    </style:style>
    <style:style style:name="P376" style:parent-style-name="Normalny" style:family="paragraph">
      <style:paragraph-properties fo:text-align="justify" fo:line-height="150%" fo:text-indent="0.25in"/>
    </style:style>
    <style:style style:name="P377" style:parent-style-name="Normalny" style:family="paragraph">
      <style:paragraph-properties fo:text-align="justify" fo:line-height="150%" fo:text-indent="0.25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5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fo:text-indent="0.25in"/>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5in"/>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5in"/>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fo:text-indent="0.25in"/>
    </style:style>
    <style:style style:name="P394" style:parent-style-name="Normalny" style:family="paragraph">
      <style:paragraph-properties fo:text-align="justify" fo:line-height="150%" fo:text-indent="0.25in"/>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5in"/>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5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fo:text-indent="0.25in"/>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5in"/>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5in"/>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5in"/>
    </style:style>
    <style:style style:name="P420" style:parent-style-name="Normalny" style:family="paragraph">
      <style:paragraph-properties fo:text-align="justify" fo:line-height="150%">
        <style:tab-stops>
          <style:tab-stop style:type="left" style:position="2.4763in"/>
        </style:tab-stops>
      </style:paragraph-properties>
    </style:style>
    <style:style style:name="T421" style:parent-style-name="Domyślnaczcionkaakapitu" style:family="text">
      <style:text-properties style:text-underline-type="single" style:text-underline-style="solid" style:text-underline-width="auto" style:text-underline-mode="continuous"/>
    </style:style>
    <style:style style:name="P422" style:parent-style-name="Normalny" style:family="paragraph">
      <style:paragraph-properties fo:text-align="justify" fo:line-height="150%" fo:text-indent="0.25in">
        <style:tab-stops>
          <style:tab-stop style:type="left" style:position="2.4763in"/>
        </style:tab-stops>
      </style:paragraph-properties>
    </style:style>
    <style:style style:name="P423" style:parent-style-name="Normalny" style:family="paragraph">
      <style:paragraph-properties fo:text-align="justify" fo:line-height="150%"/>
    </style:style>
    <style:style style:name="T424" style:parent-style-name="Domyślnaczcionkaakapitu" style:family="text">
      <style:text-properties style:text-underline-type="single" style:text-underline-style="solid" style:text-underline-width="auto" style:text-underline-mode="continuous"/>
    </style:style>
    <style:style style:name="T425" style:parent-style-name="Domyślnaczcionkaakapitu" style:family="text">
      <style:text-properties fo:background-color="#80FFFF" style:text-underline-type="single" style:text-underline-style="solid" style:text-underline-width="auto" style:text-underline-mode="continuous"/>
    </style:style>
    <style:style style:name="T426" style:parent-style-name="Domyślnaczcionkaakapitu" style:family="text">
      <style:text-properties style:text-underline-type="single" style:text-underline-style="solid" style:text-underline-width="auto" style:text-underline-mode="continuous"/>
    </style:style>
    <style:style style:name="P427" style:parent-style-name="Normalny" style:family="paragraph">
      <style:paragraph-properties fo:text-align="justify" fo:line-height="150%" fo:text-indent="0.25in"/>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style:style>
    <style:style style:name="T430" style:parent-style-name="Domyślnaczcionkaakapitu" style:family="text">
      <style:text-properties style:text-underline-type="single" style:text-underline-style="solid" style:text-underline-width="auto" style:text-underline-mode="continuous"/>
    </style:style>
    <style:style style:name="P431" style:parent-style-name="Normalny" style:family="paragraph">
      <style:paragraph-properties fo:text-align="justify" fo:line-height="150%" fo:text-indent="0.25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5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5in"/>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5in"/>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style:style>
    <style:style style:name="T448" style:parent-style-name="Domyślnaczcionkaakapitu" style:family="text">
      <style:text-properties style:text-underline-type="single" style:text-underline-style="solid" style:text-underline-width="auto" style:text-underline-mode="continuous"/>
    </style:style>
    <style:style style:name="T449" style:parent-style-name="Domyślnaczcionkaakapitu" style:family="text">
      <style:text-properties fo:background-color="#80FFFF" style:text-underline-type="single" style:text-underline-style="solid" style:text-underline-width="auto" style:text-underline-mode="continuous"/>
    </style:style>
    <style:style style:name="T450" style:parent-style-name="Domyślnaczcionkaakapitu" style:family="text">
      <style:text-properties style:text-underline-type="single" style:text-underline-style="solid" style:text-underline-width="auto" style:text-underline-mode="continuous"/>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P452" style:parent-style-name="Normalny" style:family="paragraph">
      <style:paragraph-properties fo:text-align="justify" fo:line-height="150%" fo:text-indent="0.25in"/>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5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5in"/>
    </style:style>
    <style:style style:name="P463" style:parent-style-name="Normalny" style:family="paragraph">
      <style:paragraph-properties fo:text-align="justify" fo:line-height="150%"/>
    </style:style>
    <style:style style:name="T464" style:parent-style-name="Domyślnaczcionkaakapitu" style:family="text">
      <style:text-properties style:text-underline-type="single" style:text-underline-style="solid" style:text-underline-width="auto" style:text-underline-mode="continuous"/>
    </style:style>
    <style:style style:name="T465" style:parent-style-name="Domyślnaczcionkaakapitu" style:family="text">
      <style:text-properties fo:background-color="#80FFFF" style:text-underline-type="single" style:text-underline-style="solid" style:text-underline-width="auto" style:text-underline-mode="continuous"/>
    </style:style>
    <style:style style:name="T466" style:parent-style-name="Domyślnaczcionkaakapitu" style:family="text">
      <style:text-properties style:text-underline-type="single" style:text-underline-style="solid" style:text-underline-width="auto" style:text-underline-mode="continuous"/>
    </style:style>
    <style:style style:name="T467" style:parent-style-name="Domyślnaczcionkaakapitu" style:family="text">
      <style:text-properties fo:background-color="#80FFFF" style:text-underline-type="single" style:text-underline-style="solid" style:text-underline-width="auto" style:text-underline-mode="continuous"/>
    </style:style>
    <style:style style:name="T468" style:parent-style-name="Domyślnaczcionkaakapitu" style:family="text">
      <style:text-properties style:text-underline-type="single" style:text-underline-style="solid" style:text-underline-width="auto" style:text-underline-mode="continuous"/>
    </style:style>
    <style:style style:name="P469" style:parent-style-name="Normalny" style:family="paragraph">
      <style:paragraph-properties fo:text-align="justify" fo:line-height="150%" fo:text-indent="0.25in"/>
    </style:style>
    <style:style style:name="P470" style:parent-style-name="Normalny" style:family="paragraph">
      <style:paragraph-properties fo:text-align="justify" fo:line-height="150%" fo:text-indent="0.25in"/>
    </style:style>
    <style:style style:name="P471" style:parent-style-name="Normalny" style:family="paragraph">
      <style:paragraph-properties fo:text-align="justify" fo:line-height="150%" fo:text-indent="0.25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P476" style:parent-style-name="Normalny" style:family="paragraph">
      <style:paragraph-properties fo:text-align="justify" fo:line-height="150%" fo:text-indent="0.25in"/>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5in"/>
    </style:style>
    <style:style style:name="P481" style:parent-style-name="Normalny" style:family="paragraph">
      <style:paragraph-properties fo:text-align="justify" fo:line-height="150%" fo:text-indent="0.25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fo:text-indent="0.25in"/>
    </style:style>
    <style:style style:name="P490" style:parent-style-name="Normalny" style:family="paragraph">
      <style:paragraph-properties fo:text-align="justify" fo:line-height="150%" fo:text-indent="0.25in"/>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5in"/>
    </style:style>
    <style:style style:name="P493" style:parent-style-name="Normalny" style:family="paragraph">
      <style:paragraph-properties fo:text-align="justify" fo:line-height="150%" fo:text-indent="0.25in"/>
    </style:style>
    <style:style style:name="P494" style:parent-style-name="Normalny" style:family="paragraph">
      <style:paragraph-properties fo:text-align="justify" fo:line-height="150%" fo:text-indent="0.25in"/>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fo:text-indent="0.25in"/>
    </style:style>
    <style:style style:name="P498" style:parent-style-name="Normalny" style:family="paragraph">
      <style:paragraph-properties fo:text-align="justify" fo:line-height="150%" fo:text-indent="0.25in"/>
    </style:style>
    <style:style style:name="T499" style:parent-style-name="Domyślnaczcionkaakapitu" style:family="text">
      <style:text-properties fo:background-color="#80FFFF"/>
    </style:style>
    <style:style style:name="P500" style:parent-style-name="Normalny" style:family="paragraph">
      <style:paragraph-properties fo:text-align="justify" fo:line-height="150%" fo:text-indent="0.25in"/>
    </style:style>
    <style:style style:name="P501" style:parent-style-name="Normalny" style:family="paragraph">
      <style:paragraph-properties fo:text-align="justify" fo:line-height="150%" fo:text-indent="0.25in"/>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fo:text-indent="0.25in"/>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5in"/>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5in"/>
    </style:style>
    <style:style style:name="P508" style:parent-style-name="Normalny" style:family="paragraph">
      <style:paragraph-properties fo:text-align="justify" fo:line-height="150%" fo:text-indent="0.25in"/>
    </style:style>
    <style:style style:name="P509" style:parent-style-name="Normalny" style:family="paragraph">
      <style:paragraph-properties fo:text-align="justify" fo:line-height="150%" fo:text-indent="0.25in"/>
    </style:style>
    <style:style style:name="P510" style:parent-style-name="Normalny" style:family="paragraph">
      <style:paragraph-properties fo:text-align="justify" fo:line-height="150%" fo:text-indent="0.25in"/>
    </style:style>
    <style:style style:name="P511" style:parent-style-name="Normalny" style:family="paragraph">
      <style:paragraph-properties fo:text-align="justify" fo:line-height="150%" fo:text-indent="0.25in"/>
    </style:style>
    <style:style style:name="P512" style:parent-style-name="Normalny" style:family="paragraph">
      <style:paragraph-properties fo:text-align="justify" fo:line-height="150%" fo:text-indent="0.25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5in"/>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5in"/>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5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5in"/>
    </style:style>
    <style:style style:name="P527" style:parent-style-name="Normalny" style:family="paragraph">
      <style:paragraph-properties fo:text-align="justify" fo:line-height="150%"/>
    </style:style>
    <style:style style:name="T528" style:parent-style-name="Domyślnaczcionkaakapitu" style:family="text">
      <style:text-properties style:text-underline-type="single" style:text-underline-style="solid" style:text-underline-width="auto" style:text-underline-mode="continuous"/>
    </style:style>
    <style:style style:name="T529" style:parent-style-name="Domyślnaczcionkaakapitu" style:family="text">
      <style:text-properties fo:background-color="#80FFFF" style:text-underline-type="single" style:text-underline-style="solid" style:text-underline-width="auto" style:text-underline-mode="continuous"/>
    </style:style>
    <style:style style:name="T530" style:parent-style-name="Domyślnaczcionkaakapitu" style:family="text">
      <style:text-properties style:text-underline-type="single" style:text-underline-style="solid" style:text-underline-width="auto" style:text-underline-mode="continuous"/>
    </style:style>
    <style:style style:name="T531" style:parent-style-name="Domyślnaczcionkaakapitu" style:family="text">
      <style:text-properties fo:background-color="#80FFFF" style:text-underline-type="single" style:text-underline-style="solid" style:text-underline-width="auto" style:text-underline-mode="continuous"/>
    </style:style>
    <style:style style:name="T532" style:parent-style-name="Domyślnaczcionkaakapitu" style:family="text">
      <style:text-properties style:text-underline-type="single" style:text-underline-style="solid" style:text-underline-width="auto" style:text-underline-mode="continuous"/>
    </style:style>
    <style:style style:name="T533" style:parent-style-name="Domyślnaczcionkaakapitu" style:family="text">
      <style:text-properties fo:background-color="#80FFFF" style:text-underline-type="single" style:text-underline-style="solid" style:text-underline-width="auto" style:text-underline-mode="continuous"/>
    </style:style>
    <style:style style:name="T534" style:parent-style-name="Domyślnaczcionkaakapitu" style:family="text">
      <style:text-properties style:text-underline-type="single" style:text-underline-style="solid" style:text-underline-width="auto" style:text-underline-mode="continuous"/>
    </style:style>
    <style:style style:name="P535" style:parent-style-name="Normalny" style:family="paragraph">
      <style:paragraph-properties fo:text-align="justify" fo:line-height="150%" fo:text-indent="0.25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style:style>
    <style:style style:name="T541" style:parent-style-name="Domyślnaczcionkaakapitu" style:family="text">
      <style:text-properties style:text-underline-type="single" style:text-underline-style="solid" style:text-underline-width="auto" style:text-underline-mode="continuous"/>
    </style:style>
    <style:style style:name="T542" style:parent-style-name="Domyślnaczcionkaakapitu" style:family="text">
      <style:text-properties fo:background-color="#80FFFF" style:text-underline-type="single" style:text-underline-style="solid" style:text-underline-width="auto" style:text-underline-mode="continuous"/>
    </style:style>
    <style:style style:name="T543" style:parent-style-name="Domyślnaczcionkaakapitu" style:family="text">
      <style:text-properties style:text-underline-type="single" style:text-underline-style="solid" style:text-underline-width="auto" style:text-underline-mode="continuous"/>
    </style:style>
    <style:style style:name="P544" style:parent-style-name="Normalny" style:family="paragraph">
      <style:paragraph-properties fo:text-align="justify" fo:line-height="150%" fo:text-indent="0.25in"/>
    </style:style>
    <style:style style:name="P545" style:parent-style-name="Normalny" style:family="paragraph">
      <style:paragraph-properties fo:text-align="justify" fo:line-height="150%" fo:text-indent="0.25in"/>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5in"/>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5in"/>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5in"/>
    </style:style>
    <style:style style:name="P558" style:parent-style-name="Normalny" style:family="paragraph">
      <style:paragraph-properties fo:text-align="justify" fo:line-height="150%" fo:text-indent="0.25in"/>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P561" style:parent-style-name="Normalny" style:family="paragraph">
      <style:paragraph-properties fo:text-align="justify" fo:line-height="150%" fo:text-indent="0.25in"/>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5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fo:text-indent="0.25in"/>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fo:text-indent="0.25in"/>
    </style:style>
    <style:style style:name="P575" style:parent-style-name="Normalny" style:family="paragraph">
      <style:paragraph-properties fo:text-align="justify" fo:line-height="150%" fo:text-indent="0.25in"/>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5in">
        <style:tab-stops>
          <style:tab-stop style:type="left" style:position="1.4548in"/>
        </style:tab-stops>
      </style:paragraph-properties>
    </style:style>
    <style:style style:name="P578" style:parent-style-name="Normalny" style:family="paragraph">
      <style:paragraph-properties fo:text-align="justify" fo:line-height="150%" fo:text-indent="0.25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5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fo:text-indent="0.25in"/>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5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fo:text-indent="0.25in"/>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5in"/>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5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5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5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fo:text-indent="0.25in"/>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5in"/>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5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fo:text-indent="0.25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5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fo:text-indent="0.25in"/>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5in"/>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5in"/>
    </style:style>
    <style:style style:name="P668" style:parent-style-name="Normalny" style:family="paragraph">
      <style:paragraph-properties fo:text-align="justify" fo:line-height="150%" fo:text-indent="0.25in"/>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5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5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5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5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5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5in"/>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5in"/>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5in"/>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5in"/>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5in"/>
    </style:style>
    <style:style style:name="P700" style:parent-style-name="Normalny" style:family="paragraph">
      <style:paragraph-properties fo:text-align="justify" fo:line-height="150%" fo:text-indent="0.25in"/>
    </style:style>
    <style:style style:name="P701" style:parent-style-name="Normalny" style:family="paragraph">
      <style:paragraph-properties fo:text-align="justify" fo:line-height="150%" fo:text-indent="0.25in"/>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5in"/>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5in"/>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fo:text-indent="0.25in"/>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5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5in"/>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5in"/>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fo:text-indent="0.25in"/>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5in"/>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5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5in"/>
    </style:style>
    <style:style style:name="P740" style:parent-style-name="Normalny" style:family="paragraph">
      <style:paragraph-properties fo:text-align="justify" fo:line-height="150%" fo:text-indent="0.25in"/>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5in"/>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style:style>
    <style:style style:name="T748" style:parent-style-name="Domyślnaczcionkaakapitu" style:family="text">
      <style:text-properties fo:background-color="#80FFFF" style:text-underline-type="single" style:text-underline-style="solid" style:text-underline-width="auto" style:text-underline-mode="continuous"/>
    </style:style>
    <style:style style:name="T749" style:parent-style-name="Domyślnaczcionkaakapitu" style:family="text">
      <style:text-properties style:text-underline-type="single" style:text-underline-style="solid" style:text-underline-width="auto" style:text-underline-mode="continuous"/>
    </style:style>
    <style:style style:name="T750" style:parent-style-name="Domyślnaczcionkaakapitu" style:family="text">
      <style:text-properties fo:background-color="#80FFFF" style:text-underline-type="single" style:text-underline-style="solid" style:text-underline-width="auto" style:text-underline-mode="continuous"/>
    </style:style>
    <style:style style:name="T751" style:parent-style-name="Domyślnaczcionkaakapitu" style:family="text">
      <style:text-properties style:text-underline-type="single" style:text-underline-style="solid" style:text-underline-width="auto" style:text-underline-mode="continuous"/>
    </style:style>
    <style:style style:name="T752" style:parent-style-name="Domyślnaczcionkaakapitu" style:family="text">
      <style:text-properties fo:background-color="#80FFFF" style:text-underline-type="single" style:text-underline-style="solid" style:text-underline-width="auto" style:text-underline-mode="continuous"/>
    </style:style>
    <style:style style:name="T753" style:parent-style-name="Domyślnaczcionkaakapitu" style:family="text">
      <style:text-properties style:text-underline-type="single" style:text-underline-style="solid" style:text-underline-width="auto" style:text-underline-mode="continuous"/>
    </style:style>
    <style:style style:name="P754" style:parent-style-name="Normalny" style:family="paragraph">
      <style:paragraph-properties fo:text-align="justify" fo:line-height="150%" fo:text-indent="0.25in"/>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5in"/>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5in"/>
    </style:style>
    <style:style style:name="P763" style:parent-style-name="Normalny" style:family="paragraph">
      <style:paragraph-properties fo:text-align="justify" fo:line-height="150%" fo:text-indent="0.25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5in"/>
    </style:style>
    <style:style style:name="P769" style:parent-style-name="Normalny" style:family="paragraph">
      <style:paragraph-properties fo:text-align="justify" fo:line-height="150%" fo:text-indent="0.25in"/>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5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5in"/>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5in"/>
    </style:style>
    <style:style style:name="P779" style:parent-style-name="Normalny" style:family="paragraph">
      <style:paragraph-properties fo:text-align="justify" fo:line-height="150%" fo:text-indent="0.25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style:style>
    <style:style style:name="T783" style:parent-style-name="Domyślnaczcionkaakapitu" style:family="text">
      <style:text-properties style:text-underline-type="single" style:text-underline-style="solid" style:text-underline-width="auto" style:text-underline-mode="continuous"/>
    </style:style>
    <style:style style:name="T784" style:parent-style-name="Domyślnaczcionkaakapitu" style:family="text">
      <style:text-properties fo:background-color="#80FFFF" style:text-underline-type="single" style:text-underline-style="solid" style:text-underline-width="auto" style:text-underline-mode="continuous"/>
    </style:style>
    <style:style style:name="T785" style:parent-style-name="Domyślnaczcionkaakapitu" style:family="text">
      <style:text-properties style:text-underline-type="single" style:text-underline-style="solid" style:text-underline-width="auto" style:text-underline-mode="continuous"/>
    </style:style>
    <style:style style:name="T786" style:parent-style-name="Domyślnaczcionkaakapitu" style:family="text">
      <style:text-properties fo:background-color="#80FFFF" style:text-underline-type="single" style:text-underline-style="solid" style:text-underline-width="auto" style:text-underline-mode="continuous"/>
    </style:style>
    <style:style style:name="T787" style:parent-style-name="Domyślnaczcionkaakapitu" style:family="text">
      <style:text-properties style:text-underline-type="single" style:text-underline-style="solid" style:text-underline-width="auto" style:text-underline-mode="continuous"/>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5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P793" style:parent-style-name="Normalny" style:family="paragraph">
      <style:paragraph-properties fo:text-align="justify" fo:line-height="150%" fo:text-indent="0.25in"/>
    </style:style>
    <style:style style:name="T794" style:parent-style-name="Domyślnaczcionkaakapitu" style:family="text">
      <style:text-properties fo:background-color="#80FFFF"/>
    </style:style>
    <style:style style:name="P795" style:parent-style-name="Normalny" style:family="paragraph">
      <style:paragraph-properties fo:text-align="justify" fo:line-height="150%" fo:text-indent="0.25in"/>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5in"/>
    </style:style>
    <style:style style:name="P802" style:parent-style-name="Normalny" style:family="paragraph">
      <style:paragraph-properties fo:text-align="justify" fo:line-height="150%"/>
    </style:style>
    <style:style style:name="T803" style:parent-style-name="Domyślnaczcionkaakapitu" style:family="text">
      <style:text-properties style:text-underline-type="single" style:text-underline-style="solid" style:text-underline-width="auto" style:text-underline-mode="continuous"/>
    </style:style>
    <style:style style:name="P804" style:parent-style-name="Normalny" style:family="paragraph">
      <style:paragraph-properties fo:text-align="justify" fo:line-height="150%" fo:text-indent="0.25in"/>
    </style:style>
    <style:style style:name="P805" style:parent-style-name="Normalny" style:family="paragraph">
      <style:paragraph-properties fo:text-align="justify" fo:line-height="150%"/>
    </style:style>
    <style:style style:name="T806" style:parent-style-name="Domyślnaczcionkaakapitu" style:family="text">
      <style:text-properties style:text-underline-type="single" style:text-underline-style="solid" style:text-underline-width="auto" style:text-underline-mode="continuous"/>
    </style:style>
    <style:style style:name="P807" style:parent-style-name="Normalny" style:family="paragraph">
      <style:paragraph-properties fo:text-align="justify" fo:line-height="150%" fo:text-indent="0.25in"/>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5in"/>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fo:text-indent="0.25in"/>
    </style:style>
    <style:style style:name="P814" style:parent-style-name="Normalny" style:family="paragraph">
      <style:paragraph-properties fo:text-align="justify" fo:line-height="150%"/>
    </style:style>
    <style:style style:name="T815" style:parent-style-name="Domyślnaczcionkaakapitu" style:family="text">
      <style:text-properties style:text-underline-type="single" style:text-underline-style="solid" style:text-underline-width="auto" style:text-underline-mode="continuous"/>
    </style:style>
    <style:style style:name="T816" style:parent-style-name="Domyślnaczcionkaakapitu" style:family="text">
      <style:text-properties fo:background-color="#80FFFF" style:text-underline-type="single" style:text-underline-style="solid" style:text-underline-width="auto" style:text-underline-mode="continuous"/>
    </style:style>
    <style:style style:name="T817" style:parent-style-name="Domyślnaczcionkaakapitu" style:family="text">
      <style:text-properties style:text-underline-type="single" style:text-underline-style="solid" style:text-underline-width="auto" style:text-underline-mode="continuous"/>
    </style:style>
    <style:style style:name="P818" style:parent-style-name="Normalny" style:family="paragraph">
      <style:paragraph-properties fo:text-align="justify" fo:line-height="150%" fo:text-indent="0.25in"/>
    </style:style>
    <style:style style:name="P819" style:parent-style-name="Normalny" style:family="paragraph">
      <style:paragraph-properties fo:text-align="justify" fo:line-height="150%"/>
    </style:style>
    <style:style style:name="T820" style:parent-style-name="Domyślnaczcionkaakapitu" style:family="text">
      <style:text-properties style:text-underline-type="single" style:text-underline-style="solid" style:text-underline-width="auto" style:text-underline-mode="continuous"/>
    </style:style>
    <style:style style:name="P821" style:parent-style-name="Normalny" style:family="paragraph">
      <style:paragraph-properties fo:text-align="justify" fo:line-height="150%" fo:text-indent="0.25in"/>
    </style:style>
    <style:style style:name="P822" style:parent-style-name="Normalny" style:family="paragraph">
      <style:paragraph-properties fo:text-align="justify" fo:line-height="150%" fo:text-indent="0.25in"/>
    </style:style>
    <style:style style:name="P823" style:parent-style-name="Normalny" style:family="paragraph">
      <style:paragraph-properties fo:text-align="justify" fo:line-height="150%"/>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style:style>
    <style:style style:name="P826" style:parent-style-name="Normalny" style:family="paragraph">
      <style:paragraph-properties fo:text-align="justify" fo:line-height="150%"/>
    </style:style>
    <style:style style:name="P827" style:parent-style-name="Normalny" style:family="paragraph">
      <style:paragraph-properties fo:text-align="justify" fo:line-height="150%"/>
    </style:style>
    <style:style style:name="T828" style:parent-style-name="Domyślnaczcionkaakapitu" style:family="text">
      <style:text-properties style:text-underline-type="single" style:text-underline-style="solid" style:text-underline-width="auto" style:text-underline-mode="continuous"/>
    </style:style>
    <style:style style:name="T829" style:parent-style-name="Domyślnaczcionkaakapitu" style:family="text">
      <style:text-properties fo:background-color="#80FFFF" style:text-underline-type="single" style:text-underline-style="solid" style:text-underline-width="auto" style:text-underline-mode="continuous"/>
    </style:style>
    <style:style style:name="T830" style:parent-style-name="Domyślnaczcionkaakapitu" style:family="text">
      <style:text-properties style:text-underline-type="single" style:text-underline-style="solid" style:text-underline-width="auto" style:text-underline-mode="continuous"/>
    </style:style>
    <style:style style:name="T831" style:parent-style-name="Domyślnaczcionkaakapitu" style:family="text">
      <style:text-properties fo:background-color="#80FFFF" style:text-underline-type="single" style:text-underline-style="solid" style:text-underline-width="auto" style:text-underline-mode="continuous"/>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fo:text-indent="0.25in"/>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style:style>
    <style:style style:name="T836" style:parent-style-name="Domyślnaczcionkaakapitu" style:family="text">
      <style:text-properties style:text-underline-type="single" style:text-underline-style="solid" style:text-underline-width="auto" style:text-underline-mode="continuous"/>
    </style:style>
    <style:style style:name="P837" style:parent-style-name="Normalny" style:family="paragraph">
      <style:paragraph-properties fo:text-align="justify" fo:line-height="150%" fo:text-indent="0.25in"/>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style:style>
    <style:style style:name="T841" style:parent-style-name="Domyślnaczcionkaakapitu" style:family="text">
      <style:text-properties style:text-underline-type="single" style:text-underline-style="solid" style:text-underline-width="auto" style:text-underline-mode="continuous"/>
    </style:style>
    <style:style style:name="T842" style:parent-style-name="Domyślnaczcionkaakapitu" style:family="text">
      <style:text-properties fo:background-color="#80FFFF" style:text-underline-type="single" style:text-underline-style="solid" style:text-underline-width="auto" style:text-underline-mode="continuous"/>
    </style:style>
    <style:style style:name="T843" style:parent-style-name="Domyślnaczcionkaakapitu" style:family="text">
      <style:text-properties style:text-underline-type="single" style:text-underline-style="solid" style:text-underline-width="auto" style:text-underline-mode="continuous"/>
    </style:style>
    <style:style style:name="T844" style:parent-style-name="Domyślnaczcionkaakapitu" style:family="text">
      <style:text-properties fo:background-color="#80FFFF" style:text-underline-type="single" style:text-underline-style="solid" style:text-underline-width="auto" style:text-underline-mode="continuous"/>
    </style:style>
    <style:style style:name="P845" style:parent-style-name="Normalny" style:family="paragraph">
      <style:paragraph-properties fo:text-align="justify" fo:line-height="150%" fo:text-indent="0.25in"/>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style:style>
    <style:style style:name="T848" style:parent-style-name="Domyślnaczcionkaakapitu" style:family="text">
      <style:text-properties style:text-underline-type="single" style:text-underline-style="solid" style:text-underline-width="auto" style:text-underline-mode="continuous"/>
    </style:style>
    <style:style style:name="P849" style:parent-style-name="Normalny" style:family="paragraph">
      <style:paragraph-properties fo:text-align="justify" fo:line-height="150%" fo:text-indent="0.25in"/>
    </style:style>
    <style:style style:name="P850" style:parent-style-name="Normalny" style:family="paragraph">
      <style:paragraph-properties fo:text-align="justify" fo:line-height="150%">
        <style:tab-stops>
          <style:tab-stop style:type="left" style:position="2.6777in"/>
        </style:tab-stops>
      </style:paragraph-properties>
    </style:style>
    <style:style style:name="T851" style:parent-style-name="Domyślnaczcionkaakapitu" style:family="text">
      <style:text-properties style:text-underline-type="single" style:text-underline-style="solid" style:text-underline-width="auto" style:text-underline-mode="continuous"/>
    </style:style>
    <style:style style:name="T852" style:parent-style-name="Domyślnaczcionkaakapitu" style:family="text">
      <style:text-properties fo:background-color="#80FFFF" style:text-underline-type="single" style:text-underline-style="solid" style:text-underline-width="auto" style:text-underline-mode="continuous"/>
    </style:style>
    <style:style style:name="P853" style:parent-style-name="Normalny" style:family="paragraph">
      <style:paragraph-properties fo:text-align="justify" fo:line-height="150%" fo:text-indent="0.25in"/>
    </style:style>
    <style:style style:name="P854" style:parent-style-name="Normalny" style:family="paragraph">
      <style:paragraph-properties fo:text-align="justify" fo:line-height="150%" fo:text-indent="0.25in"/>
    </style:style>
    <style:style style:name="P855" style:parent-style-name="Normalny" style:family="paragraph">
      <style:paragraph-properties fo:text-align="justify" fo:line-height="150%"/>
    </style:style>
    <style:style style:name="T856" style:parent-style-name="Domyślnaczcionkaakapitu" style:family="text">
      <style:text-properties style:text-underline-type="single" style:text-underline-style="solid" style:text-underline-width="auto" style:text-underline-mode="continuous"/>
    </style:style>
    <style:style style:name="T857" style:parent-style-name="Domyślnaczcionkaakapitu" style:family="text">
      <style:text-properties fo:background-color="#80FFFF" style:text-underline-type="single" style:text-underline-style="solid" style:text-underline-width="auto" style:text-underline-mode="continuous"/>
    </style:style>
    <style:style style:name="T858" style:parent-style-name="Domyślnaczcionkaakapitu" style:family="text">
      <style:text-properties style:text-underline-type="single" style:text-underline-style="solid" style:text-underline-width="auto" style:text-underline-mode="continuous"/>
    </style:style>
    <style:style style:name="P859" style:parent-style-name="Normalny" style:family="paragraph">
      <style:paragraph-properties fo:text-align="justify" fo:line-height="150%" fo:text-indent="0.25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5in"/>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fo:text-indent="0.25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5in"/>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5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P874" style:parent-style-name="Normalny" style:family="paragraph">
      <style:paragraph-properties fo:text-align="justify" fo:line-height="150%" fo:text-indent="0.25in"/>
    </style:style>
    <style:style style:name="P875" style:parent-style-name="Normalny" style:family="paragraph">
      <style:paragraph-properties fo:text-align="justify" fo:line-height="150%" fo:text-indent="0.25in"/>
    </style:style>
    <style:style style:name="P876" style:parent-style-name="Normalny" style:family="paragraph">
      <style:paragraph-properties fo:text-align="justify" fo:line-height="150%" fo:text-indent="0.25in"/>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fo:text-indent="0.25in"/>
    </style:style>
    <style:style style:name="P887" style:parent-style-name="Normalny" style:family="paragraph">
      <style:paragraph-properties fo:text-align="justify" fo:line-height="150%" fo:text-indent="0.25in"/>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5in"/>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5in"/>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fo:text-indent="0.25in"/>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5in"/>
    </style:style>
    <style:style style:name="P896" style:parent-style-name="Normalny" style:family="paragraph">
      <style:paragraph-properties fo:text-align="justify" fo:line-height="150%"/>
    </style:style>
    <style:style style:name="T897" style:parent-style-name="Domyślnaczcionkaakapitu" style:family="text">
      <style:text-properties style:text-underline-type="single" style:text-underline-style="solid" style:text-underline-width="auto" style:text-underline-mode="continuous"/>
    </style:style>
    <style:style style:name="T898" style:parent-style-name="Domyślnaczcionkaakapitu" style:family="text">
      <style:text-properties fo:background-color="#80FFFF"/>
    </style:style>
    <style:style style:name="P899" style:parent-style-name="Normalny" style:family="paragraph">
      <style:paragraph-properties fo:text-align="justify" fo:line-height="150%" fo:text-indent="0.25in"/>
    </style:style>
    <style:style style:name="P900" style:parent-style-name="Normalny" style:family="paragraph">
      <style:paragraph-properties fo:text-align="justify" fo:line-height="150%"/>
    </style:style>
    <style:style style:name="T901" style:parent-style-name="Domyślnaczcionkaakapitu" style:family="text">
      <style:text-properties fo:background-color="#80FFFF" style:text-underline-type="single" style:text-underline-style="solid" style:text-underline-width="auto" style:text-underline-mode="continuous"/>
    </style:style>
    <style:style style:name="T902" style:parent-style-name="Domyślnaczcionkaakapitu" style:family="text">
      <style:text-properties style:text-underline-type="single" style:text-underline-style="solid" style:text-underline-width="auto" style:text-underline-mode="continuous"/>
    </style:style>
    <style:style style:name="P903" style:parent-style-name="Normalny" style:family="paragraph">
      <style:paragraph-properties fo:text-align="justify" fo:line-height="150%" fo:text-indent="0.25in"/>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5in"/>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5in"/>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5in"/>
    </style:style>
    <style:style style:name="P910" style:parent-style-name="Normalny" style:family="paragraph">
      <style:paragraph-properties fo:text-align="justify" fo:line-height="150%" fo:text-indent="0.25in"/>
    </style:style>
    <style:style style:name="P911" style:parent-style-name="Normalny" style:family="paragraph">
      <style:paragraph-properties fo:text-align="justify" fo:line-height="150%" fo:text-indent="0.25in"/>
    </style:style>
    <style:style style:name="P912" style:parent-style-name="Normalny" style:family="paragraph">
      <style:paragraph-properties fo:text-align="justify" fo:line-height="150%" fo:text-indent="0.25in"/>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5in"/>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5in"/>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fo:text-indent="0.25in"/>
    </style:style>
    <style:style style:name="P930" style:parent-style-name="Normalny" style:family="paragraph">
      <style:paragraph-properties fo:text-align="justify" fo:line-height="150%" fo:text-indent="0.25in"/>
    </style:style>
    <style:style style:name="T931" style:parent-style-name="Domyślnaczcionkaakapitu" style:family="text">
      <style:text-properties fo:background-color="#80FFFF"/>
    </style:style>
    <style:style style:name="T932" style:parent-style-name="Domyślnaczcionkaakapitu" style:family="text">
      <style:text-properties fo:font-style="italic" style:font-style-asian="italic" style:font-style-complex="italic" fo:background-color="#80FFFF"/>
    </style:style>
    <style:style style:name="P933" style:parent-style-name="Normalny" style:family="paragraph">
      <style:paragraph-properties fo:text-align="justify" fo:line-height="150%" fo:text-indent="0.25in"/>
    </style:style>
    <style:style style:name="P934" style:parent-style-name="Normalny" style:family="paragraph">
      <style:paragraph-properties fo:text-align="justify" fo:line-height="150%" fo:text-indent="0.25in"/>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5in"/>
    </style:style>
    <style:style style:name="T937" style:parent-style-name="Domyślnaczcionkaakapitu" style:family="text">
      <style:text-properties fo:background-color="#80FFFF"/>
    </style:style>
    <style:style style:name="P938" style:parent-style-name="Normalny" style:family="paragraph">
      <style:paragraph-properties fo:text-align="justify" fo:line-height="150%" fo:text-indent="0.25in"/>
    </style:style>
    <style:style style:name="P939" style:parent-style-name="Normalny" style:family="paragraph">
      <style:paragraph-properties fo:text-align="justify" fo:line-height="150%" fo:text-indent="0.25in"/>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5in"/>
    </style:style>
    <style:style style:name="P944" style:parent-style-name="Normalny" style:family="paragraph">
      <style:paragraph-properties fo:text-align="justify" fo:line-height="150%"/>
    </style:style>
    <style:style style:name="T945" style:parent-style-name="Domyślnaczcionkaakapitu" style:family="text">
      <style:text-properties style:text-underline-type="single" style:text-underline-style="solid" style:text-underline-width="auto" style:text-underline-mode="continuous"/>
    </style:style>
    <style:style style:name="P946" style:parent-style-name="Normalny" style:family="paragraph">
      <style:paragraph-properties fo:text-align="justify" fo:line-height="150%" fo:text-indent="0.25in"/>
    </style:style>
    <style:style style:name="P947" style:parent-style-name="Normalny" style:family="paragraph">
      <style:paragraph-properties fo:text-align="justify" fo:line-height="150%"/>
    </style:style>
    <style:style style:name="T948" style:parent-style-name="Domyślnaczcionkaakapitu" style:family="text">
      <style:text-properties style:text-underline-type="single" style:text-underline-style="solid" style:text-underline-width="auto" style:text-underline-mode="continuous"/>
    </style:style>
    <style:style style:name="T949" style:parent-style-name="Domyślnaczcionkaakapitu" style:family="text">
      <style:text-properties fo:background-color="#80FFFF" style:text-underline-type="single" style:text-underline-style="solid" style:text-underline-width="auto" style:text-underline-mode="continuous"/>
    </style:style>
    <style:style style:name="T950" style:parent-style-name="Domyślnaczcionkaakapitu" style:family="text">
      <style:text-properties style:text-underline-type="single" style:text-underline-style="solid" style:text-underline-width="auto" style:text-underline-mode="continuous"/>
    </style:style>
    <style:style style:name="P951" style:parent-style-name="Normalny" style:family="paragraph">
      <style:paragraph-properties fo:text-align="justify" fo:line-height="150%" fo:text-indent="0.25in"/>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5in"/>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5in"/>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fo:text-indent="0.25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5in"/>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fo:text-indent="0.25in"/>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5in"/>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fo:text-indent="0.25in"/>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fo:text-indent="0.25in"/>
    </style:style>
    <style:style style:name="T1002" style:parent-style-name="Domyślnaczcionkaakapitu" style:family="text">
      <style:text-properties fo:background-color="#80FFFF"/>
    </style:style>
    <style:style style:name="P1003" style:parent-style-name="Normalny" style:family="paragraph">
      <style:paragraph-properties fo:text-align="justify" fo:line-height="150%" fo:text-indent="0.25in"/>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5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fo:text-indent="0.25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5in"/>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5in"/>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fo:text-indent="0.25in"/>
    </style:style>
    <style:style style:name="T1026" style:parent-style-name="Domyślnaczcionkaakapitu" style:family="text">
      <style:text-properties fo:background-color="#80FFFF"/>
    </style:style>
    <style:style style:name="P1027" style:parent-style-name="Normalny" style:family="paragraph">
      <style:paragraph-properties fo:text-align="justify" fo:line-height="150%"/>
    </style:style>
    <style:style style:name="T1028" style:parent-style-name="Domyślnaczcionkaakapitu" style:family="text">
      <style:text-properties style:text-underline-type="single" style:text-underline-style="solid" style:text-underline-width="auto" style:text-underline-mode="continuous"/>
    </style:style>
    <style:style style:name="T1029" style:parent-style-name="Domyślnaczcionkaakapitu" style:family="text">
      <style:text-properties fo:background-color="#80FFFF" style:text-underline-type="single" style:text-underline-style="solid" style:text-underline-width="auto" style:text-underline-mode="continuous"/>
    </style:style>
    <style:style style:name="P1030" style:parent-style-name="Normalny" style:family="paragraph">
      <style:paragraph-properties fo:text-align="justify" fo:line-height="150%" fo:text-indent="0.25in"/>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5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P1036" style:parent-style-name="Normalny" style:family="paragraph">
      <style:paragraph-properties fo:text-align="justify" fo:line-height="150%" fo:text-indent="0.25in"/>
    </style:style>
    <style:style style:name="P1037" style:parent-style-name="Normalny" style:family="paragraph">
      <style:paragraph-properties fo:text-align="justify" fo:line-height="150%" fo:text-indent="0.25in"/>
    </style:style>
    <style:style style:name="P1038" style:parent-style-name="Normalny" style:family="paragraph">
      <style:paragraph-properties fo:text-align="justify" fo:line-height="150%"/>
    </style:style>
    <style:style style:name="T1039" style:parent-style-name="Domyślnaczcionkaakapitu" style:family="text">
      <style:text-properties fo:background-color="#80FFFF" style:text-underline-type="single" style:text-underline-style="solid" style:text-underline-width="auto" style:text-underline-mode="continuous"/>
    </style:style>
    <style:style style:name="T1040" style:parent-style-name="Domyślnaczcionkaakapitu" style:family="text">
      <style:text-properties style:text-underline-type="single" style:text-underline-style="solid" style:text-underline-width="auto" style:text-underline-mode="continuous"/>
    </style:style>
    <style:style style:name="T1041" style:parent-style-name="Domyślnaczcionkaakapitu" style:family="text">
      <style:text-properties fo:background-color="#80FFFF" style:text-underline-type="single" style:text-underline-style="solid" style:text-underline-width="auto" style:text-underline-mode="continuous"/>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5in"/>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style:style>
    <style:style style:name="T1048" style:parent-style-name="Domyślnaczcionkaakapitu" style:family="text">
      <style:text-properties style:text-underline-type="single" style:text-underline-style="solid" style:text-underline-width="auto" style:text-underline-mode="continuous"/>
    </style:style>
    <style:style style:name="P1049" style:parent-style-name="Normalny" style:family="paragraph">
      <style:paragraph-properties fo:text-align="justify" fo:line-height="150%" fo:text-indent="0.25in"/>
    </style:style>
    <style:style style:name="P1050" style:parent-style-name="Normalny" style:family="paragraph">
      <style:paragraph-properties fo:text-align="justify" fo:line-height="150%"/>
    </style:style>
    <style:style style:name="T1051" style:parent-style-name="Domyślnaczcionkaakapitu" style:family="text">
      <style:text-properties style:text-underline-type="single" style:text-underline-style="solid" style:text-underline-width="auto" style:text-underline-mode="continuous"/>
    </style:style>
    <style:style style:name="T1052" style:parent-style-name="Domyślnaczcionkaakapitu" style:family="text">
      <style:text-properties fo:background-color="#80FFFF" style:text-underline-type="single" style:text-underline-style="solid" style:text-underline-width="auto" style:text-underline-mode="continuous"/>
    </style:style>
    <style:style style:name="T1053" style:parent-style-name="Domyślnaczcionkaakapitu" style:family="text">
      <style:text-properties style:text-underline-type="single" style:text-underline-style="solid" style:text-underline-width="auto" style:text-underline-mode="continuous"/>
    </style:style>
    <style:style style:name="T1054" style:parent-style-name="Domyślnaczcionkaakapitu" style:family="text">
      <style:text-properties fo:background-color="#80FFFF" style:text-underline-type="single" style:text-underline-style="solid" style:text-underline-width="auto" style:text-underline-mode="continuous"/>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text-underline-type="single" style:text-underline-style="solid" style:text-underline-width="auto" style:text-underline-mode="continuous"/>
    </style:style>
    <style:style style:name="T1057" style:parent-style-name="Domyślnaczcionkaakapitu" style:family="text">
      <style:text-properties style:text-underline-type="single" style:text-underline-style="solid" style:text-underline-width="auto" style:text-underline-mode="continuous"/>
    </style:style>
    <style:style style:name="P1058" style:parent-style-name="Normalny" style:family="paragraph">
      <style:paragraph-properties fo:text-align="justify" fo:line-height="150%" fo:text-indent="0.25in"/>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5in"/>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5in"/>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5in"/>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fo:text-indent="0.25in"/>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fo:text-indent="0.25in"/>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5in"/>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5in"/>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5in"/>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5in"/>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P1103" style:parent-style-name="Normalny" style:family="paragraph">
      <style:paragraph-properties fo:text-align="justify" fo:line-height="150%" fo:text-indent="0.25in"/>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5in"/>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5in"/>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5in"/>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fo:text-indent="0.25in"/>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style:tab-stops>
          <style:tab-stop style:type="left" style:position="2.7048in"/>
        </style:tab-stops>
      </style:paragraph-properties>
    </style:style>
    <style:style style:name="T1117" style:parent-style-name="Domyślnaczcionkaakapitu" style:family="text">
      <style:text-properties style:text-underline-type="single" style:text-underline-style="solid" style:text-underline-width="auto" style:text-underline-mode="continuous"/>
    </style:style>
    <style:style style:name="T1118" style:parent-style-name="Domyślnaczcionkaakapitu" style:family="text">
      <style:text-properties fo:background-color="#80FFFF" style:text-underline-type="single" style:text-underline-style="solid" style:text-underline-width="auto" style:text-underline-mode="continuous"/>
    </style:style>
    <style:style style:name="T1119" style:parent-style-name="Domyślnaczcionkaakapitu" style:family="text">
      <style:text-properties style:text-underline-type="single" style:text-underline-style="solid" style:text-underline-width="auto" style:text-underline-mode="continuous"/>
    </style:style>
    <style:style style:name="T1120" style:parent-style-name="Domyślnaczcionkaakapitu" style:family="text">
      <style:text-properties fo:background-color="#80FFFF" style:text-underline-type="single" style:text-underline-style="solid" style:text-underline-width="auto" style:text-underline-mode="continuous"/>
    </style:style>
    <style:style style:name="T1121" style:parent-style-name="Domyślnaczcionkaakapitu" style:family="text">
      <style:text-properties fo:background-color="#80FFFF"/>
    </style:style>
    <style:style style:name="P1122" style:parent-style-name="Normalny" style:family="paragraph">
      <style:paragraph-properties fo:text-align="justify" fo:line-height="150%" fo:text-indent="0.25in"/>
    </style:style>
    <style:style style:name="P1123" style:parent-style-name="Normalny" style:family="paragraph">
      <style:paragraph-properties fo:text-align="justify" fo:line-height="150%"/>
    </style:style>
    <style:style style:name="T1124" style:parent-style-name="Domyślnaczcionkaakapitu" style:family="text">
      <style:text-properties style:text-underline-type="single" style:text-underline-style="solid" style:text-underline-width="auto" style:text-underline-mode="continuous"/>
    </style:style>
    <style:style style:name="T1125" style:parent-style-name="Domyślnaczcionkaakapitu" style:family="text">
      <style:text-properties fo:background-color="#80FFFF" style:text-underline-type="single" style:text-underline-style="solid" style:text-underline-width="auto" style:text-underline-mode="continuous"/>
    </style:style>
    <style:style style:name="T1126" style:parent-style-name="Domyślnaczcionkaakapitu" style:family="text">
      <style:text-properties style:text-underline-type="single" style:text-underline-style="solid" style:text-underline-width="auto" style:text-underline-mode="continuous"/>
    </style:style>
    <style:style style:name="P1127" style:parent-style-name="Normalny" style:family="paragraph">
      <style:paragraph-properties fo:text-align="justify" fo:line-height="150%" fo:text-indent="0.25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5in"/>
    </style:style>
    <style:style style:name="P1134" style:parent-style-name="Normalny" style:family="paragraph">
      <style:paragraph-properties fo:text-align="justify" fo:line-height="150%" fo:text-indent="0.25in"/>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5in"/>
    </style:style>
    <style:style style:name="P1137" style:parent-style-name="Normalny" style:family="paragraph">
      <style:paragraph-properties fo:text-align="justify" fo:line-height="150%"/>
    </style:style>
    <style:style style:name="T1138" style:parent-style-name="Domyślnaczcionkaakapitu" style:family="text">
      <style:text-properties style:text-underline-type="single" style:text-underline-style="solid" style:text-underline-width="auto" style:text-underline-mode="continuous"/>
    </style:style>
    <style:style style:name="T1139" style:parent-style-name="Domyślnaczcionkaakapitu" style:family="text">
      <style:text-properties fo:background-color="#80FFFF" style:text-underline-type="single" style:text-underline-style="solid" style:text-underline-width="auto" style:text-underline-mode="continuous"/>
    </style:style>
    <style:style style:name="P1140" style:parent-style-name="Normalny" style:family="paragraph">
      <style:paragraph-properties fo:text-align="justify" fo:line-height="150%" fo:text-indent="0.25in"/>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style:tab-stops>
          <style:tab-stop style:type="left" style:position="2.7298in"/>
        </style:tab-stops>
      </style:paragraph-properties>
    </style:style>
    <style:style style:name="T1147" style:parent-style-name="Domyślnaczcionkaakapitu" style:family="text">
      <style:text-properties style:text-underline-type="single" style:text-underline-style="solid" style:text-underline-width="auto" style:text-underline-mode="continuous"/>
    </style:style>
    <style:style style:name="P1148" style:parent-style-name="Normalny" style:family="paragraph">
      <style:paragraph-properties fo:text-align="justify" fo:line-height="150%" fo:text-indent="0.25in"/>
    </style:style>
    <style:style style:name="P1149" style:parent-style-name="Normalny" style:family="paragraph">
      <style:paragraph-properties fo:text-align="justify" fo:line-height="150%" fo:text-indent="0.25in"/>
    </style:style>
    <style:style style:name="P1150" style:parent-style-name="Normalny" style:family="paragraph">
      <style:paragraph-properties fo:text-align="justify" fo:line-height="150%"/>
    </style:style>
    <style:style style:name="T1151" style:parent-style-name="Domyślnaczcionkaakapitu" style:family="text">
      <style:text-properties fo:background-color="#80FFFF" style:text-underline-type="single" style:text-underline-style="solid" style:text-underline-width="auto" style:text-underline-mode="continuous"/>
    </style:style>
    <style:style style:name="T1152" style:parent-style-name="Domyślnaczcionkaakapitu" style:family="text">
      <style:text-properties style:text-underline-type="single" style:text-underline-style="solid" style:text-underline-width="auto" style:text-underline-mode="continuous"/>
    </style:style>
    <style:style style:name="P1153" style:parent-style-name="Normalny" style:family="paragraph">
      <style:paragraph-properties fo:text-align="justify" fo:line-height="150%" fo:text-indent="0.25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5in"/>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5in"/>
    </style:style>
    <style:style style:name="P1163" style:parent-style-name="Normalny" style:family="paragraph">
      <style:paragraph-properties fo:text-align="justify" fo:line-height="150%" fo:text-indent="0.25in"/>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fo:text-indent="0.25in"/>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5in"/>
    </style:style>
    <style:style style:name="T1169" style:parent-style-name="Domyślnaczcionkaakapitu" style:family="text">
      <style:text-properties fo:background-color="#80FFFF"/>
    </style:style>
    <style:style style:name="T1170" style:parent-style-name="Domyślnaczcionkaakapitu" style:family="text">
      <style:text-properties fo:font-variant="small-caps"/>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fo:text-indent="0.25in"/>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5in"/>
    </style:style>
    <style:style style:name="P1176" style:parent-style-name="Normalny" style:family="paragraph">
      <style:paragraph-properties fo:text-align="justify" fo:line-height="150%" fo:text-indent="0.25in"/>
    </style:style>
    <style:style style:name="P1177" style:parent-style-name="Normalny" style:family="paragraph">
      <style:paragraph-properties fo:text-align="justify" fo:line-height="150%">
        <style:tab-stops>
          <style:tab-stop style:type="left" style:position="2.7743in"/>
        </style:tab-stops>
      </style:paragraph-properties>
    </style:style>
    <style:style style:name="T1178" style:parent-style-name="Domyślnaczcionkaakapitu" style:family="text">
      <style:text-properties style:text-underline-type="single" style:text-underline-style="solid" style:text-underline-width="auto" style:text-underline-mode="continuous"/>
    </style:style>
    <style:style style:name="T1179" style:parent-style-name="Domyślnaczcionkaakapitu" style:family="text">
      <style:text-properties fo:background-color="#80FFFF" style:text-underline-type="single" style:text-underline-style="solid" style:text-underline-width="auto" style:text-underline-mode="continuous"/>
    </style:style>
    <style:style style:name="T1180" style:parent-style-name="Domyślnaczcionkaakapitu" style:family="text">
      <style:text-properties style:text-underline-type="single" style:text-underline-style="solid" style:text-underline-width="auto" style:text-underline-mode="continuous"/>
    </style:style>
    <style:style style:name="T1181" style:parent-style-name="Domyślnaczcionkaakapitu" style:family="text">
      <style:text-properties fo:background-color="#80FFFF" style:text-underline-type="single" style:text-underline-style="solid" style:text-underline-width="auto" style:text-underline-mode="continuous"/>
    </style:style>
    <style:style style:name="T1182" style:parent-style-name="Domyślnaczcionkaakapitu" style:family="text">
      <style:text-properties style:text-underline-type="single" style:text-underline-style="solid" style:text-underline-width="auto" style:text-underline-mode="continuous"/>
    </style:style>
    <style:style style:name="P1183" style:parent-style-name="Normalny" style:family="paragraph">
      <style:paragraph-properties fo:text-align="justify" fo:line-height="150%" fo:text-indent="0.25in"/>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style:style>
    <style:style style:name="T1189" style:parent-style-name="Domyślnaczcionkaakapitu" style:family="text">
      <style:text-properties style:text-underline-type="single" style:text-underline-style="solid" style:text-underline-width="auto" style:text-underline-mode="continuous"/>
    </style:style>
    <style:style style:name="T1190" style:parent-style-name="Domyślnaczcionkaakapitu" style:family="text">
      <style:text-properties fo:background-color="#80FFFF" style:text-underline-type="single" style:text-underline-style="solid" style:text-underline-width="auto" style:text-underline-mode="continuous"/>
    </style:style>
    <style:style style:name="P1191" style:parent-style-name="Normalny" style:family="paragraph">
      <style:paragraph-properties fo:text-align="justify" fo:line-height="150%" fo:text-indent="0.25in"/>
    </style:style>
    <style:style style:name="P1192" style:parent-style-name="Normalny" style:family="paragraph">
      <style:paragraph-properties fo:text-align="justify" fo:line-height="150%"/>
    </style:style>
    <style:style style:name="T1193" style:parent-style-name="Domyślnaczcionkaakapitu" style:family="text">
      <style:text-properties style:text-underline-type="single" style:text-underline-style="solid" style:text-underline-width="auto" style:text-underline-mode="continuous"/>
    </style:style>
    <style:style style:name="P1194" style:parent-style-name="Normalny" style:family="paragraph">
      <style:paragraph-properties fo:text-align="justify" fo:line-height="150%" fo:text-indent="0.25in"/>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style:style>
    <style:style style:name="T1197" style:parent-style-name="Domyślnaczcionkaakapitu" style:family="text">
      <style:text-properties style:text-underline-type="single" style:text-underline-style="solid" style:text-underline-width="auto" style:text-underline-mode="continuous"/>
    </style:style>
    <style:style style:name="T1198" style:parent-style-name="Domyślnaczcionkaakapitu" style:family="text">
      <style:text-properties fo:background-color="#80FFFF" style:text-underline-type="single" style:text-underline-style="solid" style:text-underline-width="auto" style:text-underline-mode="continuous"/>
    </style:style>
    <style:style style:name="P1199" style:parent-style-name="Normalny" style:family="paragraph">
      <style:paragraph-properties fo:text-align="justify" fo:line-height="150%" fo:text-indent="0.25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style:style>
    <style:style style:name="T1203" style:parent-style-name="Domyślnaczcionkaakapitu" style:family="text">
      <style:text-properties fo:background-color="#80FFFF" style:text-underline-type="single" style:text-underline-style="solid" style:text-underline-width="auto" style:text-underline-mode="continuous"/>
    </style:style>
    <style:style style:name="T1204" style:parent-style-name="Domyślnaczcionkaakapitu" style:family="text">
      <style:text-properties style:text-underline-type="single" style:text-underline-style="solid" style:text-underline-width="auto" style:text-underline-mode="continuous"/>
    </style:style>
    <style:style style:name="P1205" style:parent-style-name="Normalny" style:family="paragraph">
      <style:paragraph-properties fo:text-align="justify" fo:line-height="150%" fo:text-indent="0.25in"/>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5in"/>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fo:text-indent="0.25in"/>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5in"/>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5in"/>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5in"/>
    </style:style>
    <style:style style:name="P1222" style:parent-style-name="Normalny" style:family="paragraph">
      <style:paragraph-properties fo:text-align="justify" fo:line-height="150%"/>
    </style:style>
    <style:style style:name="T1223" style:parent-style-name="Domyślnaczcionkaakapitu" style:family="text">
      <style:text-properties style:text-underline-type="single" style:text-underline-style="solid" style:text-underline-width="auto" style:text-underline-mode="continuous"/>
    </style:style>
    <style:style style:name="T1224" style:parent-style-name="Domyślnaczcionkaakapitu" style:family="text">
      <style:text-properties fo:background-color="#80FFFF" style:text-underline-type="single" style:text-underline-style="solid" style:text-underline-width="auto" style:text-underline-mode="continuous"/>
    </style:style>
    <style:style style:name="T1225" style:parent-style-name="Domyślnaczcionkaakapitu" style:family="text">
      <style:text-properties style:text-underline-type="single" style:text-underline-style="solid" style:text-underline-width="auto" style:text-underline-mode="continuous"/>
    </style:style>
    <style:style style:name="P1226" style:parent-style-name="Normalny" style:family="paragraph">
      <style:paragraph-properties fo:text-align="justify" fo:line-height="150%" fo:text-indent="0.25in"/>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style:style>
    <style:style style:name="T1229" style:parent-style-name="Domyślnaczcionkaakapitu" style:family="text">
      <style:text-properties style:text-underline-type="single" style:text-underline-style="solid" style:text-underline-width="auto" style:text-underline-mode="continuous"/>
    </style:style>
    <style:style style:name="T1230" style:parent-style-name="Domyślnaczcionkaakapitu" style:family="text">
      <style:text-properties fo:background-color="#80FFFF" style:text-underline-type="single" style:text-underline-style="solid" style:text-underline-width="auto" style:text-underline-mode="continuous"/>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fo:text-indent="0.25in"/>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5in"/>
    </style:style>
    <style:style style:name="P1236" style:parent-style-name="Normalny" style:family="paragraph">
      <style:paragraph-properties fo:text-align="justify" fo:line-height="150%" fo:text-indent="0.25in"/>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5in"/>
    </style:style>
    <style:style style:name="P1241" style:parent-style-name="Normalny" style:family="paragraph">
      <style:paragraph-properties fo:text-align="justify" fo:line-height="150%" fo:text-indent="0.25in"/>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5in"/>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fo:text-indent="0.25in"/>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5in"/>
    </style:style>
    <style:style style:name="P1252" style:parent-style-name="Normalny" style:family="paragraph">
      <style:paragraph-properties fo:text-align="justify" fo:line-height="150%" fo:text-indent="0.25in"/>
    </style:style>
    <style:style style:name="P1253" style:parent-style-name="Normalny" style:family="paragraph">
      <style:paragraph-properties fo:text-align="justify" fo:line-height="150%"/>
    </style:style>
    <style:style style:name="T1254" style:parent-style-name="Domyślnaczcionkaakapitu" style:family="text">
      <style:text-properties fo:background-color="#80FFFF" style:text-underline-type="single" style:text-underline-style="solid" style:text-underline-width="auto" style:text-underline-mode="continuous"/>
    </style:style>
    <style:style style:name="T1255" style:parent-style-name="Domyślnaczcionkaakapitu" style:family="text">
      <style:text-properties style:text-underline-type="single" style:text-underline-style="solid" style:text-underline-width="auto" style:text-underline-mode="continuous"/>
    </style:style>
    <style:style style:name="T1256" style:parent-style-name="Domyślnaczcionkaakapitu" style:family="text">
      <style:text-properties fo:background-color="#80FFFF" style:text-underline-type="single" style:text-underline-style="solid" style:text-underline-width="auto" style:text-underline-mode="continuous"/>
    </style:style>
    <style:style style:name="T1257" style:parent-style-name="Domyślnaczcionkaakapitu" style:family="text">
      <style:text-properties style:text-underline-type="single" style:text-underline-style="solid" style:text-underline-width="auto" style:text-underline-mode="continuous"/>
    </style:style>
    <style:style style:name="T1258" style:parent-style-name="Domyślnaczcionkaakapitu" style:family="text">
      <style:text-properties fo:background-color="#80FFFF" style:text-underline-type="single" style:text-underline-style="solid" style:text-underline-width="auto" style:text-underline-mode="continuous"/>
    </style:style>
    <style:style style:name="T1259" style:parent-style-name="Domyślnaczcionkaakapitu" style:family="text">
      <style:text-properties style:text-underline-type="single" style:text-underline-style="solid" style:text-underline-width="auto" style:text-underline-mode="continuous"/>
    </style:style>
    <style:style style:name="P1260" style:parent-style-name="Normalny" style:family="paragraph">
      <style:paragraph-properties fo:text-align="justify" fo:line-height="150%" fo:text-indent="0.25in"/>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style:style>
    <style:style style:name="T1263" style:parent-style-name="Domyślnaczcionkaakapitu" style:family="text">
      <style:text-properties style:text-underline-type="single" style:text-underline-style="solid" style:text-underline-width="auto" style:text-underline-mode="continuous"/>
    </style:style>
    <style:style style:name="T1264" style:parent-style-name="Domyślnaczcionkaakapitu" style:family="text">
      <style:text-properties fo:background-color="#80FFFF" style:text-underline-type="single" style:text-underline-style="solid" style:text-underline-width="auto" style:text-underline-mode="continuous"/>
    </style:style>
    <style:style style:name="T1265" style:parent-style-name="Domyślnaczcionkaakapitu" style:family="text">
      <style:text-properties style:text-underline-type="single" style:text-underline-style="solid" style:text-underline-width="auto" style:text-underline-mode="continuous"/>
    </style:style>
    <style:style style:name="T1266" style:parent-style-name="Domyślnaczcionkaakapitu" style:family="text">
      <style:text-properties fo:background-color="#80FFFF" style:text-underline-type="single" style:text-underline-style="solid" style:text-underline-width="auto" style:text-underline-mode="continuous"/>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5in"/>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5in"/>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fo:text-indent="0.25in"/>
    </style:style>
    <style:style style:name="T1279" style:parent-style-name="Domyślnaczcionkaakapitu" style:family="text">
      <style:text-properties fo:background-color="#80FFFF"/>
    </style:style>
    <style:style style:name="P1280" style:parent-style-name="Normalny" style:family="paragraph">
      <style:paragraph-properties fo:text-align="justify" fo:line-height="150%" fo:text-indent="0.25in"/>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P1290" style:parent-style-name="Normalny" style:family="paragraph">
      <style:paragraph-properties fo:text-align="justify" fo:line-height="150%" fo:text-indent="0.25in"/>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fo:text-indent="0.25in"/>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5in"/>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5in"/>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P1329" style:parent-style-name="Normalny" style:family="paragraph">
      <style:paragraph-properties fo:text-align="justify" fo:line-height="150%" fo:text-indent="0.25in"/>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style:style>
    <style:style style:name="T1342" style:parent-style-name="Domyślnaczcionkaakapitu" style:family="text">
      <style:text-properties style:text-underline-type="single" style:text-underline-style="solid" style:text-underline-width="auto" style:text-underline-mode="continuous"/>
    </style:style>
    <style:style style:name="T1343" style:parent-style-name="Domyślnaczcionkaakapitu" style:family="text">
      <style:text-properties fo:background-color="#80FFFF" style:text-underline-type="single" style:text-underline-style="solid" style:text-underline-width="auto" style:text-underline-mode="continuous"/>
    </style:style>
    <style:style style:name="P1344" style:parent-style-name="Normalny" style:family="paragraph">
      <style:paragraph-properties fo:text-align="justify" fo:line-height="150%" fo:text-indent="0.25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5in"/>
    </style:style>
    <style:style style:name="P1348" style:parent-style-name="Normalny" style:family="paragraph">
      <style:paragraph-properties fo:text-align="justify" fo:line-height="150%"/>
    </style:style>
    <style:style style:name="T1349" style:parent-style-name="Domyślnaczcionkaakapitu" style:family="text">
      <style:text-properties style:text-underline-type="single" style:text-underline-style="solid" style:text-underline-width="auto" style:text-underline-mode="continuous"/>
    </style:style>
    <style:style style:name="T1350" style:parent-style-name="Domyślnaczcionkaakapitu" style:family="text">
      <style:text-properties fo:background-color="#80FFFF" style:text-underline-type="single" style:text-underline-style="solid" style:text-underline-width="auto" style:text-underline-mode="continuous"/>
    </style:style>
    <style:style style:name="T1351" style:parent-style-name="Domyślnaczcionkaakapitu" style:family="text">
      <style:text-properties style:text-underline-type="single" style:text-underline-style="solid" style:text-underline-width="auto" style:text-underline-mode="continuous"/>
    </style:style>
    <style:style style:name="T1352" style:parent-style-name="Domyślnaczcionkaakapitu" style:family="text">
      <style:text-properties fo:background-color="#80FFFF" style:text-underline-type="single" style:text-underline-style="solid" style:text-underline-width="auto" style:text-underline-mode="continuous"/>
    </style:style>
    <style:style style:name="P1353" style:parent-style-name="Normalny" style:family="paragraph">
      <style:paragraph-properties fo:text-align="justify" fo:line-height="150%" fo:text-indent="0.25in"/>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5in"/>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5in"/>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fo:text-indent="0.25in"/>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5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fo:text-indent="0.25in"/>
    </style:style>
    <style:style style:name="P1381" style:parent-style-name="Normalny" style:family="paragraph">
      <style:paragraph-properties fo:text-align="justify" fo:line-height="150%" fo:text-indent="0.25in"/>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fo:text-indent="0.25in"/>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style:style>
    <style:style style:name="P1388" style:parent-style-name="Normalny" style:family="paragraph">
      <style:paragraph-properties fo:text-align="justify" fo:line-height="150%" fo:text-indent="0.25in"/>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style:style>
    <style:style style:name="T1391" style:parent-style-name="Domyślnaczcionkaakapitu" style:family="text">
      <style:text-properties style:text-underline-type="single" style:text-underline-style="solid" style:text-underline-width="auto" style:text-underline-mode="continuous"/>
    </style:style>
    <style:style style:name="T1392" style:parent-style-name="Domyślnaczcionkaakapitu" style:family="text">
      <style:text-properties fo:background-color="#80FFFF" style:text-underline-type="single" style:text-underline-style="solid" style:text-underline-width="auto" style:text-underline-mode="continuous"/>
    </style:style>
    <style:style style:name="P1393" style:parent-style-name="Normalny" style:family="paragraph">
      <style:paragraph-properties fo:text-align="justify" fo:line-height="150%" fo:text-indent="0.25in"/>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5in"/>
    </style:style>
    <style:style style:name="P1397" style:parent-style-name="Normalny" style:family="paragraph">
      <style:paragraph-properties fo:text-align="justify" fo:line-height="150%"/>
    </style:style>
    <style:style style:name="T1398" style:parent-style-name="Domyślnaczcionkaakapitu" style:family="text">
      <style:text-properties style:text-underline-type="single" style:text-underline-style="solid" style:text-underline-width="auto" style:text-underline-mode="continuous"/>
    </style:style>
    <style:style style:name="P1399" style:parent-style-name="Normalny" style:family="paragraph">
      <style:paragraph-properties fo:text-align="justify" fo:line-height="150%" fo:text-indent="0.25in"/>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5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5in"/>
    </style:style>
    <style:style style:name="P1409" style:parent-style-name="Normalny" style:family="paragraph">
      <style:paragraph-properties fo:text-align="justify" fo:line-height="150%"/>
    </style:style>
    <style:style style:name="T1410" style:parent-style-name="Domyślnaczcionkaakapitu" style:family="text">
      <style:text-properties fo:background-color="#80FFFF" style:text-underline-type="single" style:text-underline-style="solid" style:text-underline-width="auto" style:text-underline-mode="continuous"/>
    </style:style>
    <style:style style:name="T1411" style:parent-style-name="Domyślnaczcionkaakapitu" style:family="text">
      <style:text-properties style:text-underline-type="single" style:text-underline-style="solid" style:text-underline-width="auto" style:text-underline-mode="continuous"/>
    </style:style>
    <style:style style:name="T1412" style:parent-style-name="Domyślnaczcionkaakapitu" style:family="text">
      <style:text-properties fo:background-color="#80FFFF" style:text-underline-type="single" style:text-underline-style="solid" style:text-underline-width="auto" style:text-underline-mode="continuous"/>
    </style:style>
    <style:style style:name="T1413" style:parent-style-name="Domyślnaczcionkaakapitu" style:family="text">
      <style:text-properties style:text-underline-type="single" style:text-underline-style="solid" style:text-underline-width="auto" style:text-underline-mode="continuous"/>
    </style:style>
    <style:style style:name="T1414" style:parent-style-name="Domyślnaczcionkaakapitu" style:family="text">
      <style:text-properties fo:background-color="#80FFFF" style:text-underline-type="single" style:text-underline-style="solid" style:text-underline-width="auto" style:text-underline-mode="continuous"/>
    </style:style>
    <style:style style:name="T1415" style:parent-style-name="Domyślnaczcionkaakapitu" style:family="text">
      <style:text-properties style:text-underline-type="single" style:text-underline-style="solid" style:text-underline-width="auto" style:text-underline-mode="continuous"/>
    </style:style>
    <style:style style:name="P1416" style:parent-style-name="Normalny" style:family="paragraph">
      <style:paragraph-properties fo:text-align="justify" fo:line-height="150%" fo:text-indent="0.25in"/>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style:style>
    <style:style style:name="T1419" style:parent-style-name="Domyślnaczcionkaakapitu" style:family="text">
      <style:text-properties style:text-underline-type="single" style:text-underline-style="solid" style:text-underline-width="auto" style:text-underline-mode="continuous"/>
    </style:style>
    <style:style style:name="T1420" style:parent-style-name="Domyślnaczcionkaakapitu" style:family="text">
      <style:text-properties fo:background-color="#80FFFF" style:text-underline-type="single" style:text-underline-style="solid" style:text-underline-width="auto" style:text-underline-mode="continuous"/>
    </style:style>
    <style:style style:name="T1421" style:parent-style-name="Domyślnaczcionkaakapitu" style:family="text">
      <style:text-properties style:text-underline-type="single" style:text-underline-style="solid" style:text-underline-width="auto" style:text-underline-mode="continuous"/>
    </style:style>
    <style:style style:name="T1422" style:parent-style-name="Domyślnaczcionkaakapitu" style:family="text">
      <style:text-properties fo:background-color="#80FFFF" style:text-underline-type="single" style:text-underline-style="solid" style:text-underline-width="auto" style:text-underline-mode="continuous"/>
    </style:style>
    <style:style style:name="T1423" style:parent-style-name="Domyślnaczcionkaakapitu" style:family="text">
      <style:text-properties style:text-underline-type="single" style:text-underline-style="solid" style:text-underline-width="auto" style:text-underline-mode="continuous"/>
    </style:style>
    <style:style style:name="T1424" style:parent-style-name="Domyślnaczcionkaakapitu" style:family="text">
      <style:text-properties fo:background-color="#80FFFF" style:text-underline-type="single" style:text-underline-style="solid" style:text-underline-width="auto" style:text-underline-mode="continuous"/>
    </style:style>
    <style:style style:name="T1425" style:parent-style-name="Domyślnaczcionkaakapitu" style:family="text">
      <style:text-properties style:text-underline-type="single" style:text-underline-style="solid" style:text-underline-width="auto" style:text-underline-mode="continuous"/>
    </style:style>
    <style:style style:name="P1426" style:parent-style-name="Normalny" style:family="paragraph">
      <style:paragraph-properties fo:text-align="justify" fo:line-height="150%" fo:text-indent="0.25in"/>
    </style:style>
    <style:style style:name="P1427" style:parent-style-name="Normalny" style:family="paragraph">
      <style:paragraph-properties fo:text-align="justify" fo:line-height="150%" fo:text-indent="0.25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P1433" style:parent-style-name="Normalny" style:family="paragraph">
      <style:paragraph-properties fo:text-align="justify" fo:line-height="150%" fo:text-indent="0.25in"/>
    </style:style>
    <style:style style:name="P1434" style:parent-style-name="Normalny" style:family="paragraph">
      <style:paragraph-properties fo:text-align="justify" fo:line-height="150%"/>
    </style:style>
    <style:style style:name="T1435" style:parent-style-name="Domyślnaczcionkaakapitu" style:family="text">
      <style:text-properties style:text-underline-type="single" style:text-underline-style="solid" style:text-underline-width="auto" style:text-underline-mode="continuous"/>
    </style:style>
    <style:style style:name="P1436" style:parent-style-name="Normalny" style:family="paragraph">
      <style:paragraph-properties fo:text-align="justify" fo:line-height="150%" fo:text-indent="0.25in"/>
    </style:style>
    <style:style style:name="P1437" style:parent-style-name="Normalny" style:family="paragraph">
      <style:paragraph-properties fo:text-align="justify" fo:line-height="150%"/>
    </style:style>
    <style:style style:name="T1438" style:parent-style-name="Domyślnaczcionkaakapitu" style:family="text">
      <style:text-properties fo:background-color="#80FFFF" style:text-underline-type="single" style:text-underline-style="solid" style:text-underline-width="auto" style:text-underline-mode="continuous"/>
    </style:style>
    <style:style style:name="T1439" style:parent-style-name="Domyślnaczcionkaakapitu" style:family="text">
      <style:text-properties style:text-underline-type="single" style:text-underline-style="solid" style:text-underline-width="auto" style:text-underline-mode="continuous"/>
    </style:style>
    <style:style style:name="T1440" style:parent-style-name="Domyślnaczcionkaakapitu" style:family="text">
      <style:text-properties fo:background-color="#80FFFF" style:text-underline-type="single" style:text-underline-style="solid" style:text-underline-width="auto" style:text-underline-mode="continuous"/>
    </style:style>
    <style:style style:name="T1441" style:parent-style-name="Domyślnaczcionkaakapitu" style:family="text">
      <style:text-properties style:text-underline-type="single" style:text-underline-style="solid" style:text-underline-width="auto" style:text-underline-mode="continuous"/>
    </style:style>
    <style:style style:name="P1442" style:parent-style-name="Normalny" style:family="paragraph">
      <style:paragraph-properties fo:text-align="justify" fo:line-height="150%" fo:text-indent="0.25in"/>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style:style>
    <style:style style:name="T1452" style:parent-style-name="Domyślnaczcionkaakapitu" style:family="text">
      <style:text-properties style:text-underline-type="single" style:text-underline-style="solid" style:text-underline-width="auto" style:text-underline-mode="continuous"/>
    </style:style>
    <style:style style:name="P1453" style:parent-style-name="Normalny" style:family="paragraph">
      <style:paragraph-properties fo:text-align="justify" fo:line-height="150%" fo:text-indent="0.25in"/>
    </style:style>
    <style:style style:name="P1454" style:parent-style-name="Normalny" style:family="paragraph">
      <style:paragraph-properties fo:text-align="justify" fo:line-height="150%" fo:text-indent="0.25in"/>
    </style:style>
    <style:style style:name="P1455" style:parent-style-name="Normalny" style:family="paragraph">
      <style:paragraph-properties fo:text-align="justify" fo:line-height="150%" fo:text-indent="0.25in"/>
    </style:style>
    <style:style style:name="P1456" style:parent-style-name="Normalny" style:family="paragraph">
      <style:paragraph-properties fo:text-align="justify" fo:line-height="150%" fo:text-indent="0.25in"/>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5in"/>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5in"/>
    </style:style>
    <style:style style:name="P1464" style:parent-style-name="Normalny" style:family="paragraph">
      <style:paragraph-properties fo:text-align="justify" fo:line-height="150%"/>
    </style:style>
    <style:style style:name="P1465" style:parent-style-name="Normalny" style:family="paragraph">
      <style:paragraph-properties fo:text-align="justify" fo:line-height="150%"/>
    </style:style>
    <style:style style:name="P1466" style:parent-style-name="Normalny" style:family="paragraph">
      <style:paragraph-properties fo:text-align="justify" fo:line-height="150%"/>
    </style:style>
    <style:style style:name="P1467" style:parent-style-name="Normalny" style:family="paragraph">
      <style:paragraph-properties fo:text-align="justify" fo:line-height="150%"/>
    </style:style>
    <style:style style:name="T1468" style:parent-style-name="Domyślnaczcionkaakapitu" style:family="text">
      <style:text-properties style:text-underline-type="single" style:text-underline-style="solid" style:text-underline-width="auto" style:text-underline-mode="continuous"/>
    </style:style>
    <style:style style:name="P1469" style:parent-style-name="Normalny" style:family="paragraph">
      <style:paragraph-properties fo:text-align="justify" fo:line-height="150%" fo:text-indent="0.25in"/>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fo:text-indent="0.25in"/>
    </style:style>
    <style:style style:name="P1472" style:parent-style-name="Normalny" style:family="paragraph">
      <style:paragraph-properties fo:text-align="justify" fo:line-height="150%"/>
    </style:style>
    <style:style style:name="T1473" style:parent-style-name="Domyślnaczcionkaakapitu" style:family="text">
      <style:text-properties style:text-underline-type="single" style:text-underline-style="solid" style:text-underline-width="auto" style:text-underline-mode="continuous"/>
    </style:style>
    <style:style style:name="T1474" style:parent-style-name="Domyślnaczcionkaakapitu" style:family="text">
      <style:text-properties fo:background-color="#80FFFF" style:text-underline-type="single" style:text-underline-style="solid" style:text-underline-width="auto" style:text-underline-mode="continuous"/>
    </style:style>
    <style:style style:name="T1475" style:parent-style-name="Domyślnaczcionkaakapitu" style:family="text">
      <style:text-properties style:text-underline-type="single" style:text-underline-style="solid" style:text-underline-width="auto" style:text-underline-mode="continuous"/>
    </style:style>
    <style:style style:name="T1476" style:parent-style-name="Domyślnaczcionkaakapitu" style:family="text">
      <style:text-properties fo:background-color="#80FFFF" style:text-underline-type="single" style:text-underline-style="solid" style:text-underline-width="auto" style:text-underline-mode="continuous"/>
    </style:style>
    <style:style style:name="T1477" style:parent-style-name="Domyślnaczcionkaakapitu" style:family="text">
      <style:text-properties style:text-underline-type="single" style:text-underline-style="solid" style:text-underline-width="auto" style:text-underline-mode="continuous"/>
    </style:style>
    <style:style style:name="P1478" style:parent-style-name="Normalny" style:family="paragraph">
      <style:paragraph-properties fo:text-align="justify" fo:line-height="150%" fo:text-indent="0.25in"/>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5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5in"/>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5in"/>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5in"/>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5in"/>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fo:text-indent="0.25in"/>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5in"/>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fo:text-indent="0.25in"/>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fo:text-indent="0.25in"/>
    </style:style>
    <style:style style:name="P1507" style:parent-style-name="Normalny" style:family="paragraph">
      <style:paragraph-properties fo:text-align="justify" fo:line-height="150%" fo:text-indent="0.25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5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5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fo:text-indent="0.25in"/>
    </style:style>
    <style:style style:name="P1517" style:parent-style-name="Normalny" style:family="paragraph">
      <style:paragraph-properties fo:text-align="justify" fo:line-height="150%" fo:text-indent="0.25in"/>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P1523" style:parent-style-name="Normalny" style:family="paragraph">
      <style:paragraph-properties fo:text-align="justify" fo:line-height="150%" fo:text-indent="0.25in"/>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fo:text-indent="0.25in"/>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5in"/>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5in"/>
    </style:style>
    <style:style style:name="P1538" style:parent-style-name="Normalny" style:family="paragraph">
      <style:paragraph-properties fo:text-align="justify" fo:line-height="150%" fo:text-indent="0.25in"/>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fo:text-indent="0.25in"/>
    </style:style>
    <style:style style:name="P1543" style:parent-style-name="Normalny" style:family="paragraph">
      <style:paragraph-properties fo:text-align="justify" fo:line-height="150%" fo:text-indent="0.25in"/>
    </style:style>
    <style:style style:name="P1544" style:parent-style-name="Normalny" style:family="paragraph">
      <style:paragraph-properties fo:text-align="justify" fo:line-height="150%"/>
    </style:style>
    <style:style style:name="T1545" style:parent-style-name="Domyślnaczcionkaakapitu" style:family="text">
      <style:text-properties style:text-underline-type="single" style:text-underline-style="solid" style:text-underline-width="auto" style:text-underline-mode="continuous"/>
    </style:style>
    <style:style style:name="T1546" style:parent-style-name="Domyślnaczcionkaakapitu" style:family="text">
      <style:text-properties fo:background-color="#80FFFF" style:text-underline-type="single" style:text-underline-style="solid" style:text-underline-width="auto" style:text-underline-mode="continuous"/>
    </style:style>
    <style:style style:name="P1547" style:parent-style-name="Normalny" style:family="paragraph">
      <style:paragraph-properties fo:text-align="justify" fo:line-height="150%" fo:text-indent="0.25in"/>
    </style:style>
    <style:style style:name="P1548" style:parent-style-name="Normalny" style:family="paragraph">
      <style:paragraph-properties fo:text-align="justify" fo:line-height="150%"/>
    </style:style>
    <style:style style:name="T1549" style:parent-style-name="Domyślnaczcionkaakapitu" style:family="text">
      <style:text-properties style:text-underline-type="single" style:text-underline-style="solid" style:text-underline-width="auto" style:text-underline-mode="continuous"/>
    </style:style>
    <style:style style:name="T1550" style:parent-style-name="Domyślnaczcionkaakapitu" style:family="text">
      <style:text-properties fo:background-color="#80FFFF" style:text-underline-type="single" style:text-underline-style="solid" style:text-underline-width="auto" style:text-underline-mode="continuous"/>
    </style:style>
    <style:style style:name="T1551" style:parent-style-name="Domyślnaczcionkaakapitu" style:family="text">
      <style:text-properties style:text-underline-type="single" style:text-underline-style="solid" style:text-underline-width="auto" style:text-underline-mode="continuous"/>
    </style:style>
    <style:style style:name="T1552" style:parent-style-name="Domyślnaczcionkaakapitu" style:family="text">
      <style:text-properties fo:background-color="#80FFFF" style:text-underline-type="single" style:text-underline-style="solid" style:text-underline-width="auto" style:text-underline-mode="continuous"/>
    </style:style>
    <style:style style:name="T1553" style:parent-style-name="Domyślnaczcionkaakapitu" style:family="text">
      <style:text-properties style:text-underline-type="single" style:text-underline-style="solid" style:text-underline-width="auto" style:text-underline-mode="continuous"/>
    </style:style>
    <style:style style:name="P1554" style:parent-style-name="Normalny" style:family="paragraph">
      <style:paragraph-properties fo:text-align="justify" fo:line-height="150%" fo:text-indent="0.25in"/>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5in"/>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fo:text-indent="0.25in"/>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5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5in"/>
    </style:style>
    <style:style style:name="P1570" style:parent-style-name="Normalny" style:family="paragraph">
      <style:paragraph-properties fo:text-align="justify" fo:line-height="150%" fo:text-indent="0.25in"/>
    </style:style>
    <style:style style:name="P1571" style:parent-style-name="Normalny" style:family="paragraph">
      <style:paragraph-properties fo:text-align="justify" fo:line-height="150%" fo:text-indent="0.25in"/>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fo:text-indent="0.25in"/>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P1577" style:parent-style-name="Normalny" style:family="paragraph">
      <style:paragraph-properties fo:text-align="justify" fo:line-height="150%" fo:text-indent="0.25in"/>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5in"/>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fo:text-indent="0.25in"/>
    </style:style>
    <style:style style:name="P1593" style:parent-style-name="Normalny" style:family="paragraph">
      <style:paragraph-properties fo:text-align="justify" fo:line-height="150%"/>
    </style:style>
    <style:style style:name="T1594" style:parent-style-name="Domyślnaczcionkaakapitu" style:family="text">
      <style:text-properties style:text-underline-type="single" style:text-underline-style="solid" style:text-underline-width="auto" style:text-underline-mode="continuous"/>
    </style:style>
    <style:style style:name="T1595" style:parent-style-name="Domyślnaczcionkaakapitu" style:family="text">
      <style:text-properties fo:background-color="#80FFFF" style:text-underline-type="single" style:text-underline-style="solid" style:text-underline-width="auto" style:text-underline-mode="continuous"/>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5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fo:text-indent="0.25in"/>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style:style>
    <style:style style:name="T1604" style:parent-style-name="Domyślnaczcionkaakapitu" style:family="text">
      <style:text-properties fo:background-color="#80FFFF" style:text-underline-type="single" style:text-underline-style="solid" style:text-underline-width="auto" style:text-underline-mode="continuous"/>
    </style:style>
    <style:style style:name="T1605" style:parent-style-name="Domyślnaczcionkaakapitu" style:family="text">
      <style:text-properties style:text-underline-type="single" style:text-underline-style="solid" style:text-underline-width="auto" style:text-underline-mode="continuous"/>
    </style:style>
    <style:style style:name="P1606" style:parent-style-name="Normalny" style:family="paragraph">
      <style:paragraph-properties fo:text-align="justify" fo:line-height="150%" fo:text-indent="0.25in"/>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5in"/>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fo:text-indent="0.25in"/>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5in"/>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style:style>
    <style:style style:name="T1619" style:parent-style-name="Domyślnaczcionkaakapitu" style:family="text">
      <style:text-properties style:text-underline-type="single" style:text-underline-style="solid" style:text-underline-width="auto" style:text-underline-mode="continuous"/>
    </style:style>
    <style:style style:name="T1620" style:parent-style-name="Domyślnaczcionkaakapitu" style:family="text">
      <style:text-properties fo:background-color="#80FFFF" style:text-underline-type="single" style:text-underline-style="solid" style:text-underline-width="auto" style:text-underline-mode="continuous"/>
    </style:style>
    <style:style style:name="P1621" style:parent-style-name="Normalny" style:family="paragraph">
      <style:paragraph-properties fo:text-align="justify" fo:line-height="150%" fo:text-indent="0.25in"/>
    </style:style>
    <style:style style:name="T1622" style:parent-style-name="Domyślnaczcionkaakapitu" style:family="text">
      <style:text-properties fo:background-color="#80FFFF"/>
    </style:style>
    <style:style style:name="P1623" style:parent-style-name="Normalny" style:family="paragraph">
      <style:paragraph-properties fo:text-align="justify" fo:line-height="150%"/>
    </style:style>
    <style:style style:name="T1624" style:parent-style-name="Domyślnaczcionkaakapitu" style:family="text">
      <style:text-properties style:text-underline-type="single" style:text-underline-style="solid" style:text-underline-width="auto" style:text-underline-mode="continuous"/>
    </style:style>
    <style:style style:name="T1625" style:parent-style-name="Domyślnaczcionkaakapitu" style:family="text">
      <style:text-properties fo:background-color="#80FFFF" style:text-underline-type="single" style:text-underline-style="solid" style:text-underline-width="auto" style:text-underline-mode="continuous"/>
    </style:style>
    <style:style style:name="T1626" style:parent-style-name="Domyślnaczcionkaakapitu" style:family="text">
      <style:text-properties style:text-underline-type="single" style:text-underline-style="solid" style:text-underline-width="auto" style:text-underline-mode="continuous"/>
    </style:style>
    <style:style style:name="P1627" style:parent-style-name="Normalny" style:family="paragraph">
      <style:paragraph-properties fo:text-align="justify" fo:line-height="150%" fo:text-indent="0.25in"/>
    </style:style>
    <style:style style:name="P1628" style:parent-style-name="Normalny" style:family="paragraph">
      <style:paragraph-properties fo:text-align="justify" fo:line-height="150%" fo:text-indent="0.25in"/>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5in"/>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P1635" style:parent-style-name="Normalny" style:family="paragraph">
      <style:paragraph-properties fo:text-align="justify" fo:line-height="150%" fo:text-indent="0.25in"/>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5in"/>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5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5in"/>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5in"/>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5in"/>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fo:text-indent="0.25in"/>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fo:text-indent="0.25in"/>
    </style:style>
    <style:style style:name="T1666" style:parent-style-name="Domyślnaczcionkaakapitu" style:family="text">
      <style:text-properties fo:background-color="#80FFFF"/>
    </style:style>
    <style:style style:name="P1667" style:parent-style-name="Normalny" style:family="paragraph">
      <style:paragraph-properties fo:text-align="justify" fo:line-height="150%" fo:text-indent="0.25in"/>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5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5in"/>
    </style:style>
    <style:style style:name="P1673" style:parent-style-name="Normalny" style:family="paragraph">
      <style:paragraph-properties fo:text-align="justify" fo:line-height="150%" fo:text-indent="0.25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5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5in"/>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5in"/>
    </style:style>
    <style:style style:name="P1683" style:parent-style-name="Normalny" style:family="paragraph">
      <style:paragraph-properties fo:text-align="justify" fo:line-height="150%"/>
    </style:style>
    <style:style style:name="T1684" style:parent-style-name="Domyślnaczcionkaakapitu" style:family="text">
      <style:text-properties fo:background-color="#80FFFF" style:text-underline-type="single" style:text-underline-style="solid" style:text-underline-width="auto" style:text-underline-mode="continuous"/>
    </style:style>
    <style:style style:name="T1685" style:parent-style-name="Domyślnaczcionkaakapitu" style:family="text">
      <style:text-properties style:text-underline-type="single" style:text-underline-style="solid" style:text-underline-width="auto" style:text-underline-mode="continuous"/>
    </style:style>
    <style:style style:name="T1686" style:parent-style-name="Domyślnaczcionkaakapitu" style:family="text">
      <style:text-properties fo:background-color="#80FFFF" style:text-underline-type="single" style:text-underline-style="solid" style:text-underline-width="auto" style:text-underline-mode="continuous"/>
    </style:style>
    <style:style style:name="T1687" style:parent-style-name="Domyślnaczcionkaakapitu" style:family="text">
      <style:text-properties style:text-underline-type="single" style:text-underline-style="solid" style:text-underline-width="auto" style:text-underline-mode="continuous"/>
    </style:style>
    <style:style style:name="T1688" style:parent-style-name="Domyślnaczcionkaakapitu" style:family="text">
      <style:text-properties fo:background-color="#80FFFF" style:text-underline-type="single" style:text-underline-style="solid" style:text-underline-width="auto" style:text-underline-mode="continuous"/>
    </style:style>
    <style:style style:name="P1689" style:parent-style-name="Normalny" style:family="paragraph">
      <style:paragraph-properties fo:text-align="justify" fo:line-height="150%" fo:text-indent="0.25in"/>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P1694" style:parent-style-name="Normalny" style:family="paragraph">
      <style:paragraph-properties fo:text-align="justify" fo:line-height="150%" fo:text-indent="0.25in"/>
    </style:style>
    <style:style style:name="P1695" style:parent-style-name="Normalny" style:family="paragraph">
      <style:paragraph-properties fo:text-align="justify" fo:line-height="150%" fo:text-indent="0.25in"/>
    </style:style>
    <style:style style:name="P1696" style:parent-style-name="Normalny" style:family="paragraph">
      <style:paragraph-properties fo:text-align="justify" fo:line-height="150%" fo:text-indent="0.25in"/>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5in"/>
    </style:style>
    <style:style style:name="P1701" style:parent-style-name="Normalny" style:family="paragraph">
      <style:paragraph-properties fo:text-align="justify" fo:line-height="150%" fo:text-indent="0.25in"/>
    </style:style>
    <style:style style:name="P1702" style:parent-style-name="Normalny" style:family="paragraph">
      <style:paragraph-properties fo:text-align="justify" fo:line-height="150%" fo:text-indent="0.25in"/>
    </style:style>
    <style:style style:name="P1703" style:parent-style-name="Normalny" style:family="paragraph">
      <style:paragraph-properties fo:text-align="justify" fo:line-height="150%"/>
    </style:style>
    <style:style style:name="T1704" style:parent-style-name="Domyślnaczcionkaakapitu" style:family="text">
      <style:text-properties style:text-underline-type="single" style:text-underline-style="solid" style:text-underline-width="auto" style:text-underline-mode="continuous"/>
    </style:style>
    <style:style style:name="T1705" style:parent-style-name="Domyślnaczcionkaakapitu" style:family="text">
      <style:text-properties fo:background-color="#80FFFF" style:text-underline-type="single" style:text-underline-style="solid" style:text-underline-width="auto" style:text-underline-mode="continuous"/>
    </style:style>
    <style:style style:name="T1706" style:parent-style-name="Domyślnaczcionkaakapitu" style:family="text">
      <style:text-properties style:text-underline-type="single" style:text-underline-style="solid" style:text-underline-width="auto" style:text-underline-mode="continuous"/>
    </style:style>
    <style:style style:name="P1707" style:parent-style-name="Normalny" style:family="paragraph">
      <style:paragraph-properties fo:text-align="justify" fo:line-height="150%" fo:text-indent="0.25in"/>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style:style>
    <style:style style:name="T1710" style:parent-style-name="Domyślnaczcionkaakapitu" style:family="text">
      <style:text-properties fo:background-color="#80FFFF" style:text-underline-type="single" style:text-underline-style="solid" style:text-underline-width="auto" style:text-underline-mode="continuous"/>
    </style:style>
    <style:style style:name="T1711" style:parent-style-name="Domyślnaczcionkaakapitu" style:family="text">
      <style:text-properties style:text-underline-type="single" style:text-underline-style="solid" style:text-underline-width="auto" style:text-underline-mode="continuous"/>
    </style:style>
    <style:style style:name="T1712" style:parent-style-name="Domyślnaczcionkaakapitu" style:family="text">
      <style:text-properties fo:background-color="#80FFFF" style:text-underline-type="single" style:text-underline-style="solid" style:text-underline-width="auto" style:text-underline-mode="continuous"/>
    </style:style>
    <style:style style:name="T1713" style:parent-style-name="Domyślnaczcionkaakapitu" style:family="text">
      <style:text-properties style:text-underline-type="single" style:text-underline-style="solid" style:text-underline-width="auto" style:text-underline-mode="continuous"/>
    </style:style>
    <style:style style:name="T1714" style:parent-style-name="Domyślnaczcionkaakapitu" style:family="text">
      <style:text-properties fo:background-color="#80FFFF" style:text-underline-type="single" style:text-underline-style="solid" style:text-underline-width="auto" style:text-underline-mode="continuous"/>
    </style:style>
    <style:style style:name="P1715" style:parent-style-name="Normalny" style:family="paragraph">
      <style:paragraph-properties fo:text-align="justify" fo:line-height="150%" fo:text-indent="0.25in"/>
    </style:style>
    <style:style style:name="P1716" style:parent-style-name="Normalny" style:family="paragraph">
      <style:paragraph-properties fo:text-align="justify" fo:line-height="150%"/>
    </style:style>
    <style:style style:name="T1717" style:parent-style-name="Domyślnaczcionkaakapitu" style:family="text">
      <style:text-properties style:text-underline-type="single" style:text-underline-style="solid" style:text-underline-width="auto" style:text-underline-mode="continuous"/>
    </style:style>
    <style:style style:name="P1718" style:parent-style-name="Normalny" style:family="paragraph">
      <style:paragraph-properties fo:text-align="justify" fo:line-height="150%" fo:text-indent="0.25in"/>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5in"/>
    </style:style>
    <style:style style:name="T1723" style:parent-style-name="Domyślnaczcionkaakapitu" style:family="text">
      <style:text-properties fo:background-color="#80FFFF"/>
    </style:style>
    <style:style style:name="P1724" style:parent-style-name="Normalny" style:family="paragraph">
      <style:paragraph-properties fo:text-align="justify" fo:line-height="150%" fo:text-indent="0.25in"/>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5in"/>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fo:text-indent="0.25in"/>
    </style:style>
    <style:style style:name="P1736" style:parent-style-name="Normalny" style:family="paragraph">
      <style:paragraph-properties fo:text-align="justify" fo:line-height="150%" fo:text-indent="0.25in">
        <style:tab-stops>
          <style:tab-stop style:type="left" style:position="3.9881in"/>
        </style:tab-stops>
      </style:paragraph-properties>
    </style:style>
    <style:style style:name="P1737" style:parent-style-name="Normalny" style:family="paragraph">
      <style:paragraph-properties fo:text-align="justify" fo:line-height="150%" fo:text-indent="0.25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5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P1760" style:parent-style-name="Normalny" style:family="paragraph">
      <style:paragraph-properties fo:text-align="justify" fo:line-height="150%" fo:text-indent="0.25in"/>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5in"/>
    </style:style>
    <style:style style:name="P1763" style:parent-style-name="Normalny" style:family="paragraph">
      <style:paragraph-properties fo:text-align="justify" fo:line-height="150%"/>
    </style:style>
    <style:style style:name="T1764" style:parent-style-name="Domyślnaczcionkaakapitu" style:family="text">
      <style:text-properties fo:background-color="#80FFFF" style:text-underline-type="single" style:text-underline-style="solid" style:text-underline-width="auto" style:text-underline-mode="continuous"/>
    </style:style>
    <style:style style:name="T1765" style:parent-style-name="Domyślnaczcionkaakapitu" style:family="text">
      <style:text-properties style:text-underline-type="single" style:text-underline-style="solid" style:text-underline-width="auto" style:text-underline-mode="continuous"/>
    </style:style>
    <style:style style:name="T1766" style:parent-style-name="Domyślnaczcionkaakapitu" style:family="text">
      <style:text-properties fo:background-color="#80FFFF" style:text-underline-type="single" style:text-underline-style="solid" style:text-underline-width="auto" style:text-underline-mode="continuous"/>
    </style:style>
    <style:style style:name="T1767" style:parent-style-name="Domyślnaczcionkaakapitu" style:family="text">
      <style:text-properties style:text-underline-type="single" style:text-underline-style="solid" style:text-underline-width="auto" style:text-underline-mode="continuous"/>
    </style:style>
    <style:style style:name="T1768" style:parent-style-name="Domyślnaczcionkaakapitu" style:family="text">
      <style:text-properties fo:background-color="#80FFFF" style:text-underline-type="single" style:text-underline-style="solid" style:text-underline-width="auto" style:text-underline-mode="continuous"/>
    </style:style>
    <style:style style:name="P1769" style:parent-style-name="Normalny" style:family="paragraph">
      <style:paragraph-properties fo:text-align="justify" fo:line-height="150%" fo:text-indent="0.25in"/>
    </style:style>
    <style:style style:name="P1770" style:parent-style-name="Normalny" style:family="paragraph">
      <style:paragraph-properties fo:text-align="justify" fo:line-height="150%"/>
    </style:style>
    <style:style style:name="T1771" style:parent-style-name="Domyślnaczcionkaakapitu" style:family="text">
      <style:text-properties style:text-underline-type="single" style:text-underline-style="solid" style:text-underline-width="auto" style:text-underline-mode="continuous"/>
    </style:style>
    <style:style style:name="T1772" style:parent-style-name="Domyślnaczcionkaakapitu" style:family="text">
      <style:text-properties fo:background-color="#80FFFF" style:text-underline-type="single" style:text-underline-style="solid" style:text-underline-width="auto" style:text-underline-mode="continuous"/>
    </style:style>
    <style:style style:name="T1773" style:parent-style-name="Domyślnaczcionkaakapitu" style:family="text">
      <style:text-properties style:text-underline-type="single" style:text-underline-style="solid" style:text-underline-width="auto" style:text-underline-mode="continuous"/>
    </style:style>
    <style:style style:name="T1774" style:parent-style-name="Domyślnaczcionkaakapitu" style:family="text">
      <style:text-properties fo:background-color="#80FFFF" style:text-underline-type="single" style:text-underline-style="solid" style:text-underline-width="auto" style:text-underline-mode="continuous"/>
    </style:style>
    <style:style style:name="T1775" style:parent-style-name="Domyślnaczcionkaakapitu" style:family="text">
      <style:text-properties style:text-underline-type="single" style:text-underline-style="solid" style:text-underline-width="auto" style:text-underline-mode="continuous"/>
    </style:style>
    <style:style style:name="T1776" style:parent-style-name="Domyślnaczcionkaakapitu" style:family="text">
      <style:text-properties fo:background-color="#80FFFF" style:text-underline-type="single" style:text-underline-style="solid" style:text-underline-width="auto" style:text-underline-mode="continuous"/>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5in"/>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5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5in"/>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5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fo:text-indent="0.25in"/>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5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5in"/>
    </style:style>
    <style:style style:name="P1825" style:parent-style-name="Normalny" style:family="paragraph">
      <style:paragraph-properties fo:text-align="justify" fo:line-height="150%" fo:text-indent="0.25in"/>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style:style>
    <style:style style:name="T1828" style:parent-style-name="Domyślnaczcionkaakapitu" style:family="text">
      <style:text-properties style:text-underline-type="single" style:text-underline-style="solid" style:text-underline-width="auto" style:text-underline-mode="continuous"/>
    </style:style>
    <style:style style:name="T1829" style:parent-style-name="Domyślnaczcionkaakapitu" style:family="text">
      <style:text-properties fo:background-color="#80FFFF" style:text-underline-type="single" style:text-underline-style="solid" style:text-underline-width="auto" style:text-underline-mode="continuous"/>
    </style:style>
    <style:style style:name="P1830" style:parent-style-name="Normalny" style:family="paragraph">
      <style:paragraph-properties fo:text-align="justify" fo:line-height="150%" fo:text-indent="0.25in"/>
    </style:style>
    <style:style style:name="P1831" style:parent-style-name="Normalny" style:family="paragraph">
      <style:paragraph-properties fo:text-align="justify" fo:line-height="150%" fo:text-indent="0.25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fo:text-indent="0.25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5in"/>
    </style:style>
    <style:style style:name="P1844" style:parent-style-name="Normalny" style:family="paragraph">
      <style:paragraph-properties fo:text-align="justify" fo:line-height="150%" fo:text-indent="0.25in"/>
    </style:style>
    <style:style style:name="P1845" style:parent-style-name="Normalny" style:family="paragraph">
      <style:paragraph-properties fo:text-align="justify" fo:line-height="150%" fo:text-indent="0.25in"/>
    </style:style>
    <style:style style:name="T1846" style:parent-style-name="Domyślnaczcionkaakapitu" style:family="text">
      <style:text-properties fo:background-color="#80FFFF"/>
    </style:style>
    <style:style style:name="P1847" style:parent-style-name="Normalny" style:family="paragraph">
      <style:paragraph-properties fo:text-align="justify" fo:line-height="150%" fo:text-indent="0.25in"/>
    </style:style>
    <style:style style:name="T1848" style:parent-style-name="Domyślnaczcionkaakapitu" style:family="text">
      <style:text-properties fo:background-color="#80FFFF"/>
    </style:style>
    <style:style style:name="P1849" style:parent-style-name="Normalny" style:family="paragraph">
      <style:paragraph-properties fo:text-align="justify" fo:line-height="150%"/>
    </style:style>
    <style:style style:name="T1850" style:parent-style-name="Domyślnaczcionkaakapitu" style:family="text">
      <style:text-properties fo:background-color="#80FFFF" style:text-underline-type="single" style:text-underline-style="solid" style:text-underline-width="auto" style:text-underline-mode="continuous"/>
    </style:style>
    <style:style style:name="T1851" style:parent-style-name="Domyślnaczcionkaakapitu" style:family="text">
      <style:text-properties style:text-underline-type="single" style:text-underline-style="solid" style:text-underline-width="auto" style:text-underline-mode="continuous"/>
    </style:style>
    <style:style style:name="T1852" style:parent-style-name="Domyślnaczcionkaakapitu" style:family="text">
      <style:text-properties fo:background-color="#80FFFF" style:text-underline-type="single" style:text-underline-style="solid" style:text-underline-width="auto" style:text-underline-mode="continuous"/>
    </style:style>
    <style:style style:name="T1853" style:parent-style-name="Domyślnaczcionkaakapitu" style:family="text">
      <style:text-properties style:text-underline-type="single" style:text-underline-style="solid" style:text-underline-width="auto" style:text-underline-mode="continuous"/>
    </style:style>
    <style:style style:name="P1854" style:parent-style-name="Normalny" style:family="paragraph">
      <style:paragraph-properties fo:text-align="justify" fo:line-height="150%" fo:text-indent="0.25in"/>
    </style:style>
    <style:style style:name="P1855" style:parent-style-name="Normalny" style:family="paragraph">
      <style:paragraph-properties fo:text-align="justify" fo:line-height="150%"/>
    </style:style>
    <style:style style:name="T1856" style:parent-style-name="Domyślnaczcionkaakapitu" style:family="text">
      <style:text-properties style:text-underline-type="single" style:text-underline-style="solid" style:text-underline-width="auto" style:text-underline-mode="continuous"/>
    </style:style>
    <style:style style:name="P1857" style:parent-style-name="Normalny" style:family="paragraph">
      <style:paragraph-properties fo:text-align="justify" fo:line-height="150%" fo:text-indent="0.25in"/>
    </style:style>
    <style:style style:name="P1858" style:parent-style-name="Normalny" style:family="paragraph">
      <style:paragraph-properties fo:text-align="justify" fo:line-height="150%" fo:text-indent="0.25in"/>
    </style:style>
    <style:style style:name="P1859" style:parent-style-name="Normalny" style:family="paragraph">
      <style:paragraph-properties fo:text-align="justify" fo:line-height="150%"/>
    </style:style>
    <style:style style:name="T1860" style:parent-style-name="Domyślnaczcionkaakapitu" style:family="text">
      <style:text-properties style:text-underline-type="single" style:text-underline-style="solid" style:text-underline-width="auto" style:text-underline-mode="continuous"/>
    </style:style>
    <style:style style:name="T1861" style:parent-style-name="Domyślnaczcionkaakapitu" style:family="text">
      <style:text-properties fo:background-color="#80FFFF" style:text-underline-type="single" style:text-underline-style="solid" style:text-underline-width="auto" style:text-underline-mode="continuous"/>
    </style:style>
    <style:style style:name="T1862" style:parent-style-name="Domyślnaczcionkaakapitu" style:family="text">
      <style:text-properties style:text-underline-type="single" style:text-underline-style="solid" style:text-underline-width="auto" style:text-underline-mode="continuous"/>
    </style:style>
    <style:style style:name="T1863" style:parent-style-name="Domyślnaczcionkaakapitu" style:family="text">
      <style:text-properties fo:background-color="#80FFFF" style:text-underline-type="single" style:text-underline-style="solid" style:text-underline-width="auto" style:text-underline-mode="continuous"/>
    </style:style>
    <style:style style:name="T1864" style:parent-style-name="Domyślnaczcionkaakapitu" style:family="text">
      <style:text-properties style:text-underline-type="single" style:text-underline-style="solid" style:text-underline-width="auto" style:text-underline-mode="continuous"/>
    </style:style>
    <style:style style:name="P1865" style:parent-style-name="Normalny" style:family="paragraph">
      <style:paragraph-properties fo:text-align="justify" fo:line-height="150%" fo:text-indent="0.25in"/>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5in"/>
    </style:style>
    <style:style style:name="P1877" style:parent-style-name="Normalny" style:family="paragraph">
      <style:paragraph-properties fo:text-align="justify" fo:line-height="150%" fo:text-indent="0.25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5in"/>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5in"/>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5in"/>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fo:text-indent="0.25in"/>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5in"/>
    </style:style>
    <style:style style:name="P1902" style:parent-style-name="Normalny" style:family="paragraph">
      <style:paragraph-properties fo:text-align="justify" fo:line-height="150%" fo:text-indent="0.25in"/>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fo:text-indent="0.25in"/>
    </style:style>
    <style:style style:name="P1907" style:parent-style-name="Normalny" style:family="paragraph">
      <style:paragraph-properties fo:text-align="justify" fo:line-height="150%"/>
    </style:style>
    <style:style style:name="T1908" style:parent-style-name="Domyślnaczcionkaakapitu" style:family="text">
      <style:text-properties style:text-underline-type="single" style:text-underline-style="solid" style:text-underline-width="auto" style:text-underline-mode="continuous"/>
    </style:style>
    <style:style style:name="T1909" style:parent-style-name="Domyślnaczcionkaakapitu" style:family="text">
      <style:text-properties fo:background-color="#80FFFF" style:text-underline-type="single" style:text-underline-style="solid" style:text-underline-width="auto" style:text-underline-mode="continuous"/>
    </style:style>
    <style:style style:name="T1910" style:parent-style-name="Domyślnaczcionkaakapitu" style:family="text">
      <style:text-properties style:text-underline-type="single" style:text-underline-style="solid" style:text-underline-width="auto" style:text-underline-mode="continuous"/>
    </style:style>
    <style:style style:name="P1911" style:parent-style-name="Normalny" style:family="paragraph">
      <style:paragraph-properties fo:text-align="justify" fo:line-height="150%" fo:text-indent="0.25in"/>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style:style>
    <style:style style:name="T1914" style:parent-style-name="Domyślnaczcionkaakapitu" style:family="text">
      <style:text-properties style:text-underline-type="single" style:text-underline-style="solid" style:text-underline-width="auto" style:text-underline-mode="continuous"/>
    </style:style>
    <style:style style:name="T1915" style:parent-style-name="Domyślnaczcionkaakapitu" style:family="text">
      <style:text-properties fo:background-color="#80FFFF" style:text-underline-type="single" style:text-underline-style="solid" style:text-underline-width="auto" style:text-underline-mode="continuous"/>
    </style:style>
    <style:style style:name="T1916" style:parent-style-name="Domyślnaczcionkaakapitu" style:family="text">
      <style:text-properties style:text-underline-type="single" style:text-underline-style="solid" style:text-underline-width="auto" style:text-underline-mode="continuous"/>
    </style:style>
    <style:style style:name="P1917" style:parent-style-name="Normalny" style:family="paragraph">
      <style:paragraph-properties fo:text-align="justify" fo:line-height="150%" fo:text-indent="0.25in"/>
    </style:style>
    <style:style style:name="P1918" style:parent-style-name="Normalny" style:family="paragraph">
      <style:paragraph-properties fo:text-align="justify" fo:line-height="150%" fo:text-indent="0.25in"/>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style:style>
    <style:style style:name="T1924" style:parent-style-name="Domyślnaczcionkaakapitu" style:family="text">
      <style:text-properties style:text-underline-type="single" style:text-underline-style="solid" style:text-underline-width="auto" style:text-underline-mode="continuous"/>
    </style:style>
    <style:style style:name="P1925" style:parent-style-name="Normalny" style:family="paragraph">
      <style:paragraph-properties fo:text-align="justify" fo:line-height="150%" fo:text-indent="0.25in"/>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style:tab-stops>
          <style:tab-stop style:type="left" style:position="0.3347in"/>
        </style:tab-stops>
      </style:paragraph-properties>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text-underline-type="single" style:text-underline-style="solid" style:text-underline-width="auto" style:text-underline-mode="continuous"/>
    </style:style>
    <style:style style:name="T1934" style:parent-style-name="Domyślnaczcionkaakapitu" style:family="text">
      <style:text-properties style:text-underline-type="single" style:text-underline-style="solid" style:text-underline-width="auto" style:text-underline-mode="continuous"/>
    </style:style>
    <style:style style:name="T1935" style:parent-style-name="Domyślnaczcionkaakapitu" style:family="text">
      <style:text-properties fo:background-color="#80FFFF" style:text-underline-type="single" style:text-underline-style="solid" style:text-underline-width="auto" style:text-underline-mode="continuous"/>
    </style:style>
    <style:style style:name="T1936" style:parent-style-name="Domyślnaczcionkaakapitu" style:family="text">
      <style:text-properties style:text-underline-type="single" style:text-underline-style="solid" style:text-underline-width="auto" style:text-underline-mode="continuous"/>
    </style:style>
    <style:style style:name="P1937" style:parent-style-name="Normalny" style:family="paragraph">
      <style:paragraph-properties fo:text-align="justify" fo:line-height="150%" fo:text-indent="0.25in"/>
    </style:style>
    <style:style style:name="P1938" style:parent-style-name="Normalny" style:family="paragraph">
      <style:paragraph-properties fo:text-align="justify" fo:line-height="150%" fo:text-indent="0.25in"/>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5in"/>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5in"/>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fo:text-indent="0.25in"/>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fo:text-indent="0.25in"/>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5in"/>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P1958" style:parent-style-name="Normalny" style:family="paragraph">
      <style:paragraph-properties fo:text-align="justify" fo:line-height="150%"/>
    </style:style>
    <style:style style:name="T1959" style:parent-style-name="Domyślnaczcionkaakapitu" style:family="text">
      <style:text-properties style:text-underline-type="single" style:text-underline-style="solid" style:text-underline-width="auto" style:text-underline-mode="continuous"/>
    </style:style>
    <style:style style:name="P1960" style:parent-style-name="Normalny" style:family="paragraph">
      <style:paragraph-properties fo:text-align="justify" fo:line-height="150%" fo:text-indent="0.25in"/>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fo:background-color="#80FFFF" style:text-underline-type="single" style:text-underline-style="solid" style:text-underline-width="auto" style:text-underline-mode="continuous"/>
    </style:style>
    <style:style style:name="T1965" style:parent-style-name="Domyślnaczcionkaakapitu" style:family="text">
      <style:text-properties style:text-underline-type="single" style:text-underline-style="solid" style:text-underline-width="auto" style:text-underline-mode="continuous"/>
    </style:style>
    <style:style style:name="T1966" style:parent-style-name="Domyślnaczcionkaakapitu" style:family="text">
      <style:text-properties fo:background-color="#80FFFF" style:text-underline-type="single" style:text-underline-style="solid" style:text-underline-width="auto" style:text-underline-mode="continuous"/>
    </style:style>
    <style:style style:name="T1967" style:parent-style-name="Domyślnaczcionkaakapitu" style:family="text">
      <style:text-properties style:text-underline-type="single" style:text-underline-style="solid" style:text-underline-width="auto" style:text-underline-mode="continuous"/>
    </style:style>
    <style:style style:name="T1968" style:parent-style-name="Domyślnaczcionkaakapitu" style:family="text">
      <style:text-properties fo:background-color="#80FFFF" style:text-underline-type="single" style:text-underline-style="solid" style:text-underline-width="auto" style:text-underline-mode="continuous"/>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5in"/>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style:style>
    <style:style style:name="T1977" style:parent-style-name="Domyślnaczcionkaakapitu" style:family="text">
      <style:text-properties style:text-underline-type="single" style:text-underline-style="solid" style:text-underline-width="auto" style:text-underline-mode="continuous"/>
    </style:style>
    <style:style style:name="T1978" style:parent-style-name="Domyślnaczcionkaakapitu" style:family="text">
      <style:text-properties fo:background-color="#80FFFF" style:text-underline-type="single" style:text-underline-style="solid" style:text-underline-width="auto" style:text-underline-mode="continuous"/>
    </style:style>
    <style:style style:name="T1979" style:parent-style-name="Domyślnaczcionkaakapitu" style:family="text">
      <style:text-properties style:text-underline-type="single" style:text-underline-style="solid" style:text-underline-width="auto" style:text-underline-mode="continuous"/>
    </style:style>
    <style:style style:name="P1980" style:parent-style-name="Normalny" style:family="paragraph">
      <style:paragraph-properties fo:text-align="justify" fo:line-height="150%" fo:text-indent="0.25in"/>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5in"/>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T1986" style:parent-style-name="Domyślnaczcionkaakapitu" style:family="text">
      <style:text-properties fo:background-color="#80FFFF" style:text-underline-type="single" style:text-underline-style="solid" style:text-underline-width="auto" style:text-underline-mode="continuous"/>
    </style:style>
    <style:style style:name="T1987" style:parent-style-name="Domyślnaczcionkaakapitu" style:family="text">
      <style:text-properties style:text-underline-type="single" style:text-underline-style="solid" style:text-underline-width="auto" style:text-underline-mode="continuous"/>
    </style:style>
    <style:style style:name="P1988" style:parent-style-name="Normalny" style:family="paragraph">
      <style:paragraph-properties fo:text-align="justify" fo:line-height="150%" fo:text-indent="0.25in"/>
    </style:style>
    <style:style style:name="P1989" style:parent-style-name="Normalny" style:family="paragraph">
      <style:paragraph-properties fo:text-align="justify" fo:line-height="150%" fo:text-indent="0.25in"/>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fo:text-indent="0.25in"/>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5in"/>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P1998" style:parent-style-name="Normalny" style:family="paragraph">
      <style:paragraph-properties fo:text-align="justify" fo:line-height="150%"/>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style:style>
    <style:style style:name="T2002" style:parent-style-name="Domyślnaczcionkaakapitu" style:family="text">
      <style:text-properties style:text-underline-type="single" style:text-underline-style="solid" style:text-underline-width="auto" style:text-underline-mode="continuous"/>
    </style:style>
    <style:style style:name="P2003" style:parent-style-name="Normalny" style:family="paragraph">
      <style:paragraph-properties fo:text-align="justify" fo:line-height="150%" fo:text-indent="0.25in"/>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fo:text-indent="0.25in"/>
      <style:text-properties fo:background-color="#80FFFF"/>
    </style:style>
    <style:style style:name="P2006" style:parent-style-name="Normalny" style:family="paragraph">
      <style:paragraph-properties fo:text-align="justify" fo:line-height="150%" fo:text-indent="0.25in"/>
    </style:style>
    <style:style style:name="P2007" style:parent-style-name="Normalny" style:family="paragraph">
      <style:paragraph-properties fo:text-align="justify" fo:line-height="150%" fo:text-indent="0.25in"/>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P2011" style:parent-style-name="Normalny" style:family="paragraph">
      <style:paragraph-properties fo:text-align="justify" fo:line-height="150%"/>
    </style:style>
    <style:style style:name="T2012" style:parent-style-name="Domyślnaczcionkaakapitu" style:family="text">
      <style:text-properties style:text-underline-type="single" style:text-underline-style="solid" style:text-underline-width="auto" style:text-underline-mode="continuous"/>
    </style:style>
    <style:style style:name="T2013" style:parent-style-name="Domyślnaczcionkaakapitu" style:family="text">
      <style:text-properties fo:background-color="#80FFFF" style:text-underline-type="single" style:text-underline-style="solid" style:text-underline-width="auto" style:text-underline-mode="continuous"/>
    </style:style>
    <style:style style:name="T2014" style:parent-style-name="Domyślnaczcionkaakapitu" style:family="text">
      <style:text-properties style:text-underline-type="single" style:text-underline-style="solid" style:text-underline-width="auto" style:text-underline-mode="continuous"/>
    </style:style>
    <style:style style:name="T2015" style:parent-style-name="Domyślnaczcionkaakapitu" style:family="text">
      <style:text-properties fo:background-color="#80FFFF" style:text-underline-type="single" style:text-underline-style="solid" style:text-underline-width="auto" style:text-underline-mode="continuous"/>
    </style:style>
    <style:style style:name="T2016" style:parent-style-name="Domyślnaczcionkaakapitu" style:family="text">
      <style:text-properties style:text-underline-type="single" style:text-underline-style="solid" style:text-underline-width="auto" style:text-underline-mode="continuous"/>
    </style:style>
    <style:style style:name="T2017" style:parent-style-name="Domyślnaczcionkaakapitu" style:family="text">
      <style:text-properties fo:background-color="#80FFFF" style:text-underline-type="single" style:text-underline-style="solid" style:text-underline-width="auto" style:text-underline-mode="continuous"/>
    </style:style>
    <style:style style:name="T2018" style:parent-style-name="Domyślnaczcionkaakapitu" style:family="text">
      <style:text-properties style:text-underline-type="single" style:text-underline-style="solid" style:text-underline-width="auto" style:text-underline-mode="continuous"/>
    </style:style>
    <style:style style:name="P2019" style:parent-style-name="Normalny" style:family="paragraph">
      <style:paragraph-properties fo:text-align="justify" fo:line-height="150%" fo:text-indent="0.25in"/>
      <style:text-properties fo:background-color="#80FFFF"/>
    </style:style>
    <style:style style:name="P2020" style:parent-style-name="Normalny" style:family="paragraph">
      <style:paragraph-properties fo:text-align="justify" fo:line-height="150%" fo:text-indent="0.25in"/>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5in"/>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5in"/>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fo:text-indent="0.25in"/>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5in"/>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fo:text-indent="0.25in"/>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fo:text-indent="0.25in"/>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5in"/>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fo:text-indent="0.25in"/>
    </style:style>
    <style:style style:name="P2049" style:parent-style-name="Normalny" style:family="paragraph">
      <style:paragraph-properties fo:text-align="justify" fo:line-height="150%" fo:text-indent="0.25in"/>
    </style:style>
    <style:style style:name="P2050" style:parent-style-name="Normalny" style:family="paragraph">
      <style:paragraph-properties fo:text-align="justify" fo:line-height="150%"/>
    </style:style>
    <style:style style:name="T2051" style:parent-style-name="Domyślnaczcionkaakapitu" style:family="text">
      <style:text-properties style:text-underline-type="single" style:text-underline-style="solid" style:text-underline-width="auto" style:text-underline-mode="continuous"/>
    </style:style>
    <style:style style:name="P2052" style:parent-style-name="Normalny" style:family="paragraph">
      <style:paragraph-properties fo:text-align="justify" fo:line-height="150%" fo:text-indent="0.25in"/>
    </style:style>
    <style:style style:name="P2053" style:parent-style-name="Normalny" style:family="paragraph">
      <style:paragraph-properties fo:text-align="justify" fo:line-height="150%" fo:text-indent="0.25in"/>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fo:text-indent="0.25in"/>
    </style:style>
    <style:style style:name="P2057" style:parent-style-name="Normalny" style:family="paragraph">
      <style:paragraph-properties fo:text-align="justify" fo:line-height="150%" fo:text-indent="0.25in"/>
    </style:style>
    <style:style style:name="P2058" style:parent-style-name="Normalny" style:family="paragraph">
      <style:paragraph-properties fo:text-align="justify" fo:line-height="150%" fo:text-indent="0.25in"/>
    </style:style>
    <style:style style:name="P2059" style:parent-style-name="Normalny" style:family="paragraph">
      <style:paragraph-properties fo:text-align="justify" fo:line-height="150%" fo:text-indent="0.25in"/>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style:tab-stops>
          <style:tab-stop style:type="left" style:position="1.2381in"/>
        </style:tab-stops>
      </style:paragraph-properties>
    </style:style>
    <style:style style:name="T2062" style:parent-style-name="Domyślnaczcionkaakapitu" style:family="text">
      <style:text-properties style:text-underline-type="single" style:text-underline-style="solid" style:text-underline-width="auto" style:text-underline-mode="continuous"/>
    </style:style>
    <style:style style:name="T2063" style:parent-style-name="Domyślnaczcionkaakapitu" style:family="text">
      <style:text-properties style:text-underline-type="single" style:text-underline-style="solid" style:text-underline-width="auto" style:text-underline-mode="continuous"/>
    </style:style>
    <style:style style:name="T2064" style:parent-style-name="Domyślnaczcionkaakapitu" style:family="text">
      <style:text-properties style:text-underline-type="single" style:text-underline-style="solid" style:text-underline-width="auto" style:text-underline-mode="continuous"/>
    </style:style>
    <style:style style:name="P2065" style:parent-style-name="Normalny" style:family="paragraph">
      <style:paragraph-properties fo:text-align="justify" fo:line-height="150%" fo:text-indent="0.25in"/>
    </style:style>
    <style:style style:name="P2066" style:parent-style-name="Normalny" style:family="paragraph">
      <style:paragraph-properties fo:text-align="justify" fo:line-height="150%" fo:text-indent="0.25in"/>
    </style:style>
    <style:style style:name="P2067" style:parent-style-name="Normalny" style:family="paragraph">
      <style:paragraph-properties fo:text-align="justify" fo:line-height="150%" fo:text-indent="0.25in"/>
    </style:style>
    <style:style style:name="P2068" style:parent-style-name="Normalny" style:family="paragraph">
      <style:paragraph-properties fo:text-align="justify" fo:line-height="150%"/>
    </style:style>
    <style:style style:name="T2069" style:parent-style-name="Domyślnaczcionkaakapitu" style:family="text">
      <style:text-properties style:text-underline-type="single" style:text-underline-style="solid" style:text-underline-width="auto" style:text-underline-mode="continuous"/>
    </style:style>
    <style:style style:name="T2070" style:parent-style-name="Domyślnaczcionkaakapitu" style:family="text">
      <style:text-properties fo:background-color="#80FFFF" style:text-underline-type="single" style:text-underline-style="solid" style:text-underline-width="auto" style:text-underline-mode="continuous"/>
    </style:style>
    <style:style style:name="T2071" style:parent-style-name="Domyślnaczcionkaakapitu" style:family="text">
      <style:text-properties style:text-underline-type="single" style:text-underline-style="solid" style:text-underline-width="auto" style:text-underline-mode="continuous"/>
    </style:style>
    <style:style style:name="T2072" style:parent-style-name="Domyślnaczcionkaakapitu" style:family="text">
      <style:text-properties fo:background-color="#80FFFF" style:text-underline-type="single" style:text-underline-style="solid" style:text-underline-width="auto" style:text-underline-mode="continuous"/>
    </style:style>
    <style:style style:name="T2073" style:parent-style-name="Domyślnaczcionkaakapitu" style:family="text">
      <style:text-properties style:text-underline-type="single" style:text-underline-style="solid" style:text-underline-width="auto" style:text-underline-mode="continuous"/>
    </style:style>
    <style:style style:name="T2074" style:parent-style-name="Domyślnaczcionkaakapitu" style:family="text">
      <style:text-properties fo:background-color="#80FFFF" style:text-underline-type="single" style:text-underline-style="solid" style:text-underline-width="auto" style:text-underline-mode="continuous"/>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fo:text-indent="0.25in"/>
    </style:style>
    <style:style style:name="P2077" style:parent-style-name="Normalny" style:family="paragraph">
      <style:paragraph-properties fo:text-align="justify" fo:line-height="150%" fo:text-indent="0.25in"/>
    </style:style>
    <style:style style:name="P2078" style:parent-style-name="Normalny" style:family="paragraph">
      <style:paragraph-properties fo:text-align="justify" fo:line-height="150%"/>
    </style:style>
    <style:style style:name="T2079" style:parent-style-name="Domyślnaczcionkaakapitu" style:family="text">
      <style:text-properties style:text-underline-type="single" style:text-underline-style="solid" style:text-underline-width="auto" style:text-underline-mode="continuous"/>
    </style:style>
    <style:style style:name="T2080" style:parent-style-name="Domyślnaczcionkaakapitu" style:family="text">
      <style:text-properties fo:background-color="#80FFFF" style:text-underline-type="single" style:text-underline-style="solid" style:text-underline-width="auto" style:text-underline-mode="continuous"/>
    </style:style>
    <style:style style:name="T2081" style:parent-style-name="Domyślnaczcionkaakapitu" style:family="text">
      <style:text-properties style:text-underline-type="single" style:text-underline-style="solid" style:text-underline-width="auto" style:text-underline-mode="continuous"/>
    </style:style>
    <style:style style:name="P2082" style:parent-style-name="Normalny" style:family="paragraph">
      <style:paragraph-properties fo:text-align="justify" fo:line-height="150%" fo:text-indent="0.25in"/>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5in"/>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5in"/>
    </style:style>
    <style:style style:name="P2087" style:parent-style-name="Normalny" style:family="paragraph">
      <style:paragraph-properties fo:text-align="justify" fo:line-height="150%" fo:text-indent="0.25in"/>
    </style:style>
    <style:style style:name="P2088" style:parent-style-name="Normalny" style:family="paragraph">
      <style:paragraph-properties fo:text-align="justify" fo:line-height="150%" fo:text-indent="0.25in"/>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fo:text-indent="0.25in"/>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5in"/>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5in"/>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fo:text-indent="0.25in"/>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5in"/>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fo:text-indent="0.25in"/>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fo:text-indent="0.25in"/>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P2119" style:parent-style-name="Normalny" style:family="paragraph">
      <style:paragraph-properties fo:text-align="justify" fo:line-height="150%" fo:text-indent="0.25in"/>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5in"/>
    </style:style>
    <style:style style:name="P2126" style:parent-style-name="Normalny" style:family="paragraph">
      <style:paragraph-properties fo:text-align="justify" fo:line-height="150%" fo:text-indent="0.25in"/>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style:style>
    <style:style style:name="T2129" style:parent-style-name="Domyślnaczcionkaakapitu" style:family="text">
      <style:text-properties style:text-underline-type="single" style:text-underline-style="solid" style:text-underline-width="auto" style:text-underline-mode="continuous"/>
    </style:style>
    <style:style style:name="T2130" style:parent-style-name="Domyślnaczcionkaakapitu" style:family="text">
      <style:text-properties fo:background-color="#80FFFF" style:text-underline-type="single" style:text-underline-style="solid" style:text-underline-width="auto" style:text-underline-mode="continuous"/>
    </style:style>
    <style:style style:name="P2131" style:parent-style-name="Normalny" style:family="paragraph">
      <style:paragraph-properties fo:text-align="justify" fo:line-height="150%" fo:text-indent="0.25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fo:text-indent="0.25in"/>
    </style:style>
    <style:style style:name="P2136" style:parent-style-name="Normalny" style:family="paragraph">
      <style:paragraph-properties fo:text-align="justify" fo:line-height="150%" fo:text-indent="0.25in"/>
    </style:style>
    <style:style style:name="P2137" style:parent-style-name="Normalny" style:family="paragraph">
      <style:paragraph-properties fo:text-align="justify" fo:line-height="150%"/>
    </style:style>
    <style:style style:name="T2138" style:parent-style-name="Domyślnaczcionkaakapitu" style:family="text">
      <style:text-properties style:text-underline-type="single" style:text-underline-style="solid" style:text-underline-width="auto" style:text-underline-mode="continuous"/>
    </style:style>
    <style:style style:name="T2139" style:parent-style-name="Domyślnaczcionkaakapitu" style:family="text">
      <style:text-properties fo:background-color="#80FFFF" style:text-underline-type="single" style:text-underline-style="solid" style:text-underline-width="auto" style:text-underline-mode="continuous"/>
    </style:style>
    <style:style style:name="T2140" style:parent-style-name="Domyślnaczcionkaakapitu" style:family="text">
      <style:text-properties style:text-underline-type="single" style:text-underline-style="solid" style:text-underline-width="auto" style:text-underline-mode="continuous"/>
    </style:style>
    <style:style style:name="T2141" style:parent-style-name="Domyślnaczcionkaakapitu" style:family="text">
      <style:text-properties fo:background-color="#80FFFF" style:text-underline-type="single" style:text-underline-style="solid" style:text-underline-width="auto" style:text-underline-mode="continuous"/>
    </style:style>
    <style:style style:name="T2142" style:parent-style-name="Domyślnaczcionkaakapitu" style:family="text">
      <style:text-properties style:text-underline-type="single" style:text-underline-style="solid" style:text-underline-width="auto" style:text-underline-mode="continuous"/>
    </style:style>
    <style:style style:name="P2143" style:parent-style-name="Normalny" style:family="paragraph">
      <style:paragraph-properties fo:text-align="justify" fo:line-height="150%" fo:text-indent="0.25in"/>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5in"/>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fo:text-indent="0.25in"/>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fo:text-indent="0.25in"/>
    </style:style>
    <style:style style:name="P2166" style:parent-style-name="Normalny" style:family="paragraph">
      <style:paragraph-properties fo:text-align="justify" fo:line-height="150%" fo:text-indent="0.25in"/>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style:style>
    <style:style style:name="T2169" style:parent-style-name="Domyślnaczcionkaakapitu" style:family="text">
      <style:text-properties style:text-underline-type="single" style:text-underline-style="solid" style:text-underline-width="auto" style:text-underline-mode="continuous"/>
    </style:style>
    <style:style style:name="T2170" style:parent-style-name="Domyślnaczcionkaakapitu" style:family="text">
      <style:text-properties fo:background-color="#80FFFF" style:text-underline-type="single" style:text-underline-style="solid" style:text-underline-width="auto" style:text-underline-mode="continuous"/>
    </style:style>
    <style:style style:name="T2171" style:parent-style-name="Domyślnaczcionkaakapitu" style:family="text">
      <style:text-properties style:text-underline-type="single" style:text-underline-style="solid" style:text-underline-width="auto" style:text-underline-mode="continuous"/>
    </style:style>
    <style:style style:name="T2172" style:parent-style-name="Domyślnaczcionkaakapitu" style:family="text">
      <style:text-properties fo:background-color="#80FFFF" style:text-underline-type="single" style:text-underline-style="solid" style:text-underline-width="auto" style:text-underline-mode="continuous"/>
    </style:style>
    <style:style style:name="T2173" style:parent-style-name="Domyślnaczcionkaakapitu" style:family="text">
      <style:text-properties style:text-underline-type="single" style:text-underline-style="solid" style:text-underline-width="auto" style:text-underline-mode="continuous"/>
    </style:style>
    <style:style style:name="T2174" style:parent-style-name="Domyślnaczcionkaakapitu" style:family="text">
      <style:text-properties fo:background-color="#80FFFF" style:text-underline-type="single" style:text-underline-style="solid" style:text-underline-width="auto" style:text-underline-mode="continuous"/>
    </style:style>
    <style:style style:name="T2175" style:parent-style-name="Domyślnaczcionkaakapitu" style:family="text">
      <style:text-properties style:text-underline-type="single" style:text-underline-style="solid" style:text-underline-width="auto" style:text-underline-mode="continuous"/>
    </style:style>
    <style:style style:name="P2176" style:parent-style-name="Normalny" style:family="paragraph">
      <style:paragraph-properties fo:text-align="justify" fo:line-height="150%" fo:text-indent="0.25in"/>
    </style:style>
    <style:style style:name="P2177" style:parent-style-name="Normalny" style:family="paragraph">
      <style:paragraph-properties fo:text-align="justify" fo:line-height="150%" fo:text-indent="0.25in"/>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style:style>
    <style:style style:name="T2180" style:parent-style-name="Domyślnaczcionkaakapitu" style:family="text">
      <style:text-properties style:text-underline-type="single" style:text-underline-style="solid" style:text-underline-width="auto" style:text-underline-mode="continuous"/>
    </style:style>
    <style:style style:name="P2181" style:parent-style-name="Normalny" style:family="paragraph">
      <style:paragraph-properties fo:text-align="justify" fo:line-height="150%" fo:text-indent="0.25in"/>
    </style:style>
    <style:style style:name="P2182" style:parent-style-name="Normalny" style:family="paragraph">
      <style:paragraph-properties fo:text-align="justify" fo:line-height="150%"/>
    </style:style>
    <style:style style:name="T2183" style:parent-style-name="Domyślnaczcionkaakapitu" style:family="text">
      <style:text-properties style:text-underline-type="single" style:text-underline-style="solid" style:text-underline-width="auto" style:text-underline-mode="continuous"/>
    </style:style>
    <style:style style:name="T2184" style:parent-style-name="Domyślnaczcionkaakapitu" style:family="text">
      <style:text-properties style:text-underline-type="single" style:text-underline-style="solid" style:text-underline-width="auto" style:text-underline-mode="continuous"/>
    </style:style>
    <style:style style:name="P2185" style:parent-style-name="Normalny" style:family="paragraph">
      <style:paragraph-properties fo:text-align="justify" fo:line-height="150%" fo:text-indent="0.25in"/>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fo:text-indent="0.25in"/>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5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P2196" style:parent-style-name="Normalny" style:family="paragraph">
      <style:paragraph-properties fo:text-align="justify" fo:line-height="150%" fo:text-indent="0.25in"/>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5in"/>
    </style:style>
    <style:style style:name="P2200" style:parent-style-name="Normalny" style:family="paragraph">
      <style:paragraph-properties fo:text-align="justify" fo:line-height="150%"/>
    </style:style>
    <style:style style:name="T2201" style:parent-style-name="Domyślnaczcionkaakapitu" style:family="text">
      <style:text-properties style:text-underline-type="single" style:text-underline-style="solid" style:text-underline-width="auto" style:text-underline-mode="continuous"/>
    </style:style>
    <style:style style:name="P2202" style:parent-style-name="Normalny" style:family="paragraph">
      <style:paragraph-properties fo:text-align="justify" fo:line-height="150%" fo:text-indent="0.25in"/>
    </style:style>
    <style:style style:name="P2203" style:parent-style-name="Normalny" style:family="paragraph">
      <style:paragraph-properties fo:text-align="justify" fo:line-height="150%" fo:text-indent="0.25in"/>
    </style:style>
    <style:style style:name="P2204" style:parent-style-name="Normalny" style:family="paragraph">
      <style:paragraph-properties fo:text-align="justify" fo:line-height="150%"/>
    </style:style>
    <style:style style:name="T2205" style:parent-style-name="Domyślnaczcionkaakapitu" style:family="text">
      <style:text-properties style:text-underline-type="single" style:text-underline-style="solid" style:text-underline-width="auto" style:text-underline-mode="continuous"/>
    </style:style>
    <style:style style:name="T2206" style:parent-style-name="Domyślnaczcionkaakapitu" style:family="text">
      <style:text-properties fo:background-color="#80FFFF" style:text-underline-type="single" style:text-underline-style="solid" style:text-underline-width="auto" style:text-underline-mode="continuous"/>
    </style:style>
    <style:style style:name="T2207" style:parent-style-name="Domyślnaczcionkaakapitu" style:family="text">
      <style:text-properties style:text-underline-type="single" style:text-underline-style="solid" style:text-underline-width="auto" style:text-underline-mode="continuous"/>
    </style:style>
    <style:style style:name="P2208" style:parent-style-name="Normalny" style:family="paragraph">
      <style:paragraph-properties fo:text-align="justify" fo:line-height="150%" fo:text-indent="0.25in"/>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P2211" style:parent-style-name="Normalny" style:family="paragraph">
      <style:paragraph-properties fo:text-align="justify" fo:line-height="150%" fo:text-indent="0.25in"/>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5in"/>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text-indent="0.25in"/>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5in"/>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style:style>
    <style:style style:name="T2239" style:parent-style-name="Domyślnaczcionkaakapitu" style:family="text">
      <style:text-properties style:text-underline-type="single" style:text-underline-style="solid" style:text-underline-width="auto" style:text-underline-mode="continuous"/>
    </style:style>
    <style:style style:name="P2240" style:parent-style-name="Normalny" style:family="paragraph">
      <style:paragraph-properties fo:text-align="justify" fo:line-height="150%" fo:text-indent="0.25in"/>
    </style:style>
    <style:style style:name="P2241" style:parent-style-name="Normalny" style:family="paragraph">
      <style:paragraph-properties fo:text-align="justify" fo:line-height="150%" fo:text-indent="0.25in"/>
    </style:style>
    <style:style style:name="P2242" style:parent-style-name="Normalny" style:family="paragraph">
      <style:paragraph-properties fo:text-align="justify" fo:line-height="150%"/>
    </style:style>
    <style:style style:name="T2243" style:parent-style-name="Domyślnaczcionkaakapitu" style:family="text">
      <style:text-properties style:text-underline-type="single" style:text-underline-style="solid" style:text-underline-width="auto" style:text-underline-mode="continuous"/>
    </style:style>
    <style:style style:name="T2244" style:parent-style-name="Domyślnaczcionkaakapitu" style:family="text">
      <style:text-properties fo:background-color="#80FFFF" style:text-underline-type="single" style:text-underline-style="solid" style:text-underline-width="auto" style:text-underline-mode="continuous"/>
    </style:style>
    <style:style style:name="T2245" style:parent-style-name="Domyślnaczcionkaakapitu" style:family="text">
      <style:text-properties style:text-underline-type="single" style:text-underline-style="solid" style:text-underline-width="auto" style:text-underline-mode="continuous"/>
    </style:style>
    <style:style style:name="T2246" style:parent-style-name="Domyślnaczcionkaakapitu" style:family="text">
      <style:text-properties fo:background-color="#80FFFF" style:text-underline-type="single" style:text-underline-style="solid" style:text-underline-width="auto" style:text-underline-mode="continuous"/>
    </style:style>
    <style:style style:name="P2247" style:parent-style-name="Normalny" style:family="paragraph">
      <style:paragraph-properties fo:text-align="justify" fo:line-height="150%" fo:text-indent="0.25in"/>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fo:text-indent="0.25in"/>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fo:text-indent="0.25in"/>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5in"/>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5in"/>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P2280" style:parent-style-name="Normalny" style:family="paragraph">
      <style:paragraph-properties fo:text-align="justify" fo:line-height="150%" fo:text-indent="0.25in"/>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style:style>
    <style:style style:name="T2283" style:parent-style-name="Domyślnaczcionkaakapitu" style:family="text">
      <style:text-properties style:text-underline-type="single" style:text-underline-style="solid" style:text-underline-width="auto" style:text-underline-mode="continuous"/>
    </style:style>
    <style:style style:name="P2284" style:parent-style-name="Normalny" style:family="paragraph">
      <style:paragraph-properties fo:text-align="justify" fo:line-height="150%" fo:text-indent="0.25in"/>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style:style>
    <style:style style:name="T2287" style:parent-style-name="Domyślnaczcionkaakapitu" style:family="text">
      <style:text-properties style:text-underline-type="single" style:text-underline-style="solid" style:text-underline-width="auto" style:text-underline-mode="continuous"/>
    </style:style>
    <style:style style:name="T2288" style:parent-style-name="Domyślnaczcionkaakapitu" style:family="text">
      <style:text-properties fo:background-color="#80FFFF" style:text-underline-type="single" style:text-underline-style="solid" style:text-underline-width="auto" style:text-underline-mode="continuous"/>
    </style:style>
    <style:style style:name="T2289" style:parent-style-name="Domyślnaczcionkaakapitu" style:family="text">
      <style:text-properties style:text-underline-type="single" style:text-underline-style="solid" style:text-underline-width="auto" style:text-underline-mode="continuous"/>
    </style:style>
    <style:style style:name="P2290" style:parent-style-name="Normalny" style:family="paragraph">
      <style:paragraph-properties fo:text-align="justify" fo:line-height="150%" fo:text-indent="0.25in"/>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P2304" style:parent-style-name="Normalny" style:family="paragraph">
      <style:paragraph-properties fo:text-align="justify" fo:line-height="150%"/>
    </style:style>
    <style:style style:name="T2305" style:parent-style-name="Domyślnaczcionkaakapitu" style:family="text">
      <style:text-properties style:text-underline-type="single" style:text-underline-style="solid" style:text-underline-width="auto" style:text-underline-mode="continuous"/>
    </style:style>
    <style:style style:name="P2306" style:parent-style-name="Normalny" style:family="paragraph">
      <style:paragraph-properties fo:text-align="justify" fo:line-height="150%" fo:text-indent="0.25in"/>
    </style:style>
    <style:style style:name="P2307" style:parent-style-name="Normalny" style:family="paragraph">
      <style:paragraph-properties fo:text-align="justify" fo:line-height="150%" fo:text-indent="0.25in"/>
    </style:style>
    <style:style style:name="P2308" style:parent-style-name="Normalny" style:family="paragraph">
      <style:paragraph-properties fo:text-align="justify" fo:line-height="150%" fo:text-indent="0.25in"/>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5in"/>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style:style>
    <style:style style:name="T2318" style:parent-style-name="Domyślnaczcionkaakapitu" style:family="text">
      <style:text-properties style:text-underline-type="single" style:text-underline-style="solid" style:text-underline-width="auto" style:text-underline-mode="continuous"/>
    </style:style>
    <style:style style:name="T2319" style:parent-style-name="Domyślnaczcionkaakapitu" style:family="text">
      <style:text-properties fo:background-color="#80FFFF" style:text-underline-type="single" style:text-underline-style="solid" style:text-underline-width="auto" style:text-underline-mode="continuous"/>
    </style:style>
    <style:style style:name="P2320" style:parent-style-name="Normalny" style:family="paragraph">
      <style:paragraph-properties fo:text-align="justify" fo:line-height="150%" fo:text-indent="0.25in"/>
    </style:style>
    <style:style style:name="P2321" style:parent-style-name="Normalny" style:family="paragraph">
      <style:paragraph-properties fo:text-align="justify" fo:line-height="150%"/>
    </style:style>
    <style:style style:name="T2322" style:parent-style-name="Domyślnaczcionkaakapitu" style:family="text">
      <style:text-properties style:text-underline-type="single" style:text-underline-style="solid" style:text-underline-width="auto" style:text-underline-mode="continuous"/>
    </style:style>
    <style:style style:name="P2323" style:parent-style-name="Normalny" style:family="paragraph">
      <style:paragraph-properties fo:text-align="justify" fo:line-height="150%" fo:text-indent="0.25in"/>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fo:text-indent="0.25in"/>
    </style:style>
    <style:style style:name="P2335" style:parent-style-name="Normalny" style:family="paragraph">
      <style:paragraph-properties fo:text-align="justify" fo:line-height="150%" fo:text-indent="0.25in"/>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fo:text-indent="0.25in"/>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5in"/>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5in"/>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fo:text-indent="0.25in"/>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fo:text-indent="0.25in"/>
    </style:style>
    <style:style style:name="P2358" style:parent-style-name="Normalny" style:family="paragraph">
      <style:paragraph-properties fo:text-align="justify" fo:line-height="150%" fo:text-indent="0.25in"/>
    </style:style>
    <style:style style:name="P2359" style:parent-style-name="Normalny" style:family="paragraph">
      <style:paragraph-properties fo:text-align="justify" fo:line-height="150%" fo:text-indent="0.25in"/>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P2363" style:parent-style-name="Normalny" style:family="paragraph">
      <style:paragraph-properties fo:text-align="justify" fo:line-height="150%" fo:text-indent="0.25in"/>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5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P2376" style:parent-style-name="Normalny" style:family="paragraph">
      <style:paragraph-properties fo:text-align="justify" fo:line-height="150%" fo:text-indent="0.25in"/>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P2382" style:parent-style-name="Normalny" style:family="paragraph">
      <style:paragraph-properties fo:text-align="justify" fo:line-height="150%"/>
    </style:style>
    <style:style style:name="T2383" style:parent-style-name="Domyślnaczcionkaakapitu" style:family="text">
      <style:text-properties fo:background-color="#80FFFF" style:text-underline-type="single" style:text-underline-style="solid" style:text-underline-width="auto" style:text-underline-mode="continuous"/>
    </style:style>
    <style:style style:name="T2384" style:parent-style-name="Domyślnaczcionkaakapitu" style:family="text">
      <style:text-properties style:text-underline-type="single" style:text-underline-style="solid" style:text-underline-width="auto" style:text-underline-mode="continuous"/>
    </style:style>
    <style:style style:name="T2385" style:parent-style-name="Domyślnaczcionkaakapitu" style:family="text">
      <style:text-properties fo:background-color="#80FFFF" style:text-underline-type="single" style:text-underline-style="solid" style:text-underline-width="auto" style:text-underline-mode="continuous"/>
    </style:style>
    <style:style style:name="T2386" style:parent-style-name="Domyślnaczcionkaakapitu" style:family="text">
      <style:text-properties style:text-underline-type="single" style:text-underline-style="solid" style:text-underline-width="auto" style:text-underline-mode="continuous"/>
    </style:style>
    <style:style style:name="T2387" style:parent-style-name="Domyślnaczcionkaakapitu" style:family="text">
      <style:text-properties fo:background-color="#80FFFF" style:text-underline-type="single" style:text-underline-style="solid" style:text-underline-width="auto" style:text-underline-mode="continuous"/>
    </style:style>
    <style:style style:name="P2388" style:parent-style-name="Normalny" style:family="paragraph">
      <style:paragraph-properties fo:text-align="justify" fo:line-height="150%" fo:text-indent="0.25in"/>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fo:text-indent="0.25in"/>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5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P2399" style:parent-style-name="Normalny" style:family="paragraph">
      <style:paragraph-properties fo:text-align="justify" fo:line-height="150%" fo:text-indent="0.25in"/>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2403" style:parent-style-name="Normalny" style:family="paragraph">
      <style:paragraph-properties fo:text-align="justify" fo:line-height="150%" fo:text-indent="0.25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5in"/>
    </style:style>
    <style:style style:name="P2408" style:parent-style-name="Normalny" style:family="paragraph">
      <style:paragraph-properties fo:text-align="justify" fo:line-height="150%" fo:text-indent="0.25in"/>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fo:text-indent="0.25in"/>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fo:text-indent="0.25in"/>
    </style:style>
    <style:style style:name="P2420" style:parent-style-name="Normalny" style:family="paragraph">
      <style:paragraph-properties fo:text-align="justify" fo:line-height="150%" fo:text-indent="0.25in"/>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fo:text-indent="0.25in"/>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5in"/>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fo:text-indent="0.25in"/>
    </style:style>
    <style:style style:name="T2431" style:parent-style-name="Domyślnaczcionkaakapitu" style:family="text">
      <style:text-properties fo:background-color="#80FFFF"/>
    </style:style>
    <style:style style:name="P2432" style:parent-style-name="Normalny" style:family="paragraph">
      <style:paragraph-properties fo:text-align="justify" fo:line-height="150%" fo:text-indent="0.25in"/>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P2436" style:parent-style-name="Normalny" style:family="paragraph">
      <style:paragraph-properties fo:text-align="justify" fo:line-height="150%" fo:text-indent="0.25in"/>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fo:text-indent="0.25in"/>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P2445" style:parent-style-name="Normalny" style:family="paragraph">
      <style:paragraph-properties fo:text-align="justify" fo:line-height="150%" fo:text-indent="0.25in"/>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fo:text-indent="0.25in"/>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P2452" style:parent-style-name="Normalny" style:family="paragraph">
      <style:paragraph-properties fo:text-align="justify" fo:line-height="150%" fo:text-indent="0.25in"/>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5in"/>
    </style:style>
    <style:style style:name="P2455" style:parent-style-name="Normalny" style:family="paragraph">
      <style:paragraph-properties fo:text-align="justify" fo:line-height="150%" fo:text-indent="0.25in"/>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fo:text-indent="0.25in"/>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fo:text-indent="0.25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fo:text-indent="0.25in"/>
    </style:style>
    <style:style style:name="P2475" style:parent-style-name="Normalny" style:family="paragraph">
      <style:paragraph-properties fo:text-align="justify" fo:line-height="150%" fo:text-indent="0.25in"/>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5in"/>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P2483" style:parent-style-name="Normalny" style:family="paragraph">
      <style:paragraph-properties fo:text-align="justify" fo:line-height="150%" fo:text-indent="0.25in"/>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fo:text-indent="0.25in"/>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fo:text-indent="0.25in"/>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5in"/>
    </style:style>
    <style:style style:name="T2492" style:parent-style-name="Domyślnaczcionkaakapitu" style:family="text">
      <style:text-properties fo:background-color="#80FFFF"/>
    </style:style>
    <style:style style:name="P2493" style:parent-style-name="Normalny" style:family="paragraph">
      <style:paragraph-properties fo:text-align="justify" fo:line-height="150%"/>
    </style:style>
    <style:style style:name="T2494" style:parent-style-name="Domyślnaczcionkaakapitu" style:family="text">
      <style:text-properties style:text-underline-type="single" style:text-underline-style="solid" style:text-underline-width="auto" style:text-underline-mode="continuous"/>
    </style:style>
    <style:style style:name="P2495" style:parent-style-name="Normalny" style:family="paragraph">
      <style:paragraph-properties fo:text-align="justify" fo:line-height="150%" fo:text-indent="0.25in"/>
    </style:style>
    <style:style style:name="P2496" style:parent-style-name="Normalny" style:family="paragraph">
      <style:paragraph-properties fo:text-align="justify" fo:line-height="150%"/>
    </style:style>
    <style:style style:name="T2497" style:parent-style-name="Domyślnaczcionkaakapitu" style:family="text">
      <style:text-properties style:text-underline-type="single" style:text-underline-style="solid" style:text-underline-width="auto" style:text-underline-mode="continuous"/>
    </style:style>
    <style:style style:name="T2498" style:parent-style-name="Domyślnaczcionkaakapitu" style:family="text">
      <style:text-properties fo:background-color="#80FFFF" style:text-underline-type="single" style:text-underline-style="solid" style:text-underline-width="auto" style:text-underline-mode="continuous"/>
    </style:style>
    <style:style style:name="T2499" style:parent-style-name="Domyślnaczcionkaakapitu" style:family="text">
      <style:text-properties style:text-underline-type="single" style:text-underline-style="solid" style:text-underline-width="auto" style:text-underline-mode="continuous"/>
    </style:style>
    <style:style style:name="T2500" style:parent-style-name="Domyślnaczcionkaakapitu" style:family="text">
      <style:text-properties fo:background-color="#80FFFF" style:text-underline-type="single" style:text-underline-style="solid" style:text-underline-width="auto" style:text-underline-mode="continuous"/>
    </style:style>
    <style:style style:name="T2501" style:parent-style-name="Domyślnaczcionkaakapitu" style:family="text">
      <style:text-properties style:text-underline-type="single" style:text-underline-style="solid" style:text-underline-width="auto" style:text-underline-mode="continuous"/>
    </style:style>
    <style:style style:name="P2502" style:parent-style-name="Normalny" style:family="paragraph">
      <style:paragraph-properties fo:text-align="justify" fo:line-height="150%" fo:text-indent="0.25in"/>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5in"/>
    </style:style>
    <style:style style:name="T2508" style:parent-style-name="Domyślnaczcionkaakapitu" style:family="text">
      <style:text-properties fo:background-color="#80FFFF"/>
    </style:style>
    <style:style style:name="P2509" style:parent-style-name="Normalny" style:family="paragraph">
      <style:paragraph-properties fo:text-align="justify" fo:line-height="150%" fo:text-indent="0.25in"/>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fo:text-indent="0.25in"/>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P2518" style:parent-style-name="Normalny" style:family="paragraph">
      <style:paragraph-properties fo:text-align="justify" fo:line-height="150%" fo:text-indent="0.25in"/>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fo:text-indent="0.25in"/>
    </style:style>
    <style:style style:name="T2524" style:parent-style-name="Domyślnaczcionkaakapitu" style:family="text">
      <style:text-properties fo:background-color="#80FFFF"/>
    </style:style>
    <style:style style:name="P2525" style:parent-style-name="Normalny" style:family="paragraph">
      <style:paragraph-properties fo:text-align="justify" fo:line-height="150%" fo:text-indent="0.25in"/>
    </style:style>
    <style:style style:name="P2526" style:parent-style-name="Normalny" style:family="paragraph">
      <style:paragraph-properties fo:text-align="justify" fo:line-height="150%" fo:text-indent="0.25in"/>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P2530" style:parent-style-name="Normalny" style:family="paragraph">
      <style:paragraph-properties fo:text-align="justify" fo:line-height="150%"/>
    </style:style>
    <style:style style:name="T2531" style:parent-style-name="Domyślnaczcionkaakapitu" style:family="text">
      <style:text-properties style:text-underline-type="single" style:text-underline-style="solid" style:text-underline-width="auto" style:text-underline-mode="continuous"/>
    </style:style>
    <style:style style:name="T2532" style:parent-style-name="Domyślnaczcionkaakapitu" style:family="text">
      <style:text-properties fo:background-color="#80FFFF" style:text-underline-type="single" style:text-underline-style="solid" style:text-underline-width="auto" style:text-underline-mode="continuous"/>
    </style:style>
    <style:style style:name="T2533" style:parent-style-name="Domyślnaczcionkaakapitu" style:family="text">
      <style:text-properties style:text-underline-type="single" style:text-underline-style="solid" style:text-underline-width="auto" style:text-underline-mode="continuous"/>
    </style:style>
    <style:style style:name="T2534" style:parent-style-name="Domyślnaczcionkaakapitu" style:family="text">
      <style:text-properties fo:background-color="#80FFFF" style:text-underline-type="single" style:text-underline-style="solid" style:text-underline-width="auto" style:text-underline-mode="continuous"/>
    </style:style>
    <style:style style:name="T2535" style:parent-style-name="Domyślnaczcionkaakapitu" style:family="text">
      <style:text-properties style:text-underline-type="single" style:text-underline-style="solid" style:text-underline-width="auto" style:text-underline-mode="continuous"/>
    </style:style>
    <style:style style:name="P2536" style:parent-style-name="Normalny" style:family="paragraph">
      <style:paragraph-properties fo:text-align="justify" fo:line-height="150%" fo:text-indent="0.25in"/>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P2539" style:parent-style-name="Normalny" style:family="paragraph">
      <style:paragraph-properties fo:text-align="justify" fo:line-height="150%" fo:text-indent="0.25in"/>
    </style:style>
    <style:style style:name="T2540" style:parent-style-name="Domyślnaczcionkaakapitu" style:family="text">
      <style:text-properties fo:background-color="#80FFFF"/>
    </style:style>
    <style:style style:name="P2541" style:parent-style-name="Normalny" style:family="paragraph">
      <style:paragraph-properties fo:text-align="justify" fo:line-height="150%" fo:text-indent="0.25in"/>
    </style:style>
    <style:style style:name="P2542" style:parent-style-name="Normalny" style:family="paragraph">
      <style:paragraph-properties fo:text-align="justify" fo:line-height="150%" fo:text-indent="0.25in"/>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fo:text-indent="0.25in"/>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P2550" style:parent-style-name="Normalny" style:family="paragraph">
      <style:paragraph-properties fo:text-align="justify" fo:line-height="150%" fo:text-indent="0.25in"/>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P2553" style:parent-style-name="Normalny" style:family="paragraph">
      <style:paragraph-properties fo:text-align="justify" fo:line-height="150%" fo:text-indent="0.25in"/>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fo:text-indent="0.25in"/>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5in"/>
    </style:style>
    <style:style style:name="T2561" style:parent-style-name="Domyślnaczcionkaakapitu" style:family="text">
      <style:text-properties fo:background-color="#80FFFF"/>
    </style:style>
    <style:style style:name="P2562" style:parent-style-name="Normalny" style:family="paragraph">
      <style:paragraph-properties fo:text-align="justify" fo:line-height="150%" fo:text-indent="0.25in"/>
    </style:style>
    <style:style style:name="P2563" style:parent-style-name="Normalny" style:family="paragraph">
      <style:paragraph-properties fo:text-align="justify" fo:line-height="150%" fo:text-indent="0.25in"/>
    </style:style>
    <style:style style:name="P2564" style:parent-style-name="Normalny" style:family="paragraph">
      <style:paragraph-properties fo:text-align="justify" fo:line-height="150%" fo:text-indent="0.25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P2568" style:parent-style-name="Normalny" style:family="paragraph">
      <style:paragraph-properties fo:text-align="justify" fo:line-height="150%" fo:text-indent="0.25in">
        <style:tab-stops>
          <style:tab-stop style:type="left" style:position="2.7in"/>
        </style:tab-stops>
      </style:paragraph-properties>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5in"/>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5in"/>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fo:text-indent="0.25in"/>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P2593" style:parent-style-name="Normalny" style:family="paragraph">
      <style:paragraph-properties fo:text-align="justify" fo:line-height="150%" fo:text-indent="0.25in"/>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fo:text-indent="0.25in"/>
    </style:style>
    <style:style style:name="P2601" style:parent-style-name="Normalny" style:family="paragraph">
      <style:paragraph-properties fo:text-align="justify" fo:line-height="150%" fo:text-indent="0.25in"/>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P2607" style:parent-style-name="Normalny" style:family="paragraph">
      <style:paragraph-properties fo:text-align="justify" fo:line-height="150%" fo:text-indent="0.25in"/>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P2613" style:parent-style-name="Normalny" style:family="paragraph">
      <style:paragraph-properties fo:text-align="justify" fo:line-height="150%" fo:text-indent="0.25in"/>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P2618" style:parent-style-name="Normalny" style:family="paragraph">
      <style:paragraph-properties fo:text-align="justify" fo:line-height="150%" fo:text-indent="0.25in"/>
    </style:style>
    <style:style style:name="P2619" style:parent-style-name="Normalny" style:family="paragraph">
      <style:paragraph-properties fo:text-align="justify" fo:line-height="150%" fo:text-indent="0.25in"/>
    </style:style>
    <style:style style:name="P2620" style:parent-style-name="Normalny" style:family="paragraph">
      <style:paragraph-properties fo:text-align="justify" fo:line-height="150%"/>
    </style:style>
    <style:style style:name="T2621" style:parent-style-name="Domyślnaczcionkaakapitu" style:family="text">
      <style:text-properties style:text-underline-type="single" style:text-underline-style="solid" style:text-underline-width="auto" style:text-underline-mode="continuous"/>
    </style:style>
    <style:style style:name="T2622" style:parent-style-name="Domyślnaczcionkaakapitu" style:family="text">
      <style:text-properties fo:background-color="#80FFFF"/>
    </style:style>
    <style:style style:name="P2623" style:parent-style-name="Normalny" style:family="paragraph">
      <style:paragraph-properties fo:text-align="justify" fo:line-height="150%" fo:text-indent="0.25in"/>
    </style:style>
    <style:style style:name="T2624" style:parent-style-name="Domyślnaczcionkaakapitu" style:family="text">
      <style:text-properties fo:background-color="#80FFFF"/>
    </style:style>
    <style:style style:name="P2625" style:parent-style-name="Normalny" style:family="paragraph">
      <style:paragraph-properties fo:text-align="justify" fo:line-height="150%" fo:text-indent="0.25in"/>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style:style>
    <style:style style:name="T2629" style:parent-style-name="Domyślnaczcionkaakapitu" style:family="text">
      <style:text-properties style:text-underline-type="single" style:text-underline-style="solid" style:text-underline-width="auto" style:text-underline-mode="continuous"/>
    </style:style>
    <style:style style:name="T2630" style:parent-style-name="Domyślnaczcionkaakapitu" style:family="text">
      <style:text-properties fo:background-color="#80FFFF" style:text-underline-type="single" style:text-underline-style="solid" style:text-underline-width="auto" style:text-underline-mode="continuous"/>
    </style:style>
    <style:style style:name="T2631" style:parent-style-name="Domyślnaczcionkaakapitu" style:family="text">
      <style:text-properties style:text-underline-type="single" style:text-underline-style="solid" style:text-underline-width="auto" style:text-underline-mode="continuous"/>
    </style:style>
    <style:style style:name="T2632" style:parent-style-name="Domyślnaczcionkaakapitu" style:family="text">
      <style:text-properties fo:background-color="#80FFFF" style:text-underline-type="single" style:text-underline-style="solid" style:text-underline-width="auto" style:text-underline-mode="continuous"/>
    </style:style>
    <style:style style:name="T2633" style:parent-style-name="Domyślnaczcionkaakapitu" style:family="text">
      <style:text-properties style:text-underline-type="single" style:text-underline-style="solid" style:text-underline-width="auto" style:text-underline-mode="continuous"/>
    </style:style>
    <style:style style:name="T2634" style:parent-style-name="Domyślnaczcionkaakapitu" style:family="text">
      <style:text-properties fo:background-color="#80FFFF" style:text-underline-type="single" style:text-underline-style="solid" style:text-underline-width="auto" style:text-underline-mode="continuous"/>
    </style:style>
    <style:style style:name="T2635" style:parent-style-name="Domyślnaczcionkaakapitu" style:family="text">
      <style:text-properties style:text-underline-type="single" style:text-underline-style="solid" style:text-underline-width="auto" style:text-underline-mode="continuous"/>
    </style:style>
    <style:style style:name="P2636" style:parent-style-name="Normalny" style:family="paragraph">
      <style:paragraph-properties fo:text-align="justify" fo:line-height="150%" fo:text-indent="0.25in"/>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fo:text-indent="0.25in"/>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P2647" style:parent-style-name="Normalny" style:family="paragraph">
      <style:paragraph-properties fo:text-align="justify" fo:line-height="150%" fo:text-indent="0.25in"/>
    </style:style>
    <style:style style:name="P2648" style:parent-style-name="Normalny" style:family="paragraph">
      <style:paragraph-properties fo:text-align="justify" fo:line-height="150%"/>
    </style:style>
    <style:style style:name="T2649" style:parent-style-name="Domyślnaczcionkaakapitu" style:family="text">
      <style:text-properties style:text-underline-type="single" style:text-underline-style="solid" style:text-underline-width="auto" style:text-underline-mode="continuous"/>
    </style:style>
    <style:style style:name="T2650" style:parent-style-name="Domyślnaczcionkaakapitu" style:family="text">
      <style:text-properties fo:background-color="#80FFFF" style:text-underline-type="single" style:text-underline-style="solid" style:text-underline-width="auto" style:text-underline-mode="continuous"/>
    </style:style>
    <style:style style:name="P2651" style:parent-style-name="Normalny" style:family="paragraph">
      <style:paragraph-properties fo:text-align="justify" fo:line-height="150%" fo:text-indent="0.25in"/>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5in"/>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5in"/>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style:style>
    <style:style style:name="T2670" style:parent-style-name="Domyślnaczcionkaakapitu" style:family="text">
      <style:text-properties style:text-underline-type="single" style:text-underline-style="solid" style:text-underline-width="auto" style:text-underline-mode="continuous"/>
    </style:style>
    <style:style style:name="T2671" style:parent-style-name="Domyślnaczcionkaakapitu" style:family="text">
      <style:text-properties fo:background-color="#80FFFF" style:text-underline-type="single" style:text-underline-style="solid" style:text-underline-width="auto" style:text-underline-mode="continuous"/>
    </style:style>
    <style:style style:name="T2672" style:parent-style-name="Domyślnaczcionkaakapitu" style:family="text">
      <style:text-properties style:text-underline-type="single" style:text-underline-style="solid" style:text-underline-width="auto" style:text-underline-mode="continuous"/>
    </style:style>
    <style:style style:name="P2673" style:parent-style-name="Normalny" style:family="paragraph">
      <style:paragraph-properties fo:text-align="justify" fo:line-height="150%" fo:text-indent="0.25in"/>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P2676" style:parent-style-name="Normalny" style:family="paragraph">
      <style:paragraph-properties fo:text-align="justify" fo:line-height="150%"/>
    </style:style>
    <style:style style:name="T2677" style:parent-style-name="Domyślnaczcionkaakapitu" style:family="text">
      <style:text-properties style:text-underline-type="single" style:text-underline-style="solid" style:text-underline-width="auto" style:text-underline-mode="continuous"/>
    </style:style>
    <style:style style:name="P2678" style:parent-style-name="Normalny" style:family="paragraph">
      <style:paragraph-properties fo:text-align="justify" fo:line-height="150%" fo:text-indent="0.25in"/>
    </style:style>
    <style:style style:name="P2679" style:parent-style-name="Normalny" style:family="paragraph">
      <style:paragraph-properties fo:text-align="justify" fo:line-height="150%"/>
    </style:style>
    <style:style style:name="T2680" style:parent-style-name="Domyślnaczcionkaakapitu" style:family="text">
      <style:text-properties fo:background-color="#80FFFF" style:text-underline-type="single" style:text-underline-style="solid" style:text-underline-width="auto" style:text-underline-mode="continuous"/>
    </style:style>
    <style:style style:name="T2681" style:parent-style-name="Domyślnaczcionkaakapitu" style:family="text">
      <style:text-properties style:text-underline-type="single" style:text-underline-style="solid" style:text-underline-width="auto" style:text-underline-mode="continuous"/>
    </style:style>
    <style:style style:name="T2682" style:parent-style-name="Domyślnaczcionkaakapitu" style:family="text">
      <style:text-properties fo:background-color="#80FFFF" style:text-underline-type="single" style:text-underline-style="solid" style:text-underline-width="auto" style:text-underline-mode="continuous"/>
    </style:style>
    <style:style style:name="T2683" style:parent-style-name="Domyślnaczcionkaakapitu" style:family="text">
      <style:text-properties style:text-underline-type="single" style:text-underline-style="solid" style:text-underline-width="auto" style:text-underline-mode="continuous"/>
    </style:style>
    <style:style style:name="P2684" style:parent-style-name="Normalny" style:family="paragraph">
      <style:paragraph-properties fo:text-align="justify" fo:line-height="150%" fo:text-indent="0.25in"/>
    </style:style>
    <style:style style:name="T2685" style:parent-style-name="Domyślnaczcionkaakapitu" style:family="text">
      <style:text-properties fo:background-color="#80FFFF"/>
    </style:style>
    <style:style style:name="P2686" style:parent-style-name="Normalny" style:family="paragraph">
      <style:paragraph-properties fo:text-align="justify" fo:line-height="150%" fo:text-indent="0.25in"/>
    </style:style>
    <style:style style:name="P2687" style:parent-style-name="Normalny" style:family="paragraph">
      <style:paragraph-properties fo:text-align="justify" fo:line-height="150%"/>
    </style:style>
    <style:style style:name="T2688" style:parent-style-name="Domyślnaczcionkaakapitu" style:family="text">
      <style:text-properties style:text-underline-type="single" style:text-underline-style="solid" style:text-underline-width="auto" style:text-underline-mode="continuous"/>
    </style:style>
    <style:style style:name="T2689" style:parent-style-name="Domyślnaczcionkaakapitu" style:family="text">
      <style:text-properties fo:background-color="#80FFFF" style:text-underline-type="single" style:text-underline-style="solid" style:text-underline-width="auto" style:text-underline-mode="continuous"/>
    </style:style>
    <style:style style:name="T2690" style:parent-style-name="Domyślnaczcionkaakapitu" style:family="text">
      <style:text-properties style:text-underline-type="single" style:text-underline-style="solid" style:text-underline-width="auto" style:text-underline-mode="continuous"/>
    </style:style>
    <style:style style:name="P2691" style:parent-style-name="Normalny" style:family="paragraph">
      <style:paragraph-properties fo:text-align="justify" fo:line-height="150%" fo:text-indent="0.25in"/>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fo:text-indent="0.25in"/>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style:style>
    <style:style style:name="T2697" style:parent-style-name="Domyślnaczcionkaakapitu" style:family="text">
      <style:text-properties style:text-underline-type="single" style:text-underline-style="solid" style:text-underline-width="auto" style:text-underline-mode="continuous"/>
    </style:style>
    <style:style style:name="P2698" style:parent-style-name="Normalny" style:family="paragraph">
      <style:paragraph-properties fo:text-align="justify" fo:line-height="150%" fo:text-indent="0.25in"/>
    </style:style>
    <style:style style:name="P2699" style:parent-style-name="Normalny" style:family="paragraph">
      <style:paragraph-properties fo:text-align="justify" fo:line-height="150%" fo:text-indent="0.25in"/>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fo:text-indent="0.25in"/>
    </style:style>
    <style:style style:name="P2705" style:parent-style-name="Normalny" style:family="paragraph">
      <style:paragraph-properties fo:text-align="justify" fo:line-height="150%" fo:text-indent="0.25in"/>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P2709" style:parent-style-name="Normalny" style:family="paragraph">
      <style:paragraph-properties fo:text-align="justify" fo:line-height="150%" fo:text-indent="0.25in"/>
    </style:style>
    <style:style style:name="P2710" style:parent-style-name="Normalny" style:family="paragraph">
      <style:paragraph-properties fo:text-align="justify" fo:line-height="150%"/>
    </style:style>
    <style:style style:name="T2711" style:parent-style-name="Domyślnaczcionkaakapitu" style:family="text">
      <style:text-properties style:text-underline-type="single" style:text-underline-style="solid" style:text-underline-width="auto" style:text-underline-mode="continuous"/>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T2713" style:parent-style-name="Domyślnaczcionkaakapitu" style:family="text">
      <style:text-properties style:text-underline-type="single" style:text-underline-style="solid" style:text-underline-width="auto" style:text-underline-mode="continuous"/>
    </style:style>
    <style:style style:name="T2714" style:parent-style-name="Domyślnaczcionkaakapitu" style:family="text">
      <style:text-properties fo:background-color="#80FFFF" style:text-underline-type="single" style:text-underline-style="solid" style:text-underline-width="auto" style:text-underline-mode="continuous"/>
    </style:style>
    <style:style style:name="P2715" style:parent-style-name="Normalny" style:family="paragraph">
      <style:paragraph-properties fo:text-align="justify" fo:line-height="150%" fo:text-indent="0.25in"/>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P2719" style:parent-style-name="Normalny" style:family="paragraph">
      <style:paragraph-properties fo:text-align="justify" fo:line-height="150%" fo:text-indent="0.25in"/>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fo:text-indent="0.25in"/>
    </style:style>
    <style:style style:name="P2722" style:parent-style-name="Normalny" style:family="paragraph">
      <style:paragraph-properties fo:text-align="justify" fo:line-height="150%"/>
    </style:style>
    <style:style style:name="T2723" style:parent-style-name="Domyślnaczcionkaakapitu" style:family="text">
      <style:text-properties style:text-underline-type="single" style:text-underline-style="solid" style:text-underline-width="auto" style:text-underline-mode="continuous"/>
    </style:style>
    <style:style style:name="T2724" style:parent-style-name="Domyślnaczcionkaakapitu" style:family="text">
      <style:text-properties fo:background-color="#80FFFF" style:text-underline-type="single" style:text-underline-style="solid" style:text-underline-width="auto" style:text-underline-mode="continuous"/>
    </style:style>
    <style:style style:name="P2725" style:parent-style-name="Normalny" style:family="paragraph">
      <style:paragraph-properties fo:text-align="justify" fo:line-height="150%" fo:text-indent="0.25in"/>
    </style:style>
    <style:style style:name="P2726" style:parent-style-name="Normalny" style:family="paragraph">
      <style:paragraph-properties fo:text-align="justify" fo:line-height="150%"/>
    </style:style>
    <style:style style:name="T2727" style:parent-style-name="Domyślnaczcionkaakapitu" style:family="text">
      <style:text-properties fo:background-color="#80FFFF" style:text-underline-type="single" style:text-underline-style="solid" style:text-underline-width="auto" style:text-underline-mode="continuous"/>
    </style:style>
    <style:style style:name="T2728" style:parent-style-name="Domyślnaczcionkaakapitu" style:family="text">
      <style:text-properties style:text-underline-type="single" style:text-underline-style="solid" style:text-underline-width="auto" style:text-underline-mode="continuous"/>
    </style:style>
    <style:style style:name="T2729" style:parent-style-name="Domyślnaczcionkaakapitu" style:family="text">
      <style:text-properties fo:background-color="#80FFFF" style:text-underline-type="single" style:text-underline-style="solid" style:text-underline-width="auto" style:text-underline-mode="continuous"/>
    </style:style>
    <style:style style:name="T2730" style:parent-style-name="Domyślnaczcionkaakapitu" style:family="text">
      <style:text-properties style:text-underline-type="single" style:text-underline-style="solid" style:text-underline-width="auto" style:text-underline-mode="continuous"/>
    </style:style>
    <style:style style:name="P2731" style:parent-style-name="Normalny" style:family="paragraph">
      <style:paragraph-properties fo:text-align="justify" fo:line-height="150%" fo:text-indent="0.25in"/>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P2742" style:parent-style-name="Normalny" style:family="paragraph">
      <style:paragraph-properties fo:text-align="justify" fo:line-height="150%"/>
    </style:style>
    <style:style style:name="T2743" style:parent-style-name="Domyślnaczcionkaakapitu" style:family="text">
      <style:text-properties fo:background-color="#80FFFF" style:text-underline-type="single" style:text-underline-style="solid" style:text-underline-width="auto" style:text-underline-mode="continuous"/>
    </style:style>
    <style:style style:name="T2744" style:parent-style-name="Domyślnaczcionkaakapitu" style:family="text">
      <style:text-properties style:text-underline-type="single" style:text-underline-style="solid" style:text-underline-width="auto" style:text-underline-mode="continuous"/>
    </style:style>
    <style:style style:name="T2745" style:parent-style-name="Domyślnaczcionkaakapitu" style:family="text">
      <style:text-properties fo:background-color="#80FFFF" style:text-underline-type="single" style:text-underline-style="solid" style:text-underline-width="auto" style:text-underline-mode="continuous"/>
    </style:style>
    <style:style style:name="T2746" style:parent-style-name="Domyślnaczcionkaakapitu" style:family="text">
      <style:text-properties style:text-underline-type="single" style:text-underline-style="solid" style:text-underline-width="auto" style:text-underline-mode="continuous"/>
    </style:style>
    <style:style style:name="T2747" style:parent-style-name="Domyślnaczcionkaakapitu" style:family="text">
      <style:text-properties fo:background-color="#80FFFF" style:text-underline-type="single" style:text-underline-style="solid" style:text-underline-width="auto" style:text-underline-mode="continuous"/>
    </style:style>
    <style:style style:name="P2748" style:parent-style-name="Normalny" style:family="paragraph">
      <style:paragraph-properties fo:text-align="justify" fo:line-height="150%" fo:text-indent="0.25in"/>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P2758" style:parent-style-name="Normalny" style:family="paragraph">
      <style:paragraph-properties fo:text-align="justify" fo:line-height="150%" fo:text-indent="0.25in"/>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P2761" style:parent-style-name="Normalny" style:family="paragraph">
      <style:paragraph-properties fo:text-align="justify" fo:line-height="150%" fo:text-indent="0.25in"/>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P2765" style:parent-style-name="Normalny" style:family="paragraph">
      <style:paragraph-properties fo:text-align="justify" fo:line-height="150%"/>
    </style:style>
    <style:style style:name="T2766" style:parent-style-name="Domyślnaczcionkaakapitu" style:family="text">
      <style:text-properties style:text-underline-type="single" style:text-underline-style="solid" style:text-underline-width="auto" style:text-underline-mode="continuous"/>
    </style:style>
    <style:style style:name="T2767" style:parent-style-name="Domyślnaczcionkaakapitu" style:family="text">
      <style:text-properties fo:background-color="#80FFFF" style:text-underline-type="single" style:text-underline-style="solid" style:text-underline-width="auto" style:text-underline-mode="continuous"/>
    </style:style>
    <style:style style:name="T2768" style:parent-style-name="Domyślnaczcionkaakapitu" style:family="text">
      <style:text-properties style:text-underline-type="single" style:text-underline-style="solid" style:text-underline-width="auto" style:text-underline-mode="continuous"/>
    </style:style>
    <style:style style:name="T2769" style:parent-style-name="Domyślnaczcionkaakapitu" style:family="text">
      <style:text-properties fo:background-color="#80FFFF" style:text-underline-type="single" style:text-underline-style="solid" style:text-underline-width="auto" style:text-underline-mode="continuous"/>
    </style:style>
    <style:style style:name="T2770" style:parent-style-name="Domyślnaczcionkaakapitu" style:family="text">
      <style:text-properties style:text-underline-type="single" style:text-underline-style="solid" style:text-underline-width="auto" style:text-underline-mode="continuous"/>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fo:text-indent="0.25in"/>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P2776" style:parent-style-name="Normalny" style:family="paragraph">
      <style:paragraph-properties fo:text-align="justify" fo:line-height="150%" fo:text-indent="0.25in"/>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P2795" style:parent-style-name="Normalny" style:family="paragraph">
      <style:paragraph-properties fo:text-align="justify" fo:line-height="150%"/>
    </style:style>
    <style:style style:name="T2796" style:parent-style-name="Domyślnaczcionkaakapitu" style:family="text">
      <style:text-properties style:text-underline-type="single" style:text-underline-style="solid" style:text-underline-width="auto" style:text-underline-mode="continuous"/>
    </style:style>
    <style:style style:name="T2797" style:parent-style-name="Domyślnaczcionkaakapitu" style:family="text">
      <style:text-properties fo:background-color="#80FFFF" style:text-underline-type="single" style:text-underline-style="solid" style:text-underline-width="auto" style:text-underline-mode="continuous"/>
    </style:style>
    <style:style style:name="T2798" style:parent-style-name="Domyślnaczcionkaakapitu" style:family="text">
      <style:text-properties style:text-underline-type="single" style:text-underline-style="solid" style:text-underline-width="auto" style:text-underline-mode="continuous"/>
    </style:style>
    <style:style style:name="P2799" style:parent-style-name="Normalny" style:family="paragraph">
      <style:paragraph-properties fo:text-align="justify" fo:line-height="150%" fo:text-indent="0.25in"/>
    </style:style>
    <style:style style:name="P2800" style:parent-style-name="Normalny" style:family="paragraph">
      <style:paragraph-properties fo:text-align="justify" fo:line-height="150%" fo:text-indent="0.25in"/>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fo:text-indent="0.25in"/>
    </style:style>
    <style:style style:name="P2807" style:parent-style-name="Normalny" style:family="paragraph">
      <style:paragraph-properties fo:text-align="justify" fo:line-height="150%"/>
    </style:style>
    <style:style style:name="T2808" style:parent-style-name="Domyślnaczcionkaakapitu" style:family="text">
      <style:text-properties fo:background-color="#80FFFF" style:text-underline-type="single" style:text-underline-style="solid" style:text-underline-width="auto" style:text-underline-mode="continuous"/>
    </style:style>
    <style:style style:name="T2809" style:parent-style-name="Domyślnaczcionkaakapitu" style:family="text">
      <style:text-properties style:text-underline-type="single" style:text-underline-style="solid" style:text-underline-width="auto" style:text-underline-mode="continuous"/>
    </style:style>
    <style:style style:name="T2810" style:parent-style-name="Domyślnaczcionkaakapitu" style:family="text">
      <style:text-properties fo:background-color="#80FFFF" style:text-underline-type="single" style:text-underline-style="solid" style:text-underline-width="auto" style:text-underline-mode="continuous"/>
    </style:style>
    <style:style style:name="T2811" style:parent-style-name="Domyślnaczcionkaakapitu" style:family="text">
      <style:text-properties style:text-underline-type="single" style:text-underline-style="solid" style:text-underline-width="auto" style:text-underline-mode="continuous"/>
    </style:style>
    <style:style style:name="T2812" style:parent-style-name="Domyślnaczcionkaakapitu" style:family="text">
      <style:text-properties fo:background-color="#80FFFF" style:text-underline-type="single" style:text-underline-style="solid" style:text-underline-width="auto" style:text-underline-mode="continuous"/>
    </style:style>
    <style:style style:name="P2813" style:parent-style-name="Normalny" style:family="paragraph">
      <style:paragraph-properties fo:text-align="justify" fo:line-height="150%" fo:text-indent="0.25in"/>
    </style:style>
    <style:style style:name="T2814" style:parent-style-name="Domyślnaczcionkaakapitu" style:family="text">
      <style:text-properties fo:background-color="#80FFFF"/>
    </style:style>
    <style:style style:name="P2815" style:parent-style-name="Normalny" style:family="paragraph">
      <style:paragraph-properties fo:text-align="justify" fo:line-height="150%" fo:text-indent="0.25in"/>
    </style:style>
    <style:style style:name="P2816" style:parent-style-name="Normalny" style:family="paragraph">
      <style:paragraph-properties fo:text-align="justify" fo:line-height="150%" fo:text-indent="0.25in"/>
    </style:style>
    <style:style style:name="P2817" style:parent-style-name="Normalny" style:family="paragraph">
      <style:paragraph-properties fo:text-align="justify" fo:line-height="150%" fo:text-indent="0.25in"/>
    </style:style>
  </office:automatic-styles>
  <office:body>
    <office:text text:use-soft-page-breaks="true">
      <text:p text:style-name="P1">KORPUS= Obrady Okrągłego Stołu</text:p>
      <text:p text:style-name="P2">ZESPÓŁ= Zespół do<text:s/>spraw Reform Politycznych</text:p>
      <text:p text:style-name="P3">TYTUŁ= STENOGRAM z trzeciego posiedzenia Zespołu do<text:s/>spraw Reform Politycznych</text:p>
      <text:p text:style-name="P4">DATA= 1 marca 1989 r.</text:p>
      <text:p text:style-name="P5">SYGNATURA= 9540/4</text:p>
      <text:p text:style-name="P6">INW=<text:s/>45998</text:p>
      <text:p text:style-name="P7">TEKST=</text:p>
      <text:p text:style-name="P8">STENOGRAM z posiedzenia<text:s/>Zespołu<text:s/><text:span text:style-name="T9">do</text:span><text:s/><text:span text:style-name="T10">s</text:span>praw<text:s/>Ref<text:span text:style-name="T11">o</text:span>rm<text:s/>P<text:span text:style-name="T12">o</text:span>lityc<text:span text:style-name="T13">z</text:span>nych<text:s/><text:span text:style-name="T14">w</text:span><text:s/>dniu 1 marca 1<text:span text:style-name="T15">989</text:span><text:s/>r.</text:p>
      <text:p text:style-name="P16">/Obra<text:span text:style-name="T17">dom</text:span><text:s/><text:span text:style-name="T18">p</text:span><text:span text:style-name="T19">r</text:span><text:span text:style-name="T20">ze</text:span><text:span text:style-name="T21">w</text:span><text:span text:style-name="T22">od</text:span><text:span text:style-name="T23">ni</text:span><text:span text:style-name="T24">czy</text:span><text:span text:style-name="T25"><text:s/>B</text:span><text:span text:style-name="T26">ro</text:span><text:span text:style-name="T27">ni</text:span><text:span text:style-name="T28">sław</text:span><text:span text:style-name="T29"><text:s/>G</text:span><text:span text:style-name="T30">ereme</text:span><text:span text:style-name="T31">k</text:span>/.</text:p>
      <text:p text:style-name="P32"><text:span text:style-name="T33">P</text:span><text:span text:style-name="T34">r</text:span><text:span text:style-name="T35">z</text:span><text:span text:style-name="T36">ew</text:span><text:span text:style-name="T37">od</text:span><text:span text:style-name="T38">ni</text:span><text:span text:style-name="T39">czą</text:span><text:span text:style-name="T40">c</text:span><text:span text:style-name="T41">y</text:span>:</text:p>
      <text:p text:style-name="P42">Otwieram trzecie posied<text:span text:style-name="T43">z</text:span>enie<text:s/>Ze<text:span text:style-name="T44">s</text:span>połu do spraw<text:s/>Reform<text:s/>Politycznych<text:span text:style-name="T45">.</text:span><text:s/>Na poprzednim naszym posiedzeniu doszliśmy do wniosku, że na dzisiejszym powinniśmy zająć się z kluczowymi sprawami spornymi podzespołów związanych ze zespołem reform politycznych, a także rozważyć sprawę całościowej wizji reform politycznych, które mogą stać się przedmiotem tej swoistej umow<text:span text:style-name="T46">y</text:span>, jaka jest celem obrad Okrągłego Stołu.</text:p>
      <text:p text:style-name="P47">Rozumiem, że taka jest decyzja naszego poprzedniego zebrania nas wiążąca. Mamy nadzieję także, że w miarę naszego porządku dziennego punkt 2 wówczas przewidziany, sprawozdanie grupy roboczej do spraw ordynacji wyborczej zostanie również przedstawiony<text:span text:style-name="T48">.</text:span><text:s/>Jeżeli państwo nie zgłaszają uwag do programu naszych obrad, to przystąpilibyśmy do realizacji jego, tak właśnie zdecydowanej.</text:p>
      <text:p text:style-name="P49">Nie chciałbym w tej chwili ani przedstawiać deklaracji, ani wygłaszać wstępnego przemówienia. Myślę, że jest rzeczą ważną, ażeby w zespole do spraw reformy politycznych była świadomość, że pora podejmować decyzje. Minęły trzy tygodnie obrad Okrągłego Stołu, które już w tej chwili są pewnym ewenementem w życiu<text:s/>kraju,<text:s/><text:span text:style-name="T50">w</text:span><text:s/>których została jakby skapitalizowana wielka społeczna nadzieja, ale także po tych trzech tygodniach obrad pojawia się zmęczenie i jakby trud wyczekiwania na rezultat.</text:p>
      <text:p text:style-name="P51">Dlatego właśnie poza zapewne... ażeby<text:s/>Zespół do spraw<text:s/>Reformy<text:s/>Politycznych określił w sposób bardziej pragmatyczny i decyzyjny ten kształt spraw, które mogą być przedmio<text:span text:style-name="T52">te</text:span>m deklarac<text:span text:style-name="T53">ji</text:span><text:s/>wspólnej Okrągłego Stołu i z taką właśnie intencją chciałbym, ażebyśmy otworzyli dzisiejsze nasze posiedzenie.</text:p>
      <text:p text:style-name="P54">Czy pan prof. Reykowski chciałby w sprawie zapowiedzianej pierwszym punktem porządku dziennego zabrać głos?</text:p>
      <text:p text:style-name="P55">P<text:span text:style-name="T56">rof</text:span><text:span text:style-name="T57">.</text:span><text:span text:style-name="T58"><text:s/></text:span><text:span text:style-name="T59">J</text:span><text:span text:style-name="T60">anusz Reykowski</text:span>:</text:p>
      <text:p text:style-name="P61">Chciałbym sformułować kilka uwag ogólnych. Sądzę bowiem, że jesteśmy w pewnym określonym stadium naszego - naszej debaty. Mamy za sobą okres prezentowania stanowisk ogólnych i prezentowania bogatej listy konkretnych problemów do rozwiązania. Odnoszę wrażenie, iż porozumieliśmy się co do tego, że stoimy wobec wielkiego zadania reformy państwa, że celem tej reformy jest stworzenie w Polsce prawdziwie<text:s/><text:span text:style-name="T62">de</text:span>mokratycznego ładu. Ze swej strony uważamy, że te reformy, że wprawdzie stoi przed nami zupełnie nowy etap reform, ale te reformy w Polsce nie zaczęły się dzisiaj i że dość wiele zmian musiało się dokonać w Polsce w sposobie sprawowania władzy, w myśleniu o niej, aby nasze obrady, nasza debata mogła dojść do skutku.</text:p>
      <text:p text:style-name="P63">Tak więc sądzimy, że to wszystko co się stało dotychczas przygotowało ten nowy etap, który właśnie<text:s/><text:soft-page-break/><text:span text:style-name="T64">ro</text:span>związujemy<text:span text:style-name="T65">.</text:span><text:s/>Ze swej strony uważamy także, iż mówi<text:span text:style-name="T66">ć</text:span><text:s/>o nowym ładzie, do którego zmierzamy, chcielibyśmy, aby ten ład realizował w swej warstwie aksjologicznej pewne podstawowe wartości ideologii so<text:span text:style-name="T67">cj</text:span>alistycznej.</text:p>
      <text:p text:style-name="P68">Zdaje mi się także, że mamy wspólnie świadomość, że głębokie reformy stanowią zagrożenie dla państwa choć także uznajemy, że brak reform także jest dla państwa zagr<text:span text:style-name="T69">o</text:span>żeniem.</text:p>
      <text:p text:style-name="P70">Każda głęboka zmiana jeśli dokona się nieostrożnie bez właściwej rozwagi może doprowadzić do głębokich zaburzeń i nie dających się naprawić szkód. Dlatego wydało mi się w świetle dyskusji, którą dotychczas toczyliśmy, że jest naszą wspólną intencją dokonania tych reform w taki sposób, aby owych niebezpieczeństw unikać.</text:p>
      <text:p text:style-name="P71">W związku z tym uważamy, że po pierwsze przyjmowane przez nas rozwiązania powinny uwzględniać i uzgadni<text:span text:style-name="T72">ać<text:s/></text:span>dwa jakby jednak komplementarne wymogi. Wymóg zachowania odrębnoś<text:span text:style-name="T73">ci</text:span>, tożsamości, podmiotowości każdego z partnerów umowy, a jest ich paru, kilku, czy nawet wielu może.</text:p>
      <text:p text:style-name="P74">Ale równocześnie wymóg zachowania jedności w pewny<text:span text:style-name="T75">c</text:span>h podstawowych sprawach.</text:p>
      <text:p text:style-name="P76">Wydaje się, że jest to wręcz symbolika<text:s/><text:span text:style-name="T77">O</text:span>krągłego Stołu, symbolika zakładająca różność i pew<text:span text:style-name="T78">i</text:span>en obszar zgodności, którą mamy zamiar wyrazić w deklaracji, którą roboczo określiliśmy deklaracja co łączy Polaków.<text:s/>Wiąże się<text:s/><text:span text:style-name="T79">z</text:span><text:s/>tym wymóg edukacyjny, o którym mowa była na jednym z naszych poprzednich zebrań, zdaje mi się, że to tak zostało sformułowane przez pana redaktora Króla, o którym to wymogu chciałbym powiedzieć, że powinien spełnia<text:span text:style-name="T80">ć</text:span><text:s/>on oba te - że ten wymóg edukacyjn<text:span text:style-name="T81">y<text:s/></text:span>powinien odnosi<text:span text:style-name="T82">ć</text:span><text:s/>się do obu komplementarnych składników tego procesu porozumiewania się, zarówno tego, byśmy zmierzali do kształtowania w polskim społeczeństwie szacunku dla różnic, uznania dla faktu, że jesteśmy społeczeństwem plural<text:span text:style-name="T83">is</text:span>ty<text:span text:style-name="T84">cz</text:span>nym, mamy różne perspektywy i różne int<text:span text:style-name="T85">e</text:span>resy, ale że jesteśmy członkami tego samego społeczeństwa i mamy pewne interesy nadrzędne, które również muszą znaleźć wyraz w roz<text:span text:style-name="T86">wi</text:span>ązaniach, jakie przyjmujemy.</text:p>
      <text:p text:style-name="P87">Drugą z zasad, którą chcielibyśmy wyraźnie sformułować, to zasada nie otwierania konflik<text:span text:style-name="T88">t</text:span>ów o przeszłość. Z pewnością ró<text:span text:style-name="T89">ż</text:span>nimy się na temat przeszłości, wszakże uważamy, że rewidowanie przeszłości niesie w sob<text:span text:style-name="T90">i</text:span>e groźny potencjał konfrontacyjny. Zdaje mi się, że już na pierwszym spotkaniu uznaliśmy, że będziemy koncentrowali się na budowaniu przyszłości. Dyskusja nad przeszłością poza, jest oczywiście rzeczą bardzo pożądaną i pozytywną, można się z przeszłości dużo nauczyć, ale c<text:span text:style-name="T91">o</text:span><text:s/>innego uczyć się z przeszłości, a co innego podejmować spór o przeszłość i wynikające z niej racje.</text:p>
      <text:p text:style-name="P92">Ze względu na niebezpieczeństwo takiego sporu kładziemy z całym naciskiem - kładziemy ogromny nacisk na to, żeby nasze porozumienie dotyczyło tego co ma być uczynione dla budowania przyszłości. Trzecią z zasad, którą chciałbym również podkreślić to zasada stopniowalności<text:span text:style-name="T93">.</text:span><text:s/>Jak ten przegląd różnych spraw wykazał, są kwestie podstawowe, pilne, od których trzeba zacząć ten etap reformowania państwa, kt<text:span text:style-name="T94">ó</text:span>re muszą być realizowane zaraz, jeżeli ruch ma być przyspieszony i dostatecznie energiczny. Re<text:span text:style-name="T95">fo</text:span>rmowanie państwa to zadanie niesłychanie złożone uwzgl<text:span text:style-name="T96">ęd</text:span>nia ono - czy dotyczy ono wielkich grup ludzi, włączonych w ten proces jest wiele punktów widzenia, wiele grup i dlatego gwałtowność czy próba rozwiązywania wszystkiego na raz mogłaby być nadzwyczaj niebezpiecznym zabiegiem<text:span text:style-name="T97">.</text:span><text:s/>Dlatego sądzę, że powinno być naszym celem, w szczególności celem naszego stolika ustalenie priorytetu tego od czego zaczynamy. Jakie są kroki podstawowe?</text:p>
      <text:soft-page-break/>
      <text:p text:style-name="P98">Otóż za n<text:span text:style-name="T99">aj</text:span>pilniejsze kroki na drodze ref<text:span text:style-name="T100">o</text:span>rm, jak sądzę, wydaje się, można uznać następujące. Po pierwsze praktyczną realizację zasady pluralizmu, a więc zasady pluralizmu politycznego, czego pierwszym praktycznym wyrazem byłaby zinstytucjonalizowanie opozycji politycznej w Polsce, niekonfrontacyjne wybory i uczestnictwo opozycji w organach przedstawicielskich. Zasadę pluralizmu związkowego, która oznacza legalizację nowych związków, w tym<text:s/>„Solidarności”<text:span text:style-name="T101">.</text:span></text:p>
      <text:p text:style-name="P102">Zasadą pluralizmu społecznego, która oznacza stworzenie warunków dla swobodnego organizowania się społeczeństwa, nie zakładając, że to organizowanie się nie ma innych ograniczeń, jak te, które wynikają z konieczności ochrony ładu konstytucyjnego i polskiej racji stanu.</text:p>
      <text:p text:style-name="P103">Przy okazji tej chciałbym dodać, mówiąc o pluralizmie społecznym, chciałbym dodać pewną uwagę. Mianowicie uważamy, że wątpliwą wartość miałoby przenoszenie zasady pluralizmu politycznego na poziom wychowania dzieci. Opowiadamy się zatem, aby dążyć do stworzenia w Polsce pewnych wspólnych zasad odnośnie tego, jak proces wychowania Polaka ma przebiegać, młodego Polaka ma przebiegać. Innymi słowy dążymy do uzgodnienia zasad consensusu wychowawczego tak, aby uniknąć możliwości monopolizowania procesu wychowania przez jakąś<text:s/><text:span text:style-name="T104">j</text:span>edną grupę, ale uważamy jednocześnie, że może nie być korzystne dla rozwoju tego właśnie, tej perspektywy na to co wspólne dla Polaków wtedy, gdyby się owe różnice polityczne zaczynały już od szkoły podstawowej.</text:p>
      <text:p text:style-name="P105">Jeśli chodzi o kolejne sprawy, to za bardzo pilną uważamy wprowadzenie nowych zasad dostępu do środków masowego przekazu.<text:s/><text:span text:style-name="T106">W</text:span><text:s/>związku z tym za pilne uważamy niezbędne reformy prawa prasowego, ustawy o cenzurze, wprowadzenie rynku papieru. Uważamy także, iż pilną sprawą jest już, nim zaczną działać mechanizmy z tym uruchomione, byłoby dopomożenie - po dokonaniu aktu legalizacji, d<text:span text:style-name="T107">o</text:span>pomożenie<text:s/><text:span text:style-name="T108">„</text:span>Solidarności<text:span text:style-name="T109">”</text:span><text:s/>do uruchomienia<text:s/><text:span text:style-name="T110">jej</text:span><text:s/>własnego organu, tygodnika<text:s/>„S<text:span text:style-name="T111">o</text:span>lidarn<text:span text:style-name="T112">o</text:span>ść”<text:span text:style-name="T113">.</text:span></text:p>
      <text:p text:style-name="P114">Uważamy dalej<text:span text:style-name="T115">,</text:span><text:s/>że konieczna jest daleko idąca reforma prawa, przede wszystkim przez poszerzenie gwarancji niezawisłości sądów, poprzez poszerzenie właściwości sądów, a także poprzez reformę prawa karnego i to w różnych jej aspektach<text:span text:style-name="T116">.</text:span></text:p>
      <text:p text:style-name="P117">Uważamy dalej, że konieczne jest wśród kroków takich szybkich, nowe ujęcie sprawy roli samorządu terytorialnego, przede wszystkim poprzez wprowadzenie własności komunalnej, umocnienie samodzielności finansowej gmin i rad, a także rozpoczęcie w niedługim czasie prac nad nową ordynacją do tych organów.</text:p>
      <text:p text:style-name="P118">Sądzimy także, podobnie jak pan współprzewodniczący prof<text:span text:style-name="T119">.</text:span><text:s/>Geremek, że nie należy przedłużać obrad<text:s/>„okrągłego stołu”, że - nie będę już powtarzał racji, które zostały tu wypowiedziane, są to racje, co do których nie byłoby między nami różnic zdań - i dlatego też wydawałoby się bardzo pilne ustalenie podstawowego zakresu porozumień, tego zakresu, który inicjuje nowy etap reform polskiego społeczeństwa. I tworzą warunki dla kolejnych zmian.</text:p>
      <text:p text:style-name="P120"><text:span text:style-name="T121">W</text:span><text:s/>tej kwestii, w tej fazie wiele kwestii, jak nam się wydaje, nie da się do końca rozwiązać i dlatego musimy także pogodzić s<text:span text:style-name="T122">i</text:span>ę co do różnic, ustalić ów zakres różnic, który będzie musiał być w dalszym trybie, w toku innych form negocjacji, dyskusji i debat rozstrzygany.</text:p>
      <text:p text:style-name="P123">Ale wydaje się także, że powinniśmy również się<text:s/>pogodzić co do pewnych kwestii podstawowych odnośnie tego czego nasza umowa miałaby dotyczyć<text:span text:style-name="T124">.</text:span></text:p>
      <text:p text:style-name="P125">Proponujemy rozważenie, aby nasza umowa dotyczyła takich kwestii jak działanie na rzecz rozwoju<text:s/><text:soft-page-break/>umacniania państwa polskiego, budowanego na zasadach demokratycznych, zapewnia<text:span text:style-name="T126">ją</text:span>cego wszystkim członkom społeczeństwa realizacji ich prawa do politycznej podmiotowości. Aby dotyczyła umacniania w Polsce,<text:s/><text:span text:style-name="T127">d</text:span>ziałania wspólnego na rzecz umacniania w Polsce rządów prawa i szacunku dla zasad konstytucji, do respektowania polskiej racji stanu<text:span text:style-name="T128">.</text:span></text:p>
      <text:p text:style-name="P129">Sądzimy także, że nasza umowa powinna dotyczyć solidarnego działania na rzecz powodzenia reformy gospodarczej i wspólnego przezwyciężania trudności<text:s/><text:span text:style-name="T130">j</text:span>akie wiązać się mogą z jej wdrażaniem. A także tego, iż naszą intencją, czy zamiarem powinno być rozstrzyganie różnic i konfliktów na zasadzie dialogu i porozumienia, a nie innych form, które niszczą tkankę życia społecznego<text:span text:style-name="T131">.</text:span></text:p>
      <text:p text:style-name="P132">Wszystkie te zmiany instytuc<text:span text:style-name="T133">jo</text:span>nalne, które powinniśmy uzgodnić między sobą miałyby zmierzać do tego, aby ogólne zasady, o których tu mowa, mogły znaleźć praktyczną realizację<text:span text:style-name="T134">.</text:span></text:p>
      <text:p text:style-name="P135">Dziękuję.</text:p>
      <text:p text:style-name="P136"><text:span text:style-name="T137">Przewodniczący B</text:span><text:span text:style-name="T138">.</text:span><text:span text:style-name="T139"><text:s/>Geremek</text:span>:</text:p>
      <text:p text:style-name="P140">Wypada mi zatem w imieniu drugiej strony powiedzieć kilka słów związanych z tą debatą ogólną, w którą w tej chwili mamy wejść.<text:s/>Rzeczywiście, pora szukania konkretnych rozwiązań przychodzi.<text:s/>Zdać sobie trzeba sprawę zarówno z rozbieżności stanowisk, jak i z pola,<text:s/>wytwarzającego się pola wspólnego. To wymaga także rozważenia w kilku słowach samej zasady, czy tej filozofii negocjacji, którą podejmujemy.</text:p>
      <text:p text:style-name="P141">Pięć pytań chciałbym postawić w ten sposób traktując tę problematykę, w którą wchodzimy. Pierwsze pytanie o cele porozumienia. Rzecz idzie tutaj o cele porozumienia, tzn. o wytyczenie tego obszaru, który jest wspólny i łączny, nie zaś o cele każdej ze stron uczestniczącej w procesie naszych rozmów i negocjacji. Każda z tych stron ma swoją własną tożsamość, swoją wiz<text:span text:style-name="T142">ję</text:span><text:s/>polityczną, swoje zobowiązania, ale ma także poczucie obszaru, przynależności, czy też potrzeby poszukiwania obszaru wspólnego, który jest określony przez wyjściowe deklaracje<text:s/>„okrągłego stołu”<text:s/>jak i też przed podstawową referencję do interesu narodowego.</text:p>
      <text:p text:style-name="P143">Celem tego porozumienia powinno wszak być wytworzenie nowego układu społecznego, politycznego, gospodarczego, który szansę dałby społeczeństwu polskiemu na poprawę materialnego losu, na poprawę kondycji politycznej, kulturalnej i moralnej. Należy się to społeczeństwu polskiemu po latach, dziesięcioleciach, czy wiekach nawet historii narodowej. Chodzi o stworzenie układu, który będzie dawał szansę na poprawę. I który w<text:span text:style-name="T144">yt</text:span>worzy zrównoważoną i dynamiczną całość zabezpieczoną przed destabilizac<text:span text:style-name="T145">ją.</text:span></text:p>
      <text:p text:style-name="P146">W obecnej kryzysowej sytuacji głównymi celami pozostają: przebudowa gospodarki w kierunku efektywnego modelu rynkowego i zasadnicza demokratyzacja rozumiana jako stworzenie warunków dla rozwoju i funkcjonowania społeczeństwa obywatelskiego. W gruncie rzeczy mo<text:span text:style-name="T147">ż</text:span>na tu dostrzegać dwie formy tego samego procesu demonopolizac<text:span text:style-name="T148">ji</text:span>, pojawienia się w miejsce jednego ośrodka - wielu.</text:p>
      <text:p text:style-name="P149">Rzecz tutaj nie tylko o prawo do podmiotowości, którego żadnej zbiorowoś<text:span text:style-name="T150">c</text:span>i, żadnej grupie odebrać nikomu nie wolno<text:span text:style-name="T151">.</text:span><text:s/>Rzecz także w efektywności. Pluralizm gospodarczy, społeczny, polityczny okazał się formą lepszej i skuteczniejszej organizacji życia ludzi.</text:p>
      <text:p text:style-name="P152"><text:span text:style-name="T153">T</text:span><text:span text:style-name="T154">a</text:span>ki układ może podlegać destabilizacji. Nie wchodząc w historię i nie poszukując uruchomienia tego, co pan pro<text:span text:style-name="T155">f.</text:span><text:s/>Reykowski nazwał potencjałem konfrontacyjnym w rozważaniu przeszłości i w przywoływaniu przeszłości warto stwierdzić, że źródłem destabilizacji 1981 roku był rozziew między aspiracjami<text:s/><text:soft-page-break/>społecznymi a inercją układów gospodarczych i politycznych. System okazał się niesprawny, można powiedzieć że stare hamowało nowe, że nowe blokowało stare.<text:s/><text:span text:style-name="T156">W</text:span><text:s/>każdym wypadku napięcia narastały.</text:p>
      <text:p text:style-name="P157">Rzecz w tym, żeby nie powtarzać dawnych błędów. Gwarancją i to jedyną rzeczywistą gwarancją stabilności układów jest dopuszczenie do pojawienia się wielu podmiotów i otwarcie dla nich sceny publiczne<text:span text:style-name="T158">j</text:span>. W układ otwarty, uruchami<text:span text:style-name="T159">aj</text:span>ący energię ludzką, nie marnotrawiący tej energii wpisują się interesy obu stron.</text:p>
      <text:p text:style-name="P160">Nie jesteśmy ani ślepi, ani głusi także na interesy naszych partnerów przy stole. I zdajemy sobie sprawę, że śmiała deklaracja otwarcia złożona przez najwyższe władze partyjne naruszyła tradycyjną konstrukcję polityczną i pewien zakorzeniony styl myślenia. Dostrzegamy, że partnerzy nasi szukają nowych źródeł swojej legitymiza<text:span text:style-name="T161">cj</text:span>i, a także nowego modelu istnienia politycznego.</text:p>
      <text:p text:style-name="P162">W słowach, jaki<text:span text:style-name="T163">e</text:span><text:s/>padły za tym stołem dostrzegamy ważne elementy projektu samoograniczania się partii rządzących. Mówiliśmy po naszej stronie przed laty o samoogranicza<text:span text:style-name="T164">ją</text:span>cej się rewolucji, dziś mamy do czynienia z ważnym projektem samoograniczenia się władzy.</text:p>
      <text:p text:style-name="P165">Zmniejszenie kontroli przez centrum, to wyraźnie powiedzieć trzeba, jest w interesie wszystkich stron. Jest w interesie Pol<text:span text:style-name="T166">ski</text:span>.</text:p>
      <text:p text:style-name="P167">Pytanie drugie - czy negocjacje te wytwarzają<text:s/>zagrożenie? Głó<text:span text:style-name="T168">w</text:span>ne niebezpieczeństwo polegałoby na walce mało konstruktywnej w obronie w<text:span text:style-name="T169">yj</text:span>ściowych stanowisk i w<text:s/><text:span text:style-name="T170">p</text:span>ewnej wzajemnej agresywności. Mamy świadomość, że nasza strona przystępowała do rozmów skrępowana brakiem zaufania. Przypuszczamy, że strona druga - koalicyjna podejmowała i podejmuje nową próbę politycznej odnowy i zmiany stylu rządzenia w poczuciu zasadniczego zagrożenia własnych interesów.</text:p>
      <text:p text:style-name="P171">Wiedząc to - można przyjąć, że zagrożenia negocjacyjne dla jednej i dla drugiej strony są do przekroczenia. I że od nas zależy ominięcie ich. Mamy poczucie - i to trzecie pytanie, że celem naszego spotkania nie jest wymiana opinii. Okrągły Stół stwarza szansę zapoczątkowania w Polsce nowego układu politycznego. Waru<text:span text:style-name="T172">n</text:span>kiem niezbędnym jest, ażeby strony uczestniczące w negocjacji były wyposażone w rzeczywiste kompetencje decyzyjne i że wówczas nasze spotkanie nie ograniczą się do wymiany opinii. Rzecz idzie o ustawy, nowelizację przepisów prawnych czy nawet poprawki do konstytucji. A zatem o obywatelską refleksję, która byłaby projektem takich zmian i takich decyzji.</text:p>
      <text:p text:style-name="P173">O jakiej to reformie myślimy w tej chwili? Był moment, że w myśleniu<text:s/>„Solidarności”<text:s/>dominował temat legalizacji naszego związku, legalizacji innych niezależnych organizacji, temat pluralizmu związkowego, który może tylko dla zasady podkreśla, że w naszym pojęciu oznacza w tej chwili legalizację<text:s/>„Solidarności”<text:s/>i legalizacje<text:s/>„Solidarności Rolników Indywidualnych”.</text:p>
      <text:p text:style-name="P174">Myślimy, że wszystkie inne zmiany jakie w projekcie reform politycznych się pojawiają nie powinny być traktowane jako - li tylko<text:s/><text:span text:style-name="T175">-</text:span><text:s/>koszty do zapłacenia przez naszą stronę. W interesie kraju i w interesie<text:s/>„Solidarności”<text:s/>leży, aby przywróć<text:span text:style-name="T176">c</text:span>ie zasady pluralizmu związkowego wpisywało się w kontekst procesów demokratyza<text:span text:style-name="T177">cji<text:s/></text:span>całokształtu życia publicznego.</text:p>
      <text:p text:style-name="P178">Reforma, jeżeli ma być skuteczna, może dotyczyć wszystkich n<text:span text:style-name="T179">aj</text:span>ważni<text:span text:style-name="T180">ej</text:span>szych sfer życia społeczeństwa, funkc<text:span text:style-name="T181">jo</text:span>nowania państwa. Mówimy stąd, używając<text:s/><text:span text:style-name="T182">ję</text:span>zyka technicznego, że projekt reform występuje w pewnym pakiecie i że ten pakiet jest przedmiotem naszej umowy. Wprowadzać musi zmiany podstawowe, gruntowne i wyraziste tak, żeby społeczeństwo nabrało przekonania, że rzeczywiście<text:s/><text:soft-page-break/>zaczyna się coś nowego. Kryzys jest zbyt głęboki. Zagrożenia zbyt duże. Społeczna nadzieja zbyt nikła, żeby pozwolić sobie w tej chwili na kroki drobne.</text:p>
      <text:p text:style-name="P183">Porozumienie, które mamy zawrzeć powinno zatem obejmować wszystkie podstawowe dziedziny i projektować, wprowadza<text:span text:style-name="T184">ć</text:span><text:s/>gruntowne zmiany, wprowadzać mechanizmy zmian.</text:p>
      <text:p text:style-name="P185">Potrzebne są nowe rozwiązania tak śmiałe i tak wyraziste, jak polityczny symbol rozmów<text:s/>„okrągłego stołu”.</text:p>
      <text:p text:style-name="P186">Można przewidywać, że fiasko rozmów<text:s/>„okrągłego stołu”<text:s/>oznaczałoby otwarcie drogi dla tych sił społecznych, które uważają, że porozumienie jest błędem, że jest naruszeniem zasad ideologicznych, zasad moralnych, że jest zdradą.</text:p>
      <text:p text:style-name="P187">Nie ma potrzeby, żeby omawiać ten scenariusz, którego zwolennicy znajdują się po różnych stronach polskiej sceny<text:s/>publiczne<text:span text:style-name="T188">j.</text:span></text:p>
      <text:p text:style-name="P189">Chciałbym jednak także powiedzieć, że w toku naszej dyskusji pojawiał się niekiedy, pojawiała się pewna iluzja realizacji ideałów ładu i spokoju, takiego który byłby rezultatem zatarcia się różnic między stronami. Wszak określenia tego co wspólne nie likwiduje źródeł napięcia, nie zostają zlikwidowane ani konflikty w grupach, warstwach, środowiskach.</text:p>
      <text:p text:style-name="P190">Wiemy, że ekspresja społeczna czy polityczna, o ile jest autentyczna, zawsze przyjmuje formę konfliktową. I że konflikt jest istotą gry społecznej. Liczyć na spokój byłoby wynikiem braku realizmu, domagać się go byłoby nierozsądne. Uciekać się do perswazji byłoby naiwnością. Potrzebny jest taki układ, w którym niezadowolenie robotnicze czy kontestacja młodzieży znajdą swój przekład na legalne działania publiczne. I w ten sposób przyczynią się do budowy nowego politycznego ładu, a nie tylko do burzenia porządku petry<text:span text:style-name="T191">fi</text:span>kowanego.</text:p>
      <text:p text:style-name="P192">W słowach pana pro<text:span text:style-name="T193">f</text:span>. Reykowskiego odnalazłem daleko idące wyjścia naprzeciw postulatom, które strona nasza formułowała. Uważaliśmy, że projekt reform demokratyzacyjnych powinien uruchomić w czterech płaszczy<text:span text:style-name="T194">zn</text:span>ach pierwsze mechanizmy. Zabrakło w tym co usłyszeliśmy, tego czwartego mechanizmu. Nie sądzę jednak, że jest to objaw braku zgody. Mianowicie - samorządu terytorialnego. Przywiązujemy do niego wagę dużą, oczywistą i wydaje nam się, że tu jest jakby sfera consensusu wyjściowego. Chyba że nie zauważyłem. A jeżeli był, to znaczy, że w tej sprawie także nie ma<text:s/>różnicy zdań<text:span text:style-name="T195">.</text:span><text:s/>Jest to punkt wyjścia - jak sądzę<text:s/><text:span text:style-name="T196">-</text:span><text:s/>istotny i ważny dla naszej dalszej dyskusji.</text:p>
      <text:p text:style-name="P197">Chciałbym jednak - po to, ażeby nasza dyskusja dzisiejsza nosiła charakter możliwie jak najbardziej rzeczowy, wkroczyć w pewną problematykę, którą uznać można za ważną, może kluczową, ale konfliktową.</text:p>
      <text:p text:style-name="P198"><text:span text:style-name="T199">W</text:span><text:s/>deklaracjach dotyczących modelu samoogranicz<text:span text:style-name="T200">aj</text:span>ącej się partii dostrzegamy istotnie wolę otwierania nowych pól współuczestnictwa społecznego i rozszerzania przestrzeni wolności. Dotyczy to problemu nomenklatury. Nie m<text:span text:style-name="T201">it</text:span>o<text:span text:style-name="T202">lo</text:span>giz<text:span text:style-name="T203">uj</text:span>emy tej sprawy. Uważamy, że po prostu jest ona kluczowa dla startu procesów przebudowy. I niezależnie od tego jakim słowem jakim pojęciem samo zjawisko będziemy określali, przecież wiemy po jednej i po drugiej stronie tego stołu, że ono istnieje, że ono jest faktem polskiego życia.</text:p>
      <text:p text:style-name="P204">Konieczna depolityza<text:span text:style-name="T205">cj</text:span>a powinna objąć wiele sfer, powinna objąć gospodarkę, życie społeczne, życie<text:s/><text:span text:style-name="T206">st</text:span>o<text:span text:style-name="T207">wa</text:span>rzyszeniowe, oświatę i naukę, kulturę, służbę zdrowia. To właśnie kwestia nomenklatury i dyskusja<text:s/><text:soft-page-break/>wokół samego pojmowania tego pojęcia depolityza<text:span text:style-name="T208">cj</text:span>i zablokowała postęp prac w wielu zespołach Okrągłego Stołu. Sądzimy, że proces wyzwalania od nomenklatury powinien objąć podstawową nazwijmy ją najniższą i średnią sferę życia, a więc prze<text:span text:style-name="T209">ds</text:span>iębiorstwa wszystkie lub większość, szkoły, placówki służby zdrowia, instytuty i uczelnie, teatry i muzea.</text:p>
      <text:p text:style-name="P210">W systemie oświaty do sz<text:span text:style-name="T211">czeb</text:span>la kuratora, w sy<text:span text:style-name="T212">s</text:span>temie zdrowia do szczebla lekarza wojewódzkiego, w zarządzaniu zbiorowości terytorialnej do szczebla wojewody, czy to za wiele? Zasada samorządności obywatelskiej, pracowniczej, zawodowej znalazłaby wówczas pole ogromnie szerokie, pole realizacji. Pluralizm społeczny musi znaleźć wyraz także w organizacji i zarządzaniu środkami komunikacji społecznej<text:span text:style-name="T213">.</text:span><text:s/>Nie jest to tylko sprawa rozszerzenia dostępu do środków masowego przekazu, nie jest to tylko sprawa oktrojowanej wolności, która jest rezultatem arbitralnej decyz<text:span text:style-name="T214">ji</text:span>.</text:p>
      <text:p text:style-name="P215">Czy władza straci oddając część programu telewizyjnego, czy wytwarzając pewną niezależność w programach telewizyjnych i radiowych? Może nawet zyska w dłuższych programach, będziemy mieli więcej czasu na wyłożenie swych racji, racje pokazują, że świa<text:span text:style-name="T216">t</text:span><text:s/>jest skomplikowa<text:span text:style-name="T217">n</text:span>y, pojawi się zróżnicowanie prezentowanych opinii, my się między sobą różnimy jak i wy między sobą się różnicie.</text:p>
      <text:p text:style-name="P218">Otwarcie w stronę mass-mediów, podniosłoby prestiż władzy, sprz<text:span text:style-name="T219">y</text:span>jałoby odmitologizowaniu opozycji i<text:s/><text:span text:style-name="T220">„</text:span>Solidarnoś<text:span text:style-name="T221">ci</text:span><text:span text:style-name="T222">”</text:span><text:span text:style-name="T223">.</text:span><text:s/>Byłoby jednym z elementów przywracania normalności w kraju. Nie prowadziłoby to do społecznej schizofrenii, bo znajomość świata współczesnego empirycznie wskazuje, że pluralizm nie wytwarza zwiększenia się liczby chorób psychicznych.</text:p>
      <text:p text:style-name="P224">Odbudowa niezawisłości sędziów, niezależności sądów również stawia problem samoograniczenia się partii. Postulat apolityczności sądów, tak programowo formułowany, traktowany jest przez drugą stronę jako bardzo kontrowersyjny.<text:s/><text:span text:style-name="T225">Ale</text:span><text:s/>przecież zawieszenie przynależnoś<text:span text:style-name="T226">ci</text:span><text:s/>partyjnej, przynależności do wszelkiej partii politycznej, na okres sprawowania funkcji sędziowskich przywróciłoby autorytet instytuc<text:span text:style-name="T227">ji</text:span><text:s/>sądowniczej, przyczyniłoby się do tego, że sądy mogłyby spełniać w sytuacjach konfliktowych rzeczywistą rolę arbitra. Jest to w interesie wszystkich stron uczestn<text:span text:style-name="T228">i</text:span>czących na scenie publicznej.</text:p>
      <text:p text:style-name="P229">Trzeba powiedzieć, że jest w tej chwili świadomość, że reformy polityczne w kraju wymagają otwartej i odważnej dyskusji dotyczącej samej zasady sprawowania władzy w Polsce i że od tej dyskusji jeżeli będziemy chcieli podjąć decyzje i dostrzec wizję zmieniającego się i demokratyzującego się państwa, nie uciekniemy.</text:p>
      <text:p text:style-name="P230">To chciałbym powiedzieć wprowadzając przede wszystkim, wyrażając zadowolenie, że w podstawowym naszym podejściu do reform politycznych, do reformy państwa jesteśmy zbliżeni. I myślę, że można zatem podjąć [nieczytelne] dyskusją bardziej generalną, może sprawozdania dwóch zespołów związanych z naszym zespołem. Proponowałbym jako pierwsze zespół prawa i sądów i zespół środków masowego przekazu, i wówczas nie proponowałbym sprawozdania, a raczej przedstawienie tych kwestii, które są kwestiami w tej chwili konfliktowymi.</text:p>
      <text:p text:style-name="P231">Jeżeli pan przewodniczący zgadza się na to, to przeszlibyśmy wówczas do pierwszego tego dodatkowego elementu dyskusji, a następnie do dyskusji ogólnej.</text:p>
      <text:p text:style-name="P232"><text:span text:style-name="T233">Prof. Janusz Reykowski</text:span>:</text:p>
      <text:p text:style-name="P234">Chciałbym zapytać, w jakiej formule te sprawozdania, żeby każda strona przedstawiła swój punkt widzenia, jak widzi stan, czy jakiś jeden referent?</text:p>
      <text:soft-page-break/>
      <text:p text:style-name="P235"><text:span text:style-name="T236">Prof</text:span><text:span text:style-name="T237">.</text:span><text:span text:style-name="T238"><text:s/>Geremek</text:span>:</text:p>
      <text:p text:style-name="P239">Ponieważ sądzę, że to powinny być<text:s/><text:span text:style-name="T240">g</text:span>łosy krótkie<text:span text:style-name="T241">,</text:span><text:s/>bo mówiące nie o tym co zrobiono, a o tym co stanowi w tej chwili element zatrzymujący, że dwa głosy dla każdego zespołu pozwoliłyby zdać sobie sprawę, w ja<text:span text:style-name="T242">k</text:span>im miejscu jesteśmy?</text:p>
      <text:p text:style-name="P243">Jeżeli tak - czy można zatem do panów profesorów Buchały i Strzembosza zwrócić się o określenie kolejności głosów?</text:p>
      <text:p text:style-name="P244">Alfabetyczna, zatem pan prof<text:span text:style-name="T245">.</text:span><text:s/>Buchała. Rozumiem, że pytanie, które kierujemy do podzespołów jest co stanowi moment blokujący dalszy postęp rozmów?</text:p>
      <text:p text:style-name="P246"><text:span text:style-name="T247">Prof. Kazimierz Buchał</text:span><text:span text:style-name="T248">a</text:span>:</text:p>
      <text:p text:style-name="P249"><text:span text:style-name="T250">O</text:span>tóż podzespół doszedł w wielu kwestiach do zgodności i jeśli wolno najpierw powiedzieć, w jakich kwestiach to będzie łatwiej powiedzieć gdzie tej zgodności nie ma. A mianowicie jeśli chodzi o zasadę niezawisłości sędziowskiej, niezależności sądów to zgoda jest bardzo daleko idąca i został sporządzony z tego taki protokół i sprowadza się ta zgoda do następujących momentów. Mianowicie, że powoływanie i odwoływanie<text:s/>są<text:s/>dokonywane przy współdziałaniu pomiędzy odpowiednimi organami wykonawczymi oraz samorządu sę<text:span text:style-name="T251">dzi</text:span>o<text:span text:style-name="T252">ws</text:span>kiego<text:span text:style-name="T253">.</text:span><text:s/>Jest to n<text:span text:style-name="T254">i</text:span>eco inaczej na szczeblu wyższym, a inaczej nieco na szczeblu niższym<text:span text:style-name="T255">.</text:span></text:p>
      <text:p text:style-name="P256">Nie uzgodniliśmy kwestii powoływania prezesów, wiceprezesów najwyższych instancji sądowych<text:span text:style-name="T257">.</text:span><text:s/>Natomiast uzgodniliśmy również formułę dotyczącą powoływania funkcyjnych. To współdecydowanie jest także, ale idące... szczegółowy zapis przedstawia protokół.</text:p>
      <text:p text:style-name="P258">Dalej jeśli chodzi o zasadę niezawisłości, to oprócz zapisu konstytucji podobnego do dzisiejszego jest również... zaproponowano wprowadzenie zapisu o nieusuwalności sędziów z jednoczesnym określeniem ustawowyc<text:span text:style-name="T259">h<text:s/></text:span>wyjątk<text:span text:style-name="T260">ó</text:span>w od tej zasady, które są zresztą niezbędne. Przykładowo się je określa, mianowicie - stan zdrowia, orzeczenie dyscyplinarne, odwołanie, orzeczenie kary zakazu wykonywania zawodu sędziego lub prokuratora przez sąd. Dalej zniesienie kadencyjnoś<text:span text:style-name="T261">ci</text:span><text:s/>sędziów Sądu Najwyższego, dalej w przepisach o powoływaniu i odwoływaniu sędziów, zniesienie wymogu rękojmi należytego wykonywania obowiązków sędziowskich<text:span text:style-name="T262">.</text:span></text:p>
      <text:p text:style-name="P263">Rzecz prosta punktem centralnym jesz kwestia powołania organu, który został wstępnie nazwany krajową radą sądownictwa, składając się zarówno z przedstawicieli organów wykonawczych i Sejmu, a przeważ<text:span text:style-name="T264">aj</text:span>ącym zakresie z przedstawicieli sędziów wybieranych przez zgromadzenia ogólne.</text:p>
      <text:p text:style-name="P265">I wreszcie rozsz<text:span text:style-name="T266">e</text:span>rzenie uprawnień samorządu sędziowskiego, poprzez między innymi współdecydowanie przy obsadzeniu stanowisk prezesów, uzgodnienie jest nieco inne odnośnie sądów wojewódzkich niż rejonowych, ja tych szczegółów nie chcę referować, bowiem są zbyt daleko idące.</text:p>
      <text:p text:style-name="P267">Dalej wprowadzenie ka<text:span text:style-name="T268">de</text:span>ncyjnoś<text:span text:style-name="T269">ci</text:span><text:s/>prezesów sądów i wreszcie przyznania sądom uprawnienia do zwracania się do Trybunału Konstytucyjnego z pytaniami dotyczącymi zagadnień prawnych oraz poszerzenia właściwości<text:s/><text:span text:style-name="T270">-</text:span><text:s/>to było przedyskutowane, w jakich kierunkach, w na<text:span text:style-name="T271">jo</text:span>gólnie<text:span text:style-name="T272">js</text:span>zy sposób można to tak ująć, mianowicie,<text:s/><text:span text:style-name="T273">ż</text:span>e oprócz spraw gospodarczych i szerszego zakresu spraw, do których właściwy byłby sąd, Naczelny Sąd Administracyjny,<text:span text:style-name="T274"><text:s/></text:span>także i prawo obywatela do tzw. własnego sędziego<text:span text:style-name="T275">.<text:s/></text:span>Jest to umowna nazwa<text:span text:style-name="T276">.</text:span><text:s/><text:span text:style-name="T277">C</text:span>hodzi o to, by sędzia w tych przypadkach, w których ustawa przewiduje, miał zagwarantowaną możliwoś<text:span text:style-name="T278">ć</text:span><text:s/>zwrócenia się do sądu w jego własnej sprawie<text:span text:style-name="T279">.</text:span></text:p>
      <text:soft-page-break/>
      <text:p text:style-name="P280">To by doty<text:span text:style-name="T281">c</text:span>zyło kwestii niezawisłości sądów.</text:p>
      <text:p text:style-name="P282"><text:span text:style-name="T283">W</text:span><text:s/>jakiej kwestii nie zgodziliśmy się, mianowicie w kwestii apolityczności sędziów i sądów. I tu zarysowały się dwa stanowiska, mianowicie stanowiska przeciwstawne. Ja chcę przedstawić stanowisko, które reprezentowała ta strona koalicyjno-rządowa, mianowicie było to stanowisko następujące, że w kwestiach tych zajmujemy pogląd taki: że sędziowie mogą należeć do organizacji politycznych, funkc<text:span text:style-name="T284">jo</text:span>nu<text:span text:style-name="T285">ją</text:span>cych w sądach, a tylko na ten okres, jeśli pełnią jakieś funkcje w strukturach politycznych wstrzymują się od wykonywania obowiązków sędziowskich.</text:p>
      <text:p text:style-name="P286">Strona przeciwna, jeśli ja ją dobrze rozumiem, zmierzała do tego, aby wyprowadzić organizac<text:span text:style-name="T287">je</text:span><text:s/>partyjne z wymiaru sprawiedliwości. Ostatecznie stanęło na tym, że jest to problem natury ogólni<text:span text:style-name="T288">ejs</text:span>z<text:span text:style-name="T289">ej,</text:span><text:s/>a nie tylko sądownictwa, i że zespół n<text:span text:style-name="T290">i</text:span>e jest kompetentny do rozpoznawania tych kwestii i do wyrażania swego stanowiska. Jest to zagadnienie<text:s/>całego zespołu politycznego.</text:p>
      <text:p text:style-name="P291"><text:span text:style-name="T292">D</text:span><text:span text:style-name="T293">r</text:span>ug<text:span text:style-name="T294">ą</text:span><text:s/>kwestią, która była przedmiotem dyskusji i pewnych ustaleń, to była kwestia skreślenia z kodeksu karnego, czy derogacji całego szeregu przepisów w tym zakresie i uzgodnienia zostały dokonane daleko idące, bowiem na propozycje skreślenia około 20 przepisów nastąpiła zgodność co do tego, że można wystąpić z inicjatywą ustawodawczą -<text:s/>oczywiście wystąpią właściwe organy dysponujące inicjatywą, wyposażone w inicjatywę ustawodawczą. Dotyczy to generalnie 9 przepisów, w tym część dotyczy kwestii wprowadzenia zasady wzajemności ze strony państw sprzymierzon<text:span text:style-name="T295">yc</text:span>h, których pewne wartości, pewne dobra są chronione kodeksem karnym.</text:p>
      <text:p text:style-name="P296">Chcę natomiast podkreślić, że w pozostałych przepisach, które zostały wniesione pod obrady nastąpiło dość daleko idące uzgodnienie stanowisk, a w szczególności zgodność panowała co do tego, że zachodzi niezbędna potrzeba reformy tych przepisów. Co do szczegółów, w jakim kierunku powinna iść reforma, tego nie uzgodniono. Natomiast uzgodniono, że to powinno się dokonywać w ramach ogólnej reformy prawa karnego.</text:p>
      <text:p text:style-name="P297">Zaś jeśli chodzi o te wcześniejsze przepisy, wcześniej przeze mnie wspomniane przepisy, zgodność była w tej kwestii, że z inicjatywą w tym kierunku powinno się wystąpić, tzn. zapis jest<text:s/>„niezwłocznie”, przez co rozumie się, że po przygotowaniu, jednak by to do laski marszałkowskiej mogło wpłynąć jeszcze w tej kadencji.</text:p>
      <text:p text:style-name="P298">Ja szczegółów nie referu<text:span text:style-name="T299">ję</text:span>. Dotyczy to różnej kategorii przepisów, mianowicie te przepisy, co do których nastąpiła zgodność, aby je uchylić, dotyczyły głównie rozdziału 36, który do<text:span text:style-name="T300">tyc</text:span>zy przestępstw przeciwko bezpieczeństwu i porządkowi publicznemu. Ale są także i przepisy z innych rozdziałów.</text:p>
      <text:p text:style-name="P301">Ja bym akcentował tę zgodność w tym punkcie, że jakkolwiek nie wyraziliśmy consensusu co do niezwłocznej nowelizacji, przyjęliśmy, że ta nowelizacja powinna nastąpić. Ja podkreślę, że taka nowelizacja jest zamierzona przez komisję kodyfikacyjną i te wszystkie propozycje, które były przedstawione mieściły się w założeniach reformy prawa karnego, choć tam to nie wszędzie zostało tak wyraźnie wyakcentowane<text:span text:style-name="T302">.</text:span></text:p>
      <text:p text:style-name="P303">Przyjęliśmy także stanowisko tej strony społecznej -<text:s/>jak żeśmy ją umownie nazywali - które to stanowisko oznacza poparcie w zasadzie dla wszystkich założeń reformy prawa karnego i prawa procesowego, natomiast nie nastąpiło uzgodnienie, co do reformy prawa karnego procesowego w szczegółach, to bowiem będzie przedmiotem obrad na następnym posiedzeniu.</text:p>
      <text:soft-page-break/>
      <text:p text:style-name="P304">Ja tylko chcę zaanonsować, że propozycje, które zostały przedstawione przez stronę społeczną, one wszystkie mieszczą się w zamierzeniach reformy prawa dotyczącego postępowania karnego. Różnica sprowadza się tylko do jednego mianowicie, że ta strona społeczna widzi potrzebę niezwłocznej nowelizacji tych przepisów. Ja chcę podkreślić, że dotyczy to, można by powiedzieć, co najmniej jednej<text:s/>trzeciej przepisów kodeksu postępowania karnego. I taka nowelizacja w tak szybkim czasie jest dla mnie niewyobrażalna. Tego nie można zrobić byle jak. To się musi zrobić porządnie, żeby nie destabilizować kodeksu.</text:p>
      <text:p text:style-name="P305">Tyle. Dzięku<text:span text:style-name="T306">ję</text:span>.</text:p>
      <text:p text:style-name="P307"><text:span text:style-name="T308">Przew</text:span><text:span text:style-name="T309">od</text:span><text:span text:style-name="T310">ni</text:span><text:span text:style-name="T311">cz</text:span><text:span text:style-name="T312">ąc</text:span><text:span text:style-name="T313">y</text:span>:</text:p>
      <text:p text:style-name="P314">Dziękuję<text:s/>bardzo. Głos ma pan Adam Strzembosz.</text:p>
      <text:p text:style-name="P315"><text:span text:style-name="T316">Ob. Adam Strzembosz</text:span>:</text:p>
      <text:p text:style-name="P317">Proszę państwa, pragnę odnieść się do wypowiedzi pana prof. Buchały tylko w takiej mierze, w jakiej to<text:s/>jest niezbędne. Tu chciałbym tylko na wstępie pewną, być może taką rzecz źle wyrażoną, podnieść. Obie strony przyjęły, że sędzia nie może być odwołany inaczej niż na mocy wyroku karnego, na mocy orzeczenia dyscyplinarnego wydanego przez sąd, ewentualnie na skutek stanu zdrowia lub osiągnięcia wymaganego wieku.</text:p>
      <text:p text:style-name="P318">Słowo, kt<text:span text:style-name="T319">ó</text:span>re pan profesor - odwołanie - użył, dotyczy właśnie takich sytuacji, bo zgodziliśmy się wszyscy, iż ta niesławnej pamięci rękojmia już jest zabytkiem przeszłości.</text:p>
      <text:p text:style-name="P320">Natomiast muszę do kwestii apolityczności sądów się odnieść z argumenta<text:span text:style-name="T321">cją</text:span>, która moim zdaniem, jest równie ważna dla nas, jak i dla strony drugiej.</text:p>
      <text:p text:style-name="P322">Proszę państwa, jesteśmy o krok przed pluralizmem nie tylko społecznym, ale politycznym. Być może, że za parę miesięcy będą w kraju funkcjonowały organizacje czy stowarzyszenia o charakterze stricte politycznym, chociaż nie będą nazywały się partiami politycznymi. One będą funkcjonować zatem również w sądzie. W tej chwili większość sędziów to są sędziowie bezpartyjni. Prawdopodobnie znaczna ich część przystąpi do tych stowarzyszeń i organizacji.</text:p>
      <text:p text:style-name="P323">Jeżeli uznamy, iż taki stan jest normalny, to dojdzie na terenie sądów do najnormalniejszej w świecie walki politycznej. Każde nowe stowarzyszenie zaznacza swoją indywidualność przez walkę. To ja pana prof. Reykowskiego nie mu<text:span text:style-name="T324">sz</text:span>ę przekonywać, pisał o tym<text:span text:style-name="T325">.</text:span></text:p>
      <text:p text:style-name="P326">Otóż te stowarzyszenia, czy te nowe partie też będą w ten sposób zaznaczać na terenie sądu swój byt. I równocześnie będzie to prowadzić do bardzo niezdrowej konkurencji przy obsadzaniu stanowisk sędziowskich wyższych, przy wchodzeniu do samorządu sędziowskiego, przy awansach.</text:p>
      <text:p text:style-name="P327">Ja uważam, iż tego rodzaju stan rzeczy jest w sądach, które mają być arbitrem nie do tolerowania, szczególnie, że przecież już w tej chwili powstają propozycje wprowadzenia do kodeksu postępowania karnego przepisu, na mocy którego można by było wyłączyć sędziego, który nie jest bezstronny, bo rozstrzyga się spór między partią, do której należy a jakąś grupą obywateli. I taka sytuacja oczywiście też nie będzie korzystna, nie będzie służyć autorytetowi sądu.</text:p>
      <text:p text:style-name="P328">My idziemy tak daleko, że chociaż ostatnio Zgromadzenie Ogólne Narodów<text:s/><text:span text:style-name="T329">Zj</text:span>ednoczonych w przyjęciu pewnych minimów niezawisłości sędziowskiej mocno podkreśliło prawo sędziów do przynależności do tego rodzaju organizacji związkowych i stowarzyszeń, który celem jest obrona ich interesów. My przedstawiciele<text:s/><text:soft-page-break/>związków idziemy tak daleko, że jesteśmy gotowi zrezygnować z tego prawa odnośnie oczywiście samych sędzi<text:span text:style-name="T330">ó</text:span>w, bo nie odnośnie pracowników sekretariatów czy komorników, co to byłoby nonsensem.</text:p>
      <text:p text:style-name="P331">I to po to właśnie, by również na terenie sądów nie było dwóch, trzech czy więcej związków zawodowych, które zastępczo mogą różne funkcje pełnić.</text:p>
      <text:p text:style-name="P332">Otóż wydaje się nam, że tak daleko idące naprzeciw stanowisko, powinno spotkać się z pełnym zrozumieniem. I naprawdę nie chodzi nam o to, by pozbawić sędziów możliwości posiadania poglądów politycznych. Mają je, będą mieli. Wszystkie badania na świecie prowadzone to potwierdz<text:span text:style-name="T333">aj</text:span>ą. I zresztą takich ludzi anonimowych bezbarwnych pewnie i w sądownictwie nie potrzeba.</text:p>
      <text:p text:style-name="P334">Ale chodzi o to, żeby ci ludzie nie byli związani nawet dyscypliną partyjną w tych sprawach, które nie dotyczą konkretne o orzeczenia.</text:p>
      <text:p text:style-name="P335">Ja tutaj mam przed sobą wyciąg z prześwietnego zbior<text:span text:style-name="T336">u</text:span><text:s/><text:span text:style-name="T337">„</text:span>biblioteczki sędziego”, wydawanej przez Minis<text:span text:style-name="T338">ters</text:span>two Sprawiedliwości. Jest to rzeczywiście dość kuriozalny zesp<text:span text:style-name="T339">ó</text:span>ł. No, ale mam taką książeczkę nr<text:s/><text:span text:style-name="T340">58</text:span><text:s/>wydaną w li<text:span text:style-name="T341">stopad</text:span>z<text:span text:style-name="T342">i</text:span>e 1<text:span text:style-name="T343">9</text:span>8<text:span text:style-name="T344">7</text:span><text:s/>r<text:span text:style-name="T345">.,</text:span><text:s/><text:span text:style-name="T346">g</text:span>dz<text:span text:style-name="T347">i</text:span>e<text:s/><text:span text:style-name="T348">się</text:span><text:s/>m<text:span text:style-name="T349">ów</text:span>i<text:s/>wyraźnie:<text:s/><text:span text:style-name="T350">„</text:span>partia wpływa na działalność sądów poprzez politykę kadrową partii w sądownictwie i partyjną kontrolę działalności członków partii w sądach. Przewodnia rola partii wobec sądów powszechnych polega na: wytyczaniu programu działa<text:span text:style-name="T351">l</text:span>ności tych organów, wysuwaniu członków partii na kierownicze stanowiska, wpływaniu na treś<text:span text:style-name="T352">ć</text:span><text:s/>prawa”<text:s/><text:span text:style-name="T353">-</text:span><text:s/>no to jest zrozumiałe, bo oczywiście partia po<text:span text:style-name="T354">w</text:span>inna wpływać na treść prawa,<text:s/>„wypracowywaniu odpowiedniej polityki cywiln<text:span text:style-name="T355">ej</text:span><text:s/>i karne<text:span text:style-name="T356">j</text:span>, kontroli partii nad działalnością sądów itd.,<text:s/><text:span text:style-name="T357">i</text:span>td. Mógłbym tutaj wiele wyliczać.</text:p>
      <text:p text:style-name="P358">Mówi się dalej na stronie 83 - trzeba z całą mocą podkreślić, że sądy powszechne w socjalistycznym państwie podlegają kierowniczemu oddziaływaniu partii marksistowsko-leninowski<text:span text:style-name="T359">ej</text:span><text:s/>i jest to gwarancją socjalistycznego charakteru wymiaru sprawiedliwości.</text:p>
      <text:p text:style-name="P360">Być może, że po upływie półtora roku, to też już jest archeologia - być może. Ale sądy tak nie sądzą. To znaczy - sędziowie mówią: na terenie sądów znajdują się podstawowe organizacje partyjne, które nie tylko mają w świetle ustawy ustroju sądów powszechnych określone uprawnienia, ale które te uprawnienia wykon<text:span text:style-name="T361">uj</text:span>ą.</text:p>
      <text:p text:style-name="P362">Ja znowu mam notatkę z przeglądu kadr dokonywanego w 1985 roku, gdzie członkowie partii decydowali czy pozostawić w sądach czy nie - określone osoby. Przypominam rok 198<text:span text:style-name="T363">5</text:span>, przy udziale osób spoza sądu, a więc przedstawicieli władz partyjnych dzielnicowych.</text:p>
      <text:p text:style-name="P364">No, proszę państwa, ja myślę, że tego rodzaju nadzór partii nad sądami jaki tu przedstawiłem, uzasadnia wrażliwość sędziów. A ja powiadam, że w przyszłości na terenie sądu pewnie byłaby nie jedna komórka partyjna i nie tylko ZSL i SD, ale również innych partii i stowarzyszeń. I nie byłoby to dobre dla autorytetu sądów w Polsce.</text:p>
      <text:p text:style-name="P365">Dla mnie nieważne jak Polskę się nazywa czy Ludową, czy Rzeczpospolitą, dla mnie jest ważne, że jest to mój naród i chciałbym, żeby sądy w tej Polsce były rzeczywiście otoczone powszechnym szacunkiem.</text:p>
      <text:p text:style-name="P366">Druga kwestia, którą poruszył pan pro<text:span text:style-name="T367">f</text:span>. Buchał<text:span text:style-name="T368">a</text:span>, to jest kwestia tej natychmiastow<text:span text:style-name="T369">ej</text:span><text:s/>nowelizacji.</text:p>
      <text:p text:style-name="P370">Pan prof.<text:s/><text:span text:style-name="T371">B</text:span>uchała powiedział o tym, że chodzi głównie, bo tak jest rzeczywiście, o przepisy mieszczące się<text:s/><text:span text:style-name="T372">w<text:s/></text:span>rozdziale o porządku i bezpieczeństwie publicznym. Zabrzmiało to niezwykle groźnie, ale proszę państwa - w czasie dyskusji, pan prof.<text:s/><text:span text:style-name="T373">B</text:span>uchała nie będzie miał do mnie pretensji, pan prof.<text:s/><text:span text:style-name="T374">B</text:span>uchała<text:s/><text:soft-page-break/>powiedział w art. 282 ze znaczkiem<text:s/>„a”<text:s/>w ten sposób - ja mówię swoim studentom, że jeżeli ktoś dał na mszę w celu niepokoju publicznego, to powinien być skazany na podstawie tego przepisu, bo wystarczy intencja. Nie musi być określony sposób tego zadurzenia, nie potrzeba żadnych działań innych poza jakimkolwiek uzewnętrznieniem swojej intencji. I poza tym oczywiście prawdopodobieństwo tego rozruchu itd. jest zupełnie nieważne.</text:p>
      <text:p text:style-name="P375">Sytuacja jest taka, że ludzie ze znaczkiem<text:s/>„Solidarności”<text:s/>byli skazywani za podniecanie do rozruchów. A powiedzmy - mamy w sądzie też i taki kuriozalny wyrok jak skazanie za rozpowszechnianie fałszywych wiadomości,<text:s/>bo ktoś nosił znaczek<text:s/>„Solidarność była, jest i będzie”. No i ten znaczek wystarczył do uznania, że rozpowszechniał fałszywe wiadomości i został skazany.</text:p>
      <text:p text:style-name="P376">No proszę państwa, niezawisły sąd w naszym państwie taki wyrok wydał.</text:p>
      <text:p text:style-name="P377">Otóż my mamy, proszę państwa, takie doświadczenia jak z art.<text:s/><text:span text:style-name="T378">52</text:span><text:s/>„a”<text:s/>kodeksu wykroczeń, gdzie ktoś w samochodzie jechał z pięcioma, słownie - pięcioma gazetkami i objęto przepadkiem narzędzie przestępstwa, jakim był 10-milionow<text:span text:style-name="T379">ej</text:span><text:s/>wartości samochód w kolegium do spraw wykroczeń. Sąd karny może skazać na grzywnę do<text:s/><text:span text:style-name="T380">5</text:span><text:s/>milionów, ale kolegium może odebrać 10 milionowej wartości samochód. Bo rzeczywiście do pięciu gazetek to trzeba mieć samochód w tym kraju. No tacy jesteśmy już pełni wszelkiego dobrobytu, że 5 gazetek nie w kieszeni tylko w samochodzie się rozwozi.</text:p>
      <text:p text:style-name="P381">Otóż proszę państwa, no to są przecież sytuacje masowe. Ja mam listę 40 ta<text:span text:style-name="T382">k</text:span>ich orzeczeń z ostatniego czasu. W poważnych instytu<text:span text:style-name="T383">cj</text:span>ach, organach państwowych rozpatrywano sprawy, czy na podstawie orzeczenia kolegium nie można by zabrać mieszkania lub domku<text:s/><text:span text:style-name="T384">je</text:span>dnorodzinnego. Tylko tu sprawa się rozbiła, że większość tych przestępców ma lokale spółdzielcze lokatorskie albo po prostu mieszkania kwaterunkowe.</text:p>
      <text:p text:style-name="P385">No więc i st<text:span text:style-name="T386">aj</text:span>emy w sytuacji humorystycznej. I my się domagamy derogacji takich przepisów.</text:p>
      <text:p text:style-name="P387">Proszę państwa, dyskusja z dnia wczorajszego - czy można usunąć przepis w sytuacji pluralizmu społecznego i łatwej rejestracji różnych stowarzyszeń<text:span text:style-name="T388">,</text:span><text:s/>jeżeli<text:s/>to stowarzyszenie, czy tam ta organizacja jest tajna do jej ustrojów lub celów przed organami władzy. Nie ma charakteru przestępczego, nawet nie chce akcji protestacyjnej pokojowej organizować czy rozprzestrzeniać ulotek. Tylko powiedzmy - grupa młodzieży bawi się w Indian no i właśnie tajemnicą objęli swój związek. No i okazało się,<text:s/><text:span text:style-name="T389">że<text:s/></text:span>po drugiej stronie, ja nie mówię po której personalnie, po drugiej stronie powiedziano - no jakżeż tajna organizacja. No ale mówimy - wszystkie już będą jawne, to tylko dziecinne nie będą. Ale proszę państwa, to nie można.</text:p>
      <text:p text:style-name="P390">To stwarza pewną atmosferę klimatu, pewien klimat i poczucie bezpieczeństwa prawnego. Jeżeli te wszystkie dodatkowe pałki zawarte w kodeksie karnym i kodeksie wykroczeń<text:span text:style-name="T391">,</text:span><text:s/>bo nie są normy prawa karnego, art. 282<text:s/>„a”<text:s/>narusza zasadę nullum crimen sine lege. Wszyscy i pro<text:span text:style-name="T392">f</text:span>. Buchała i Lerner, w każdym komentarzu czy podręczniku mówią - jest to przepis bezprawny, który nie może się w cywilizowanym państwie znaleźć, ale usunąć go nie można, bo jest on straszliwie wygodny.</text:p>
      <text:p text:style-name="P393">No to nie stwarza perspektywy najlepszej co do poczucia zmian, które mają nastąpić w krótkim czasie, jeżeli właśnie ta druga pałka milicyjna jest niezbędna.</text:p>
      <text:p text:style-name="P394">I proszę państwa - trzecia rzecz. Ja rozumiem, powiedział to pan pro<text:span text:style-name="T395">f</text:span>. Reykowski i ja w całym zakresie się do tego przyłączam, iż zasada nie otwierania konfliktów o przeszłość powinna nam przyświecać. Tak, oczywiście. Ale temu służy również rozwiązanie pewnych problemów z przeszłości.</text:p>
      <text:soft-page-break/>
      <text:p text:style-name="P396">I myśmy się nie mogli porozumieć co do tego, że można byłoby to umownie nazwać zupełnie nieprawniczym pojęciem<text:s/>rehabilitacja. Otóż nam wydaje się, że osoby skazane w latach 198<text:span text:style-name="T397">3</text:span>-<text:span text:style-name="T398">198</text:span>6 i<text:s/><text:span text:style-name="T399">19</text:span>88 zasługują, tam gdzie były to przestępstwa ściśle polityczne, przestępstwa, z których się teraz rezygnuje, na zatarcie skazania. Może ci, którzy zostali skazani właśnie za to, że rozpowszechniali fałszywe wiadomości, bo nosili znaczek<text:s/><text:span text:style-name="T400">„</text:span>Solidarność była, jest i będzie”, może na uniewinnienie po wznowieniu postępowania czy rewizji nadzwyczajn<text:span text:style-name="T401">ej,</text:span><text:s/>zależy od sytuacji. Ci którym bezprawnie w kolegiach, bez żadnego postępowania dowodowego wydano wyrok skazujący, odebrano samochody czy inne dobra, magnetofony i magnetowidy, może powinni odzyskać te przedmioty.</text:p>
      <text:p text:style-name="P402">Osoby, które zostały usunięte z pracy<text:span text:style-name="T403">,</text:span><text:s/>no w specjalnej sytuacji stanu wojennego, może powinny uzyskać możliwość powrotu do tego zak<text:span text:style-name="T404">ł</text:span>adu pracy, ewentualnie zmiany wypowiedzenia. Żeby to nie było wypowiedzenie właśnie ze względu na naruszenie podstawowych obowiązków pracowniczych, no tego rodzaju sytuacja potem rzutuje na ciągłość pracy, na opinię o pracowniku itd.</text:p>
      <text:p text:style-name="P405">I proszę państwa są jednak pewne pozostałości stanu wojennego. Myśmy zwrócili się w sprawie<text:s/><text:span text:style-name="T406">5</text:span><text:s/>osób, które ze względów politycznych nadal przebywają albo powinny przebywać w więzieniu. Niestety już tych osób jest tylko 4, dlatego że Jacek Żaba w okresie przerwy oczekując na decyzje, czy odroczy mu się wykonanie kar czy też nie - popełnił samobójstwo. Cz<text:span text:style-name="T407">ł</text:span>owiek, który bez przerwy próbował samobójstwa, znajdował się w szpitalu psychiatrycznym, wracał do więzienia i znowu próbował samobójstwa, chory psychicznie. Ja jestem prawnikiem, profesorem prawa karnego, ja wiem co to jest niepoczytalność, zachowanie tego człowieka świadczyło, że jego poczytalność była spr<text:span text:style-name="T408">o</text:span>wadzona niemal do zera. Ze względu na jego aktualny stan rzeczy można przypuszczać, że w chwili dokonania czynu też jego możliwość kierowania postępowaniem i rozpoznania tego co robił była ograniczona.</text:p>
      <text:p text:style-name="P409">Proszę Państwa! Już go na tym świecie nie ma. Ja muszę to podkreślić, dlatego, że do tego zmusza mnie moje sumienie.<text:s/><text:span text:style-name="T410">M</text:span>y też ponosimy - my strona solidarnościowa odpowiedzialność za to, żeśmy się o niego nie upominali dostatecznie gorąco i że tak długo korzystając nareszcie z przerwy kary czekał na decyzje sądową, aż jego nerwy zawiodły i już nie ż<text:span text:style-name="T411">yj</text:span>e.</text:p>
      <text:p text:style-name="P412">Jednym słowem uważam, iż należy powołać organ - komisję mieszaną, wszystko jedno jak to się nazwie, która by te sprawy uporządkowała, żebyśmy do tego nie wracali w przyszłości. Tak jak muszę<text:s/><text:span text:style-name="T413">-</text:span><text:s/>oczywiście chcę zachować wszelkie proporcje gdyby sprawa Katynia była wyjaśniona w 19<text:span text:style-name="T414">5</text:span>6 roku nie byłaby ona<text:s/><text:span text:style-name="T415">ź</text:span>ródłem konfliktów i my to załatamy te różne sprawy, że przedziwne procesy, już osób zresztą znajdujących się na<text:s/><text:span text:style-name="T416">te</text:span>j sali, gdzie wszystkie gwarancje obywatelskie, wszystkie gwarancje procesowe zostały naruszone. Niech to wszystko stanie się pr<text:span text:style-name="T417">z</text:span>eszłością, rozpocznijmy współżycie społeczne w praworządnym państwie, z niezawisłymi sądami i z takim prawem, które jest zgodne z podstawowymi zasadami praw człowieka i obywatela<text:span text:style-name="T418">.</text:span></text:p>
      <text:p text:style-name="P419">Dziękuję.</text:p>
      <text:p text:style-name="P420"><text:span text:style-name="T421">Przewodniczący</text:span>:</text:p>
      <text:p text:style-name="P422">Dziękuję.</text:p>
      <text:p text:style-name="P423"><text:span text:style-name="T424">Prof</text:span><text:span text:style-name="T425">.</text:span><text:span text:style-name="T426"><text:s/>J. Reykowski</text:span>:</text:p>
      <text:p text:style-name="P427"><text:span text:style-name="T428">P</text:span>anie profesorze, chciałbym pana zapytać o pewną jeszcze klaryfikację, dotyczącą drugiego punktu pana wypowiedzi. Pan mówił o trzech rzeczach. Pierwsza była kwestia polityczna, druga dotyczyła właśnie<text:s/><text:soft-page-break/>w jakiej formule ogólnej pan chciałby ująć to co rozważał pan na szeregu przykładach dotyczących reguł?</text:p>
      <text:p text:style-name="P429"><text:span text:style-name="T430">Prof. Adam Strzembosz</text:span>:</text:p>
      <text:p text:style-name="P431">Otóż my wysunęliśmy 20 parę przepisów, które wymagają naszym zdaniem niezwłocznego usunięcia lub przeredagowania i w zasadzie była między nami zgodność, bo i stowarzyszenie prawa karnego i zespół reformy domagał się w zasadzie tego samego co i my. Różnica polegała na tym, iż zespół drugi - strona rządowa uważała, że należy czekać do reformy prawa karnego, mimo iż cały szereg przepisów był zapro<text:span text:style-name="T432">je</text:span>ktowany w projekcie reformy prawa karnego przez stronę rządową w 1<text:span text:style-name="T433">9</text:span>81 roku i przez stronę solidarnościową też w 1<text:span text:style-name="T434">9</text:span>81 roku. Obydwa projekty ukazały się w sierpniu 1981.</text:p>
      <text:p text:style-name="P435">Otóż nam się wydaje, że dla wiarygodności drugiej strony jest niezbędne usunięcie kilka przepisów, które mają charakter wybitnie represyjny, w żadnym praworządnym państwie nie są nikomu do niczego potrzebne. Przecież my naprawdę w stosunku do tego co się dzie<text:span text:style-name="T436">j</text:span>e na Zachodzie Europy mamy społeczeństwo pacy<text:span text:style-name="T437">fi</text:span>styczne, a na tamtym terenie nie ma takich przepisów. Ja tylko dla podkreślenia pewnej humorysty<text:span text:style-name="T438">cz</text:span>noś<text:span text:style-name="T439">ci</text:span><text:s/>powiem, że my mamy art. 282 ze znaczkiem<text:s/>„A”, a w kodeksie karnym Szwajcarii - kto formuje organy zbrojne, dostarcza im amuni<text:span text:style-name="T440">cji</text:span>,<text:s/><text:span text:style-name="T441">b</text:span>roni itd. za to przestępstwo grozi kara grzywny lub aresztu od 7 dni do 2 lat. Za zorganizowanie zbrojnych oddziałów.<text:s/><text:span text:style-name="T442">M</text:span>ożna dostać grzywnę, a u nas za to, że ktoś powiedzmy krzyknął coś albo powiedzmy miał gazetkę, w której było napisane, że coś tam jest niepraworządne, albo że ktoś kogoś pobił, jest skazywany, bo przeczytanie takiej gazetki może spowodować niepokój społeczny.</text:p>
      <text:p text:style-name="P443">No jest to przecież dysproporcja szalona. My godziliśmy się na to, że z naszych propozycji niektórych trzeba zrezygnować, art. 217 i 218 jeżeli go nie potrafimy usunąć po prostu, przeredagowywać go nie będziemy, jesteśm<text:span text:style-name="T444">y</text:span><text:s/>gotowi się z tego wycofać.</text:p>
      <text:p text:style-name="P445">Natomiast są przepisy, kt<text:span text:style-name="T446">ó</text:span>re zostały wprowadzone w okresie zawieszenia stanu wojennego i po jego zniesieniu, które są nie do utrzymania w cywilizowanym społeczeństwie.</text:p>
      <text:p text:style-name="P447"><text:span text:style-name="T448">P</text:span><text:span text:style-name="T449">rz</text:span><text:span text:style-name="T450">ewodnicząc</text:span><text:span text:style-name="T451">y</text:span>:</text:p>
      <text:p text:style-name="P452">Rozumiem, że jest tu propozycja małej nowelizacji prawa karnego, nie oczekując na dużą noweliz<text:span text:style-name="T453">ac</text:span>j<text:span text:style-name="T454">ę.</text:span></text:p>
      <text:p text:style-name="P455">P<text:span text:style-name="T456">r</text:span>osz<text:span text:style-name="T457">ę</text:span><text:s/>Państw<text:span text:style-name="T458">a</text:span>! Możemy teraz zgodnie z propozy<text:span text:style-name="T459">cj</text:span>ą wstępną przejść do drugiego podzespołu i na podobnej zasadzie określić sprawy sporne i<text:s/><text:span text:style-name="T460">wówc</text:span>zas prz<text:span text:style-name="T461">ys</text:span>tąpić do dyskusji.</text:p>
      <text:p text:style-name="P462">Zatem teraz może odwracając kolejność jeśli pan prezes Jachacz mi na to pozwoli, pierwszy mówiłby pan Krzysztof Kozłowski.</text:p>
      <text:p text:style-name="P463"><text:span text:style-name="T464">Ob</text:span><text:span text:style-name="T465">.</text:span><text:span text:style-name="T466"><text:s/>Krzy</text:span><text:span text:style-name="T467">s</text:span><text:span text:style-name="T468">ztof Kozłowski</text:span>:</text:p>
      <text:p text:style-name="P469">Proszę Państwa!<text:s/>Tak jak widzimy my, czyli strona opozycyjno-solidarnościowa sytuację w grupie do spraw środków masowego przekazu, no sytuacja jest jak to się mówi złożona. Najbliżej i najbardziej optymistyczniej<text:s/>zarysowuje się sytuacja jeśli chodzi o ramy prawne. Mam tu na myśli prawo prasowe i dopasowanie go do zasad reformy gospodarczej, czyli zastąpienie dotychczasowego systemu koncesji na rzecz systemu zgłoszeniowego, rejestracji działalności wydawniczej, a nie zezwoleń.</text:p>
      <text:p text:style-name="P470">Tutaj jesteśmy zgodni problem polega tylko od kiedy? Dla nas jest istotne, kiedy miałaby ta reforma, mogła być wprowadzona w życie. Szczegółowe nasze postulaty konkretne zgłosiliśmy na piśmie w sprawie prawa prasowego.</text:p>
      <text:p text:style-name="P471">Ustawa o cenzurze - druga z ważnych dla nas ustaw. Tu pełna zgodność, że cenzura powinna zanikać,<text:s/><text:soft-page-break/>że jej funkcje powinny maleć, i w płaszczy<text:span text:style-name="T472">ź</text:span>nie deklaracji jesteśmy zgodni. Natomiast jak próbujemy ograniczyć funkcje cenzury proponując powrót do jej wer<text:span text:style-name="T473">s</text:span>ji z 1981 napotykamy na co najmniej uniki. Jeżeli mamy ograniczać funkcje cenzury, to nam się wydaje, że powrót do społecznie uzgodnionego projektu ustawy o cenzurze z 1981 roku jest n<text:span text:style-name="T474">aj</text:span>rozsądni<text:span text:style-name="T475">ejs</text:span>zym wyjściem w tym momencie.</text:p>
      <text:p text:style-name="P476">Natomiast szermuje się łatwo sloganami to znieśmy cenzurę i zastąpmy ją wyrokami sądowymi, bo tak by to wyglądało, na<text:s/><text:span text:style-name="T477">t</text:span>o odpowiadamy, że represyjna cenzura przy zawisłości sądów<text:span text:style-name="T478">,</text:span><text:s/>dopóki będą zawisłe politycznie, musi budzi<text:span text:style-name="T479">ć</text:span><text:s/>w nas daleko idące obawy.</text:p>
      <text:p text:style-name="P480">Stąd postulowaliśmy powrót do ustawy z 1981 roku, na razie nie usłyszeliśmy wyraźnej na to odpowiedzi.</text:p>
      <text:p text:style-name="P481">Należy się cieszyć, że jedna przynajmniej rzecz została uzgodniona, że debit - zasada debitu, czyli dopuszczanie do druków ksią<text:span text:style-name="T482">ż</text:span>ek, czasopism szczególnie w języku polskim z zagranicy na ter<text:span text:style-name="T483">yt</text:span>o<text:span text:style-name="T484">ri</text:span>um PRL, zostanie zniesiona, a w każdym razie ograniczona. No to wolno będzie<text:s/><text:span text:style-name="T485">jed</text:span>e<text:span text:style-name="T486">n</text:span><text:s/>egzemplarz<text:s/>„Kultury”<text:s/>paryskiej przywieźć legalnie.</text:p>
      <text:p text:style-name="P487"><text:span text:style-name="T488">/</text:span>Głos z sali: pocztą też?/.</text:p>
      <text:p text:style-name="P489">Mam nadzieję, że pocztą, ale tutaj<text:s/>niedopowiedziana<text:s/>sprawa poczty jest również. Co to znaczy jeden egzemplarz? Bo oczywiście przywóz pocztą i dostępność w bibliotekach<text:s/>- to jest chyba to minimum, jeżeli mówimy o zniesieniu debitu, na który wszyscy psioczyli, niezależnie po której stronie stołu zasiadali.</text:p>
      <text:p text:style-name="P490">Ale to są sprawy, gdzie zaszliśmy najdalej we wspólnych uzgodnieniach. Przynajmniej wstępnych. Już dużo bardziej sprawą kontrowersyjną jest sprawa papieru, czyli dość strategicznego dla nas surowca. I tu co do zasady przy<text:span text:style-name="T491">ję</text:span>to zgodnie, że powinien być towarem rynkowym w przyszłości, tyle tylko, że go nie ma. Wobec czego, jak pogodzić konieczność reglamentacji z przyszłym wolnym rynkiem papierowym? Musi być jakiś okres przejściowy.</text:p>
      <text:p text:style-name="P492">Proponowaliśmy, żeby w tym okresie przejściowym przynajmniej część papieru była dostępna na wolnym rynku. Rzecz polega na tym, że nie otrzymaliśmy mimo naszych próśb rozliczeń papierowych, bilansu papierowego w Polsce. Nie wiadomo, kto i ile naprawdę zużywa tego papieru. Są bardzo ogólne i dość sprzeczne nawet ze sobą cyfry. A mamy poważne zastrzeżenia co do właściwego użytkowania papieru w Polsce i tak ze względów politycznych, moralnych, społecznych, pod każdym względem ten papier jest chwilami trwoniony, a chwilami obracany na cele, z którymi zgodzić się niepodobna.</text:p>
      <text:p text:style-name="P493">Komercjalizacja papieru jako zasada jest nam wspólna. Natomiast trzeba sobie zdać sprawę, że komercjalizacja papieru oznacza również i na przyszłość ogromną dysproporcję i niesprawiedliwość, polegającą na tym, że przy wolnym rynku papieru, choćby nawet częściowym, bo część musi być nadal reglamentowana choćby na podręczniki szkolne, ale przy wolnym rynku oczywiście przewagę - na całym świecie tak jest - mają monopoliści, czy prawie monopoliści. Ogromne koncerny typu RSW<text:s/>„Prasa”, oczywiście będzie rozporządzać tak dużymi środkami nadal, że zwyżka ceny papieru będzie jeszcze do udźwignięcia przez ten koncern. To będzie biło we wszystkie małe wydawnictwa, nowo powstające.</text:p>
      <text:p text:style-name="P494">Stąd już na starcie nastąpi w tym pluralistycznym przyszłym układzie zasadnicza nierówność między dalej istnie<text:span text:style-name="T495">ją</text:span>cym, nienaruszonym monopolem, prawie monopolem jeśli chodzi o prasę codzienną, jest to dziewięćdziesiąt parę procent, RSW<text:s/>„Prasa”<text:s/>i wszystkich innych, którzy -<text:s/>proszę bardzo, radźcie sobie. Możecie zgłaszać się i możecie kupować papier. Tylko jest to drastycznie niesprawiedliwe,<text:s/><text:span text:style-name="T496">je</text:span>śli chodzi o<text:s/><text:soft-page-break/>możliwość zachowania w tym pluralistycznym układzie jakiejkolwiek sensownej równowagi.</text:p>
      <text:p text:style-name="P497">Stąd usiłowaliśmy wskazać na konieczność rozbicia monopolu i stworzenia wielu wydawnictw, a nie jednego kolosalnego.</text:p>
      <text:p text:style-name="P498">To nie jest sprawa już tylko polityczna, ale również gry, przyszłej gry rynkowej, gdzie jak wskazuje przykład świata kapitalistycznego monopolista wykańcza i może wykończyć drobnych producentów, w tym wypadku producentów gazet czy książek<text:span text:style-name="T499">.</text:span></text:p>
      <text:p text:style-name="P500">Na tym tle nasze postulaty dotyczące prasy związkowej i niezależnej są odsyłane w przyszłość. Mówi się, no to jak będzie system zgłoszeniowy i jak będzie wolny rynek papieru, to będziecie sobie tworzyć gazety. A na razie dostaniecie tygodnik<text:s/>„Solidarność”<text:s/>i koniec.</text:p>
      <text:p text:style-name="P501">Otóż tak czy inaczej duży związek zawodowy i w przyszłości, jak rozumiem, poważna grupa posłów niezależnych w Sejmie ma rozporządzać praktycznie jednym tygodnikiem. No, bo reszta to tak kiedyś w przyszłości. A na razie będzie, co prawda papier na wolnym rynku, ale na tygodnik to my wam damy pulę papieru. Jest dalej system reglamentacji i zezwolenie na jeden tygodnik dla całego - no, tej strony, opozycyjno-solidarnościowe<text:span text:style-name="T502">j.</text:span></text:p>
      <text:p text:style-name="P503">Proszę państwa, jeżeli tak ma wyglądać udział w Sejmie i jego zaplecze propagandowo-pras<text:span text:style-name="T504">ow</text:span>e, no to muszę powiedzieć, że budzi to głęboki niepokój. 10 proc. w telewizji na kampanię wyborczą jest rzeczą, która nie może nikogo zadowolić. To nie o to chodzi, żeby przez dwa miesiące mieć 10 proc. na kampanię wyborczą. A co dalej? Gdzie ci posłowie mają oparcie, w jakiej prasie?</text:p>
      <text:p text:style-name="P505">Stąd nasz postulat bardzo silnie podkreślany i jak uważamy za niezbędny postulat dziennika niezależnego. Tu nie otrzymaliśmy żadnej odpowiedzi. Tutaj decyzji nie ma. Po prostu przemilczano sprawę. My domagamy się na to odpowiedzi wyraźnej. Jeżeli znaczny procent miejsc w Sejmie<text:s/>ma być udostępniony ludziom z szeregów opozycji, czy kręgów niezależnych, to ci ludzie mają prawo do jednego w Polsce przynajmniej dziennika niezależnego. Inaczej nasza grupa musiałaby uznać, że warunki pluralizmu polit<text:span text:style-name="T506">yc</text:span>znego, jeśli chodzi o środki masowego przekazu, nie są spełnione.</text:p>
      <text:p text:style-name="P507">To samo dotyczy radia i telewizji. Spotkaliśmy się z kategorycznym stwierdzeniem na początku, że integralność i dyspozycyjność - radia i telewizji nie może być w ogóle przedmiotem dyskusji.</text:p>
      <text:p text:style-name="P508">Przedłożyliśmy maksymalnie realistyczny projekt udziału naszej strony, w minimalnym zakresie czasowym, wręcz symbolicznym, ale na zasadach pewnej autonomii nie naruszającej w niczym struktur Radiokomitetu, w ramach istniejących struktur, które nam się nie podobają. Ale które na tym, na pierwszym etapie uznajemy.</text:p>
      <text:p text:style-name="P509">Jeżeli tego nie uzyskamy, też zapewnienia, że kiedyś w przyszłości będzie trzeci kanał telewizji i piąty program radia obywatelskiego - kiedy? Co to znaczy obywatelskie i pluralistyczne? Kto tym będzie zarządzał, kto to będzie kontrolował?</text:p>
      <text:p text:style-name="P510">Na to odpowiedzi nie ma. Są miraże świetlanej przyszłości, kiedyś tam i brak zgody na to, żeby można było w miarę swobodnie gospodarzyć na minimalnym wycinku czasowym czasu antenowego w radiu i telewizji.</text:p>
      <text:p text:style-name="P511">Bez decyzji znów w tej dziedzinie w sprawie radia i telewizji, również nie wyobrażamy sobie zakończenia naszego stolika w sposób pozytywny.</text:p>
      <text:p text:style-name="P512">Wreszcie sprawa czasopism i wydawnictw drugiego obiegu. Jest to sprawa trudna, a równocześnie<text:s/><text:soft-page-break/>domagająca się zmian, które by wyprowadziły drugi obieg na powierzchnię, do normalnego wydawniczego życia<text:span text:style-name="T513">.</text:span><text:s/>Tylko dopóki nie będzie środków masowego przekazu niezależnych, a w każdym razie będą reglamentowane - trochę prasy katolickiej i jeden tygodnik dla<text:s/>„Solidarności”, no to my nie namówimy nikogo, żeby w tych warunkach się ujawniał i prosił o koncesję, bo nadal trzeba prosi<text:span text:style-name="T514">ć</text:span><text:s/>o koncesję.</text:p>
      <text:p text:style-name="P515">Możemy uruchomić tylko pewien proces adaptacji drugiego obiegu do życia normalnego. Ale przez ten czas, prosiliśmy i przedkładaliśmy, że należy zaniechać represji by nie wpychać tych ludzi w podziemie, tylko właśnie umożliwić im wychodzenie na zewnątrz. Ale na to muszą być spełnione takie warunki jak: złagodzenie cenzury, umożliwienie rzeczywiście możliwości już teraz tworzenia niezależnej prasy, niezależnych programów radiowych i telewizyjnych. I wtedy możemy rozmawiać o ujawnianiu czy legalizacji drugiego obiegu. Ale ten proce<text:span text:style-name="T516">s</text:span><text:s/>będzie trwał. I jeżeli warunki nie zostaną spełnione, to pozostaniem tak jak jesteśmy w sytuacji anormalnej. Będzie monopolistyczny pierwszy obieg państwowy - partyjny, minimalna prasa niezależna złożona z niewielu pism katolickich<text:s/>„Res Publica”<text:span text:style-name="T517"><text:s/></text:span>i<text:s/><text:span text:style-name="T518">„</text:span>Tygodnika Solidarność”<text:s/>oraz będzie nadal nielegalny, czy podziemny drugi obieg.</text:p>
      <text:p text:style-name="P519">Nie przekroczymy tych barier, nie scalimy tych obiegów w jedno pluralistyczny układ, w jeden ład, nowy ład in<text:span text:style-name="T520">fo</text:span>rmacyjny. A o to nam chodzi. I żeby te bariery przekroczy<text:span text:style-name="T521">ć</text:span>, potrzebna jest decyzja polityczna dość zasadnicza<text:span text:style-name="T522">,</text:span><text:s/>której rozumiem, że na stoliku środków masowego przekazu my sami tam nie podejmiemy. To zdaje się, że przekracza możliwości tego stolika.</text:p>
      <text:p text:style-name="P523">Stąd odwołujemy się do stołu politycznego w nadziei, że w efekcie będziemy mogli d<text:span text:style-name="T524">oj</text:span>ść do porozumienia przynajmniej częściowo spełni<text:span text:style-name="T525">aj</text:span>ących nasze oczekiwania.</text:p>
      <text:p text:style-name="P526">Dziękuję bardzo.</text:p>
      <text:p text:style-name="P527"><text:span text:style-name="T528">Przew</text:span><text:span text:style-name="T529">o</text:span><text:span text:style-name="T530">dni</text:span><text:span text:style-name="T531">c</text:span><text:span text:style-name="T532">zą</text:span><text:span text:style-name="T533">c</text:span><text:span text:style-name="T534">y</text:span>:</text:p>
      <text:p text:style-name="P535">Dziękuję bard<text:span text:style-name="T536">z</text:span>o<text:span text:style-name="T537">.</text:span><text:s/>G<text:span text:style-name="T538">ł</text:span>os ma pan Bog<text:span text:style-name="T539">d</text:span>an Jachacz.</text:p>
      <text:p text:style-name="P540">O<text:span text:style-name="T541">b.<text:s/></text:span><text:span text:style-name="T542">B</text:span><text:span text:style-name="T543">ogdan Jachacz</text:span>:</text:p>
      <text:p text:style-name="P544">Szanowny<text:s/>Panie<text:s/>Przewodniczący!<text:s/>Chcę po pierwsze podziękować za zaproszenie i za udzielenie głosu.</text:p>
      <text:p text:style-name="P545"><text:span text:style-name="T546">W</text:span><text:s/>naszej optyce, ów malutki<text:s/>„podzespolik”<text:s/>do spraw środków masowego przekazu, a wszak ważny,<text:s/><text:span text:style-name="T547">d</text:span>la wszystkich członków<text:s/>„okrągłego stołu”<text:s/>uzyskał bardziej obiecujący poziom wspólnych konstatacji, w każdym razie w mo<text:span text:style-name="T548">j</text:span>ej<text:span text:style-name="T549"><text:s/></text:span>ocenie. I zdaje się, że w płaszczyźnie intencji, deklaracji, rozumienia procesów, w jaki Polska weszła, m.in. za sprawą<text:s/>„okrągłego stołu”<text:s/>osiągamy już dużą zbieżność, zgodność i owo minimum szczerości i zaufania, na którym można budować. Co prawda nie są to gwarancje, rozumiem, że bardzo przy tym stole chodzi o gwarancje, zwłaszcza prawne, ale to minimum jest szalenie ważne.</text:p>
      <text:p text:style-name="P550">Otóż zgadzamy się co do potrzeby zmian w systemie społecznej komunikacji w Polsce - wszyscy, przedstawiciele strony solidarnościowo-opozycyjn<text:span text:style-name="T551">ej</text:span>, strony rządowo-koalicyjnej, społecznej, przedstawiciele wszelkich partii, stronnictw ugrupowań jakie przy tym stole są.</text:p>
      <text:p text:style-name="P552">Co do zmiany w tym systemie społecznej komunikacji, a więc w zasadach funk<text:span text:style-name="T553">cjo</text:span>nowania prasy, radia i telewizji co najmniej na miarę minimum reform wprowadzanych przez<text:s/>„okrągły stół<text:span text:style-name="T554">”</text:span>. Choć tu chcę powiedzieć, że na ostatnim spotkaniu pan red.<text:s/><text:span text:style-name="T555">M</text:span>azowiecki apelował do naszych sumień dziennikarskich wszystkich dziennikarzy - rządowych, pozarządowych, opozycyjnych - do tego, aby pokusili się może o spełnianie roli prekursorski<text:span text:style-name="T556">ej</text:span><text:s/>w przemianach, jakie w Polsce następują i przed którymi Polska stoi.</text:p>
      <text:soft-page-break/>
      <text:p text:style-name="P557">Bardzo osobiście odpowiada mi ta filozofia myślenia o powinnościach zawodu dziennikarskiego.</text:p>
      <text:p text:style-name="P558">Jesteśmy także zbieżni, jak powiedziałem co do szeregu ogólnych konstatacji, iż prasa, radio i telewizja powinna wnosić sw<text:span text:style-name="T559">ó</text:span>j wkład do budowy tego układu demokratycznego w społeczeństwie obywatelskim kształtowanym na zasadach pluralizmu politycznego, społecznego i gospodarczego. Że środki społecznej komunikacji powinny działać w duchu otwartości, jawności, wiarygodności, poszanowania godności, tożsamości każdego podmiotu na polskiej scenie politycznej. Z tym, że powinny, co do tego nie ma rozbieżności - szanować<text:span text:style-name="T560"><text:s/></text:span>prawo do repliki podmiotów sceny politycznej w masowych środkach komunikacji.</text:p>
      <text:p text:style-name="P561">A więc zgadzamy się w ogólnych<text:s/>kon<text:span text:style-name="T562">stat</text:span>a<text:span text:style-name="T563">cj</text:span>ach<text:s/>co do potrzeby zmian, a także i w paru kwestiach szczegółowych. Jak przed chwilą powiedział pan przewodniczący Kozłowski najbliżej nam do zgody i porozumienia w kwestiach prawnych.</text:p>
      <text:p text:style-name="P564">Jak rozumiem, tych które drążą umysły wielu<text:s/>„stolików”<text:s/>i<text:s/>„podstolików”,<text:s/>„okrągłego stołu”, gdyż wła<text:span text:style-name="T565">ś</text:span>nie kwestie prawne stanowią i powinny stanowić gwaran<text:span text:style-name="T566">cj</text:span>e na przyszłość.</text:p>
      <text:p text:style-name="P567">Tu, jak się okazuje, w pełni podzielam pogląd pana współprzewodniczącego - jesteśmy najbliżej consensusu. I tak - wszyscy uczestnicy naszego zespołu zgadzają się, że trzeba znowelizować i to znacznie, i doraźnie, i perspektywicznie prawo prasowe w Polsce. Co prawda jest ono dorobkiem polskiego sier<text:span text:style-name="T568">p</text:span>nia<text:s/><text:span text:style-name="T569">r</text:span>ok<text:span text:style-name="T570">u</text:span><text:s/>1980, ono było po stanie wojennym nowelizowane. I nie ma w naszym gronie wątpliwości, że trzeba je zmienić, a zwłaszcza w jednym punkcie dotyczącym zasady koncesjonowania prasy.<text:s/>Uważamy wszyscy zgodnie, że należy tę zasadę konce<text:span text:style-name="T571">sj</text:span>onowania zastąpić bardziej cywilizowaną logiczną i przylegającą do sw<text:span text:style-name="T572">o</text:span>bód gospodarczych, a więc do praktyki w innych sferach działalności społecznej, zasadą rejestracji, zwykłej rejestra<text:span text:style-name="T573">cj</text:span>i.</text:p>
      <text:p text:style-name="P574">Uważamy, że ta nowelizacja prawa prasowego powinna nastąpić szybko.</text:p>
      <text:p text:style-name="P575">Panie przewodniczący, ja myślę, że na najbliższym posiedzeniu sobotnim będziemy w stanie przedstawić propozycj<text:span text:style-name="T576">ę<text:s/></text:span>kalendarzowe w tej kwestii.</text:p>
      <text:p text:style-name="P577">Równie zgadzamy się wszyscy co do potrzeby reformy, radykalnej reformy cenzury w Polsce. Przecież w tej sprawie nie ma wątpliwości. Ja chcę przypomnieć stanowiska wyjściowe uczestników<text:s/>„okrągłego stołu”<text:s/>na sesji plenarnej w sali obok. Otóż w wystąpieniu pana Miodowicza odczytaliśmy postulat likwidacji cenzury w Polsce.</text:p>
      <text:p text:style-name="P578"><text:span text:style-name="T579">W</text:span><text:s/>wystąpieniu pana Turowicza, jako przedstawiciela delegacji solidarnościowo-opozycyjnej odczytaliśmy pragnienie<text:s/><text:span text:style-name="T580">o</text:span>graniczenia funkcji cenzury traktowanej nadal jako zło konieczne w naszym kraju<text:span text:style-name="T581">,</text:span><text:s/>po to, aby chronić racje stanu i tajemnice państwa, aby oczyścić praktykę cenzorską w Polsce ze stosowania kryteriów ideologicznych. Natomiast w trzecim stanowisku, zaprezentowanym przez pana Janowskiego ze Stronnictwa Demokratycznego, wyszukamy postulat zniesienia w Polsce cenzury prewencyjnej i zastąpienia jej bardziej cywilizowaną formą cenzury następnej,<text:s/>czyli s<text:span text:style-name="T582">ądowej,</text:span><text:s/><text:span text:style-name="T583">c</text:span>z<text:span text:style-name="T584">yl</text:span>i<text:s/>represyjnej<text:span text:style-name="T585">.</text:span><text:s/>Nie chcemy się kłócić o słowo represja, bo ono się niestety bardzo fatalnie kojarzy ze spuścizną polską, chociaż taka właśnie cenzura obowiązywała w państwie<text:s/><text:span text:style-name="T586">w<text:s/></text:span>II Rzeczpospolitej.</text:p>
      <text:p text:style-name="P587">Co do potrzeby reform cenzury jesteśmy zgodni. Strona rządowa jednomyślnie wystąpiła z propozycją podjęcia daleko idącej re<text:span text:style-name="T588">fo</text:span>rmy, to znaczy za<text:span text:style-name="T589">st</text:span>ą<text:span text:style-name="T590">p</text:span>ienia cenzury<text:s/><text:span text:style-name="T591">pr</text:span>ewencyjnej, cenzurą następną. Powściągani jesteśmy przez stronę solidarnościowo-opozycyjną argumentem, który rozumiemy - argumentem, iż potrzebne jest stworzenie warunków do prawidłowego funk<text:span text:style-name="T592">cjo</text:span>nowania cenzury sądowej,<text:s/><text:soft-page-break/>represyjnej i następnej. A więc: niezawisłości sądownictwa w Polsce oraz zmian w prawie cywilnym i prawie karnym.</text:p>
      <text:p text:style-name="P593">Dopóki nie nastąpi - zdaniem strony solidarnościowo-opozycyjn<text:span text:style-name="T594">ej<text:s/></text:span>- zmiany w sądownictwie i w prawie, nie powi<text:span text:style-name="T595">n</text:span>niśmy waży<text:span text:style-name="T596">ć</text:span><text:s/>się na cenzurę następną, gdyż jej działanie mogłoby obfitować w ileś arbitralnych wypaczeń.</text:p>
      <text:p text:style-name="P597">Stanęła zatem kwestia określenia - w moim przekonaniu - tempa i trybu reformowania cenzury w Polsce oraz kwestia po<text:span text:style-name="T598">dj</text:span>ęcia zmian doraźnych w pr<text:span text:style-name="T599">a</text:span>wie o cenzurze, które stawia strona solidarnościowo-opozycyjna i których strona rządowo<text:span text:style-name="T600">-<text:s/></text:span>koalicyjna nie odrzuca. Tak proponowałbym czyta<text:span text:style-name="T601">ć</text:span><text:s/>nasze wystąpienia w ostatnią sobotę, w sprawie zmiany poprawek nowelizacji do<text:s/><text:span text:style-name="T602">u</text:span>stawy o cenzurze.</text:p>
      <text:p text:style-name="P603">Wreszcie tu przy okazji chcę poinformować, że nie tyle uzgodnioną zasadę, co wprowadzoną suwerennie przez rząd jest owa propozycja uregulowania kwestii debitu komunikacyjnego do Polski. Otóż rząd premiera Rakowskiego ma zamiar, o czym poinformowałem w trybie pilnym znowe<text:span text:style-name="T604">l</text:span>izo<text:span text:style-name="T605">wać</text:span><text:s/>prawo celne i prawo o cenzurze, aby umożliwić bez jakichkolwiek ingerencji celników czy cenzorów sprowadzanie do Polski po 1 egz. wszelkich wydawnictw emigracyjnych i nieemigracyjnych, bez jakichkolwiek konsekwencji, które z tytułu obecnie funk<text:span text:style-name="T606">cjo</text:span>nującego ost<text:span text:style-name="T607">re</text:span>go przecież prawa dotykały użytkowników tychże gaze<text:span text:style-name="T608">t.</text:span></text:p>
      <text:p text:style-name="P609">Kolejna kwestia papieru. Osobi<text:span text:style-name="T610">ś</text:span>cie sądzę, że po ofercie strony koalicyjno-rządowej jesteśmy bliżsi zgodności niż rozbieżności. Potwierdzam opinię pana Kozłowskiego, iż to jeden z najbardziej trudnych problemów naszego stołu,<text:span text:style-name="T611"><text:s/></text:span>a bodaj jeden z n<text:span text:style-name="T612">aj</text:span>trudni<text:span text:style-name="T613">ej</text:span>szych problemów w Polsce. Otóż szanowne panie i panowie, mamy do czynienia w naszym kraju z dramatycznym niedoborem papieru. Brak papieru na wszystko, na podręczniki, zeszyty, na dokumenty<text:span text:style-name="T614">,</text:span><text:s/>książki<text:s/><text:span text:style-name="T615">i</text:span><text:s/>gazety, na wszystko dosłownie. Bieda się powiększa,<text:s/>tegoroczna produkcja papieru została rozdzielona między użytkowników choćby z tego tytułu, że papier podlega centralnemu rozdzielnictwu. Jest nadal towarem reglamentowanym centralnie przez państwo, przez rząd PRL.<text:s/><text:span text:style-name="T616">N</text:span>adal niestety reglamentowany i ten tegoroczny papier został rozdzielony. Zrozumiałe są aspiracje strony solidarnościowo-opozycyjn<text:span text:style-name="T617">ej</text:span>, wszelkich podmiotów politycznych, do posiadania własnych środków społecznej komunikac<text:span text:style-name="T618">ji</text:span>, własnych gazet chociażby, prezentowania własnych poglądów i program<text:span text:style-name="T619">ó</text:span>w swoim głosem. To zrozumiałe aspiracje i na tym tle pojawiły się postulaty dotyczące koncernu RSW, który faktycznie zjada sporą część papieru w<text:span text:style-name="T620">yd</text:span>awniczego tak brakującego w Polsce, sporą część.</text:p>
      <text:p text:style-name="P621">Dlaczego używam tu bardzo okrągłych i<text:s/>niewiele<text:s/>mówiących słów? Ponieważ chciałbym przysiąc - że równ<text:span text:style-name="T622">i</text:span>eż ja nie wiem jaki jest bilans papieru w Polsce<text:span text:style-name="T623">.</text:span><text:s/>Nie zdołałem, oświadczam wszystkim uczestnikom tego stołu dociec i ustalić, jaki jest bilans papieru w Polsce.</text:p>
      <text:p text:style-name="P624">Ale z pewnością tego papieru jest mało. Na tym tle jak powiedziałem pojawiły się bardzo kategorycznie formułowane postulaty strony solidarnościowo-opozycyjn<text:span text:style-name="T625">ej</text:span>,<text:span text:style-name="T626"><text:s/></text:span>aby dokonać - nazwę to dokładnie cytatem wywłaszczenia RSW z posiadanego monopolu na rynku prasowym. RSW jest to koncern PZPR, jest to koncern, który decyduje o budżecie partii<text:span text:style-name="T627">.</text:span></text:p>
      <text:p text:style-name="P628">Co prawa na kolejnym czyli ostatnim sobotnim spotkaniu sprawa statusu i demonopolizacji RSW nie stanęła w kategoriach warunków bezwzględnych dogadania się przy naszym stoliku. Niemniej nadal ten temat jest obecny na naszych posiedzeniach, cho<text:span text:style-name="T629">ć</text:span><text:s/>dotyczy suwerennej, rządzącej się prawem<text:s/><text:soft-page-break/>spółdzielczym, spółdzielni robotniczej -<text:s/>RSW<text:s/>„Prasa, Książka, Ruch”. Partyjnej, gdzie faktycznie absolutnym udziałowcem jest PZPR. Przedsiębiorstwo to działa na zasadach spół<text:span text:style-name="T630">dzie</text:span>l<text:span text:style-name="T631">cz</text:span>ych.</text:p>
      <text:p text:style-name="P632">Bez daleko idących pełnomocnictw oświadczyliśmy, że my nie mamy prawa podejmować kwestii dotyczących spółdzielni<text:span text:style-name="T633">,</text:span><text:s/>a tym bardziej podejmować jakichkolwiek zobowiązań dotyczących deglomeracji tej spółdzielni, dzielenia tego molocha, tego koncernu w moim przekonaniu przestarzałego na wiele drobnych jednostek, czy rozparcelowania tej spółdzielni. Takich kompetencji strona koalicyjno-rządowa nie ma<text:span text:style-name="T634">.</text:span><text:s/><text:span text:style-name="T635">W</text:span><text:s/>składzie naszej delegacji, nie ma prze<text:span text:style-name="T636">ds</text:span>tawicieli koncernu partyjnego R<text:span text:style-name="T637">SW.</text:span></text:p>
      <text:p text:style-name="P638">Zaproponowaliśmy wyjście salomonowe, którego zresztą wszyscy w Polsce pragną, tak jak pragną uczciwych reguł gry gospodarczej, a mianowicie urynkowienia papieru. Odejścia od anachronicznego, pozostałego jeszcze z systemu nakazowo-rozdzielczego, systemu rozdzielnictwa papieru<text:span text:style-name="T639">,</text:span><text:s/>centralnego rozdzielnictwa.</text:p>
      <text:p text:style-name="P640"><text:span text:style-name="T641">W</text:span><text:s/>imieniu strony rządowej za<text:span text:style-name="T642">de</text:span>klarowałem gotowość rządu, aby w trybie pilnym, w trybie rychłym -nie ad Kalendas Graecas, przejś<text:span text:style-name="T643">ć</text:span><text:s/>w Polsce na... uruchomić w Polsce wolny rynek papieru, choć w 1<text:span text:style-name="T644">989</text:span><text:s/>roku jeszcze byłoby to niemożliwe, ale zupełnie realne od 1 stycznia 1990. Zastrzegliśmy jednocześnie, że w interesie państwa jest konieczne określić pewną niezbędną, minimalną pulę papieru na cele państwa. Tu nie chodzi o interesy tysiąc przedsiębiorstw w Polsce, które marnują papier, na potrzeby biurokracji, jeszcze tak bardzo ciążącej, ale chodzi o elementarne potrzeby papieru pod druki pańs<text:span text:style-name="T645">two</text:span>we; czyli wszelkiego rodzaju świadectwa szkolne, monitory, dzienniki it<text:span text:style-name="T646">d</text:span>.</text:p>
      <text:p text:style-name="P647">Czy można uruchomić przejściowy rynek papieru i jeszcze w tym półroczu? A więc w momencie, w którym zmieni się sytuacja polityczna w Polsce, po wyborach? Kiedy w Sejmie, miejmy nadzieję wszyscy, zasiądzie liczniej niż kiedykolwiek w historii półwiecza opozycja parlamentarna? Ja nie skryw<text:span text:style-name="T648">a</text:span>m panie przewodniczący obaw, iż będzie to prawie niemożliwe, stworzenie choćby namiastki rynku p<text:span text:style-name="T649">ap</text:span>ieru w drugim półroczu tego roku. Ponieważ jak powiedziałem papier rozszedł się do użytkowników. Mniej jest go niż zakłada plan CPR na 19<text:span text:style-name="T650">8</text:span>9<text:span text:style-name="T651">.</text:span><text:s/>Chyba że komuś papier zostanie zabrany, bądź chyba że zostanie zakupiony przez państwo, że zostanie zakupiony przez państwo i puszczony na wolny rynek dla poten<text:span text:style-name="T652">cj</text:span>alnych kupców.</text:p>
      <text:p text:style-name="P653">Na tym tle chcę powiedzieć o konstrukcji, która w naszym przekonaniu, której celem było wyjście naprzeciw słusznym aspiracjom strony opozycyjno-solidarnościow<text:span text:style-name="T654">ej<text:s/></text:span>do własnej bazy prasowej. W pełni byliśmy wszyscy zgodni, iż legalna<text:s/>„So<text:span text:style-name="T655">l</text:span>i<text:span text:style-name="T656">da</text:span>rność<text:span text:style-name="T657">”</text:span><text:s/>i inne organizacje powracające na scenę polityczną<text:s/>„Solidarność”<text:s/>wiejska nazwijmy to NZS, czy opozycja parlamentarna nie mogą być nieme, muszą być pełnoprawnymi podmiotami życia publicznego, a więc muszą mieć swoje gazety i swoje mie<text:span text:style-name="T658">js</text:span>ce w systemie państwowej komunikacji, w państwowych środkach społecznej komunikac<text:span text:style-name="T659">ji.</text:span></text:p>
      <text:p text:style-name="P660">Stąd też za oczywiste uznaliśmy, że powstanie tygodnik “Solidarność”, jeśli będzie taka wola legalnej<text:s/>„Solidarności”. Strona rządowa znając problemy, kłopoty związane z papierem w Polsce zaoferowała wyodrębnienie, czy wręcz zakupienie pewnej puli papieru niezbędnej do rozruchu tego tygodnika<text:span text:style-name="T661">.</text:span><text:s/>Natomiast przyzna<text:span text:style-name="T662">ję</text:span>, strona koalicyjno-rządowa rozdrapywana zresztą wewnętrznymi rozbieżnościami, interesami i sprzecznościami - o czym niestety, będę musiał poinformować także za chwilę - nie była w stanie zaofiarować papieru pod potrzeby jeszcze 6 tygodników regionalnych, jeszcze pisma dla<text:s/>„Solidarności”<text:s/>wiejskiej, czy dziennika opozycyjnego, dla środowisk opozyc<text:span text:style-name="T663">yj</text:span>nych<text:span text:style-name="T664">...<text:s/></text:span>dziennika<text:s/><text:soft-page-break/>niezależnego środowisk skupionych w komitecie obywatelskim przy panu Wałęsie. Oczywiście, rozumiemy się.</text:p>
      <text:p text:style-name="P665">Takiej deklaracji nie mogliśmy podjąć. Natomiast uważamy, że wprowadzenie zasady wolnego rynku papieru w Polsce oraz znowelizowanie rychłe prawa prasowego, czyli zastąpienie zasady koncesji zasadą rejestracji, umożliwia praktycznie każdej sile politycznej legalnej założenie swojej gazety<text:span text:style-name="T666">.</text:span><text:s/>Czy to będzie tygodnik, miesięcznik, czy dziennik, umożliwia każdemu prywatnemu obywatelowi założenie swojego dziennika.</text:p>
      <text:p text:style-name="P667">Oczywiście zależałoby to wyłącznie od tego, czy posiada papier, czy posiada moce poligraficzne, czy przestrzega porządek konstytucyjny, prawa i ustawę o cenzurze.</text:p>
      <text:p text:style-name="P668">Zdawało nam się i nadal zdaje,<text:s/><text:span text:style-name="T669">ż</text:span>e<text:s/><text:span text:style-name="T670">je</text:span>st to logiczna konstrukcja, nie oznaczająca wywłaszczania czy dzielenia konfliktogennego w założeniu obecnego stanu środków społecznej komunikacji<text:span text:style-name="T671">.</text:span></text:p>
      <text:p text:style-name="P672">A więc nie podzielam w pełni opinii pana Kozłowskiego<text:span text:style-name="T673">.</text:span><text:s/>iż oddalamy, odsuwamy na daleką przyszłość sprawę statusu, czy perspektywę prasy<text:s/>„Solidarności”, czy innych organizacji, jakie tylko będą miały ochotę wyjść ze swoim czasopiśmiennictwem na powierzchnię naszego jawnego życia.<text:span text:style-name="T674"><text:s/></text:span>Osobiście uważam, że nowy ład demokratyczny, z tak liczną opozycją parlamentarną w Sejmie byłby kulawym ładem, jeśli podmioty nowe tegoż ładu nie miałyby swoich gazet, swoich czasopism w kioskach.</text:p>
      <text:p text:style-name="P675">Powiedziałem o rozbieżnościach drążących także na tle obecnej mizerii środków społecznej komunikacji, drążących wszystkich uczestników naszego stolika, a więc koalicję rządowo-opozycyjną. W<text:span text:style-name="T676">s</text:span>zak chciałbym, aby panie i panowie mieli świadomość, że w sprawach papieru, tak samo bolesne i usprawiedliwione są aspiracje redakcji skupionych wokół Zjednoczonego Stronnictwa Ludowego, jak i Stronnictwa Demokratycznego, aspiracje Kościoła Rzymskokatolickiego i innych wyznań. Faktycznie wszystkim papieru brak<text:span text:style-name="T677">.</text:span><text:s/>Nawet na ten brak narzeka ów monopolista - RSW, czyli koncern partyjny.</text:p>
      <text:p text:style-name="P678">Przechodzę do kwestii na<text:span text:style-name="T679">jt</text:span>rudnie<text:span text:style-name="T680">js</text:span>zej, która jak sądzę - i tu w pełni się zgadzam z panem przewodniczącym Kozłowskim - będzie główną kością niezgody, będzie trudno<text:s/>dojść do porozumienia.<text:s/><text:span text:style-name="T681">A</text:span><text:s/>rzecz dotyczy dostępu<text:s/>„Solidarności”, środowisk opozycyjnych do radia i telewizji. Niezmiennie nasza strona stoi na gruncie integralności państwowej telewizji i państwowego radia.</text:p>
      <text:p text:style-name="P682">Na pierwszym posiedzeniu strona solidarności<text:span text:style-name="T683">ow</text:span>o- opozycyjna wystąpiła z postulatem daleko idącym - wyodrębnienia jednego programu telewizji i jednego programu Polskiego Radia na programy będące w gestii strony społeczno-opozycyjnej, solidarnościowo-opozycyjne<text:span text:style-name="T684">j</text:span>.</text:p>
      <text:p text:style-name="P685">Na drugim spotkaniu zapoznaliśmy się z bardzo interesującym projektem ustanawiającym jakby plan minimum, który obecnie jest przedmiotem naszych rozważań i ekspertyz. W największym skrócie scharakter<text:span text:style-name="T686">y</text:span>zu<text:span text:style-name="T687">ję</text:span><text:s/>ten plan. Otóż strona solidarnościowo-opozycyjna proponuje, aby w radiu i telewizji powołać pełnomocnika pana Lecha Wałęsy, czy strony solidarnościowo-opozycyjnej, którego mógłby wybrać prezes Radiokomitetu spośród kilku kandydatów. Pełnomocnik ten pracowałby na etacie Radiokomitetu, czyli za pieniądze Radiokomitetu i państwa, miałby prawo, kierowałby tzw. redakcją społeczną. Mógłby dobierać sobie współpracowników i dziennikarzy, korzystałby z techniki i bazy Radiokomitetu. Opiniowałby programy solidarnościowo-opozyc<text:span text:style-name="T688">yj</text:span>ne na antenę, dysponowałby czasem antenowym w telewizji i w radio w określonych okienkach. Padły tam propozycje, w jakich czasach i ile minut.</text:p>
      <text:soft-page-break/>
      <text:p text:style-name="P689">Twórczość tej redakcji podlegałaby ocenie, podlegałaby ustawie o cenzurze, a całość funkcjonowałaby w ramach regulaminu pragmatyki obowiązu<text:span text:style-name="T690">ją</text:span>cej w Radiokomitecie.<text:s/>Podobnie w radio.</text:p>
      <text:p text:style-name="P691">Oczywiście nadal jest to propozycja, która na milę przypomina państwo w państwie. Dlaczego tak uważamy? Ponieważ już słyszę po tym sobotnim spotkaniu identyczne aspiracje środowisk i sił politycznych legalnie w Polsce funkcjonu<text:span text:style-name="T692">ją</text:span>cych, które mają ogromne pretensje do telewizji za dotychczasowe niedowartościowanie. Otóż polska wieś ma od lat, oskarża, ma od lat pretensje, a zwłaszcza ZSL o sposób prezentacji tematyki życia połowy narodu w polskiej telewizji. I identycznie wystartuje z koncepcją pełnomocnika redakcji, czasów antenowych itd.</text:p>
      <text:p text:style-name="P693">Z takimi identycznymi aspiracjami wystąpi OPZZ. Z identycznymi wystąpią ugrupowania katolików świeckich, Stronnictwo Demokrat<text:span text:style-name="T694">yc</text:span>zne, co zresztą już zrobiło i szereg innych. I w prostej linii prowadzi to do groźby, o której przed chwilą przestrzegaliśmy tydzień temu, mianowicie do rozparcelowania Polskiej Telewizji, do poćwiartowania na dziesiątki interesów różnych podmiotów, a w Polsce tych podmiotów poza wielkimi, ważnymi, pr<text:span text:style-name="T695">ze</text:span>mawia<text:span text:style-name="T696">ją</text:span>cymi w imieniu sporych odłamów społecznych, to tych podmiotów jest bardzo wiele, mniejszych, ale także istotnych i które także mają poczucie swojej tożsamości, swoje aspiracje. Taka groźba istnieje.</text:p>
      <text:p text:style-name="P697">Potwierdzam, iż mglista jest oferta strony koalicyjno-rządowej w sprawie programu obywatelskiego, pluralistycznego w polskim radiu i polskiej telewizji. Mam zapewnienia rządowe, a także kierownictwa Radiokomitetu, że do soboty<text:s/>otrzymany kalendarz działań związanych z uruchomieniem tych obu programów<text:span text:style-name="T698">.</text:span><text:s/>Ale nie powstaną one w Polsce wcześniej, jak w ciągu 2-3 lat, gdyż rzecz wymaga wielkich kosztów. 100 mld zł na obecne ceny i co najmniej 50 mln dolarów -<text:s/>to nie jest tak wiele - na obecne ceny.</text:p>
      <text:p text:style-name="P699">A więc powtarzając się w sprawach telewizji, dostępu do telewizji - największe rozbieżności. Nadal podtrzymujemy naszą tezę o integralności państwowej telewizji i radia.</text:p>
      <text:p text:style-name="P700">I wreszcie dwie kwestie, których znaczenie wybiega poza ramy naszego stolika. Otóż stosunek do przeszłości. Ja otwarcie powiem paniom i panom, że w czasie obrad dwudniowych naszego stołu solidnie pracowaliśmy na rzecz oczyszczenia przedpola i osiągania owego niezbędnego minimum szczerości. I tu osiągnęliśmy coś, co nazwałbym poszanowaniem własnej tożsamości.</text:p>
      <text:p text:style-name="P701">Bo przecież nie o kłótnie chodzi przy stole. Natomiast nadal uważamy, iż sprawa weryfikacji dziennikarzy, jakby on nie była bolesną i trudną do zrozumienia dla ludzi, którzy przecież w życiu codziennym stoją na gr<text:span text:style-name="T702">u</text:span>ncie wolności słowa, ta właśnie weryfikacja była częścią stanu wojennego.</text:p>
      <text:p text:style-name="P703">Zatem nie mogliśmy przyjąć wszelkich postulatów typu: uznać weryfikację za nielegalną i nie byłą, wypłacić odszkodowania tym, którzy ucierpieli i którzy byli bez pracy, przywrócić do pracy dziennikarzy, którzy j<text:span text:style-name="T704">ą</text:span><text:s/>wskutek weryfikacji utracili, naprawić krzywdy moralne, ujawni<text:span text:style-name="T705">ć<text:s/></text:span>protokoły komisji wery<text:span text:style-name="T706">fi</text:span>kacyjnych. I ujawnić składy komisji wery<text:span text:style-name="T707">fi</text:span>kacyjnych z<text:s/><text:span text:style-name="T708">198</text:span>2 r.</text:p>
      <text:p text:style-name="P709">Natomiast wydaje się nam, że stanowiska pana Macieja Iłowieckiego zaprezentowany na ostatnim posiedzeniu zespołu w imieniu strony solidarnościowo-opozycyjn<text:span text:style-name="T710">ej<text:s/></text:span>stwarza pewną szansę do wypowiedzenia się wspólnego także i w tej sprawie, gdyż myślę, że nikt z uczestników naszego zespołu nie zakwestionu<text:span text:style-name="T711">je</text:span><text:s/>zasady, iż za poglądy w Polsce nie powinno się karać. Co do tego wszyscy zebrani ludzie przy tym stole naszym są zgodni.</text:p>
      <text:p text:style-name="P712">I ostatnia kwestia: statusu - nazwijmy to nielegalnych<text:span text:style-name="T713"><text:s/></text:span>czasopism, wydawnictw drugiego obiegu.</text:p>
      <text:soft-page-break/>
      <text:p text:style-name="P714">Tak jak mówił pan pro<text:span text:style-name="T715">f</text:span>. Strzembosz w odniesieniu do kwestii prawa, iż należałoby pousuwać wszystkie pałki w polskim prawie, tak i my stoimy na stanowisku, że należałoby pousuwać wszystkie pałki w prawie dotyczącym prasy,<text:s/>radia i telewizji, czyli<text:s/><text:span text:style-name="T716">w</text:span><text:s/>prawie prasowym i w prawie o cenzurze. Tak, aby usuną<text:span text:style-name="T717">ć</text:span><text:s/>wszystko to co stanowi powód do nieujawnienia się prasy nielegaln<text:span text:style-name="T718">ej,</text:span><text:s/>prasy drugiego obiegu, co stanowi powód do nienormalności polskiej sytuac<text:span text:style-name="T719">ji</text:span>.<text:s/><text:span text:style-name="T720">B</text:span>o tu się zgadzamy, iż obecny stan ukazywania się kilkuset pism i pisemek o bardzo różnej politycznej<text:s/>prowenienc<text:span text:style-name="T721">ji</text:span><text:s/>jest nienormalnym stanem, nienormalnym.</text:p>
      <text:p text:style-name="P722">Mamy tu pewien wspólny kłopot. Otóż strona<text:s/>koalicyjno-rządowa pyta o gwarancje<text:s/><text:span text:style-name="T723">-</text:span><text:s/>na ile te pisma II obiegu, w których jest bardzo dużo szkodliwego śmiecia polityczne na ile faktycznie,<text:s/><text:span text:style-name="T724">je</text:span>żeli<text:s/><text:span text:style-name="T725">st</text:span>worzone zostaną ramy prawne - się ujawnią, będą starały się aspirować do normalności.</text:p>
      <text:p text:style-name="P726">Rozminiemy, że strona solidarnościowo-opozyc<text:span text:style-name="T727">yj</text:span>na nie może nam dać takich pełnych gwarancji, ponieważ sporo tego czasopiśmie<text:span text:style-name="T728">n</text:span>nictwa wydawane jest przez odłamy z którymi niewiele łączy stronę solidarnościowo-opozycyjną, bądź tylko ogólnie łączy. Myślę o dziesiątkach pisemek<text:span text:style-name="T729"><text:s/></text:span>KPN,<text:s/>„Solidarności Walczącej”<text:s/>i wielu innych.</text:p>
      <text:p text:style-name="P730">Tych gwarancji rozumiemy, że trudno oczekiwać. Natomiast strona rządow<text:span text:style-name="T731">o</text:span>-koalicyjna nie bardzo podziela pogląd,<text:span text:style-name="T732"><text:s/></text:span>iż należałoby w Polsce stosować podwójną miarkę w prawie. Podwójną miarkę. Uważamy, że jeśli zostanie znowelizowane prawo i jedno, i drugie, to powinno ono obowiązywać wszystkich, a państwo powinno mieć możliwość wyegzekwowania tego prawa wobec tych, którzy nie szanują porządku konstytucyjnego.</text:p>
      <text:p text:style-name="P733">Jeślibyśmy przyłożyli i stosowali te dwie miarki, to przecież bod<text:span text:style-name="T734">aj</text:span><text:s/>naruszać będziemy tę konstrukcją prawną, która ma tworzyć podstawy nowego ładu demokratycznego. I będziemy budować ją na fałszywych przesłankach.</text:p>
      <text:p text:style-name="P735"><text:span text:style-name="T736">I</text:span><text:s/><text:span text:style-name="T737">z</text:span><text:s/>tym si<text:span text:style-name="T738">ę</text:span><text:s/>wiąże kwestia moratorium, o które zabiega strona solidarnościowo-opozycyjna na ostatnim posiedzeniu. Moratorium na dwa lata, aby zanim nie zostanie znowelizowane prawo prasowe, osobiście uważam, że ta nowelizacja powinna nastąpić rychło, błyskawicznie. Zanim nie nastąpi nowelizacja, reforma o cenzurze, to przez dwa lata aparat państwa nie będzie ścigał represjonował, konfiskował wydawnictw drugiego obiegu.</text:p>
      <text:p text:style-name="P739">W tej sprawie nasze kompetencje wykraczają poza stolik.</text:p>
      <text:p text:style-name="P740">I wreszcie kwestia<text:s/>„najostat<text:span text:style-name="T741">n</text:span>i<text:span text:style-name="T742">ej</text:span>sza”. Chcę przeprosić panie przewodniczący, iż nazbyt długo charakteryz<text:span text:style-name="T743">uję</text:span><text:s/>zbieżności i rozbieżności naszego zespołu, ale rozumiem,<text:s/><text:span text:style-name="T744">ż</text:span>e jest to ważna problematyka dla przyszłości ładu demokratycznego w Polsce.</text:p>
      <text:p text:style-name="P745">Otóż obawiam się, że będziemy mieli ogromne kłopoty, a przypuszczam, że nie tylko my, z doprecyzowaniem - co rozumiemy przez rację stanu w Polsce. Obawiam się, że już to słowo stało się wytrychem, którym posługujemy się sądząc, że wszyscy dobrze rozumiemy czym jest racja stanu. Na posiedzeniach naszego zespołu stanął problem - sprecyzować dokładnie co to znaczy. Problem ten postawili m.in. strona opozycyjno-solidarnościowa w kontekście reformy prawa o cenzurze, ale także przedstawiciele Stronnictwa Demokratycznego,<text:s/><text:span text:style-name="T746">p</text:span>rzedstawiciele ZSL, żeby sprecyzować w prawie o cenzurze, a przecież to nie tylko dotyczy prawa o cenzurze, czym jest racja stanu w Polsce. Obawiam się, że będziemy mieli z tym problemem - nie tylko przy naszym stoliku -ogromne kłopoty. Dziękuję za uwagę.</text:p>
      <text:p text:style-name="P747"><text:span text:style-name="T748">Przewod</text:span><text:span text:style-name="T749">n</text:span><text:span text:style-name="T750">icz</text:span><text:span text:style-name="T751">ą</text:span><text:span text:style-name="T752">c</text:span><text:span text:style-name="T753">y</text:span>:</text:p>
      <text:soft-page-break/>
      <text:p text:style-name="P754">Dziękuję bard<text:span text:style-name="T755">z</text:span>o<text:span text:style-name="T756">.</text:span><text:s/>Pros<text:span text:style-name="T757">z</text:span>ę państwa, chciałbym powiedzieć w jakim miejscu jakby jesteśmy po tym co wysłuchaliśmy. Mianowicie zostały postawione pewne pytania -<text:s/>w sprawie prawa, trzy p<text:span text:style-name="T758">y</text:span>tania.</text:p>
      <text:p text:style-name="P759">Pierwsze - to są pytania kierowane pod tę dyskusj<text:span text:style-name="T760">ę</text:span>. Pierwsze - sprawa zawieszenia przynależności politycznej S<text:span text:style-name="T761">ej</text:span>mu.</text:p>
      <text:p text:style-name="P762">Drugie - sprawa małej nowelizacji prawa karnego, w której dokonałoby się usunięcia przepisów wprowadzonych w ciągu ostatnich lat.</text:p>
      <text:p text:style-name="P763">Po trzecie - potrzeba rozwiązania spraw 1982 i<text:s/><text:span text:style-name="T764">1986</text:span><text:s/>r.<text:s/><text:span text:style-name="T765">i</text:span><text:span text:style-name="T766"><text:s/></text:span>w związku z tym propozycja powołania komis<text:span text:style-name="T767">j</text:span>i, która by się sprawą tą zajęła.</text:p>
      <text:p text:style-name="P768">W sprawie środków masowego przekazu - w toku tej wymiany zdań, jak się zdaje, jedna sprawa uzyskuje consensus, mianowicie sprawa - zastąpienia koncesjonowania zasadą rejestracji. A zatem pozostają sprawy - po pierwsze -<text:s/>sprawa niezależnego głosu w telewizji i w radiu z propozycją społecznych redakcji, jako propozycją minimum, z propozycją niezależnych programów jako formułowaną przez stronę solidarnościową.</text:p>
      <text:p text:style-name="P769">Po drugie - sprawa gospodarki papierem, rozbicia monopolu<text:s/><text:span text:style-name="T770">RSW</text:span><text:s/>„Prasy”, krępującego urynkowienie puli papieru i uzyskanie możliwości publikacji prasy związkowej i niezależnej, a zwłaszcza niezależnego dziennika, niezależnej gazety codziennej - wielkonakładow<text:span text:style-name="T771">ej.</text:span></text:p>
      <text:p text:style-name="P772">Po trzecie - staje sprawa ustawy o cenzurze.<text:s/><text:span text:style-name="T773">I<text:s/></text:span>tutaj także jest pewna zbieżność sformułowań. Natomiast nie padła odpowiedź - czy powrót do tekstu z 1<text:span text:style-name="T774">98</text:span>1 r. ustalonego na podstawie społecznej negocjacji jest możliwy.</text:p>
      <text:p text:style-name="P775">I wreszcie sprawa czwarta - sprawa formy, wejścia w życie publiczne II obiegu, z propozycją moratorium represji na okres dwóch lat, może także zresztą pewne szczegóły tego procesu legalizacji mogłyby być przedmiotem pracy specjalnej komisji, także już po zakończeniu obrad<text:s/><text:span text:style-name="T776">„</text:span>okrągłe<text:span text:style-name="T777">g</text:span>o stołu”.</text:p>
      <text:p text:style-name="P778">Trzy sprawy dotyczące prawa, cztery sprawy dotyczące środków masowego przekazu.</text:p>
      <text:p text:style-name="P779">Rozumiem, że pora jest zbliżającej się przerwy. W stronę pana profesora Reykowskiego się kieruję, proponowałbym, ażeb<text:span text:style-name="T780">y</text:span>śmy po przerwie przeszli do dyskus<text:span text:style-name="T781">ji</text:span>.</text:p>
      <text:p text:style-name="P782"><text:span text:style-name="T783">Pr</text:span><text:span text:style-name="T784">o</text:span><text:span text:style-name="T785">f</text:span><text:span text:style-name="T786">.</text:span><text:span text:style-name="T787"><text:s/>Reykowski</text:span><text:span text:style-name="T788">:</text:span></text:p>
      <text:p text:style-name="P789">Chciałbym prosić o przerwę może 20 minut, ponieważ chciałbym zespół negocjacyjny, koalicyjny o spotkanie, ale przed przerwą chciałem także prosić - zadać jedno pytanie w szczególności skierowane pod adresem pana redaktora Kozłowskiego, choć niekoniecznie jego<text:span text:style-name="T790">.</text:span><text:s/>Chciałbym zorientować się w odpowiedzi na to pytanie<text:span text:style-name="T791">.</text:span><text:s/>Chodzi mi o gospodarkę papierem. Czy państwo macie pewne, bardziej sprecyzowane wyobrażenie odnośnie tego, jak na gruncie obecnych zasad rozwiązać problem dystrybucji papierem zakładając, że aspiracji do tworzenia nowych tytułów wydawniczych jest bardzo dużo. Chcę powiedzieć, już niejako anegdotycznie, że w ciągu krótkiego czasu odkąd zajmować zacząłem się funkcję publiczną, miałem<text:s/><text:span text:style-name="T792">k</text:span>ilka wizyt różnych grup i to grup nie mających nic wspólnego z tą stroną, którą w tej chwili reprezentuję, które prosiły mnie o popieranie ich dążeń do tworzenia niezależnych czasopism, bądź regionalnych, bądź ogólnopolskich.</text:p>
      <text:p text:style-name="P793">Jak wspominał redaktor Jachacz, bardzo wyraźne w tej sprawie są również ambi<text:span text:style-name="T794">c</text:span>je podmiotów wewnątrz-koalicyjnych, ale w każdym razie to co jawi się jako zjawisko nieuchronne, to wielka proliferacja roszczeń w tym zakresie.</text:p>
      <text:soft-page-break/>
      <text:p text:style-name="P795">C<text:span text:style-name="T796">z</text:span>y macie państwo koncepcj<text:span text:style-name="T797">ę</text:span><text:s/><text:span text:style-name="T798">z</text:span>a<text:span text:style-name="T799">s</text:span>ad według których te roszczenia miałyby być realizowane, uwzględniając jeszcze - pomijając inne kwestie, które państwo podnosili - uwzględni<text:span text:style-name="T800">aj</text:span>ąc jeszcze rzeczywisty autentyczny i wstydliwy stan ilości naszego papieru w Polsce, który jak zobaczyłem niedawno lokuje nas na humorystycznie niskich albo właściwie tragicznie niskich miejscach listy krajów europejskich.</text:p>
      <text:p text:style-name="P801">Czyli jaka koncepcja w tej sprawie?</text:p>
      <text:p text:style-name="P802"><text:span text:style-name="T803">Prof. Sylwester Zawadzki</text:span>:</text:p>
      <text:p text:style-name="P804">Ja jedynie w uzupełnieniu tego pytania, znaczy - jakie by były konsekwencje urynkowienia sprzedaży papieru w zakresie cen książki, prasy, publikacji?</text:p>
      <text:p text:style-name="P805"><text:span text:style-name="T806">Ob. Krzysztof Kozłowski</text:span>:</text:p>
      <text:p text:style-name="P807">Proszę Państwa! Mnie się<text:s/><text:span text:style-name="T808">wydaj</text:span>e, że kluczowym pytaniem, które tutaj padło, na tej sali i to w odpowiedzi panom profesorom, to kluczowe zdanie padło nie z moich ust, tylko z ust współprzewodniczącego pana prezesa Jachacza, że nie udało się uzyskać bilansu papierowego w Polsce. Otóż jeżeli strona koalic<text:span text:style-name="T809">yj</text:span>no-rządowa nie może powiedzieć co się dzieje z papierem, ile jego jest go za mało, zgoda, ale jeżeli czegoś jest bardzo mało i coś jest bardzo potrzebne, to wtedy jest potrzebna kontrola, bo inaczej dochodzimy do takich sytuacji, kiedy w drukarni państwowej ten reglamentowany, bezcenny papier jest drukowany przez firmy pod które chowa się RSW<text:s/>„Prasa”, zakłada nowe spółki w tej chwili i w ogromnych nakładach 209-300 tysięcznych bije śmiecie. To nie moje zdanie, w ostatniej<text:s/>„Polityce”<text:s/>jest na ten temat nota, wołająca że jest to rzecz wołająca o pomstę do nieba, co się drukuje odmawiając równocześnie wydawnictwom książkowym papieru.</text:p>
      <text:p text:style-name="P810">To jest stan, który budzi społeczny obywatelski protest i dopóki będzie koncern, który jest poza kontrolą jakąkolwiek, to odpowiedzialność za ten stan rzeczy spada na właściciela koncernu, bo to nie jest żadna spółdzielnia. To się tylko nazywa spółdzielnią. Gdyby to była spółdzielnia lub przedsiębiorstwo pa<text:span text:style-name="T811">ń</text:span>stwowe byłoby jeszcze pół biedy.<text:s/><text:span text:style-name="T812">O</text:span>tóż spada odpowiedzialność na właściciela czyli PZPR.</text:p>
      <text:p text:style-name="P813">I tutaj nie ma tłumaczenia albo rozliczymy się, albo nie, z tego papieru. Ja rozumiem padło zdanie tutaj, że partia też musi żyć, tylko dlaczego akurat z papieru, który jest dobrem ogólnospołecznym nie tylko jednej partii.</text:p>
      <text:p text:style-name="P814"><text:span text:style-name="T815">Ob. Bo</text:span><text:span text:style-name="T816">g</text:span><text:span text:style-name="T817">dan Jachacz</text:span>:</text:p>
      <text:p text:style-name="P818">Ja mam szczegółowe dane i propozycje, ale nie wiem czy w tej chwili mam je przedstawić?</text:p>
      <text:p text:style-name="P819"><text:span text:style-name="T820">Przewodniczący</text:span>:</text:p>
      <text:p text:style-name="P821">Proponuję, żebyśmy jednak teraz zarządzili przerwę 20 minutową i przeszli następnie do dyskusji, w której zgłoszenia przekażę panu przewodniczącemu.</text:p>
      <text:p text:style-name="P822">Dziękuję bardzo, na 20 minut ogłaszam przerwę.</text:p>
      <text:p text:style-name="P823">/<text:span text:style-name="T824">Przerwa</text:span>/.</text:p>
      <text:p text:style-name="P825"/>
      <text:p text:style-name="P826">/Po przerwie/.</text:p>
      <text:p text:style-name="P827"><text:span text:style-name="T828">Przewodn</text:span><text:span text:style-name="T829">i</text:span><text:span text:style-name="T830">cząc</text:span><text:span text:style-name="T831">y</text:span><text:span text:style-name="T832">:</text:span></text:p>
      <text:p text:style-name="P833">Z pewnym opóźnieniem zaczniemy, ale chciałbym zapytać, czy państwo zgodziliby się na taką procedurę - zwracam się do pana przewodniczącego i do państwa.<text:s/><text:span text:style-name="T834">W</text:span><text:s/>gruncie rzeczy mamy dość duży porządek dnia, chcielibyśmy jeszcze mieć czas na porozmawianie trochę o sprawach ordynacji, poruszenie<text:s/><text:soft-page-break/>pewnych kwestii. Są jeszcze inne stoliki, które już być może nie poruszymy dzisiaj, może ustalimy termin następnego zebrania, na którym byśmy poruszyli sprawy innych stolików. Ale gdyby nie ograniczając demokracji, zadałbym takie pytanie. Czy gdybyśmy ograniczyli czas przemówień, czy państwo by uznali to za aprobowalne?</text:p>
      <text:p text:style-name="P835"><text:span text:style-name="T836">Ob. Bronisław Geremek</text:span>:</text:p>
      <text:p text:style-name="P837">Aprobu<text:span text:style-name="T838">je</text:span>m<text:span text:style-name="T839">y.</text:span></text:p>
      <text:p text:style-name="P840"><text:span text:style-name="T841">Przewodn</text:span><text:span text:style-name="T842">ic</text:span><text:span text:style-name="T843">ząc</text:span><text:span text:style-name="T844">y</text:span>:</text:p>
      <text:p text:style-name="P845">Proponu<text:span text:style-name="T846">ję</text:span><text:s/>10 minut. Zgoda? Widzę, że pan Jacek Kuroń się sprzeciwia.</text:p>
      <text:p text:style-name="P847"><text:span text:style-name="T848">Ob. Jacek Kuroń</text:span>:</text:p>
      <text:p text:style-name="P849">Pięć.</text:p>
      <text:p text:style-name="P850"><text:span text:style-name="T851">Przewodnicząc</text:span><text:span text:style-name="T852">y</text:span>:</text:p>
      <text:p text:style-name="P853">Otóż istnieją pewne różnice konstrukcji umysłowych. Niektórym się układa to w takie struktury krótsze, a niektórym w dłuższe. Więc wobec tego proponuję, żeby do 10 minut, dobrze?</text:p>
      <text:p text:style-name="P854">Chciałbym udzielić głosu panu Reiffowi.</text:p>
      <text:p text:style-name="P855"><text:span text:style-name="T856">Ob</text:span><text:span text:style-name="T857">.</text:span><text:span text:style-name="T858"><text:s/>Ryszard Reiff</text:span>:</text:p>
      <text:p text:style-name="P859">Mam trzy uwagi. Pierwsza dotyczy słowa zapis<text:span text:style-name="T860">.</text:span><text:s/>Mówiąc o środkach masowego przekazu, mówiąc o cenzurze trzeba również to słowo, żeby tutaj padło.<text:s/><text:span text:style-name="T861">Ce</text:span>nzura jest po prostu urzędem, który przekazuje określone dyrektywy ustalane poza cenzurą na szczeblu politycznym i dotyczące tego, co ma być kon<text:span text:style-name="T862">f</text:span>iskowan<text:span text:style-name="T863">e</text:span>, zarówno w sensie treści jak i w sensie osób.</text:p>
      <text:p text:style-name="P864">Słowo<text:s/>„zapis”<text:s/>jest słowem kluczowym dla tej problematyki, którą tutaj omawiamy. Prezes Kosicki nie je<text:span text:style-name="T865">s</text:span>t człowiekiem, który ustala co ma być konfiskowane, ale jest tylko łącznikiem między ośrodkiem politycznym a urzędem, który się nazywa cenzura.</text:p>
      <text:p text:style-name="P866">Chciałbym tu bardzo wyraźnie powiedzieć, że jeśli uzyskam odpowiedź, że coś takiego nie istnie<text:span text:style-name="T867">je</text:span>, no to po prostu uznam to, że rozmawiamy na szczeblu niepełnej szczerości politycznej. Tu zresztą była taka historia swego czasu dosy<text:span text:style-name="T868">ć</text:span><text:s/>głośna, jak jakiś cenzor uciekł za granicę i bardzo szczegółowo to wszystko opowiadał, opowiadał i opowiadał. Zdaje się, że nawet książka na ten temat została napisana.</text:p>
      <text:p text:style-name="P869">Proszę państwa, co to znaczy ta teza niezwykle słuszna, od której zaczął pan prof. Reykowski mówiąc o tej jakby dialektycznej jedności, z jednej strony wymogu tożsamości,<text:s/><text:span text:style-name="T870">p</text:span>odmiotowości i odrębności, a z drugiej strony wymogu jedności w podstawowych sprawach. Oczywiście jest to absolutnie słuszne.</text:p>
      <text:p text:style-name="P871">Natomiast te podstawowe sprawy już od tego, co red. Jachacz powiedział - sprawa racji stanu, ale skoncentrujmy się na tym, co powołało do życia<text:s/><text:span text:style-name="T872">„</text:span>okrągły stół”<text:s/>i co jest<text:s/>jakąś próbą wychodzenia z czego? Wychodzenia z monopolu władzy<text:span text:style-name="T873">.</text:span><text:s/>Monopol władzy wspiera się na dwóch filarach, to jest monopol w zakresie polityki informacyjnej i monopol w zakresie polityki kadrowej.</text:p>
      <text:p text:style-name="P874">Otóż istota wyjścia z monopolu polityki informacyjnej, to jest ujawnienie zapisu, to jest stwierdzenie, że uchylamy go i wówczas jest to cenzura, która działa ściśle w oparciu o zagadnienia, które uznajemy wszyscy wspólnie za szkodliwe dla państwa. Szkoda, że tu nie ma książki<text:s/>„Ostatnich skreśleń”, które cenzura dokonała, czy nie ostatnich. Jak wiemy, stale się powtarza jeden artykuł w tym wszystkim i ten artykuł jest absolutnie nieadekwatny do tego co pod tym artykułem w postaci tej relacji dla kierownictwa politycznego przechodzi jako skreślenia cenzury.</text:p>
      <text:soft-page-break/>
      <text:p text:style-name="P875">Kiedyś w Radzie Państwa właśnie prezes Kosicki odczytywał to, co w<text:s/>„Tygodniku Powszechnym”<text:s/>było skonfiskowane no i widać było, że praktycznie rzecz biorąc w ani jednym wypadku było to nieadekwatne do zastosowanego paragrafu.</text:p>
      <text:p text:style-name="P876">Otóż ta wielka praca to<text:s/><text:span text:style-name="T877">j</text:span>e<text:span text:style-name="T878">st</text:span><text:s/>uspołecznienie i polityki informac<text:span text:style-name="T879">yj</text:span>nej, i uspołecznienie polityki kadrow<text:span text:style-name="T880">ej.<text:s/></text:span>Jeśli jest tak, jak mówi pan prof. Strzembosz, w zakresie sądownictwa, jeśli równocześnie redaktorzy naczelni większości pism poza sferą pism niezależnych są również w nomenklaturze i podlegają, są w jakimś sensie czynnikiem kontrolu<text:span text:style-name="T881">ją</text:span>cym treść, która w tym piśmie się ukazuje, sami z siebie, to jeśli mamy z jednej strony tego rodzaju pierwszą selekc<text:span text:style-name="T882">ję</text:span><text:span text:style-name="T883"><text:s/></text:span>negatywną myśli, potem<text:s/><text:span text:style-name="T884">z</text:span><text:s/>drugiej strony w sądzie nie ma możliwości wyegzekwowania tego, ponieważ również ten sam ośrodek, który decyduje o sądzie, o redaktorach i o cenzurze, to wówczas mamy stan rzeczywiście bardzo trudny do tego, aby ten wymóg jedności w podstawowych sprawach osiągnąć i połączyć go harmonijnie z tą pierwszą sprawą, jaką jest ta właśni<text:span text:style-name="T885">e</text:span>, że tak powiem, zachowanie odrębności.</text:p>
      <text:p text:style-name="P886">I to jest pierwsza sprawa, którą chciałem poruszyć.</text:p>
      <text:p text:style-name="P887">Druga sprawa łączy się ze słowem<text:s/>„później”. Proszę państwa, ile razy przychodziła odnowa, czy jak Ilia Erenburg nazywał to, odwilż, tyle razy wracała sprawa cenzury.<text:s/>I tyle razy było słowo<text:s/>„później”. Dzisiaj obszar, który podlega zasadniczemu odnowieniu jest obszarem dużo szerszym, ale nadal słowo<text:s/>„później”<text:s/>bardzo często się pojawia. Uczenie się demokracji później, dziennik później, sprawa wejścia do telewizji później. I to jest rzecz, która z perspektywy tych dziesięcioleci nakazuje koncentrowania się<text:span text:style-name="T888"><text:s/></text:span>i rozwiązywania tych spraw, które mogą być rozwiązane teraz, dlatego, że słowo<text:s/>„później”<text:s/>jest słowem niezwykle elastycznym z punktu widzenia następnych okresów, w które wchodzimy.</text:p>
      <text:p text:style-name="P889">I wreszcie trzecia sprawa, żeby się zmieścić w prz<text:span text:style-name="T890">e</text:span>widzianym czasie, jest to sprawa pewnej dwoistości, którą jeśli zniesiemy podstawową przeszkodę, jaką jest monopol czasu, monopol władzy, zostanie osiągnięta w postaci tej, że każdy z nas będzie zintegrowany wewnętrznie i w swoich poglądach prywatnych, i w swoich poglądach głoszonych publicznie, i każdy działacz będzie zintegrowany ze swoją instancją, ponieważ wielokrotnie tu to rozbicie następuje.</text:p>
      <text:p text:style-name="P891">I na zakończenie dam pewien przykład również anegdotyczny, ale epizod, który miał miejsce<text:span text:style-name="T892">.</text:span><text:s/>I tu jeszcze raz nawiązuję do cenzury. Otóż w 1956 r. była wielka fala walki również o zniesienie cenzury, a zatem to<text:s/>„później”<text:s/>patrzcie jak długo trwa i też były w tej dziedzinie obietnice, i był tak silny nacisk, że również zespół cenzorów tu w Warszawie uchwalił rezolucję o zniesieniu cenzury. Tą rezolucję rozesłał do pism. Ja wtedy miałem ją w ręku, bo była również przysłana do<text:s/>„Słowa Powszechnego”. Myśmy ją oczywiście zamieścili i to na pierwszej stronie. Posłaliśmy odbitki szczotkowe do cenzury i co zrobiła cenzura? Skonfiskowała.</text:p>
      <text:p text:style-name="P893">Otóż to jest to rozdwojenie.<text:s/><text:span text:style-name="T894">Z</text:span><text:s/>tego trzeba wyjść. Jeśli mówimy o jakichkolwiek sprawach, o dalekiej perspektywie, jakimś głębokim, zasadniczym podmiotowym odwróceniu tego biegu kryzysowego, w którym jesteśmy, to do takich spraw musimy sięgać. To zapis musi być elementem uspołecznienia i otwarcia, a nie tylko porozumienie co do tego, że będziemy lepszych cenzorów mianować, czy gorszych cenzorów.</text:p>
      <text:p text:style-name="P895">Dziękuję bardzo.</text:p>
      <text:p text:style-name="P896"><text:span text:style-name="T897">Przewodniczący</text:span><text:span text:style-name="T898">:</text:span></text:p>
      <text:p text:style-name="P899">Dziękuję. Ma głos pan Królewski.</text:p>
      <text:soft-page-break/>
      <text:p text:style-name="P900"><text:span text:style-name="T901">Ob.</text:span><text:span text:style-name="T902"><text:s/>Bogdan Królewski</text:span>:</text:p>
      <text:p text:style-name="P903">Panie Przewodnicząc<text:span text:style-name="T904">y</text:span>! Szanowni Państwo!</text:p>
      <text:p text:style-name="P905">Po raz trzeci spotykamy się przy tym stole i dyskutujemy o sprawach ważnych dla naszego kraju i państwa. I myślę, że słusznie powiedział pan pro<text:span text:style-name="T906">f</text:span>. Geremek na początku, że minęły trzy tygodnie, pora podejmować decyzje. Jest wielkie społeczne oczekiwanie, również i zmęczenie.</text:p>
      <text:p text:style-name="P907">Tylko szkoda, że również prof. Geremek nie zauważył, że w tym okresie czasu, kiedy dyskutujemy przy<text:s/>„okrągłym stole”<text:s/>są również takie sytuacje w naszym państwie, że właśnie trwa<text:span text:style-name="T908">j</text:span>ą strajki, ostatnio również trwały strajki rzadko w ogóle spotykane na wsi polskiej. Są różne ekscesy powodowane przez studentów niektórych uczelni. I wreszcie można powiedzieć, że po prostu dyskusja, która tutaj się toczy nie jest łatwa, a twarda.</text:p>
      <text:p text:style-name="P909">Tego się przecież obie strony spodziewały. Powoduje, że przechodzimy do pewnych szczegółów, a nie zastanawiamy się nad pewnymi sprawami globalnymi, które muszą być rozstrzygnięte, przez nasze państwo, przez nasze społeczeństwo.<text:s/>I myślę, że podjęte również tutaj przy<text:s/>„okrągłym stole”.</text:p>
      <text:p text:style-name="P910">Otóż proszę państwa, ja myślę tak, że również i dzisiejsza dyskusja, którą już toczymy dwie godziny i pewne tu po prostu informacje, które zostały złożone przez współprzewodniczących obrad<text:s/>„okrągłych stolików”<text:s/>są jak gdyby problemami ważnymi, ale w moim odczuciu trochę zastępczymi.</text:p>
      <text:p text:style-name="P911">Otóż ja uważałem, że właśnie zaczniemy od tych spraw, które czekają do rozstrzygnięcia, a więc po prostu zastanowimy się poważnie nad koncepcją ordynacji wyborczej. Dyskutowaliśmy prawie cały dzień poprzednio. I okazuje się, że po prostu z tej dyskusji pozostaje niewiele. Dlatego, że po jakimś czasie zaczynamy po prostu również jak gdyby... zaczynamy od początku.</text:p>
      <text:p text:style-name="P912">I co chcę przez to powiedzieć panowie przewodniczący. Panie przewodniczący, że zadano nam tutaj po prostu kilka twardych pytań. One są bardzo ważne, na pewno interesują nasze obie strony. I my tuta<text:span text:style-name="T913">j</text:span><text:s/>wcale, myślę że nie chcemy, że tak powiem oddalać tych kwestii<text:span text:style-name="T914">,</text:span><text:s/>bo problem demokratyza<text:span text:style-name="T915">cj</text:span>i życia naszego państwa jest procesem. Proces ten został rozpoczęty w latach osiemdziesiątych. I władze partyjne i państwowe, publicznie na ten temat się wielokrotnie wypowiedziały. Ale chcę zwrócić uwagę również na taki fakt, że nie można dzisiaj<text:s/>po prostu w dyskusji, również przy tych właśnie okrągłych małych stolikach, co dzisiaj było zaprezentowane powie<text:span text:style-name="T916">d</text:span>zieć, że po prostu nic si<text:span text:style-name="T917">ę</text:span><text:s/>nie zrobiło. Czy też po pro<text:span text:style-name="T918">st</text:span>u stawia<text:span text:style-name="T919">ć</text:span><text:s/>nas również przed takim faktem, że po prostu stan wojenny... Bo nie mówi się może wprost o tym, że to było nieporozumienie. I że dzisiaj - powiedzmy sobie - w takim czy w innym układzie rzeczy trzeba powiedzieć tak wspólnie razem, powiedzmy sobie, że powinna nastąpić rehabilita<text:span text:style-name="T920">cj</text:span>a, ponieważ ktoś podjął złą decyzję.</text:p>
      <text:p text:style-name="P921">Otóż ja uważam, że jeżeli jest takie myślenie strony solidarnościowo-opozycyjn<text:span text:style-name="T922">ej</text:span>, to ono musi być zweryfikowane. Powiedzmy sobie - my w dyskusji nie pójdziemy dalej ani o krok do przodu bez tego. Dlatego sądzę, że okres przygotowań, w którym również i ja uczestniczyłem, był na tyle długi, wyczerpujący, że po prostu doszliśmy tam do pewnych ustaleń, do pewnego con<text:span text:style-name="T923">s</text:span>ensusu, do pewnego powiedzmy sobie jednoznacznego powiedzenia - panowie, idziemy dale<text:span text:style-name="T924">j</text:span>, rozwiązujmy sprawy państwa, a nie dyskut<text:span text:style-name="T925">uj</text:span>my<text:span text:style-name="T926"><text:s/></text:span>po prostu nad 40-leciem.</text:p>
      <text:p text:style-name="P927">I chcę zwrócić uwagę, mówię to również po prostu w imieniu ZSL, partii politycznej, której nie są obojętne sprawy, które się dzieją również dzisiaj w naszym kraju. Daliśmy wielokrotnie publiczne stanowisko i wyraz temu, że wiele spraw przy<text:s/><text:span text:style-name="T928">„</text:span>okrągłym stole”<text:s/>zdecydowanie poszło do przodu. Przecież<text:s/><text:soft-page-break/>problem pluralizmu jest - powiedzmy sobie szczerze - tematem już rozstrzygniętym, czy rozwiązanym.</text:p>
      <text:p text:style-name="P929">W tym względnie doszliśmy do pewnego consensusu.</text:p>
      <text:p text:style-name="P930"><text:span text:style-name="T931">M</text:span>y natomiast dzisiaj, i co mnie szczególnie niepokoi, próbujemy dyskutować nad takimi sprawami i w<text:span text:style-name="T932"><text:s/></text:span>podtekście - powiedzmy sobie - mieć takie koncepcje, że dzisiaj stolik czy stoliki mają po prostu rozstrzygać to co przynależy do władz ustawodawczych naszego państwa.</text:p>
      <text:p text:style-name="P933">Ja się bardzo boję, powiedzmy sobie, żebyśmy dzisiaj - powiedzmy sobie szczerze<text:s/>-zaprogramowali czy też przyjęli wszystko w szczegółach i zawieźli to do Sejmu. No przecież tam powiedzmy sobie szczerze, póki co Sejm IX kadencji te sprawy może przyjąć lub nie przyjmować.</text:p>
      <text:p text:style-name="P934">Dlaczego mówię o tych sprawach tak twardo? Dlatego, że niepokoi mnie to co miało miejsce w poprzednim tygodniu. Mianowicie kiedy Sejm obradował i kiedy rozstrzygaliśmy wielkie sprawy również i dla wsi, myślę tu o Funduszu Socjalnym, to jeden ze stolików pr<text:span text:style-name="T935">ó</text:span>bował kontrować te sprawy.</text:p>
      <text:p text:style-name="P936">Ja mogę jeszcze podać inne przykłady. A więc jeżeli taka jest tutaj opc<text:span text:style-name="T937">j</text:span>a, że właśnie ten stolik tutaj nasz czy<text:s/>„podstoliki”<text:s/>mają jak gdyby wszystko rozstrzygnąć i być tym parlamentem naszego państwa, i zastępować po prostu ciało ustawodawcze, to chyba myśmy się trochę rozminęli.</text:p>
      <text:p text:style-name="P938">I dlatego bym panie przewodniczący sugerował, żeby dyskutując o tych 7 czy 8 sprawach, a w następnie po przerwie w kolejności o innych kwestiach, powiedzmy sobie, uzgadniali po prostu pewne globalne sprawy, a więc te, które mogą być zaproponowane władzom ustawodawczym naszego państwa.</text:p>
      <text:p text:style-name="P939">Natomiast jeżeli my będziemy się bawię w szczegóły. I tutaj zresztą była taka próbka przed chwilą, przed przerwą wprowadzenia tych szczegółów, to boję się, że również kiedy zaprezentujemy społeczeństwu, tak jak to ma miejsce dotychczas, to będzie tylko szum in<text:span text:style-name="T940">fo</text:span>rmacyjny. Bo my nie jesteśmy władni do rozs<text:span text:style-name="T941">tr</text:span>zygan<text:span text:style-name="T942">ia</text:span><text:s/>spraw, tylko do zbierania po prostu tych problemów i przedstawienia określonym władzom.</text:p>
      <text:p text:style-name="P943">Dziękuję.</text:p>
      <text:p text:style-name="P944"><text:span text:style-name="T945">Przewodniczący</text:span>:</text:p>
      <text:p text:style-name="P946">Dziękuję. Głos ma pan Marcin Król.</text:p>
      <text:p text:style-name="P947"><text:span text:style-name="T948">Ob.<text:s/></text:span><text:span text:style-name="T949">M</text:span><text:span text:style-name="T950">arcin Król</text:span>:</text:p>
      <text:p text:style-name="P951">Ja zdecydowanie przeciwnie do pana Królewskiego myśl<text:span text:style-name="T952">ę,</text:span><text:s/>że właśnie zobowiązani zostaliśmy do zdecydowania spraw szczegółowych, które mają zasadnicze polityczne znaczenie.<text:s/><text:span text:style-name="T953">W</text:span><text:s/>związku z tym w pewnym sensie odpowiadając na pytanie pana pro<text:span text:style-name="T954">f</text:span>. Reykowskiego chcę powiedzieć jak wygląda sprawa papieru i a propos skomentować wystąpienie pana prezesa Jachacza.</text:p>
      <text:p text:style-name="P955">Ja rozumiem, że nie jest to bynajmniej przeciwko temu o czym mówił pan prezes, a jak gdyby ponad tym, bo po prostu wprost pan prezes powiedział, że sprawy RSW<text:s/><text:span text:style-name="T956">„</text:span>Prasa”<text:s/>go przekracz<text:span text:style-name="T957">aj</text:span>ą, jeśli można tak powiedzieć.</text:p>
      <text:p text:style-name="P958">Ja także w przeciwieństwie do pana prezesa dysponuję, w każdym razie nie pełnym, ale danymi rządowymi przez oficjalne rządowe czynniki przedstawionymi w związku z bilansem papieru w Polsce. Ramowo wygląda on tak /na ten rok 1989/ RSW<text:s/>„Prasa - 14<text:span text:style-name="T959">6</text:span><text:s/>tys. ton, Ministerstwo Ku<text:span text:style-name="T960">lt</text:span>ury i Sztuki - 89 tys. ton. I to jest wszystko - co wiemy. Tam są jeszcze takie stosunkowo niewielkie ilości MON i MDW, ale to już nie są wielkie ilości. Więcej nie wiemy, czy jest go więcej. Po prostu tyle wiemy.</text:p>
      <text:p text:style-name="P961">Dokładnie zatem RSW ma sześćdziesiąt kilka procent całości przydziału papieru. Ministerstwo Kultury<text:s/><text:soft-page-break/>natomiast obsługuje wszystkie podręczniki, wszystkie wydawnictwa książkowe, ZSL w ilości 4,7 tys.<text:s/><text:span text:style-name="T962">t</text:span>on, SD w ilości 3,5<text:span text:style-name="T963"><text:s/></text:span>tys. ton, Kościół i wszystkie wydawnictwa kościelne w ilości 3 tys.<text:s/><text:span text:style-name="T964">t</text:span>on.</text:p>
      <text:p text:style-name="P965">Tak właśnie wygląda aktualny bilans papieru oficjalnie przed<text:span text:style-name="T966">s</text:span>tawiony przez władze państwowe.</text:p>
      <text:p text:style-name="P967">Na tym tle, ja nie jestem przekonany, że naszym zadaniem jest pozbawianie, i tu wypowiadam się w swoim imieniu, ale myślę, że i nas wszystkich - apelowanie do partii, żeby zrezygnowała z tego, z czego się finansuje. Bo to nie jest nasze zajęcie oczywiście. Natomiast jest - jak myślę - zadaniem tego naszego stołu po<text:span text:style-name="T968">d</text:span>j<text:span text:style-name="T969">ę</text:span>cie pewnych decyzji polityczn<text:span text:style-name="T970">y</text:span>ch. Propozycje zostały na kartce zostawione, nie będę ich powt<text:span text:style-name="T971">a</text:span>rzał. Natomiast decyzje polityczne tutaj polegają na tym, że skutkiem naszych propozycji, które znów mogą podlegać jeszcze negocjacjom, musiałaby być redystrybu<text:span text:style-name="T972">cj</text:span>a papieru. I ona nie może nastąpić dopiero od 1 stycznia 199<text:span text:style-name="T973">0</text:span><text:s/>r., ponieważ - tak jak to proponował pan prezes - wyjąwszy z tego przydzia<text:span text:style-name="T974">ł</text:span><text:s/>papieru dla jednego jedynego tygodnika<text:s/>„Solidarność”.<text:s/><text:span text:style-name="T975">P</text:span>onieważ jeżeli powstanie parlament to posiadanie głosów przez posłów i zbliżone, no jest po prostu rzeczą niezbędną i to w pierwszym momencie, a właściwie zanim powstanie parlamen<text:span text:style-name="T976">t</text:span>. Dl<text:span text:style-name="T977">at</text:span>ego,<text:span text:style-name="T978"><text:s/></text:span>że jeszcze poprzednio jest cała kampania wyborcza. Analogicznie wygląda sprawa rozmaitych innych niezależnych podmiotów politycznych i niepolitycznych istniejących w naszym życiu.</text:p>
      <text:p text:style-name="P979">Zdajemy sobie sprawę z tego, że trzeba z<text:span text:style-name="T980">m</text:span>ierzać do komer<text:span text:style-name="T981">cj</text:span>aliza<text:span text:style-name="T982">cj</text:span>i i wcale nie jestem przekonany, czy decyzja komercjalizacji będzie tak prostą decyzją jak się to wydaje, czy ona nastąpi tak naprawdę od 1 stycznia jednorazowo i totalnie. Myślę, że to nie jest takie proste i to tak łatwo się nie da rozwiązać.<text:s/>Zd<text:span text:style-name="T983">aj</text:span>ę sobie sprawę<text:s/><text:span text:style-name="T984">z</text:span><text:s/>tego, że te rozwiązania, które proponujemy są rozwiązaniami ułomnymi<text:span text:style-name="T985">,</text:span><text:s/>bo nie ma innych rozwiązań. Natomiast to nie jest to, że my komukolwiek chcemy zabrać, bo wolelibyśmy nikomu nie zabierać tylko przez 2<text:s/><text:span text:style-name="T986">/</text:span>dwa/ iloś<text:span text:style-name="T987">ć</text:span><text:s/>papieru w Polsce i wszystko byłoby świetnie. Ale<text:s/><text:span text:style-name="T988">w</text:span><text:s/>istniejącym stanie rzeczy nie da się tak zrobić, żeby proporcji nie zmienić, jeżeli ma zostać zachowana jakakolwiek uczciwa gra polityczna. Ale to nie dotyczy tylko polityki, bo przecież kiedy pr<text:span text:style-name="T989">op</text:span>ozy<text:span text:style-name="T990">cj</text:span>e te przedstawiałem w naszym podzespole, minister Urban powiedział, że to oznacza polityzac<text:span text:style-name="T991">ję</text:span><text:s/>papieru.<text:span text:style-name="T992"><text:s/></text:span>Jakżeż oznacza polityzację? To znaczy koncern RSW wydaje także niepolitycznych, ogromną ilość niepolitycznych rzeczy dla zysku, bądź z przy<text:span text:style-name="T993">je</text:span>mności. Wydawnictwa książkowe są wydawnictwami państwowymi. Nie ma powodu, żeby strona niezależna nie wydawała także rzeczy o charakterze kulturalnym, dla młodzieży itd. To nie oznacza polityzacji, to po prostu oznacza ułomne reguły podziału.</text:p>
      <text:p text:style-name="P994">I je<text:span text:style-name="T995">ż</text:span>eli jest taka sytuacja, że czegoś jest za mało, to pewne reguły podziału muszą być zastosowane.<text:s/><text:span text:style-name="T996">W</text:span><text:s/>przeciwnym razie jeżeli będzie także, że jeżeli pozostaniemy po tym spotkaniu z taką oto decyzją tygodnik<text:s/>„Solidarność”<text:s/>dostanie pewną pulę papieru, z resztą poczekamy na komercjalizację. Wówczas pozostajemy - tak jak w szeregu niestety innych spraw - z jakimś takim absolutnym minimum i iluzją przyszłości. Dlatego, że komer<text:span text:style-name="T997">cj</text:span>aliza<text:span text:style-name="T998">cj</text:span>a - po pierwsze oznacza, z czego sobie warto zdawać sprawę, po pierwsze oznacza w polskiej sytuacji niepełną kom<text:span text:style-name="T999">e</text:span>rcjalizację, ponieważ wszystkie papiernie są papierniami państwowymi. To jest trochę tak jak z węglem szczerze mówiąc. Komercjalizacja występuje wtedy, kiedy różne podmioty pojawiają się na rynku. Jak wszystkim wiadomo, papiernia jest tak wielkim przedsięwzięciem, że pojawienie się prywatnych papierni nawet wydaje się na razie szansą mikroskop<text:span text:style-name="T1000">ij</text:span>ną.</text:p>
      <text:p text:style-name="P1001"><text:span text:style-name="T1002">W</text:span><text:s/>związku z tym panowanie nad cenami jest w pewnym sensie w rękach państwa w dalszym ciągu, nawet przy samodzielnym.</text:p>
      <text:soft-page-break/>
      <text:p text:style-name="P1003">Po drugie - to co było mówione, potężny koncern, po prostu pochłania nas, tak jak Maxwell pochłonął prawie całą niezależną prasę brytyjską. To są już jednak reguły wolnego rynku. I jakieś formy zabezpieczenia w pierwszym okresie muszą być. Jeżeli zabezpieczamy rencistów, emerytów, młodzież itd. podobnie musimy zabezpieczyć słabsze podmioty na tym rynku występujące w stosunku do mocni<text:span text:style-name="T1004">ejs</text:span>zych. Chodzi tu także o pewien typ zabezpieczeń socjalnych, jeśli tak to można nazwać.</text:p>
      <text:p text:style-name="P1005">I wreszcie po trzecie - my sobie zdajemy sobie sp<text:span text:style-name="T1006">r</text:span>a<text:span text:style-name="T1007">w</text:span>ę doskonale z tego, że powstanie niesłychana ilość tu niejasnych rzeczy i rozstrzygnięcia te są czasowo - chwilowe i bardzo nieklarowne. To jest oczywiste. Tu kłopot tego rodzaju jest. Natomiast plusem tej koncepcji<text:s/>jest<text:s/>pew<text:span text:style-name="T1008">i</text:span>en pozytywny aspekt politycz<text:span text:style-name="T1009">ny</text:span>, mianowicie jakiekolwiek podmioty, które pojawią się na rynku - te wszystkie, o których prof. Reykowski mówił, że wspominał, że przychodzą do niego, bo chcą założyć jakąś tam gazetę, te podmioty<text:span text:style-name="T1010">,</text:span><text:s/>ci ludzie, te organizacje będą miały trzech adresatów<text:s/>- wolny rynek, stronę niezależną i stronę koalicyjną. I będą mogły kierować się do trzech dysponentów. Jest to tylko na okres przejściowy i ze wszystkimi nie<text:span text:style-name="T1011">do</text:span>godnościami.</text:p>
      <text:p text:style-name="P1012">Natomiast absolutnie na tym tle nie do przyjęcia jest problem pozostania z tym jednym tygodnikiem<text:s/>„Solidarność”, w dodatku powiedziałbym, że bylibyśmy, no, w poczuciu pewnej niezręczności gdyby zostało nagle społec<text:span text:style-name="T1013">ze</text:span>ństwu powiedziane, że<text:s/>„Solidarność”<text:s/>otrzymała tygodnik, a reszta nic jak gdyby, bo ta reszta nie tylko<text:s/><text:span text:style-name="T1014">„</text:span>Solidarność”, to jest bardzo wiele różnych ciał grup i organizacji, którym<text:s/>przysługują prawa i to istotne prawa<text:span text:style-name="T1015">.</text:span></text:p>
      <text:p text:style-name="P1016">Jak gdyby pozosta<text:span text:style-name="T1017">wi</text:span>enie ich w sytuacji taki<text:span text:style-name="T1018">ej,</text:span><text:s/>że muszą - bo ja sam wiem, jakie miałem doświadczenia z<text:s/>„Res Publica”<text:s/>iść do władz i prosić, nalegać, żebrać jest z naszej strony, byłoby aktem niepoważnym i to by niesłychanie podcinało naszą wiarygodność w stosunku do bardzo wielu środow<text:span text:style-name="T1019">is</text:span>k, które tu reprezentu<text:span text:style-name="T1020">je</text:span>my, bądź które pozostają nawet poza naszym zasięgiem wpływów, ale które z tych zmian w Polsce, z tego nowego ładu in<text:span text:style-name="T1021">fo</text:span>rmacyjnego powinny także mieć szanse skorzystać.</text:p>
      <text:p text:style-name="P1022">Sumując zatem, żeby nie przedłużać, jakaś forma rozdziału, ta propozycja jest propozy<text:span text:style-name="T1023">c</text:span>ją tylko wyjściową, nie przywiązani jesteśmy do niej w sposób żelazny, natomiast jest to jedyna jak mi się wydaje możliwość pójścia w jakimś kierunku i proponowalibyśmy, żeby na tej podstawie wyłonić jakieś... kiedy być może w naszym podzespole czy przy tym zespole kogoś, kto doprowadzi do redakcyjnego s<text:span text:style-name="T1024">fo</text:span>rmułowania i do podjęcia decyzji, które muszą być decyzjami politycznymi na najwyższym szczeblu.</text:p>
      <text:p text:style-name="P1025">Dziękuję<text:span text:style-name="T1026">.</text:span></text:p>
      <text:p text:style-name="P1027"><text:span text:style-name="T1028">Przewodnicząc</text:span><text:span text:style-name="T1029">y</text:span>:</text:p>
      <text:p text:style-name="P1030"><text:span text:style-name="T1031">W</text:span><text:s/>związku z tym co powiedział poprzednio pan Jachacz na temat tego, że nie zna, nie udało mu się osiągnąć bilansu papieru, chciałem dodać taką uwagę, że przykro, że mu się nie udało, ale sądzę, że przy pewnych wysiłkach to się komuś może w końcu uda więc wierzę w to, że jakoś dojdziemy do tego bilansu.</text:p>
      <text:p text:style-name="P1032">Natomiast także zwracam si<text:span text:style-name="T1033">ę</text:span><text:s/>do następnych dyskutantów jeszcze raz z prośbą, pytaniem, które już raz zadałem, ale pewnie zadałem je niejasno. Otóż moje pytanie, które wprawdzie zaadresowałem do pana redaktora Kozłowskiego, ale właściwie to też do innych może by<text:span text:style-name="T1034">ć</text:span><text:s/>skierowane. O ile rozumiem jasno taką tezę, która jest wypowiadana przez kolegów z tamtej strony stołu, że trzeba by podzielić RSW<text:s/>„Prasa<text:span text:style-name="T1035">”</text:span><text:s/>to dla mnie mniej jasna jest sprawa, według której zasady, jakiej zasady miałoby być to dawane. Ilustrowałem to trudnością związaną z obecnie tworzącymi się rozmaitymi siłami, grupami inicjatywami obywatelskimi,<text:s/><text:soft-page-break/>nie związanymi na przykład, nie reprezentowanymi przy tym stole, ale na przykład jedno z województw, chce organizować gazetę wojewódzką, w innym coś jeszcze. Otóż według jakich kryteriów miałoby się te skąpe ilości papieru rozdzielać dalej?</text:p>
      <text:p text:style-name="P1036">Zaraz udzielę głosu - ja stawiam to pytanie, żeby powiedzieć, że sądzę - że na nie odpowiemy, że tutaj jest tylko propozycja, żeby podzielić na dwie pule i ta druga pula jest znów do podziału.</text:p>
      <text:p text:style-name="P1037">Zgłosił się teraz do głosu pan red. Szyndzielorz.</text:p>
      <text:p text:style-name="P1038"><text:span text:style-name="T1039">O</text:span><text:span text:style-name="T1040">b. Karol Szyndzielo</text:span><text:span text:style-name="T1041">rz</text:span><text:span text:style-name="T1042">:</text:span></text:p>
      <text:p text:style-name="P1043">Ja oddaję głos swój dla ministra Kw<text:span text:style-name="T1044">aś</text:span>nie<text:span text:style-name="T1045">wski</text:span>ego, bo on w sprawie papieru chce tutaj coś powiedzieć<text:span text:style-name="T1046">.</text:span></text:p>
      <text:p text:style-name="P1047"><text:span text:style-name="T1048">Przewodniczący</text:span>:</text:p>
      <text:p text:style-name="P1049">Zamieniacie się panowie kolejnością. Proszę bardzo pan minister Kwaśniewski.</text:p>
      <text:p text:style-name="P1050"><text:span text:style-name="T1051">Ob</text:span><text:span text:style-name="T1052">.</text:span><text:span text:style-name="T1053"><text:s/>Aleksander Kw</text:span><text:span text:style-name="T1054">aś</text:span><text:span text:style-name="T1055">nie</text:span><text:span text:style-name="T1056">ws</text:span><text:span text:style-name="T1057">ki</text:span>:</text:p>
      <text:p text:style-name="P1058">Chciałbym żebyśmy weszli tutaj na drogę pragm<text:span text:style-name="T1059">at</text:span>y<text:span text:style-name="T1060">cz</text:span>ną, bowiem niestety ani zaklęciami, ani innymi metodami nie wzrośnie nam liczba tego... ilościowo papieru.</text:p>
      <text:p text:style-name="P1061">Zacznę może od uwagi takiej. Oczywiście kwestia bilansu jest znana, w rozumieniu tego co zapisane jest w centralnym planie rocznym, a co przytoczył pan red. Król,<text:s/>z tym, że oczywiście jak we wszystkich planach jest, to co może być w roku 19<text:span text:style-name="T1062">8</text:span>9, ale nie musi, bo nie mamy żadnych gwarancji, że papiernie polskie wykonają 100% produkcji.</text:p>
      <text:p text:style-name="P1063">Nie ulega r<text:span text:style-name="T1064">ó</text:span>wnież żadnej wątpliwości, że poza tym bilansem istnieją jeszcze inne źródła, z których również korzystali i korzystają wydawnictwa niezależne czy nieo<text:span text:style-name="T1065">ficj</text:span>alne, która jest nieznana. Zresztą sprawa bilansu zawsze jest trudna, bo ja zachodziłem w głowę nie na bilansie papieru, ale na bilansie benzyny, jak to jest możliwe, kiedy w Polsce benzyna spod ziemi nie tryska, więc ją importujemy, więc łatwo ją policzyć. Jednocze<text:span text:style-name="T1066">ś</text:span>nie benzyna jest sprzedawana na kartki, wprowa<text:span text:style-name="T1067">dz</text:span>a się dodatkową ilość kartek, zezwoleń, co roku przybywa samochodów, wszyscy jeżdżą i na każdej stacji benzynowej można ją jeszcze kupić poza kartkami za odpowiednio wyższą cenę. Ten stan rzeczy trwał do końca ubiegłego roku. A więc jest to tylko pokazanie jak czasami nie można ufać bilansom i jako redaktor naczelny miałem sam przygodę z drukarnią taką, iż kiedy musiałem radykalnie zmniejszać objętość i nakład ze względu na oszczędności papierowe, było to w owym krytykowanym roku 1985<text:s/><text:span text:style-name="T1068">-</text:span><text:s/>jeden z dyrektorów drukami mówił, nie ma w ogóle żadnego problemu, bo on w podziemiach ma tyle,<text:span text:style-name="T1069"><text:s/></text:span>że może mnie drukować przez pół roku bez większego uszczerbku i nikt tego nie zauważy.</text:p>
      <text:p text:style-name="P1070">To tylko,<text:s/>żeby pokazać jak trudno jest opiera<text:span text:style-name="T1071">ć<text:s/></text:span>się na bardzo precyzyjnych bilansach i sądzę, że szanowni panowie doskonale to wiecie, bo przecież też korzystacie z tego papieru skądś i nie chcemy tutaj dochodzić skąd, bo zdajemy sobie sprawę. Rozmawiamy jak redakto<text:span text:style-name="T1072">r</text:span><text:s/>z redaktorem.</text:p>
      <text:p text:style-name="P1073"><text:span text:style-name="T1074">W</text:span>ię<text:span text:style-name="T1075">c</text:span><text:s/>to jest pier<text:span text:style-name="T1076">ws</text:span>za uwaga.</text:p>
      <text:p text:style-name="P1077">Druga uwaga jest taka, nie ulega żadnej wątpliwości dla nas, że w związku z tym, że będzie<text:span text:style-name="T1078">m</text:span>y mieli do czynienia z nowymi podmiotami czy związkami zawodowymi, czy organiza<text:span text:style-name="T1079">cj</text:span>ami powstający i w wyniku działania prawa o stowarzyszeniach z potrzebą umożliwienia im druku wydawania itd. Jest to poza wszelką dyskusją. Dlatego niewątpliwe jest to, że trzeba zerknąć na ten bilans p<text:span text:style-name="T1080">a</text:span>pieru dzi<text:span text:style-name="T1081">siaj</text:span><text:s/>komplekso<text:span text:style-name="T1082">wo,</text:span><text:s/>tym bardziej, że otrzymałem w dniu dzisiejszym również pismo od biskupa Zimonia, prze<text:span text:style-name="T1083">w</text:span>odniczącego strony kościelnej zespołu roboczego do spraw wydawnictw czasopism, który zwraca u<text:span text:style-name="T1084">wa</text:span>gę na ten sam problem<text:s/><text:soft-page-break/>i nie ulega wątpliwości, że tutaj musielibyśmy, ale w trybie roboczym zastanowić się jak można zaoszczędzić, czy znaleźć szanse zmiany tego bilansu w ramach tych podziałów, które s<text:span text:style-name="T1085">ą</text:span><text:s/>obecnie.</text:p>
      <text:p text:style-name="P1086">Chciałbym jednak szanownych panów przestrzec, przed takim prostym sposobem myślenia, że oto jak podzielimy tylko proporcje między R<text:span text:style-name="T1087">SW</text:span><text:s/>a inne podmioty to sprawa nam się wyklaruje<text:span text:style-name="T1088">,</text:span><text:s/>bo moim zdaniem sposób myślenia powinien być inny, to znaczy te wydawnictwa, te czasopisma, które mają społeczny odbiór, są kupowane, powinniśmy chronić tego odbiorcę, czytelnika, bo byłoby z naszej strony wyjątkowo nie fair w stosunku do niego obniżać radykalnie dzisiaj o 30<text:span text:style-name="T1089">-</text:span>40% nakład, niezależnie kto to wydaje. Jest tu pewna odpowiedzialność, myślę, że właśnie jako dziennikarze redaktorzy to rozumiemy - odpowiedzialność wobec czytelnika.</text:p>
      <text:p text:style-name="P1090">Jest ocz<text:span text:style-name="T1091">y</text:span>wiście wiele możliwości polegających na ostatecznym pożegnaniu się z tymi pi<text:span text:style-name="T1092">s</text:span>mami, które takich sukcesów czytelniczych nie mają i takiego odbioru nie mają.<text:span text:style-name="T1093"><text:s/></text:span>Jest również kwestia zetknięcia na tę czysto komercyjną produkcję, która być może, może być wykorzystana w inny sposób. Natomiast na pewno byłoby dzisiaj przedwczesne zaakceptowanie tego podziału, o którym w tej propozycji piszecie panowie, ale potraktujmy ją tak jak proponował pan redaktor Król wyjściowo.</text:p>
      <text:p text:style-name="P1094">Ja myślę, żeby nie oszukiwać<text:s/><text:span text:style-name="T1095">s</text:span>ię wzajemnie w tym gronie, że my biorąc pod uwagę, że trzeba będzie wydawać i tygodnik<text:s/>„Solidarność”<text:s/>i będą inne pisma, nie unikniemy i nie uciekniemy od importu papieru. I to jest pytanie dzisiaj dosyć zasadnicze, na co z rezerw rządowych wątłych możemy liczyć jeśli chodzi o import papieru<text:span text:style-name="T1096">.</text:span><text:s/>Bo wszystkie, że tak powiem dzielenia, mnożenia<text:s/>niewiele<text:s/>tu nam dadzą, bo gdzieś około tych 250 tys<text:span text:style-name="T1097">.<text:s/></text:span>ton będziemy się obracać.</text:p>
      <text:p text:style-name="P1098">Jest oczywiście i dodatkowy element, że przecież słusznie tu się mówi o oszczędnościach i o tym, żebyśmy przechodzili w stronę rynku komercyjnego, bo to będzie wymuszać oszczędności, ale przecież planujemy kampanię wyborczą, która będzie zużywać więcej papieru,<text:s/>poza<text:s/>tym strona opozyc<text:span text:style-name="T1099">yj</text:span>no-solidarnościowa wnosząc o to, żeby kartki były rozdzielone jeszcze pogłębia ten de<text:span text:style-name="T1100">f</text:span>icyt, na co pragnę zwrócić uwagę<text:span text:style-name="T1101">.</text:span><text:s/>Ale sądzę, że jednak są to liczby chociaż niemałe, bo chcę przypomnieć, że na wyb<text:span text:style-name="T1102">ó</text:span>r do rad narodowych zużyto 700 ton papieru, więc gdyby mnożyć te kartki będą dwie tury itd. to możemy osiągnąć poziom jaki otrzymują tutaj wymienione podmioty przez pana redaktora Króla.</text:p>
      <text:p text:style-name="P1103">Chcę powiedzieć jeszcze jedną rzecz,<text:s/><text:span text:style-name="T1104">k</text:span>tóra też powinna porządkować nasze myślenie. Nie ulega wątpliwości, że rok 19<text:span text:style-name="T1105">8</text:span>9 musimy potraktować jako przejściowy, ten papier musimy znaleźć. Rok 1990 też sobie w tym gronie raczej, tak patrząc na logikę nie jest możliwe przejście na pełny układ komercyjny. Możemy się zastanowić czy tak czy nie, ale moim zdaniem nie jest to realne. Natomiast rzeczywiście perspektywą powinien być wolny rynek papieru, na który będzie wpływać papier zarówno z papierni polskich jak i niezbędna czę<text:span text:style-name="T1106">ś</text:span>ć importu, bo boję się, że też z tego nie będziemy mogli w krótkim okresie czasu zrezygnować. I tam powinny się kształtować ceny zakupu. I to oczywiście sytuację uporządkuje, choć trzeba też powiedzieć,<text:s/><text:span text:style-name="T1107">ż</text:span>e zapewne na pewne podstawowe potrzeby państwa, czy inne, będą one musiały być regulowane w ramach, powiedzmy, zamówienia rządowego. Jest to zrozumiałe. Na całym świecie praktykowane.</text:p>
      <text:p text:style-name="P1108">Natomiast jeśli chodzi o te kwestie, o których też mówił pan red. Król, ja bym..<text:span text:style-name="T1109">.</text:span><text:s/>powiedzmy sobie, papier jest to surowiec w pewnym sensie, więc tu będą bardzo podobne reguły jak na rynku zboża, węgla, czy tego typu rynkach, jak dzieje się na całym świecie, ponieważ są to towary typowo giełdowe, gdzie nie ma<text:s/><text:soft-page-break/>cen umownych, które można byłoby omawiać w innym trybie niż pewnej puli papieru, która jest do dyspozycji i cen, które się na to kształtują.</text:p>
      <text:p text:style-name="P1110">A finalizując proponuję konkretnie, aby przyjąć to co pan red. Król przedłożył jako propozycję bardzo wstępną. Aby umówić się - i mogę na siebie przyjąć tą odpowiedzialność wobec pisma i biskupa Zimonia i tej dyskusji, która się toczy, aby zastanowić się i przedstawić wszystkim możliwości zwiększenia, czy realne możliwości - podkreślam, one nie będą tak wielkie - importu na te potrzeby podstawowe, które będą w roku 1989, które traktujemy przejściowo. I ewentualnie, żebyśmy spróbowali określić koncepcję w roku 1990 od 1 stycznia, bo uważam, że to jest jednak, co byśmy nie mówili, ta data, która daje nam możliwość realnego zrobienia czegokolwiek<text:span text:style-name="T1111">.</text:span></text:p>
      <text:p text:style-name="P1112">Natomiast chciałbym również poprosić stronę solidarnościowo-opozycyjną do bliższego określenia skali potrzeb<text:span text:style-name="T1113">.<text:s/></text:span>Bo mówiąc o tygodniku<text:s/>„Solidarność”<text:s/>musimy wiedzieć, czy to jest tygodnik, o jakim nakładzie, jak tu się kształtują potrzeby i jakie są inne inicjatywy, w jakim trybie, w jakim kalendarzu byłyby one uruchamiane, bo to nam mówi bardzo pragmatycznie. Tu nie ma żadnego podstępu. To by nam rozstrzygało kwestię, ile tego trzeba w 1989, ile trzeba planować w 1990. I wtedy moglibyśmy podjąć kwestię, bo tego rodzaju stanowisko ze strony kościelnej zostało przedstawione, jeżeli chodzi o wydawnictwa kościelne. Przejrzałem to pismo biskupa.</text:p>
      <text:p text:style-name="P1114">I proponuję, abyśmy już - ja zobowiązuję się do udzielenia odpowiedzi - w odpowiedzi na propozyc<text:span text:style-name="T1115">ję</text:span><text:s/>wstępną przedstawić tę opinię na kolejnym posiedzeniu. Nie wiem, czy to by satysfakcjonowało, ale mogłoby zamknąć dyskusję dzisiaj, która boję się, że do niczego nie doprowadzi.</text:p>
      <text:p text:style-name="P1116"><text:span text:style-name="T1117">Przew</text:span><text:span text:style-name="T1118">od</text:span><text:span text:style-name="T1119">nicząc</text:span><text:span text:style-name="T1120">y</text:span><text:span text:style-name="T1121">:</text:span></text:p>
      <text:p text:style-name="P1122">Zdaje się, że w trybie takim nagłym odpowie pan red. Kozłowski.</text:p>
      <text:p text:style-name="P1123"><text:span text:style-name="T1124">Ob</text:span><text:span text:style-name="T1125">.</text:span><text:span text:style-name="T1126"><text:s/>Krzysztof Kozłowski</text:span>:</text:p>
      <text:p text:style-name="P1127">Tak<text:span text:style-name="T1128">,</text:span><text:s/>ja tylko na pytanie postawione. Jakiego rzędu? Myśmy próbowali zrobić taki ramowy bilans naszych potrzeb aktualnych, społecznych.<text:s/><text:span text:style-name="T1129">W</text:span><text:s/>ramach tych potrzeb wchodziłaby pula kościelna, która jest za mała i Kościół ma swo<text:span text:style-name="T1130">je</text:span><text:s/>dezyderaty i on chciałby powiększyć, czy podwoić<text:span text:style-name="T1131">.</text:span><text:s/>Pula prasy niezbędnej już dziś, prasy solidarnościowej, ze względu na legalizac<text:span text:style-name="T1132">ję</text:span>... no, wiemy i drugi obieg, który chcemy wydobyć z podziemia, plus dziennik, który dla nas jest decydującym czynnikiem, jakkolwiek nie jest to dziennik związkowy. I mała rezerwa, skromna, mała czyli skromna na zgłaszające się do nas inicjatywy niezależne wydawnicze.</text:p>
      <text:p text:style-name="P1133">Ja próbowałem to podsumować, ile by to miało być. To jest 20-25 tys. ton. I to jest aż nadto, jeśli chodzi o tą pulę tak zarysowaną. Ja jej nie zawyżam specjalnie ze względów taktycznych. Myślę, że 20 tys. by już sprawę rozstrzygnęło.</text:p>
      <text:p text:style-name="P1134">Co to jest 20 tys.? To jest mniej niż 10 proc.<text:span text:style-name="T1135">.</text:span>.. więcej niż 10 proc., natomiast dużo mniej niż 10 proc. ogólnej puli.</text:p>
      <text:p text:style-name="P1136">Ostatecznie sądzę, że mamy moralne prawo do takich postulatów w tym zakresie i w takich rozmiarach.</text:p>
      <text:p text:style-name="P1137"><text:span text:style-name="T1138">Minister Aleksander Kwaśniewsk</text:span><text:span text:style-name="T1139">i</text:span>:</text:p>
      <text:p text:style-name="P1140"><text:span text:style-name="T1141">Jeśl</text:span>i m<text:span text:style-name="T1142">oż</text:span>n<text:span text:style-name="T1143">a</text:span>, panie profesorze. Ja może bardziej niż moralistą jestem pragmatykiem. W związku z tym proponu<text:span text:style-name="T1144">ję</text:span>, ab<text:span text:style-name="T1145">yś</text:span>my w przerwie spotkali się i określili to, pogadali już o szczegółach, ponieważ to jest dla pewnego bilansu całościowego ważne. 89-90 w przyszłości i wtedy będziemy mogli zaproponować<text:s/><text:soft-page-break/>rozwiązania w tym zespole. Dobrze?</text:p>
      <text:p text:style-name="P1146"><text:span text:style-name="T1147">Przewodniczący</text:span>:</text:p>
      <text:p text:style-name="P1148">Rozumiem, że zaczynamy rozmawiać konkretnie. A ponadto pragnę zauważyć, że wszyscy mówili krócej niż 10 minut. 6 do 8.</text:p>
      <text:p text:style-name="P1149">Ma głos teraz pan Moric.</text:p>
      <text:p text:style-name="P1150"><text:span text:style-name="T1151">O</text:span><text:span text:style-name="T1152">b. Rajmund Moric</text:span>:</text:p>
      <text:p text:style-name="P1153">Panie Przew<text:span text:style-name="T1154">od</text:span>ni<text:span text:style-name="T1155">czą</text:span>cy! Proszę Państwa!</text:p>
      <text:p text:style-name="P1156">D<text:span text:style-name="T1157">y</text:span>skutu<text:span text:style-name="T1158">j</text:span>emy w tematach dostępu do środków masowego przekazu,<text:s/><text:span text:style-name="T1159">w</text:span><text:s/>których też oczywiście zainteresowane jest Ogólnopolskie Porozumienie Związków Zawodowych. Ja obiecuję, że zmieszczę się w 10 minutach, na pewno. Nie będę mówił o sprawach, które tu wyglądają, że są uzgodnione lub prawie uzgodnione. Natomiast chcę podkreślić, proszę państwa, że mówiąc o środkach masowego przekazu, musimy mieć na uwadze nie tylko osoby tu zasiadające, czy struktury istniejące, czy w przyszłości, które będą istnieć, zasiadające przy tym stole, ale również i tych, których przy tym stole nie ma, a którzy też takie potrzeby w zakresie komunikacji społecznej ma<text:span text:style-name="T1160">ją</text:span><text:s/>i je wyrażają. Są one w<text:span text:style-name="T1161">yr</text:span>ażone przez organizacje oficjalne polityczne, społeczne i inne, ale też i przez społeczeństwo.</text:p>
      <text:p text:style-name="P1162">Uważam, że rozpatrując o dostępności, musimy mówić o dostępności dla wszystkich podmiotów życia społecznego w tym i obywateli. Rysuje się tutaj widać pewien consensus w zakresie rozwiązań dotyczących wydawania prasy, spraw związanych z cenzurą. Oczywiście, jeżeli nie na dziś, to przynajmniej docelowo tak wygląda z tego.</text:p>
      <text:p text:style-name="P1163">Tym niemniej chcę zwrócić w imieniu związków zawodowych, w imieniu sił społecznych, społeczeństwa polskiego taką uwagę. Proszę państwa, jesteśmy też zgodni z zasadą, że ma być komercjalizacja rozdziału papieru, ale z pewnymi w<text:span text:style-name="T1164">ył</text:span>ączeniami. Tym wyłączeniem, uważamy ma<text:span text:style-name="T1165">ją</text:span><text:s/>to być, sprawa<text:s/>papieru na podręczniki szkolne, na szeroko rozumianą kulturę. Bałbym się, żeby w tej pogoni za tonami papieru nie zgubiliśmy obywatela, człowieka, który chce mieć w miarę tani dostęp do książki szkolnej i w miarę tani dostęp do kultury, który drożeje z dnia na dzień, co stanowi podstawę krytyki w naszym środowisku.</text:p>
      <text:p text:style-name="P1166">Jeżeli chodzi o sprawy związane z dostępnością do radia i telewizji, proszę państwa, przykro mi jest, że tutaj słucham, że strona koalicyjna to chce mieć dwa programy, opozyc<text:span text:style-name="T1167">yj</text:span>no-solidarnościowa jeden program. I w sumie zostaje brak miejsca w tym wszystkim, np. w telewizji, czy w radiu, brak miejsca dla wszystkich innych struktur, które istnieją w tym państwie legalnie, czy będą istnieć.</text:p>
      <text:p text:style-name="P1168">Ja chcę powiedzieć, że w imieniu OPZZ składam także również zapotrzebowanie na to, aby nasze programy mogły być w telewizji, mogły by<text:span text:style-name="T1169">ć</text:span><text:span text:style-name="T1170"><text:s/></text:span><text:span text:style-name="T1171">w r</text:span>adiu, aby w Radiokomitecie był również przedstawiciel ruchu zawodowego, jak i też innych organizacji społecznych, które są w tej chwili w kraju i działają<text:span text:style-name="T1172">.</text:span><text:s/>I mają siłę, policzalną na tą porę.</text:p>
      <text:p text:style-name="P1173">I sądzę, że tą sprawę należy traktować całościowo i prosiłbym, żeby w tej dyskusji nie pomijać tych organizacji. I oczywiście rozwiązania nie mogą preferować jednych, ab<text:span text:style-name="T1174">yś</text:span>my znowu nie stworzyli napięcia, które następny, kolejny stół po iluś latach, nie daj Boże miesiącach, by rozważał, jak robić ten monopol, który się ukonstytuował przy tymże stoliku.</text:p>
      <text:p text:style-name="P1175">I dlatego uważamy, że wszystkie propozycje w tym zakresie muszą uwzględniać wszystkie realne siły istniejące w naszym państwie.</text:p>
      <text:soft-page-break/>
      <text:p text:style-name="P1176">Dziękuję bardzo.</text:p>
      <text:p text:style-name="P1177"><text:span text:style-name="T1178">Przewodn</text:span><text:span text:style-name="T1179">ic</text:span><text:span text:style-name="T1180">ząc</text:span><text:span text:style-name="T1181">y</text:span><text:span text:style-name="T1182">:</text:span></text:p>
      <text:p text:style-name="P1183">Dziękuję<text:span text:style-name="T1184">.</text:span><text:s/>Głos ma pan Kaczyński<text:span text:style-name="T1185">.</text:span></text:p>
      <text:p text:style-name="P1186"><text:span text:style-name="T1187">/</text:span>Głos z sali: A o mnie zapomniano, tak?/.</text:p>
      <text:p text:style-name="P1188"><text:span text:style-name="T1189">Przewodnicząc</text:span><text:span text:style-name="T1190">y</text:span>:</text:p>
      <text:p text:style-name="P1191">Karol, pan minister Kwaśniewski był dalej dużo niż ty, no to jak oddałeś mu miejsce, to wszedłeś na jego miejsce.</text:p>
      <text:p text:style-name="P1192"><text:span text:style-name="T1193">Ob. Jarosław Kaczyński</text:span>:</text:p>
      <text:p text:style-name="P1194">Ponieważ ja chciałem mówić o sprawach innych, niż te, które są w tej chwili omawiane, wobec tego ja chętnie zrezygnuję. Bo ja<text:span text:style-name="T1195">...</text:span></text:p>
      <text:p text:style-name="P1196"><text:span text:style-name="T1197">Przewodnicząc</text:span><text:span text:style-name="T1198">y</text:span>:</text:p>
      <text:p text:style-name="P1199">Dobrze. Jest grupa głosów dotyczących, także po tej stronie stołu, prawa. Natomiast jeśli chodzi o sprawy środków masowego przekazu, czy ktoś z państwa z tamtej strony chciałby zabrać głos?<text:s/><text:span text:style-name="T1200">W</text:span><text:s/>sprawie środków masowego przekazu, czy nie? W tej sprawie, to może udzielę panu<text:span text:style-name="T1201">...</text:span></text:p>
      <text:p text:style-name="P1202"><text:span text:style-name="T1203">O</text:span><text:span text:style-name="T1204">b. Piotr Baumgart</text:span>:</text:p>
      <text:p text:style-name="P1205">Chciałbym tutaj w sprawie mass mediów. To pluralizm w mass mediach może najbardziej i najszybciej przekonać nieufne, tak wielokrotnie oszukiwane społeczeństwo, a to właśnie ufność i wiara może zmienić stosunek obywateli do państwa, do zgody<text:s/>„okrągłego stołu”. Tylko ona może zmobilizować obywateli do wyrzeczeń, które wszyscy rozumiemy, są nieuniknione. I zwię<text:span text:style-name="T1206">k</text:span>szonych wysiłków społeczeństwa nad wzbogaceniem rynku, eksportu i likwidacji długów.</text:p>
      <text:p text:style-name="P1207">Natomiast dalszy monopol w masmediach po<text:s/><text:span text:style-name="T1208">„</text:span>okrągłym stole<text:span text:style-name="T1209">”</text:span><text:s/>będzie bez wątpienia permanentnym dowodem niebezpiecznym w tych szczególnych czekających nas czasach, po pierwsze - podważ<text:span text:style-name="T1210">aj</text:span>ących wiarygodność i dojrzałość intencji władz, po drugie, podważać będzie sensowność wysiłków i nadziei strony solidarnościowo-opozycyjne<text:span text:style-name="T1211">j. W</text:span><text:s/>sumie obniży się rangę<text:s/>„okrągłego stołu”, jeśli wręcz nie zbagatelizu<text:span text:style-name="T1212">je</text:span>. Bo<text:s/>„stół”<text:s/>zamknie obrady, a ci sami monopoliści dzień w dzień, minuta po minucie będą tak jak dotąd, zmuszać znaczną część społeczeństwa do wyłączania telewizorów czy kręcenia gałkami w poszukiwaniu rozgłośni tzw.<text:s/>„Warszawy V”.</text:p>
      <text:p text:style-name="P1213">Jeśli e<text:span text:style-name="T1214">fe</text:span>ktem<text:s/>„okrągłego stołu”<text:s/>nie może być natychmiastowa poprawa bytu, o tyle może i w<text:span text:style-name="T1215">i</text:span>nna być wyraźna, zauważalna zmiana w tym co nie wymaga większych nakładów, a zwłaszcza dewiz.</text:p>
      <text:p text:style-name="P1216">Myślę, że ten większy udział strony solidarnościowo-opozycyjnej w tych masmediach z uwagi na zaostrzającą się sytuację obecną, a i pod<text:span text:style-name="T1217">ej</text:span>rzewam będzie ona w tym kierunku podążać z uwagi - chociażby - na te planowane, dziś wprowadzone i planowane zwyżki cen, wydaje mi się, że ten udział będzie mógł spełnić wielką rolę.</text:p>
      <text:p text:style-name="P1218">Jeszcze chciałbym tutaj, żeby drugi raz nie zabierać głosu w materii poruszonej przez pana Królewskiego. Otóż przy<text:s/>„podstoliku rolniczym”, istotnie była sytuacja trudna w poniedziałek. Ale to<text:s/><text:span text:style-name="T1219">ni</text:span>e stolik chciał ingerować w sprawy Sejmu, tylko to Sejm nie uwzględnił tego, że odbywa się<text:s/>„st<text:span text:style-name="T1220">ó</text:span>ł”. I prosiłbym, żeby tych spraw, że tak powiem,<text:s/>nie przekręcać, bo może to mieć tutaj zupełnie odwrotne skutki jakbyśmy sobie wszyscy życzyli. Po prostu wszyscy jesteśmy zgodni, że powinniśmy iść w kierunku konkludowania i uzyskiwania pewnych efektów, a przecież wiemy, że przy tym właśnie<text:s/>„podstoliku rolniczym”<text:s/>było zgodne<text:s/><text:soft-page-break/>stanowisko stron co do tych uchwał, które Sejm przyjął. To wyraziło się wspólnym podjętym stanowiskiem, z wyłączeniem powiedzmy tutaj postawy solidarnej obecnych przy tym<text:s/>„podstoliku”<text:s/>posłów.</text:p>
      <text:p text:style-name="P1221">Dziękuję bardzo.</text:p>
      <text:p text:style-name="P1222"><text:span text:style-name="T1223">P</text:span><text:span text:style-name="T1224">r</text:span><text:span text:style-name="T1225">zewodniczący</text:span>:</text:p>
      <text:p text:style-name="P1226">Dziękuję. Chciałem prosić pana Szyndzielorza o zabranie głos<text:span text:style-name="T1227">u</text:span>.</text:p>
      <text:p text:style-name="P1228"><text:span text:style-name="T1229">Red. Karol Szyndzielor</text:span><text:span text:style-name="T1230">z</text:span><text:span text:style-name="T1231">:</text:span></text:p>
      <text:p text:style-name="P1232">Ja zacznę od takiej refleksji osobistej, mianowicie jak długo jestem w zawodzie dziennikarskim, a to już jest ponad 33 lata, tylekro<text:span text:style-name="T1233">ć</text:span><text:s/>co roku przynajmniej mieliśmy kryzys papierowy w redakcji, w której pracowałem, co zmuszało mnie i moich redaktorów do skracania artykułów, do ograniczania liczby stron.<text:s/><text:span text:style-name="T1234">I</text:span><text:s/>właściwie jest to rzecz zakodowana w pamięci głównie jako dolegliwość natury ekonomicznej. Zawsze tłumaczono, że nie ma pieniędzy na import, papiernie nie wykonują planu.<text:s/>Wtedy jeszcze w odróżnieniu od sytuacji dzisiejszej, wiadomo było jaki to jest plan i jaki jest stopień jego wykonania.</text:p>
      <text:p text:style-name="P1235">W każdym razie szef agencji prasowej wiedział jak to jest.<text:s/>A<text:s/>więc nie wiem co się tu zmieniło.</text:p>
      <text:p text:style-name="P1236">Natomiast jeśli chodzi tu o sprawę papieru, to sądzę, że jest to w gruncie rzeczy jednak dyskusja polityczna. Tylko co mnie w tej dyskusji uderza - to to, że my się obracamy jednak w takich ramach wywodzących się, mimo wszystko, z przeszłości. To znaczy i ta, i tamta strona stołu. A to dlatego, że wydaje mi się oczywiście, że papier jest ważny, ale być może nie jest n<text:span text:style-name="T1237">aj</text:span>ważni<text:span text:style-name="T1238">ej</text:span>szy. Dlatego, że istnieje tyle różnych innych sposobów dotarcia do op<text:span text:style-name="T1239">i</text:span>nii, które w pewnym stopniu są wykorzystywane, choć być może ten papier zadrukowany czarno na białym jest najbardziej wymiernym dowodem, że tworzymy pewne dzieła, przy pomocy których próbujemy oddziaływać na sposób myślenia, sposób działania czy kształtowanie postaw politycznych.</text:p>
      <text:p text:style-name="P1240">Chociaż wydaje mi się, że ten stan nie jest stanem statycznym, nie tylko ze względu na stan technologii, ale i ze względu na niezwykle, szybką tendencję zmian, które dokonują się w tych mediach już istniejących.</text:p>
      <text:p text:style-name="P1241">Nie będę tutaj tej tezy rozszerzał, teza jest wszystkim znana. Otóż mam na myśli również pewien proces ewolucji, który możliwy jest jeśli chodzi o prasę codzienną. Ja pamiętam, że gazeta w której pracowałem przez 30 lat mianowicie<text:s/><text:span text:style-name="T1242">„</text:span>Życie Warszawy”<text:s/>wtedy kiedy było zakładane, miało w podtytule pismo wszystkich sfer.<text:s/>I była ka<text:span text:style-name="T1243">te</text:span>goria pism w Polsce, które należały do kategorii pism wszystkich sfer, w których nie określano ani jako prorządowe, ani antypartyjne ani opozycyjne.</text:p>
      <text:p text:style-name="P1244">Kiedy spoglądam na przykłady z przeszłości w Polsce, kiedy przyglądam się im, to widzę oczywiście ewolucję od tych pism, które nazywano<text:s/>„czytelnikowskimi”, które Borejsza w swej wielkiej przebiegłości i przemyślności potrafił ukształtować jako system prawie że niezależnej pracy. Ewolucję w kierunku reglamenta<text:span text:style-name="T1245">cj</text:span>i, monopolizacji poglądów itd. Nie wydaje mi się to tendencją, która jest w pełnej tendencji z ewolucją stanu umysłów i stanu społeczeństwa polskiego. Ale również widzę pewną sprzeczność w tej propozycji, od której tutaj tak zdecydowanie się mówi - mianowicie, że chcemy dziennika niezależnego, który jednak w podtytule rozumiany będzie jako pismo opozycyjne. A więc albo opozycyjne, albo niezależne.</text:p>
      <text:p text:style-name="P1246">Ja mówię tutaj po prostu z punktu widzenia dziennikarza, który uważa, że jeśli wyd<text:span text:style-name="T1247">aj</text:span>emy pismo polityczne, to wyraźnie powinno się określać<text:s/><text:span text:style-name="T1248">-</text:span><text:s/>jest to pismo polityczne.<text:s/><text:span text:style-name="T1249">A</text:span><text:s/>tym właśnie<text:s/><text:span text:style-name="T1250">-</text:span><text:s/>powiedziałbym - przesyceniem świadomości, treściami partyjnymi i politycznymi, dopatruję się sukcesu wbrew Maxwellowi<text:s/><text:soft-page-break/>i wbrew<text:s/>Murdochowi<text:s/>sukcesu pisma<text:s/>„Independent”, które w bardzo krótkim czasie, właśnie dzięki niezależności sądów, poglądów, a i znakomitej mianowicie informacji, zdołało ukształtować na niesłychanie przepełnionym, gdzie nie ma braku papieru, rynku brytyjskim, taką pozycję, jaką dzisiaj to pismo posiada.</text:p>
      <text:p text:style-name="P1251">Otóż gdybym był redaktorem naczelnym, niezależnym, niezwiązanym z partią, zmierzałbym do pisma niezależnego. Tylko powstaje pytanie - czy w warunkach tego rynku papierowego, o którym my tutaj mówimy, pismo to będzie rzeczywiście dostępne dla wszystkich sfer w sensie cenowym.</text:p>
      <text:p text:style-name="P1252">Dziękuję.</text:p>
      <text:h text:style-name="P1253" text:outline-level="3"><text:span text:style-name="T1254">Przewod</text:span><text:span text:style-name="T1255">n</text:span><text:span text:style-name="T1256">icz</text:span><text:span text:style-name="T1257">ą</text:span><text:span text:style-name="T1258">c</text:span><text:span text:style-name="T1259">y</text:span>:<text:bookmark-start text:name="bookmark0"/><text:bookmark-end text:name="bookmark0"/></text:h>
      <text:p text:style-name="P1260">Dziękuję. Chciałbym udzielić głosu panu mecenasowi Siła-Nowickiemu<text:span text:style-name="T1261">.</text:span></text:p>
      <text:p text:style-name="P1262"><text:span text:style-name="T1263">Mec.<text:s/></text:span><text:span text:style-name="T1264">W</text:span><text:span text:style-name="T1265">ładysław Siła-Nowick</text:span><text:span text:style-name="T1266">i</text:span><text:span text:style-name="T1267">:</text:span></text:p>
      <text:p text:style-name="P1268">Proszę państwa, ponieważ ja tak,<text:s/>mogę powtarzać w tym zakresie jak Cato Censorius, że pretoria censeo, tak samo chciałbym stale powtarzać, że n<text:span text:style-name="T1269">aj</text:span>ważni<text:span text:style-name="T1270">ej</text:span>szą rzeczą w naszych obradach jest dojście do reaktywiza<text:span text:style-name="T1271">cj</text:span>i<text:s/>„Solidarności”, do relegaliza<text:span text:style-name="T1272">cj</text:span>i<text:s/>„Solidarności”<text:s/>i do opracowania ordynacji wyborczej, która pozwoli stworzyć inną parlamentarną, o pewnym demokratycznym charakterze, zaznaczając co chce w drugiej części oczywiście zabrać głos zasadniczy, natomiast krótko tutaj.</text:p>
      <text:p text:style-name="P1273">Jeżeli chodzi o problemy reformy prawa karnego i kpk zgadzam się całkowicie z panem pro<text:span text:style-name="T1274">f</text:span>. Buchała, że niemożliwe jest tutaj opracowanie szerokiej reformy kodeksu postępowani<text:span text:style-name="T1275">a<text:s/></text:span>karnego. Natomiast co jest możliwe i co powinnyśmy dać społeczeństwu - to kategoryczne postanowienie, że wolności może obywatela pozbawić tylko sąd. To rzecz, z którą się chyba wszyscy zgadzają i która musi być tutaj postawiona jako pewna ofiara, na którą społeczeństwo oczekuje, bo<text:s/><text:span text:style-name="T1276">w</text:span>sz<text:span text:style-name="T1277">ys</text:span>tkie inne rozwiązania są złe.</text:p>
      <text:p text:style-name="P1278">A proszę państwa, jeżeli chodzi o to, że my mamy możliwość być pozbawionymi w<text:span text:style-name="T1279">o</text:span>lności przez kolegia, to trzeba pamiętać, że kolegia to jest stajnia Augiasza - bezprawia.</text:p>
      <text:p text:style-name="P1280">To co mówił pan pro<text:span text:style-name="T1281">f</text:span>. Strzembosz ja muszę jeszcze uzupełnić , bo ja znam tę sprawę o której mówił, ż<text:span text:style-name="T1282">e</text:span><text:s/><text:span text:style-name="T1283">5</text:span><text:s/>egzemplarzy pisma znalezione w samochodzie o tytułach odrębnych, stało się przyczyną konfiskaty samochodu.<text:s/>Jakich<text:s/><text:span text:style-name="T1284">5</text:span><text:s/>egzemplarzy? Na<text:s/><text:span text:style-name="T1285">te</text:span>renie 6 czy 7 lat wydanych pism. Jedno było z 19<text:span text:style-name="T1286">77</text:span><text:s/><text:span text:style-name="T1287">r.</text:span>, drugie było z<text:s/><text:span text:style-name="T1288">1</text:span>979 r. trzecie z 1981- 1982. Były pisma wydane w Polsce, były pisma wydane za granicą. I to stało się przyczyną<text:s/>konfiskaty<text:s/>samochodu. Przecież to jest krzyczące bezprawie. I tego bezprawia kolegiów nie można obalić idąc, aż do najwyższych szczebli. Bo ja docierałem i do Biura Prawnego Ministerstwa Spraw Wewnętrznych. I to wszystko było grochem o ścianę...<text:s/>I my takiej instytucji mamy zostawiać możliwość pozbawiania obywatela wolności, bo przecież teraz normalnie można być pozbawionym przynajmniej na półt<text:span text:style-name="T1289">o</text:span>ra miesiąca wolności, na zasadzie decyzji kolegiów. To musi być przyjęte wynikiem naszych obrad, że nikt nie ma prawa pozbawić człowieka wolności oprócz sądu, ostatecznie nie możemy się cofać od czasów Władysława Jagiełły.</text:p>
      <text:p text:style-name="P1290">Mówiłem o oczywistym<text:s/>bezprawiu<text:s/>kolegium<text:span text:style-name="T1291">.</text:span><text:s/>Jeżeli chodzi o przynależność partyjną sędziego i związaną z tym niezawisłość sędziów. P<text:span text:style-name="T1292">r</text:span>os<text:span text:style-name="T1293">zę</text:span><text:s/>państwa! Ja jestem synem sędziego i mój ojciec zawsze twierdził, że sędzia nie może<text:span text:style-name="T1294"><text:s/></text:span>być członkiem żadnej partii pol<text:span text:style-name="T1295">i</text:span>tycznej, ale ja rozumiem, że czas<text:span text:style-name="T1296">y</text:span><text:s/>się zmieniają, tak dalece może teraz iść nie można, natomiast jedno trzeba postawić, że przynależność partyjna sędziego jest jego sprawą osobistą, jak jego wierzenia religijne i ani Kościół nie może narzucać takiego czy innego orzeczenia sędziego i śmiesznym byłoby, żeby ktoś zaproponował w sądzie powstanie<text:s/><text:soft-page-break/>komórki kościelnej w sądzie, tak samo jest sprzeczne z logiką że jest podstawowa organizacja, komórka partyjna w sądzie, która przecież wtedy działała na tych ludzi. To jest jego pryw<text:span text:style-name="T1297">a</text:span>tna sprawa. Jeżeli on jest człowiekiem uczciwym, proszę państwa - praktycznie adwokaci wiedzą, że najbardzi<text:span text:style-name="T1298">e</text:span>j<text:span text:style-name="T1299"><text:s/></text:span>niezależne wyroki często wydawali sędziowie partyjni, a nieżyjący sędzia Kulczycki nie wydał wyroku, którego żądał od niego Gomułka będący wtedy dykt<text:span text:style-name="T1300">at</text:span>orem państwa<text:span text:style-name="T1301">,</text:span><text:s/>żądał k<text:span text:style-name="T1302">ate</text:span>gorycznie. A on tego wyroku nie wydał, ale to<text:s/><text:span text:style-name="T1303">j</text:span>est wyłącznie sprawa sumienia sędziego prywatna, a nie może być mowy o komórkach p<text:span text:style-name="T1304">a</text:span>r<text:span text:style-name="T1305">tyj</text:span>nych w sądach i o tym, żeby organizacja społeczna polityczna wpływała na konkretne orzecznictwo w sądzie. To jest rzecz absolutnie dla mnie niewątpliwa.</text:p>
      <text:p text:style-name="P1306">Przechodząc do problemu cen<text:span text:style-name="T1307">z</text:span>ury i papieru. Proszę państwa jeżeli chodzi o ce<text:span text:style-name="T1308">z</text:span>urę to ja się powołam, jeśli chodzi o tamtą stronę stołu, na Włodzimierza Lenina. A jeżeli chodzi o te stronę to na Kościół katolicki. Otóż Włodzimierz<text:s/><text:span text:style-name="T1309">L</text:span>enin do października 1917 roku była zaciekłym przeciwnikiem cenzury prewencyjnej i w najgorszych wyrazach określał i najgorzej, jako największe barbarzyństwo określał istnienie cenzury prewencyjnej w różnych partiach burżu<text:span text:style-name="T1310">azyj</text:span>nych, państwo czytali pewno te pisma, więc dobrze to wiecie. Owszem Włodzimierz L<text:span text:style-name="T1311">e</text:span>nin zmienił pogląd w końcu października 1917 roku, ale nie chcą być złośliwym wobec twórcy państwa i wielkiego męża stanu trzeba stwierdzić, że Włodzimierz Lenin po Rewolucji P<text:span text:style-name="T1312">aździ</text:span>ernikow<text:span text:style-name="T1313">ej</text:span><text:s/>żył tylko niespełna 6 lat i 3 miesiące, że był to okres wojen, interwencji, trudności utrzymania się, niezmiernie trudnej sytuacji, w której była w jakiś sposób zrozumiała cenzura i nie można z tej racji jemu robić zarzuty, kiedy u nas istnieje cenzura po 40 kilku latach pokoju i normalnych warunków.</text:p>
      <text:p text:style-name="P1314">Tak samo nie wszyscy, ale tutaj większość<text:s/>tego stołu to silni członkowie Kościoła katolickiego też wezm<text:span text:style-name="T1315">ą</text:span><text:s/>pod uwagę, że Kościół katolicki już zni<text:span text:style-name="T1316">ó</text:span>sł indeks librorum prohibitorum i każdy z nas praktycznie praktykujący katolik może czytać co tylko chce bez żadnych sprzeciwów ze<text:s/>strony<text:s/><text:span text:style-name="T1317">Kośc</text:span>io<text:span text:style-name="T1318">ła</text:span><text:s/>i bynajmniej nie musi się z tego spowiadać.<text:s/><text:span text:style-name="T1319">A</text:span><text:s/>zatem i dla jednej, i dla drugiej strony stołu chyba pewne konsekwen<text:span text:style-name="T1320">cj</text:span>e<text:s/><text:span text:style-name="T1321">co</text:span><text:s/>do tego, że cenzura jest nieuz<text:span text:style-name="T1322">as</text:span>adnionym barbarzyństwem chyba wynika<text:span text:style-name="T1323">.</text:span></text:p>
      <text:p text:style-name="P1324">Proszę Państwa! Jeżeli chodzi o podział papieru<text:span text:style-name="T1325">.<text:s/></text:span>No proszę państwa tutaj trzeba znowu powiedzieć, że w tym zakresie są wspólne idee komunizmu, czy autentycznego socjalizmu z ideałami chrześcijańskimi<text:span text:style-name="T1326">.</text:span><text:s/>Trzeba się, jeżeli rzecz... nie ma rzeczy w dostatecznej ilości, trzeba się z braćmi dzielić, więc panowie z tamtej strony będą stroną, która się musi z naszą stroną podzielić i te rzeczy są. Ja wcale... mnie... jestem w tej chwili antypartyjny, ale proszę państwa jeżeliby zmniejszyć o 1/4, o 25<text:span text:style-name="T1327">%</text:span><text:s/>nakład<text:s/>„Trybuny Robotniczej”<text:s/>wychodzącej w olbrzymich ilościach w Katowicach to zaspokoiłoby Bóg wie jaką część naszych potrzeb, a bynajmniej nie ograniczyłoby możliwości działania partii, bo ten kto by chciał przeczytałby, na pewno by to doszło<text:span text:style-name="T1328">.</text:span></text:p>
      <text:p text:style-name="P1329">Tak samo ja proszę państwa na przykład nie jestem w najbliższych stosunkach z<text:s/>„Tygodnikiem Powszechnym”<text:span text:style-name="T1330">.<text:s/></text:span>Jak mi się niedawno zapytano czy pan często publikuje w<text:s/><text:span text:style-name="T1331">„</text:span>Tygodniku Powszechnym”, to ja odpowiedziałem: no jak dotąd to mniej więcej raz na 75 lat<text:span text:style-name="T1332">.</text:span><text:s/><text:span text:style-name="T1333">A</text:span>le muszę powiedzieć, że jakkolwiek, tu są przeważnie panowie, to wszyscy byśmy się chyba zgodzili, żeby ten nakład papieru, który się na pismo<text:s/><text:span text:style-name="T1334">„</text:span>PAN”<text:s/>oddać<text:s/>„Tygodnikowi Po<text:span text:style-name="T1335">ws</text:span>zechnemu”. N<text:span text:style-name="T1336">a</text:span><text:s/>pewno byłoby to korz<text:span text:style-name="T1337">ys</text:span>tne i rozsądnie by nas stawiało i w oczach kraju, i w oczach świata, i tak dalej. Czy pan, czy seks, czy inne rzeczy u nas się wydaje mnóstwo rzeczy kompletnie bezwartościowych i panowie macie na ten temat olbrzymie rezerwy i weźcie to pod uwagę, bo to jest głos obiektywny i jak powiadam, jest to naszym jakimś wspólnym ideologicznym<text:s/><text:soft-page-break/>obowiązkiem dzielenia się z braćmi tym co my mamy o wiele więcej od nich, a poza tym trzeba przypomnieć, że rzeczywiście jest tu bardzo dużo ważnych spraw, rzeczywiście w zakresi<text:span text:style-name="T1338">e</text:span><text:s/>prawa karnego musimy pewne niedorzeczne i reakcyjne przepisy już tutaj usunąć, ale musimy pamiętać co się dzieje w kraju i musimy pamiętać, że w polityce bardzo często obowiązuje z większą jeszcze siłą niż w stosunkach materialnych między ludźmi<text:s/>„kraj nie może cze<text:span text:style-name="T1339">ka</text:span>ć za długo na nasze decy<text:span text:style-name="T1340">zj</text:span>e”.</text:p>
      <text:p text:style-name="P1341"><text:span text:style-name="T1342">Przewodnicząc</text:span><text:span text:style-name="T1343">y</text:span>:</text:p>
      <text:p text:style-name="P1344">D<text:span text:style-name="T1345">zię</text:span>k<text:span text:style-name="T1346">uję.</text:span></text:p>
      <text:p text:style-name="P1347">Jeszcze może przed przerwą udzielimy głosu panu prof. Zawadzkiemu.</text:p>
      <text:p text:style-name="P1348"><text:span text:style-name="T1349">Prof. Sylwester<text:s/></text:span><text:span text:style-name="T1350">Z</text:span><text:span text:style-name="T1351">awadzk</text:span><text:span text:style-name="T1352">i</text:span>:</text:p>
      <text:p text:style-name="P1353">Ja najpierw, żeby podzieli<text:span text:style-name="T1354">ć</text:span>... chciałbym powiedzieć, nie zgodzić się z szeregiem wypowiedzi. To chciałbym zgodzić się z panem mecenasem Siła-Nowickim w tym momencie, kiedy wypowiadał swoje stanowisko w sprawie czasopisma<text:s/><text:span text:style-name="T1355">„</text:span>PAN”<text:span text:style-name="T1356">.<text:s/></text:span>Muszę powiedzieć, że ja dysponowałem jednym numerem tego pisma i ja nic nie mogłem z tego rzeczywiście przeczytać, ale to może zrozumiałe. Nie było to tak frapujące, być może.</text:p>
      <text:p text:style-name="P1357">Natomiast chciałbym uczynić dwie uwagi - jedna w związku z wypowiedzią pana Baumgarta. Otóż wydaje mi się, że trudno ograniczyć się do stwierdzenia, że Sejm nie uwzględnił stanowiska Okrągłego Stołu gdy debatował nad sprawami problematyki gospodarcz<text:span text:style-name="T1358">ej.</text:span><text:s/>To<text:s/>fakt, że nie uwzględnił, ale przedtem była przeprowadzona bardzo zasadnicza rozmowa z prze<text:span text:style-name="T1359">ds</text:span>tawicielami stolika gospodarczego, z delegacją, którą tutaj przewodniczył prof. Beksiak i z prof. Kaczmarkiem, który jest prze<text:span text:style-name="T1360">w</text:span>odniczącym jednej z podstawowych komisji w Sejmie, i wynikiem tej rozmowy, długiej rozmowy był fakt po prostu, że delegacja sejmowa nie została absolutnie przekonana i proszę państwa proszę uwzględnić, że w Sejmie toczą się pewne sprawy i niekiedy wiele miesięcy. Do takich spraw nie należały między innymi te ustawy, które zostały przedłożone, a wśród nich ustawy dotyczące spraw rolnych i Sejm zajął stanowisko bardzo zdecydowane, olbrzymią większością głosów wypowiadając się za tymi ustawami i nie wiedząc kiedy obrady Okrągłego Stołu<text:s/>się skończą przecież.</text:p>
      <text:p text:style-name="P1361"><text:span text:style-name="T1362">W</text:span><text:s/>takiej niepewności nie można podejmowa<text:span text:style-name="T1363">ć</text:span><text:s/>odkładać po prostu decyzji.</text:p>
      <text:p text:style-name="P1364">Więc to jest pierwsza sprawa, a druga sprawa dotyczy cenzury i wiąże się z wypowiedzią pana przewodniczącego Reiffa. Otóż ja muszę powiedzieć, że też nie mam żadnych dowodów na istnienie zapisów, które by dyrygowały cenzurą, ale możemy jedno powiedzieć, że należy - że możemy w każdy razie sądzić po wynikach, po rezultatach. One mogą być w indywidualnych sprawach niesłuszne, ale mu<text:span text:style-name="T1365">si</text:span>my wziąć pod uwagę sytuację globalną. Otóż ta sytuacja co do kierunku rozwoju cenzury jest zupełnie jednoznaczna. Ostatnie enuncjacje departamentu stanu, które analizują sytuację w dziedzinie wolności słowa we wszystkich krajach so<text:span text:style-name="T1366">cj</text:span>alistycznych, zresztą nie tylko so<text:span text:style-name="T1367">cj</text:span>alistycznych,<text:s/>wykazują niezbicie, że jest to najbardziej liberalna cenzura wśród krajów so<text:span text:style-name="T1368">cj</text:span>alistycznych. Nie muszę tutaj cytować tej wypowiedzi. Ale proszę państwa we<text:span text:style-name="T1369">ź</text:span>my pod uwagę stanowisko rady prasow<text:span text:style-name="T1370">ej</text:span>,<text:s/><text:span text:style-name="T1371">k</text:span>tóra w końcu debatowała nad tym zagadnieniem 4 lutego br. i która jednoznacznie ocenia zjawisko. Uważa za zjawisko pozytywne zmniejszanie się w ostatnich latach liczby ingerencji organów kontroli w publikacjach prasowych.</text:p>
      <text:p text:style-name="P1372">Można powiedzieć: no dobrze, to jest jakieś stanowisko rządowe, półrządowe, ale we<text:span text:style-name="T1373">ź</text:span>my głos redaktora Fikusa, który na pytanie Radia Wolna Europy jak wygląda ta sytuacja mówi w ten sposób:<text:s/><text:soft-page-break/>właściwie dzisiaj w<text:s/><text:span text:style-name="T1374">w</text:span>iększości pism oficjalnych można wydrukować prawie wszy<text:span text:style-name="T1375">s</text:span>tko oprócz pewnych elementów białych plam z historii i trochę gospodarki, dotyczących sytuacji w Związku Radzieckim. To są to dwie strefy jeszcze zakazane, to znaczy jedna dotyczy Związku Radzieckiego, druga dotyczy pewnych białym plam, ale tak właściwie wachlarz tematów sposób pisania prasy oficjalnej bardzo się poprawił i w związku z tym rzeczywiście kurczy się znaczenie pisma podziemnych. No to jest wypowiedź, którą chyba trudno podać w wątpliwość, a która odzwierciedla jednak stan faktyczny i świadczy o tym, że w ramach obowiązujących ustaw ten proces liberalizac<text:span text:style-name="T1376">ji</text:span>, cenzury wyra<text:span text:style-name="T1377">ź</text:span>nie postępuje.<text:s/><text:span text:style-name="T1378">I</text:span><text:s/>teraz proszę państwa sprawa bardzo zasadnicza<text:s/><text:span text:style-name="T1379">w</text:span><text:s/>moim przekonaniu, to jest kwestia tych wariantów, o których mówił pan Jachacz, tego wariantu utrzymania cenzury prewencyjnej i przejścia na restrykcyjną bądź też zlikwidowania w ogóle, dla mnie tutaj najbardziej miarodajna wypowiedź jest jednak redaktor Turowicza.</text:p>
      <text:p text:style-name="P1380">Otóż nie tylko sformułowana na posiedzeniu<text:s/>„okrągłego stołu”, ale również na radzie prasowej. Jest to dla mnie o tyle miarodajne, że jest to przecież redaktor naczelny pisma od dziesiątków lat, a po drugie jest największą ofiarą cenzury, bo tam jest największa ilość ingerencji. I otóż redaktor Turowicz mówi wprost zupełnie jedno -<text:s/>zaznaczę jako praktyk: jeżeli mówię, że jestem przeciwnikiem cenzury, to jestem realistą, wiem po jakiej ziemi chodzę i w konkretnej sytuacji naszego kraju, naszej wewnętrznej sytuacji geopolitycznej uważam cenzurę dzisiaj ta formuła była użyta za zło konieczne. Dlatego też nigdy nie domagałem się zniesienia cenzury. Powiem więcej - wolę naszą sytuację polską, od sytuacji niektórych naszych sąsiadów, gdzie cenzura formalnie nie istnieje, nie działa w sytuacji, w której redaktorzy sami muszą być swoimi cenzorami.</text:p>
      <text:p text:style-name="P1381">Proszę państwa jest to sytuacja o wiele bardziej groźna. Również prof. Michalski, który tę sprawę rozpatruje mówi, że faktyczna wolność prasy uległaby znacznemu ograniczeniu, a więc co jest tutaj ważniejsze? Czy kwestia wolności prasy i<text:s/><text:span text:style-name="T1382">d</text:span>ruku, czy też kwestia istnienia takiego urzędu, czy innego urzędu, bo gdyby tego urzędu nie było, to prof. Michalski mówi jedno - znaczne zniesienie cenzury prewencyjnej oznaczałoby, że interesów państwa broniłby prokurator, nosząc<text:s/><text:span text:style-name="T1383">d</text:span>o sądu pozwy lub akty oskarżenia przeciw naruszającym owe interesy jednostkom prasowym.</text:p>
      <text:p text:style-name="P1384">Więc czyli mogłoby być to pogorszenie sytuacji, a nie polepszenie. Dlatego mój wniosek prowadzi do tego, aby ten zespół, który ostatecznie będzie redagował czy przygotowywał redakcje stanowiska w tej sprawie, no bardzo mocno uwzględnił czy rzeczywiście jest czas najlepszy dla przejścia na cenzurę restrykcyjną, czy nie iść w kierunku liberaliza<text:span text:style-name="T1385">cj</text:span>i tej cenzury opierającej się<text:span text:style-name="T1386">.</text:span>..</text:p>
      <text:p text:style-name="P1387">/Głos z sali: przecież jest propozycja, żeby wrócić do ustawy z 1981 roku/.</text:p>
      <text:p text:style-name="P1388">Bardzo proszę, ale w każdym razie stoicie rozumiem państwo na tym stanowisku, które ja reprezentuję i w dalszym kroku, w kierunku liberaliza<text:span text:style-name="T1389">cji</text:span>.</text:p>
      <text:p text:style-name="P1390"><text:span text:style-name="T1391">Przewodnicząc</text:span><text:span text:style-name="T1392">y</text:span>:</text:p>
      <text:p text:style-name="P1393">D<text:span text:style-name="T1394">zi</text:span>ęk<text:span text:style-name="T1395">uję.</text:span></text:p>
      <text:p text:style-name="P1396">Głos ma pani prof. Zakrzewska.</text:p>
      <text:p text:style-name="P1397"><text:span text:style-name="T1398">Ob. Janina Zakrzewska</text:span>:</text:p>
      <text:p text:style-name="P1399">Postaram się nie wiem czy 30 sekund, ale krótko<text:span text:style-name="T1400">.</text:span><text:s/>Tutaj nikt poza panem Miodowiczem jak rozumiem nie proponował zniesienia cenzury, proponowaliśmy natomiast powrócenie do kształtu cenzury takiej jaka była uchwalona po negocjacjach w 1981 roku i nie jest to to samo, co liberaliza<text:span text:style-name="T1401">cj</text:span>a. Poniewa<text:span text:style-name="T1402">ż</text:span><text:s/>liberaliza<text:span text:style-name="T1403">cj</text:span>a<text:s/><text:soft-page-break/>jest pojęciem nieokreślonym, zależy od swobodnego uznania, w tej chwili ponieważ ta ustawa została zmieniona, sytuacja jest taka, że ten sam tekst można wydrukować w<text:s/>„Polityce”, a nie można go wydrukować w<text:s/>„Tygodniku Po<text:span text:style-name="T1404">ws</text:span>zechnym”.</text:p>
      <text:p text:style-name="P1405">Grupa społeczna autorów ustawy o cenzurze wystosowała takie pismo proponuj<text:span text:style-name="T1406">ą</text:span>c przywrócenie ustawy w jej kształcie z 1981 roku. Tekst ten został odjęty z łamów<text:s/><text:span text:style-name="T1407">„</text:span>Tygodnika Powszechnego”<text:s/>z uzasadnieniem, że jest to nawoływanie do popełnienia przestępstwa.</text:p>
      <text:p text:style-name="P1408">Dziękuję.</text:p>
      <text:p text:style-name="P1409"><text:span text:style-name="T1410">Przewod</text:span><text:span text:style-name="T1411">n</text:span><text:span text:style-name="T1412">icz</text:span><text:span text:style-name="T1413">ą</text:span><text:span text:style-name="T1414">c</text:span><text:span text:style-name="T1415">y</text:span>:</text:p>
      <text:p text:style-name="P1416">Także pan Uziębło prosił o głos<text:span text:style-name="T1417">,</text:span><text:s/>w kwestii formalnej.</text:p>
      <text:p text:style-name="P1418"><text:span text:style-name="T1419">Ob</text:span><text:span text:style-name="T1420">.</text:span><text:span text:style-name="T1421"><text:s/>Jer</text:span><text:span text:style-name="T1422">z</text:span><text:span text:style-name="T1423">y Uzi</text:span><text:span text:style-name="T1424">ę</text:span><text:span text:style-name="T1425">bło</text:span>:</text:p>
      <text:p text:style-name="P1426">Ja dziękuję bardzo panu przewodniczącemu. Myślałem, że przed przerwą nie załapię się, ale chciałbym nawiązać do tego co mówił pan mecenas Siła-Nowicki.</text:p>
      <text:p text:style-name="P1427">Ja,<text:s/>jako że mam świadomość, że to co my tutaj mówimy jest wpisywane i stanie się materiałem być może dla wielu doktoratów na tym materiale zrobionych, chciałbym tylko formalnie zgłosić taką rzecz - bardzo pilnym słuchaczem jestem tego co się dzieje na całym<text:s/><text:span text:style-name="T1428">Ok</text:span>rągłym Stole i pamiętam co powiedział pan red. Mazowiecki w sprawie legalizacji<text:s/>„Solidarności”, a nie relegaliza<text:span text:style-name="T1429">cj</text:span>i panie mecenasie, i na pytanie zresztą obecnego ministra Kw<text:span text:style-name="T1430">aś</text:span>nie<text:span text:style-name="T1431">ws</text:span>kiego jednoznacznie określił, że ma szczególnie ważne znaczenie w prawie. I przy okazji chcę powiedzieć, że również w Radzie Państwa pracuję nad cenzurą i ingeren<text:span text:style-name="T1432">cj</text:span>e w<text:s/>„Tygodniku Powszechnym”<text:s/>są robione sztucznie, bo<text:s/>„Trybuna Ludu”<text:s/>przewodniczący NSZZ<text:s/>„Solidarność”<text:s/>spotkał się z tym i z tym bez wycięcia, natomiast w<text:s/>„Tygodniku Powszechnym”<text:s/>jest to zastąpione po prostu interwencją cenzury.</text:p>
      <text:p text:style-name="P1433">Dziękuję.</text:p>
      <text:p text:style-name="P1434"><text:span text:style-name="T1435">Przewodniczący</text:span>:</text:p>
      <text:p text:style-name="P1436">Dziękuję.</text:p>
      <text:p text:style-name="P1437"><text:span text:style-name="T1438">O</text:span><text:span text:style-name="T1439">b</text:span><text:span text:style-name="T1440">.</text:span><text:span text:style-name="T1441"><text:s/>Tadeusz Mazowiecki</text:span>:</text:p>
      <text:p text:style-name="P1442">Ja również się nie wypowiedziałem za zniesieniem, a uspołecznieniem i podzielam całkowicie pogląd co do ogromnego liberalizmu, choć niewątpliwie gdzieś ktoś reglamentuje ten liberalizm, na przykład cały szereg moich tekstów odnośnie związku sybiraków ukazało się w całej prasie, natomiast w<text:s/>„Tygodniku Powszechnym”<text:s/>zostało to właś<text:span text:style-name="T1443">n</text:span>ie zatrz<text:span text:style-name="T1444">y</text:span>mane. Jak z kolei<text:s/><text:span text:style-name="T1445">m</text:span>ój króciusieńki list zgłoszony do pana redaktora naczelnego<text:s/>„<text:span text:style-name="T1446">Ż</text:span>ycia Warszawy”<text:s/>i<text:s/>„Rzeczpospolit<text:span text:style-name="T1447">ej</text:span><text:span text:style-name="T1448">”</text:span><text:s/>również nie został zamieszczony, dopiero został zamieszczony w<text:s/>„Tygodniku Powszechnym”. Oczywiście<text:s/>„<text:span text:style-name="T1449">Ż</text:span>ycie Warszawy”<text:s/>z okresu czytelnikowski<text:span text:style-name="T1450">e</text:span>go to właśnie było to, co dało tę możliwość. Istota uspołecznienia tej całej dziedziny jaką jest cenzura dotyczy takiej sprawy, jaką jest racja stanu, tu w sumie uzgodniona, i<text:s/>niewychodzenie<text:s/>poza te kryteria w tej dziedzinie.</text:p>
      <text:p text:style-name="P1451"><text:span text:style-name="T1452">Przewodniczący</text:span>:</text:p>
      <text:p text:style-name="P1453">Proszę państwa, chyba zrobilibyśmy za chwileczkę przerwę na obiad, ale przed tą przerwą zastanawiam się czy w świetle dyskusji, która się odbyła, nie moglibyśmy jakichś spraw troszkę jakby zamknąć.</text:p>
      <text:p text:style-name="P1454">Ponieważ tak, na spisie głosów - w spisie osób z tamtej strony stołu jest jeszcze tylko jedno nazwisko<text:s/><text:soft-page-break/>pana Kaczyńskiego, który chciał mówić o innych sprawach, na spisie i na liście osób, które są z tej strony stołu też już właściwie prawie wszyscy dotyczą spraw prawnych.</text:p>
      <text:p text:style-name="P1455">Czy nie moglibyśmy zamknąć kwestii, próbować zamykać jakąś rejestracją uzgodnień lub braku uzgodnień kwestii w tym zakresie. Rozumiem, że jeszcze pani - dwie osoby chciałyby się wypowiedzieć.</text:p>
      <text:p text:style-name="P1456">Ponieważ chciałyby się dwie osoby wypowiedzieć, to proponuję<text:span text:style-name="T1457"><text:s/></text:span>wobec tego nie zamykać tego. Udzielić tym osobom głosu, po przerwie obiadowej i po tych dwóch głosach... to jest po tych dwóch głosach podjąć<text:s/><text:span text:style-name="T1458">j</text:span>uż próbę z<text:span text:style-name="T1459">a</text:span>o<text:span text:style-name="T1460">krą</text:span>glenia tego co dotyczy środków masowego przekazu.</text:p>
      <text:p text:style-name="P1461">Czy zgoda na to<text:span text:style-name="T1462">?</text:span></text:p>
      <text:p text:style-name="P1463">Ogłaszam przerwę obiadową.</text:p>
      <text:p text:style-name="P1464">/Przerwa/.</text:p>
      <text:p text:style-name="P1465"/>
      <text:p text:style-name="P1466">/Po przerwie/.</text:p>
      <text:p text:style-name="P1467"><text:span text:style-name="T1468">Przewodnicząc</text:span>y:</text:p>
      <text:p text:style-name="P1469">Chcemy powrócić do posiedzeni<text:span text:style-name="T1470">a</text:span>.</text:p>
      <text:p text:style-name="P1471">Proszę państwa, powracamy do posiedzenia. Głos ma pan Jarosław Kaczyński.</text:p>
      <text:p text:style-name="P1472"><text:span text:style-name="T1473">Ob</text:span><text:span text:style-name="T1474">.</text:span><text:span text:style-name="T1475"><text:s/>Jarosław K</text:span><text:span text:style-name="T1476">aczyńsk</text:span><text:span text:style-name="T1477">i</text:span>:</text:p>
      <text:p text:style-name="P1478">Proszę państwa, ja już właśnie chciałem o tych innych sprawach. Mianowicie chciałem wrócić do problemów prawnych, które tu<text:span text:style-name="T1479">t</text:span>a<text:span text:style-name="T1480">j</text:span><text:s/>referowali pan pro<text:span text:style-name="T1481">f</text:span>. Buchała i następnie pan pro<text:span text:style-name="T1482">f.</text:span><text:s/>Strzembosz.</text:p>
      <text:p text:style-name="P1483">Otóż w trakcie posiedzeń tej komisji prawnej doszło jednak, to może niezupełnie wyszło w tych wypowiedziach, do znacznej - jak sądzę - nie przypadkowej różnicy po<text:span text:style-name="T1484">g</text:span>lądów. Mianowicie strona rządowo-koalicyjna, a chciałbym być może tutaj bardziej dokładny, część tej strony, bo w żadnym wypadku na przykład prof.<text:s/><text:span text:style-name="T1485">B</text:span>uchała nie chciał się zgodzić w sposób bardzo kategoryczny na zmianę pewnego zespołu przepisów prawa karnego, których zmiana z naszego punktu widzenia jest bardzo ważna.</text:p>
      <text:p text:style-name="P1486">Chodzi bowiem o przepisy, które łącznie traktowane tworzą swego rodzaju instytucję, nie instytucję prawną, bo to określenie ma inną znaczenie, tylko instytucję społeczną. Mianowici<text:span text:style-name="T1487">e</text:span><text:s/>instytucję o charakterze represyjnym, która w poprzednich latach, przez ostatnie dziesięciolecie służyła do utrzymania społeczeństwa w tym stanie, z którego go chcemy dzisiaj wyprowadzić, ostatecznie wyprowadzić.</text:p>
      <text:p text:style-name="P1488"><text:span text:style-name="T1489">W</text:span><text:s/>związku z tym dla nas staje pewne pytanie, pewna wątpliwość, pewna niepewność. Mianowicie sprowadza si<text:span text:style-name="T1490">ę</text:span><text:span text:style-name="T1491"><text:s/></text:span>do tego o co tutaj właściwie chodzi, czemu te przepisy mają dalej służyć, dlaczego się ich tak zaciekle broni, a tym bardzi<text:span text:style-name="T1492">ej</text:span>, że bronią ich przedstawiciele aparatu tak n<text:span text:style-name="T1493">aj</text:span>og<text:span text:style-name="T1494">ó</text:span>lniej rzecz biorąc, represji: prokuratury, Ministerstwa Spraw Wewnętrznych.</text:p>
      <text:p text:style-name="P1495">Dla nas to pytanie nie jest abstrakcyjne ze względów następu<text:span text:style-name="T1496">ją</text:span>cych. Mianowicie my przecież wszyscy wiemy, że nie wszystkie siły polityczne istniejące dzisiaj realnie w tym kraju są reprezentowane przy tym stole. Są takie, które do tego stołu z różnych względów nie chciały dojść, czy też nie mogły być do niego dopuszczone.</text:p>
      <text:p text:style-name="P1497">Ja nie chcę się wdawać tutaj w sprawę oceny tych sił politycznych. Chcę tylko przypomnieć fakt ich istnienia i przypomnie<text:span text:style-name="T1498">ć</text:span><text:s/>to, że istnieje pewnego rodzaju niepewność co do ich dalszych losów. Może nie tyle dalszych losów, co dalszego statusu.</text:p>
      <text:p text:style-name="P1499">Otóż jeśli wziąć pod uwagę tę kategoryczną odmowę z którą żeśmy się zetknęli w trakcie posiedzenia<text:s/><text:soft-page-break/>zespołu prawnego, to może powstać tego rodzaju przekonanie, tego rodzaju podejrzenie, że owe instrumenty prawne -<text:s/>wydawałoby się już w nowej sytuacji społeczno-polityczn<text:span text:style-name="T1500">ej<text:s/></text:span>- do niczego nie służące, mają być użyte właśnie przeciw nim.</text:p>
      <text:p text:style-name="P1501">A nasze stanowisko w tej sprawie jest zupełnie jasne -<text:s/>mianowicie wszelkiego rodzaju działalność polityczna, jeżeli nie łączy się z użyciem siły, czyli nie jest w oczywisty sposób przestępcza, przy czym oczywiście jeśli mamy do czynienia z użyciem siły, to się odpowiada karnie czy też na podstawie kodeksu wykroczeń w tych ramach,<text:s/>w jakich się tej siły użyło i w jakich to zostało udowodnione. Otóż żadna działalność polityczna nie powinna być zwalczana środkami innymi niż polityczne środki. W związku z tym mielibyśmy tutaj do strony rządowo-koalicyjnej pewnego rodzaju apel i jednocześnie pytanie.<text:s/>To znaczy chodzi przede wszystkim o to, czy podziela ten pogląd, bo jeśli podziela to chcielibyśmy dalszych wyjaśnień, a mianowicie - po co te przepisy w rodzaju art. 282a czy dużo starszego artykułu 271<text:s/><text:span text:style-name="T1502">-</text:span><text:s/>mają dalej pozostawać w kodeksie karnym.</text:p>
      <text:p text:style-name="P1503">Chodzi tutaj także i to chciałbym tutaj uzupełnić o liczne przepisy kodeksu wykroczeń, w tym i tak drastyczne, jak np. ten, który powoduje, że przynajmniej z cz<text:span text:style-name="T1504">ys</text:span>to prawnego punktu widzenia można zostać ukarany i to ukarany pozbawieniem wolności, czyli w sposób drastyczny, a tak się przynajmniej uważa we wszystkich krajach naszej sfery cywilizacyjn<text:span text:style-name="T1505">ej</text:span><text:s/>- za sam udział w nielegalnym zebraniu. A nielegalnym zebraniem może być wszystko. W Warszawie każdego dnia odbywają się nielegalne zebrania, bo każde spotkanie dyskusyjne w kościele jest nielegalne.</text:p>
      <text:p text:style-name="P1506">I powtarzam - nie za zorganizowanie nawet już tego, ale za sam udział - można być ukaranym pozbawieniem wolności. Po co tego rodzaju przepisy mają być dalej zachowywane, to naprawdę bardzo trudno sobie wyjaśnić.</text:p>
      <text:p text:style-name="P1507">Tutaj oczywiście staje kwestia zaufania, wiarygodności. Ale jednak trzeba sobie zdawać sprawę z tego, że przecież każdy ustrój demokratyczny jest zbudowany na zasadzie ograniczonego zaufania. Niektórzy teoretycy np. w Polsce - Znamierowski nawet tę sprawę jakby wysuwali<text:s/><text:span text:style-name="T1508">w</text:span><text:span text:style-name="T1509"><text:s/></text:span>swoich analizach państwa na pierwszy plan.</text:p>
      <text:p text:style-name="P1510">W związku z tym no i to ograniczone zaufanie obowiąz<text:span text:style-name="T1511">uj</text:span>e także w tych stosunkach, które chcemy tutaj budować i w związku z tym mamy prawo<text:s/><text:span text:style-name="T1512">-</text:span><text:s/>jak sądzę - oczekiwać, że nasz niepokój tutaj zostanie rozwiany.</text:p>
      <text:p text:style-name="P1513">Ta sama kwestia, jak sądzę, dotyczy poruszanego tutaj już problemu partyjności czy też bezpart<text:span text:style-name="T1514">yj</text:span>nośc<text:span text:style-name="T1515">i</text:span>, a dokładniej mówiąc politycznej neutralności sądownictwa.</text:p>
      <text:p text:style-name="P1516">W przyszłości, to jest sprawa ewentualne walki politycznej w sądach, że byłaby to sytuacja niekorzystna, to jak sądzę, nikomu tutaj nie trzeba udowadniać.</text:p>
      <text:p text:style-name="P1517"><text:span text:style-name="T1518">W</text:span><text:s/>tym momencie, to też jest właśnie kwestia przede wszystkim zaufania. To znaczy zaufania naszej strony, czy zaufania społeczeństwa do tego, że te sądy będą rzeczywiście neutraln<text:span text:style-name="T1519">e</text:span>,<text:s/><text:span text:style-name="T1520">p</text:span>olitycznie będą bezstronne. Tego bez tak zadowal<text:span text:style-name="T1521">ają</text:span>cego załatwienia tej sprawy osiągną<text:span text:style-name="T1522">ć</text:span><text:s/>się nie da. Po prostu jest tu pewne doświadczenie społeczne w tej sprawie. Doświadczenie, które zresztą opierało się na faktach. Tutaj pan prof. Strzembosz przytaczał odpowiednie dowody.</text:p>
      <text:p text:style-name="P1523"><text:span text:style-name="T1524">A</text:span><text:s/>więc sądzę, że i tę sprawę trzeba byłoby załatwić.</text:p>
      <text:p text:style-name="P1525">I wreszcie sprawa ostatnia, którą chciałem poruszyć - sprawa przez wielu traktowana jako bardzo delikatna. Niemniej jednak niestety musimy do niej wracać - mianowicie sprawa pewnych uregulowań<text:s/><text:soft-page-break/>dotyczących Mini<text:span text:style-name="T1526">st</text:span>erstwa Spraw Wewnętrznych. Chodzi o ustawę o MSW. Chciałem tutaj wyraźnie podkreślić, że nie chodzi nam o kwestionowanie czegoś, co by można było określić jako polityczna gestia dotycząca<text:s/>tego resortu, jego wewnętrzny kształt i<text:span text:style-name="T1527">t</text:span>d., itd.<text:s/>Chodzi nam o szereg przepisów mających charakter niezwykle drastyczny, takie jak np. akty wykonawcze do tej<text:span text:style-name="T1528"><text:s/></text:span>ustawy, dotyczące użycia broni. Jest 11 przypadków, w których ta broń może być użyta, z których częś<text:span text:style-name="T1529">ć</text:span><text:s/>jest zupełnie niezrozumiała w warunkach pokojowych np. można strzelać do każdego kto ucieka z<text:s/><text:span text:style-name="T1530">ja</text:span>kiegokolwiek miejsca odosobnienia, nawet wtedy kiedy popełnił bardzo lekkie przestępstwo, niewielkie przestępstwo. Można strzelać do ludzi uciek<text:span text:style-name="T1531">aj</text:span>ących, wycofujących się spod gmachu publicznego, którzy w trakcie demonstracji zostali zaatakowani.<text:s/>To znaczy tam jakiś tłum zaatakował jakiś gmach i następnie ucieka, i można do tych uciekających ludzi strzelać. No, czyli praktycznie rzecz biorąc pozbawiać ich życia, bo przecież pistoletem maszynowym czy tam jakaś inna broń palna to nie jest lancet<text:s/><text:span text:style-name="T1532">c</text:span>hirurgiczn<text:span text:style-name="T1533">y</text:span>, tylko coś czym zawsze można życia pozbawić.</text:p>
      <text:p text:style-name="P1534">Jest rozporządzenie dotyczące użycia pałki, na podstawie którego można użyć pałki, j<text:span text:style-name="T1535">a</text:span><text:s/><text:span text:style-name="T1536">j</text:span>uż tutaj nie chcę tej sprawy rozwijać np. wobec 70- czy 80-letniej kobiety.<text:s/>I taki wypadek jakby ktoś prosił, mogę tutaj od razu przytoczyć. Nie przypadek faktyczny, tylko przypadek jakby prawny. To znaczy abstrakcyjną sytuację, którą można sobie tutaj wymyślić.</text:p>
      <text:p text:style-name="P1537">No i jest wreszcie ta słynna sprawa możliwości zatrzymania człowieka, który nie jest podejrzany ani o żadne przestępstwo, ani też o żadne wykroczenie.</text:p>
      <text:p text:style-name="P1538">I właśnie o te kwestie nam tutaj chodzi, bo po prostu ich dalsze istnienie w odpowiednich aktach prawnych jest z naszego punktu widzenia, z punktu widzenia tej wizji, którą panowie tutaj przed nami roz<text:span text:style-name="T1539">t</text:span>a<text:span text:style-name="T1540">c</text:span>zacie i w którą my chcemy wierzyć<text:s/><text:span text:style-name="T1541">-</text:span><text:s/>po prostu jest to zupełnie niezrozumiała.</text:p>
      <text:p text:style-name="P1542">I dlatego jeszcze raz chciałem tę sprawę panom przedstawić.</text:p>
      <text:p text:style-name="P1543">Dziękuję.</text:p>
      <text:p text:style-name="P1544"><text:span text:style-name="T1545">Przewodnicząc</text:span><text:span text:style-name="T1546">y</text:span>:</text:p>
      <text:p text:style-name="P1547">Dziękuję. Głos ma pani Zofia Czaja.</text:p>
      <text:p text:style-name="P1548"><text:span text:style-name="T1549">Ob.<text:s/></text:span><text:span text:style-name="T1550">Z</text:span><text:span text:style-name="T1551">o</text:span><text:span text:style-name="T1552">fi</text:span><text:span text:style-name="T1553">a Czaja</text:span>:</text:p>
      <text:p text:style-name="P1554">Dziękuję bardzo i przeprasza<text:span text:style-name="T1555">m</text:span>,<text:s/><text:span text:style-name="T1556">ż</text:span>e wrócę jeszcze do tematu już bardzo szeroko dzisi<text:span text:style-name="T1557">aj</text:span><text:s/><text:span text:style-name="T1558">o</text:span>m<text:span text:style-name="T1559">aw</text:span>ianego - to jest do sprawy wydawnictwa i dostępu do środków masowego przekazu.</text:p>
      <text:p text:style-name="P1560">Chciałabym tutaj odnieść się do tego również, jak gdyby troszeczkę i z obawą, słysząc wszystkie głosy i usilne starania o to, aby do środków masowego przekazu, do wydawnictw, miały dostęp wszystkie związki i oczywiście wszyscy ci nowo<text:s/>powst<text:span text:style-name="T1561">aj</text:span>ący i już istniejący.</text:p>
      <text:p text:style-name="P1562">Ja reprezentuję Związek Rolników Kółek i Organizacji Rolniczych. I chciałam tutaj wyrazić swój pogląd<text:span text:style-name="T1563">,</text:span><text:s/>że ten związek miał zawsze również ogromne kłopoty i ogromny niedosyt z tego powodu, że do środków masowego przekazu tego dostępu jaki by chciał nie miał. I dlaczego - jak powiedziałam - tutaj jakoś miota mną obawa. Czy aby przy tych wszystkich przetargach jeszcze ten tak skąpy dostęp dla tego związku nie będzie us<text:span text:style-name="T1564">i</text:span>łowań aby go ograniczyć. I chciałaby<text:span text:style-name="T1565">m</text:span><text:s/>dlatego na to zwrócić ogromną uwagę. Ja wiem, że każdy związek stara się o to, bo wiadomo, że szeroka informacja dla społeczeństwa, dla swojej grupy, którą się reprezentuje, jest rzeczą bardzo ważną. Niemniej jednak - wydaje mi się, że tutaj do takiego podziału trzeba doprowadzić, aby w tym nikogo nie<text:s/>skrzywdzić.</text:p>
      <text:soft-page-break/>
      <text:p text:style-name="P1566"><text:span text:style-name="T1567">I</text:span><text:s/>drugą sprawę, to chciałabym się bardzo krótko również odnieść do pana Baumgar<text:span text:style-name="T1568">ta,</text:span><text:s/>który zwrócił uwagę jakby również tutaj jakby swoje niezadowolenie w stosunku do Sejmu, że obecnie, na ostatnim posiedzeniu Sejm uchwalił ustawy o Funduszu Socjalnym wsi i oczywiście znowelizował ustawę o rentach i emeryturach rolników.</text:p>
      <text:p text:style-name="P1569">Szanowni Państwo! Ja tutaj historii nie chcę prezentować, sądzę, że obecni na tej sali w większości historię tego znają. Starania o uchwalenie, ustawę o funduszu socjalnym wsi już zapoczątkowano w roku 1980 i związek cały czas pilotował tę sprawę i starał się, aby to staranie znalazło uzasadnienie.</text:p>
      <text:p text:style-name="P1570">Jestem posłem obecnej kadencji, pierwszą kadencję i chcę również powiedzieć to, że nie ma spotkania na wsi z wyborcami, nie ma zebrania kółka rolniczego, koła gospodyń wiejskich czy związków wojewódzkich czy krajowych na którym rolnicy nie domagaliby się właśnie zmiany zapisów w ustawie, która dotyczy ubezpieczeń rolników. I te wszystkie zapisy, które zostały znowelizowane one naprawdę mają oddolne poparcie. I po prostu tutaj ten głos, ja sądzę, że przez długi okres czasu nie został tej organizacji wysłuchany.</text:p>
      <text:p text:style-name="P1571">Można to było już zrobić o wiele wcześniej. Ale reasumując, bo nie chcę przeciągać sprawy, chciałabym<text:span text:style-name="T1572">,</text:span><text:s/>taki swój pogląd wyrazić, że związek rolników - kółek i organizacji rolniczych, może ta nazwa jest nieprawidłowa, był zawsze otwarty na współpracę z innym związkiem i uważam, że na wsi i związek<text:s/>„Solidarności”<text:s/>jeżeli zostanie zalegalizowany, będzie wspólnie ze związkiem kółek rolniczych miał co dobić.</text:p>
      <text:p text:style-name="P1573">Sądzę z tego, również koledzy przekazywali opinie przy obradach stolika w sprawie rolnictwa poglądy są zbieżne i sądzę, że tutaj ani związek<text:s/>„Solidarn<text:span text:style-name="T1574">o</text:span>ść”<text:s/>o n<text:span text:style-name="T1575">i</text:span>c innego, jak<text:s/><text:span text:style-name="T1576">do</text:span>tychczasowy związek kół rolniczych, dopominał się nie będzie.</text:p>
      <text:p text:style-name="P1577">Wiemy bardzo dobrze, że muszą ulec zmianie sprawy socjalne wsi, musi ulec zmianie opłacalność produkcji, a i opłacalność produkcji, tylko dlatego, ab<text:span text:style-name="T1578">yś</text:span>my zwiększyli produkcję rolną i aby ta stabilność tej produkcji rolnej, przede wszystkim żywności, naprawdę nastąpiła po to by<text:span text:style-name="T1579">ś</text:span>m<text:span text:style-name="T1580">y</text:span><text:s/>nie mieli kłopotów z wyżywieniem siebie w kraju.<text:s/><text:span text:style-name="T1581">A</text:span><text:s/>obawy takie w tej chwili już mogą się nasuwać. Wiemy jak bardzo tutaj już powstała nierównowaga w cenach środków do produkcji rolnej, a środków<text:s/><text:span text:style-name="T1582">-</text:span><text:s/>produktów rolnych i w wielu mi<text:span text:style-name="T1583">ej</text:span>scowościach rolnicy przecież już w tej chwili masowo pozbywają się materiału wyjściowego. Ja nie chcę tematu rozwijać, przepraszam bardzo tylko zasygnalizowałam, że jest to sprawa dla nas wszystkich bardzo ważna<text:span text:style-name="T1584">,<text:s/></text:span>a n<text:span text:style-name="T1585">aj</text:span>ważnie<text:span text:style-name="T1586">js</text:span>za to jest ta, byśmy się wspólnie dogadali,<text:s/>by w końcu zapanował ten spokój, bo myślę, że nikt bardziej jak kobiety nie są wrażliwe na wszystkie tutaj utarczki uliczne, a ostatnio ta krakowska to chyba w<text:span text:style-name="T1587">y</text:span>warła myślę, że nie tylko na kobietach, ale na całym społeczeństwie naszym ogromne wrażenie.</text:p>
      <text:p text:style-name="P1588">Proszę mi wybaczyć jeszcze za taką moją refleksję, że myślę, już mowa była dzisiaj o tym, że należy nam w tych obradach w jakiś sposób bardziej prężnie, bardziej konkretnie formułować nasze sprawy i po prostu nie rozdrabniać się w całości zagadnienia, coraz to nowe, a może te n<text:span text:style-name="T1589">aj</text:span>ważnie<text:span text:style-name="T1590">js</text:span>ze po prostu schodzą z tem<text:span text:style-name="T1591">at</text:span>u obrad i nie są do końca w danym dniu obrad doprowadzane.</text:p>
      <text:p text:style-name="P1592">Dziękuję bardzo.</text:p>
      <text:p text:style-name="P1593"><text:span text:style-name="T1594">Przewodnicząc</text:span><text:span text:style-name="T1595">y</text:span><text:span text:style-name="T1596">:</text:span></text:p>
      <text:p text:style-name="P1597">Dziękuję bard<text:span text:style-name="T1598">z</text:span>o<text:span text:style-name="T1599">,</text:span><text:s/>przyłączając się do tej prośby o<text:s/>konkretno<text:span text:style-name="T1600">ść</text:span><text:s/>przypominam, że zadane zostały trzy pytania dotyczące prawa i sądów, trzy pytania pozostają bez odpowiedzi dotyczące środków masowego<text:s/><text:soft-page-break/>przekazu. Mamy nadzieję, że w toku dyskusji będą one ulegały precyzacji i wyjaśnieniu.</text:p>
      <text:p text:style-name="P1601">Głos ma pan Adam Strzembosz<text:span text:style-name="T1602">.</text:span></text:p>
      <text:p text:style-name="P1603"><text:span text:style-name="T1604">O</text:span><text:span text:style-name="T1605">b. Adam Strzembosz</text:span>:</text:p>
      <text:p text:style-name="P1606">Proszę Państwa!<text:s/><text:span text:style-name="T1607">J</text:span>a tylko jedno zdanie dosłownie<text:span text:style-name="T1608">.</text:span><text:s/>Mimo mojego ogromnego szacunku dla pana mecenasa Siły-Nowickiego ja bym się nie zgodził z tym jego poglądem, iż n<text:span text:style-name="T1609">a</text:span>leży tylko, jak powiedział, wyprowadzić z sądów podstawowe organizacje partyjne jako pewien organ partii<text:span text:style-name="T1610">.</text:span></text:p>
      <text:p text:style-name="P1611">No ja sobie tego nie wyobrażam, bo przecież wtedy sędziowie podlegaliby dzielnicowym organizacjom partyjnym, co jest chyba praktycznie niemożliwe<text:span text:style-name="T1612">.</text:span></text:p>
      <text:p text:style-name="P1613">Chciałem tylko to podnieść, żeby po prostu... jest to chyba technicznie niewykonalne i dlatego namawiałbym pana mecenasa do przejścia na naszą pozycję, takiego bardziej radykalnego, ale i realnego stosunku do tej kwestii<text:span text:style-name="T1614">.</text:span></text:p>
      <text:p text:style-name="P1615">D<text:span text:style-name="T1616">zi</text:span>ękuj<text:span text:style-name="T1617">ę</text:span>.</text:p>
      <text:p text:style-name="P1618"><text:span text:style-name="T1619">Przewodnicząc</text:span><text:span text:style-name="T1620">y</text:span>:</text:p>
      <text:p text:style-name="P1621">Dzi<text:span text:style-name="T1622">ękuj</text:span>ę, głos ma pan Zbigniew Czajkowski.</text:p>
      <text:p text:style-name="P1623"><text:span text:style-name="T1624">Ob. Zbigniew Cza</text:span><text:span text:style-name="T1625">j</text:span><text:span text:style-name="T1626">kowski</text:span>:</text:p>
      <text:p text:style-name="P1627">Panie Przewodniczący! Szanowni Państwo! Chciałbym nawiązać do zebrania w ubiegłym tygodniu, gdzie pan prof. Geremek zachęcając nas wbrew naszej opieszałości, ażebyśmy szybciej po przerwie zabierali miejsca, przestrzegał nas przed tym, że tracimy czas historyczny. Na pewno była to uwaga trochę powiedzmy o charakterze zabawnym, ale niemniej jednak w tej przestrodze mieściła się głębsza myśl - gdyż właśnie, czy czas naszych obrad, a jest już ponad 3 tygodnie - są te obrady, doświadczeniem czy przypadkiem tego czasu historycznego nie nadużywamy i czy go nie tracimy.</text:p>
      <text:p text:style-name="P1628">Niestety nie chcę mówić na ten temat dłużej, ale historycy wszyscy wiedzą, ile czasu historycznego straciliśmy w na<text:span text:style-name="T1629">s</text:span>zej<text:s/><text:span text:style-name="T1630">h</text:span>istorii po to, żebyśmy niestety przegrali niejedną szansę właśnie w obliczu bardzo ważnych wydarzeń.</text:p>
      <text:p text:style-name="P1631">Dlatego też nawiązuję do apelu pana prof. Reykowskiego, ażebyśmy uciekali od tych pewnych element<text:span text:style-name="T1632">ó</text:span>w, które ten czas historyczny w obliczu tak ważnego zagadnienia, ważnych spraw, które nam dyskwalifikują w sensie politycznym, społecznym i psychologicznym. Jesteśmy chyba zgodni, że w wielu kwestiach mamy pewne uzgodnienia, mianowicie uzgodniliśmy takie rzeczy bardzo is<text:span text:style-name="T1633">t</text:span>otne, które chyba nie były do uzgodnienia przed 4-5 tygodniami jeszcze, mianowicie, że będziemy tutaj unika<text:span text:style-name="T1634">ć</text:span><text:s/>rzeczy konfrontacyjnych. To po pierwsze.</text:p>
      <text:p text:style-name="P1635">Dalej, że nie będziemy<text:s/><text:span text:style-name="T1636">iś</text:span>ć<text:s/><text:span text:style-name="T1637">w</text:span><text:s/>naszych pewnych propozycjach przemian zbyt gwałtownie, zbyt radykalnie, takie które nie będą możliwe, a będą tylko mogły b<text:span text:style-name="T1638">y</text:span>ć stopniowo, na pewno nie zaspokajając interesów wsz<text:span text:style-name="T1639">ys</text:span>tkich stron, ale będą możliwe do osiągnięcia.</text:p>
      <text:p text:style-name="P1640">Dlatego też winniśmy się chyba trzymać, po trzecie, tych głównych nurtów, naszej dyskusji, ab<text:span text:style-name="T1641">y</text:span><text:s/>nie rozdrabniać się przede wszystkim w szczegółach i nie poszerzać tego naszego pola, naszej dyskusji, przez stwarzanie nowych problemów, a przecież przykładem jest dzisiejsza przedpołudniowa dyskusja i dyskusja na podzespołach, że pole dy<text:span text:style-name="T1642">s</text:span>ku<text:span text:style-name="T1643">sji</text:span>, pole spraw do załatwienia rozszerza się.</text:p>
      <text:p text:style-name="P1644">Po prostu jest coraz liczniejsze, rozszerzając się tworzy dodatkowe pewne elementy konf<text:span text:style-name="T1645">li</text:span>k<text:span text:style-name="T1646">tó</text:span>w,<text:s/><text:span text:style-name="T1647">s</text:span>porów, dyskusji i w ten sposób tracimy z oblicza istotny sens Okrągłego Stołu. Tylko po cośmy się tutaj spotkali i<text:s/><text:soft-page-break/>ten czas tu realny jest równocześnie dla nas czasem historycznym, który musimy spełnić.<text:s/><text:span text:style-name="T1648">A</text:span><text:s/>więc są pewne sprawy, sprawy, które są nierozstrzygnięte i chciałbym wobec nich zająć pewne stanowisko. Mnie się wydaje, że w stosunku do niektórych problemów stanowiska tutaj w czasie naszej debaty nie potrafimy uzgodnić żadnego consensusu.</text:p>
      <text:p text:style-name="P1649">Po prostu wymieniliśmy tylko poglądy i sądzę, że dla ich rozwiązania, jakichś przemian wymaga to pewnego czasu, pewnego nabrania charakteru zupełnie w innej sytuacji politycznej, czego przykładem będzie na pewno<text:s/>przyszły Sejm<text:span text:style-name="T1650">.</text:span></text:p>
      <text:p text:style-name="P1651">Wreszcie s<text:span text:style-name="T1652">ą</text:span><text:s/>pewne sprawy, które jak wynika tutaj, że one wymagają jednak dopracowania, wymagają kompromisu. Ja chciałbym się zastanowić, czy rzeczywiście my rozumiemy dobrze, czy my korzystamy z tego prawa kompromisu. Kompromisu, który nie polegać powinien na tym, że jedna strona czy też druga ustępują częściowo czy całkowicie ze swoich stanowisk, ale tylko... kompromis polega przede wszystkim na tym, że ja rozumiem partnera i rozumiejąc partnera steram się iś<text:span text:style-name="T1653">ć</text:span><text:s/>w jego kierunku i w ten sposób to jest tak pozytywne podejście do siebie. To jest pozytywne podejście do siebie, to znaczy rozumienie, które nazywam inaczej rozumiem dialogowym. I w ten sposób następuje ta pewna, równocześnie nie tylko zmiana, ale modyfikacja stanowisk umożliwi<text:span text:style-name="T1654">aj</text:span>ąca nam uzyskanie consens<text:span text:style-name="T1655">u</text:span>su.</text:p>
      <text:p text:style-name="P1656">Natomiast co do szczegółów, które będą znacznie większe, proponowałbym, że tych szczegółów, które będą nie do załatwienia tutaj, a mogą być i powinny być w sposób rzeczywisty, pilny, nagły załatwione w innych warunkach - w instytucjach innych, w dalszej kolejności działania konstytucyjnych instytucji i organów państwowych, społecznych, itd., gdzie powinien być stworzony indeks tych spraw i ten indeks spraw powinniśmy my jako zespół przedstawić po prostu, że to są rzeczy, które dopiero będą wymagały przyszłości. Natomiast przecież nie jest zadaniem, właśnie tego właśnie jak i wszystkich zespołów, że tu muszą zapaść decyzje. Przecież my nie podejmujemy decyzji, my tylko numerujemy zagad<text:span text:style-name="T1657">ni</text:span>e<text:span text:style-name="T1658">ni</text:span>a najważni<text:span text:style-name="T1659">ej</text:span>sze, wymieniamy poglądy, mówimy o błędach, mówimy o wnioskach i i<text:span text:style-name="T1660">c</text:span>h naprawie. Natomiast my tutaj nie podejmujemy żadnych decyzji, nie jest ten zespół po to przecież powołany. Inaczej ja nie rozumiem Okrągłego Stołu. Taka przecież była istota i zresztą stwierdzona na samym początku, na pierwszym zebraniu ple<text:span text:style-name="T1661">n</text:span>arnym.</text:p>
      <text:p text:style-name="P1662">Ale w ten sposób będziemy dążyli do pewnego porozumienia w sprawach nadrzędnych - czyli inaczej ja je nazywam ogólnonarodowych. I w tych sprawach właśnie,<text:s/><text:span text:style-name="T1663">k</text:span>tóre ja nazywam ogó<text:span text:style-name="T1664">l</text:span>nonarodowymi jeszcze jedna minuta proszę.</text:p>
      <text:p text:style-name="P1665"><text:span text:style-name="T1666">M</text:span>ianowicie mówiliśmy o mass-mediach ze szczególnym znaczeniem radia i telewizji. I tutaj padały propozycje bardzo różne, które polegały na tym... mówię w ogromnym skrócie, o zagospodarowaniu radia i telewizji działkami poszczególnych podmiotów: partii, stronnictw, organizacji, Kościoła na pełnoprawnych warunkach itd.</text:p>
      <text:p text:style-name="P1667">Czy my sobie w ogóle zdajemy sobie sprawę z niebezpieczeństwa, jakie się w tym takim ogródkowym zagospodarowaniu massmediów kryje?<text:s/>Przecież masmedia są przecież i tak są elementem działania na całe społeczeństwo, na cały naród. Jest to największa szkoła wychowania, kształtowania, postaw świadomości narodowej. A przecież<text:span text:style-name="T1668"><text:s/></text:span>nasze społeczeństwo jest już - jak wiemy, widzimy. Po to myśmy się spotkali właśnie, żeby przeciwdziałać temu podziałowi, jaki obecnie istnieje. Od lat jeszcze nie było tak podzielone.</text:p>
      <text:soft-page-break/>
      <text:p text:style-name="P1669">Te masmedia podzielone jeszcze na ogródki, na poszczególne płaszczyzny działania poszczególnych partii, organizacji itd. stałyby się elementem dodatkowego rozbicia jeszcze społeczeństwa. Masmedia przecież będąc własnością ogólnonarodową, nie partii, nie rządu, masmedia są programem, powinny mieć program ogólnonarodowy, reprezentu<text:span text:style-name="T1670">ją</text:span>cy inter<text:span text:style-name="T1671">e</text:span>sy całego narodu, społeczeństwa, będące programem wieloświatopoglądowym, wielokulturowym takim jak jest kultura polska.</text:p>
      <text:p text:style-name="P1672">Dlatego społeczeństwo nasze oczekuje od tych masmediów tego wszystkiego, co powinno być wyrazem kształtowania i edukacji społecznej.</text:p>
      <text:p text:style-name="P1673">Mówiliśmy przecież niedawno, chyba nawet dzisi<text:span text:style-name="T1674">aj,</text:span><text:s/>o elementach kształtowania edukacji narodowej, edukacji kulturowej całego społeczeństwa. O ile to właśnie w masmediach, w telewizji zawarta jest<text:s/>możliwość kształtowania tych treści, których my niestety nie wykorzystujemy. Czy zda<text:span text:style-name="T1675">je</text:span>my sobie sprawę z tego jaka jest to ogromna możliwość?</text:p>
      <text:p text:style-name="P1676">Nie można poprzez masmedia pogłębiać jeszcze złych metody wychowania, czy bez wychowania społeczności<text:span text:style-name="T1677">,</text:span><text:s/>nie mówiąc oczywiście już o zagadnieniach informowania, o całości i niepodzielności kultury polski<text:span text:style-name="T1678">ej,</text:span><text:s/>jak i polskiego państwa.</text:p>
      <text:p text:style-name="P1679">Dlatego też rozumiem, że w dyskusji te sprawy wyszły jako jedne z najwyższych, n<text:span text:style-name="T1680">aj</text:span>bardziej istotnych, proponowałbym, żeby je wstawić - nie jako ten element naszej dyskusji, jak załatwić tę sprawę, jak uregulować, jak doprowadzić modyfikację, tylko jako jeden element, który powinniśmy przedstawić jako pewien nasz wyraz troski, że masmedia - telewizja i radio powinny być szczególnym zainter<text:span text:style-name="T1681">es</text:span>owaniem i w sposób bardzo pilny podjęta przez np. przez Radę Porozumienia Narodowego przy tym ogólnym centralnym stole.</text:p>
      <text:p text:style-name="P1682">Dziękuję.</text:p>
      <text:p text:style-name="P1683"><text:span text:style-name="T1684">Przew</text:span><text:span text:style-name="T1685">odn</text:span><text:span text:style-name="T1686">icz</text:span><text:span text:style-name="T1687">ą</text:span><text:span text:style-name="T1688">cy</text:span>:</text:p>
      <text:p text:style-name="P1689">Dziękuję bardzo. Chciałbym przypomnieć, że zostały z naszej strony skierowane trzy pytania: w kwestii prawa i rz<text:span text:style-name="T1690">ą</text:span>dów - zostało skierowane pytanie - czy możliwa jest niezwłoczna, mała nowelizacja prawa karnego u<text:span text:style-name="T1691">s</text:span>uwająca te zmiany czy narośla 1<text:span text:style-name="T1692">9</text:span>82-<text:span text:style-name="T1693">1</text:span>988 roku.</text:p>
      <text:p text:style-name="P1694">Po drugie - czy możliwa jest decyzja dotycząca zawieszenia przynależności politycznej sędziów.</text:p>
      <text:p text:style-name="P1695">I po trzecie - czy jest możliwość rozwiązania spraw 1982-1986 roku.</text:p>
      <text:p text:style-name="P1696"><text:span text:style-name="T1697">W</text:span><text:s/>sprawie masmediów trzy pytania, które postawiliśmy brzmią: kwestia niezależnego głosu w radio i telewizji,<text:s/>kwestia ustawy o cenzurze i zapytanie - czy możliwe jest przywrócenie ustawy o cenzurze w tekście z<text:s/><text:span text:style-name="T1698">198</text:span>1 r<text:span text:style-name="T1699">.</text:span></text:p>
      <text:p text:style-name="P1700">Po trzecie - sprawa drugiego obiegu i wejścia drugiego obiegu w legalność, przy przyjęciu zasady moratorium represji i określenia sposobów legalizacji drugiego obiegu.</text:p>
      <text:p text:style-name="P1701">Tak brzmiały nasze pytania. Sądzimy, że dobrze by było, gdyby znalazły one odpowiedź w dalszej dyskusji.</text:p>
      <text:p text:style-name="P1702">Głos ma pan Piotr Winczorek.</text:p>
      <text:p text:style-name="P1703"><text:span text:style-name="T1704">Ob.<text:s/></text:span><text:span text:style-name="T1705">W</text:span><text:span text:style-name="T1706">inczorek Piotr</text:span>:</text:p>
      <text:p text:style-name="P1707">Ja dziękuję za głos.<text:s/><text:span text:style-name="T1708">I</text:span><text:s/>my mamy odpowiedzi na te trzy pytania i uważam, że można by było ich udzielić.</text:p>
      <text:h text:style-name="P1709" text:outline-level="3"><text:span text:style-name="T1710">Przew</text:span><text:span text:style-name="T1711">odn</text:span><text:span text:style-name="T1712">icz</text:span><text:span text:style-name="T1713">ą</text:span><text:span text:style-name="T1714">cy</text:span>:<text:bookmark-start text:name="bookmark2"/><text:bookmark-end text:name="bookmark2"/></text:h>
      <text:p text:style-name="P1715">Komu zatem mam udzielić głosu?</text:p>
      <text:soft-page-break/>
      <text:p text:style-name="P1716"><text:span text:style-name="T1717"><text:s text:c="14"/></text:span>:</text:p>
      <text:p text:style-name="P1718">W jednej sprawie - w sprawie przynależności do partii politycznych. Otóż na pewno należy docenić, że argumenty podniesione przez pana pro<text:span text:style-name="T1719">f</text:span>.<text:s/><text:span text:style-name="T1720">S</text:span>trzembosza, wsparte tutaj przez pana Kaczyńskiego i pana mec. Siłę-Nowickiego, dotykają istotnego problemu niezawisłości sędziowski<text:span text:style-name="T1721">ej.</text:span></text:p>
      <text:p text:style-name="P1722">Tylko, że sprawę i to inaczej mówiąc nie odrzuca się tego jako postulatu nierealnego, niemożliwego do zrealizowania. Tylko, że istnieje pogląd, iż sprawa udziału<text:span text:style-name="T1723"><text:s/></text:span>członków partii w aparacie państwowym wymaga szerszego kompleksowego uregulowania w niedalekiej przyszłości. Nie mówię tam później - w ustawie dotyczącej statusu partii politycznych i w związku z tym, także i statusu członków partii w państwie.</text:p>
      <text:p text:style-name="P1724">Była tutaj podnoszona kwestia służby cywilnej na wzór angielski, jej pewnej<text:s/>„nauczalności”. I trzeba by to także i z tego punktu widzenia na to spojrzeć.<text:s/><text:span text:style-name="T1725">A</text:span><text:s/>ze względów, no czysto pragmatycznych, czy taktycznych, formułowanie dzisiaj nawet takiego wniosku, w dniu dzisiejszym. Wniosku, że przyjm<text:span text:style-name="T1726">uj</text:span>e się postulat wyprowadzenia organizacji partyjnych z sądów - myślę, że byłby, używając tu innego s<text:span text:style-name="T1727">fo</text:span>rmułowania<text:s/><text:span text:style-name="T1728">-</text:span><text:s/>przedwczesny i przyniósłby szkodę w wielu innych sprawach, które w sprawie umocnienia gwarancji i niezawisłości sędziowskiej zostały powiedziane.</text:p>
      <text:p text:style-name="P1729">Wydaje mi się, że już uzgodnienie samej nieusuwalności sędziów łącznie z tym problemem owej rękojmi, czy braku rękojmi, a także i sprawa sposobu powoływania sędziów, jest znacznym wzmocnieniem niezawisłości sędziowskiej i to w sensie realnym. Bo przecież obaj tutaj panowie mówili i pan mecenas, i pan pro<text:span text:style-name="T1730">f</text:span>.<text:s/><text:span text:style-name="T1731">S</text:span>trzembos<text:span text:style-name="T1732">z</text:span>, że i tak przekonania pol<text:span text:style-name="T1733">i</text:span>ty<text:span text:style-name="T1734">c</text:span>zne, faktyczna przynależność do partii pozostaje, bo stanowi to część osobowości sędziego.</text:p>
      <text:p text:style-name="P1735">A z drugiej strony mógłby też wzmocnić innymi przykładami przypadki, kiedy sędziowie należący do partii zachowują tę swoją niezawisłość zgodnie z tym poczuciem tego zawodu.</text:p>
      <text:p text:style-name="P1736">Zawsze mi się wydaje, że sama osobowość sędziego jest największą gwarancją jego niezawisłości,<text:s/>choć oczywiście te sprawy instytucjonalne są tutaj ważne.</text:p>
      <text:p text:style-name="P1737"><text:span text:style-name="T1738">I</text:span><text:s/>sprawa jeszcze jedna - przemawi<text:span text:style-name="T1739">aj</text:span>ąca za kompleksowym ujęciem tej sprawy, to jest kwestia samego powoływania sędziów przez ową tą postulowaną Naczelną Radę Sądowniczą, czyli z jej udziałem. Tu również się po<text:span text:style-name="T1740">j</text:span>awi szerszy problem jakiegoś parytetu czy proporcji partyjnej przynależności.<text:s/><text:span text:style-name="T1741">W</text:span><text:s/>Austrii na przykład zgodnie<text:s/><text:span text:style-name="T1742">z</text:span><text:s/>przyjętym consensusem międzypartyjnym jest ściśle przestrzegany parytet w mianowaniu sędziów między partiami. Oczywiście daleko nam jeszcze do takiego systemu jak w Austrii<text:span text:style-name="T1743">,</text:span><text:s/>a<text:span text:style-name="T1744">le</text:span><text:s/>ten element też trzeba tutaj brać pod uwagę<text:span text:style-name="T1745">.</text:span></text:p>
      <text:p text:style-name="P1746">Czyli reasumu<text:span text:style-name="T1747">j</text:span>ąc - zasadniczo w kwestii uregulowania<text:s/><text:span text:style-name="T1748">re</text:span>l<text:span text:style-name="T1749">acji</text:span><text:s/>mi<text:span text:style-name="T1750">ędzy</text:span><text:s/>działalnoś<text:span text:style-name="T1751">c</text:span>ią<text:s/><text:span text:style-name="T1752">po</text:span>li<text:span text:style-name="T1753">tycz</text:span>n<text:span text:style-name="T1754">ą</text:span><text:s/>sędziów<text:s/><text:span text:style-name="T1755">i</text:span><text:s/>przynależnością do partii a ich gwarancją niezawisłości nie ma rozbieżności, jest tu zgoda, ż<text:span text:style-name="T1756">e</text:span><text:s/>jest to problem wymagający uregulowania,<text:s/><text:span text:style-name="T1757">z</text:span>e względów n<text:span text:style-name="T1758">a</text:span>zwijmy to pragmatycznych czy taktycznych<text:span text:style-name="T1759">.</text:span></text:p>
      <text:p text:style-name="P1760">Postulat zawieszenia działalności partyjnej czy nawet wyprowadzenia organizacji partyjnych z sądów, w chwili obecnej - wydaje się b<text:span text:style-name="T1761">y</text:span>ć nierealistyczny.</text:p>
      <text:p text:style-name="P1762">Dziękuję.</text:p>
      <text:p text:style-name="P1763"><text:span text:style-name="T1764">Przew</text:span><text:span text:style-name="T1765">odn</text:span><text:span text:style-name="T1766">icz</text:span><text:span text:style-name="T1767">ą</text:span><text:span text:style-name="T1768">cy</text:span>:</text:p>
      <text:p text:style-name="P1769">Dziękuję. Głos ma pan Jerzy Wiatr.</text:p>
      <text:p text:style-name="P1770"><text:span text:style-name="T1771">Ob.<text:s/></text:span><text:span text:style-name="T1772">J</text:span><text:span text:style-name="T1773">e</text:span><text:span text:style-name="T1774">rz</text:span><text:span text:style-name="T1775">y Wiat</text:span><text:span text:style-name="T1776">r</text:span><text:span text:style-name="T1777">:</text:span></text:p>
      <text:p text:style-name="P1778">Chciałem się wypowied<text:span text:style-name="T1779">z</text:span>ie<text:span text:style-name="T1780">ć</text:span><text:s/>co do jednego z tych zagadnień, przypomnianych przez pana<text:s/><text:soft-page-break/>przewodnicząceg<text:span text:style-name="T1781">o</text:span>, mianowicie sprawy zaszłości sądowych z lat<text:s/><text:span text:style-name="T1782">1</text:span>982-<text:span text:style-name="T1783">1</text:span>986 czy jak się czasami mówi 1982-1988<text:span text:style-name="T1784">.</text:span></text:p>
      <text:p text:style-name="P1785">Otóż sprawa ta ma, jak sądzę, dwa różne aspekty, które trzeba<text:s/><text:span text:style-name="T1786">z</text:span><text:s/>całą otwartością określi<text:span text:style-name="T1787">ć</text:span><text:s/>i odróżnić. Aspekt podstawowy to jest pośrednia, polityczna ocena decyzji o wprowadzeniu stanu wojennego.</text:p>
      <text:p text:style-name="P1788">W wypowiedzi rannej pana pro<text:span text:style-name="T1789">f.</text:span><text:s/>Strzembosza zostało użyte, moim zdaniem,<text:s/>nieprzypadkowo<text:s/>słowo rehabilitacja<text:span text:style-name="T1790">.</text:span><text:s/>To słowo ma określony sens, oczywiś<text:span text:style-name="T1791">c</text:span>ie rehabilitacja osób skazanych po wprowadzeniu stanu wo<text:span text:style-name="T1792">je</text:span>nnego i w oparciu o przepisy stanu wojennego, jest niczym innym, jak pośrednim,<text:span text:style-name="T1793"><text:s/></text:span>ale bardzo jednoznacznym potępieniem stanu wojennego.<text:s/>I tak musi to być zrozumiane i oczywiście jestem przekonany, że w ustach wytrawnych prawników nie może to słowo być użyte przez nieporozumienie czy lekkomyślność.</text:p>
      <text:p text:style-name="P1794">Otóż powiedzmy sobie zupełnie szczerze różni nas bardzo zasadniczo ocena tego co się stało i dlaczego się stało - 13 grudnia 1981 roku. Nawet kiedy zawrzemy porozumienie we wszystkich czy w bardzo wielu innych sprawach, będziemy się różnili w ocenie tego momentu h<text:span text:style-name="T1795">is</text:span>torycznego i historia ze znacznie dłuższej perspektywy<text:span text:style-name="T1796"><text:s/></text:span>będzie rozsądzała kto i w jakim stopniu ma w tej kwestii rację. My przecież nie oczekujemy by ceną zapłatą za porozumienie przez stronę solidarnościowo-opozyc<text:span text:style-name="T1797">yj</text:span>ną była deklaracja uznająca słuszność stanu wojennego, choć oczywiście gdyby państwo taką deklarację chcieli złożyć, nie mielibyśmy nic przeciwko temu, ale będąc realistami nawet nie sugerujemy czegoś takiego, choć by implicite i liczymy wobec tego, że po stronie państwa będzie również dostatecznie dużo realizmu, by uświadomi<text:span text:style-name="T1798">ć<text:s/></text:span>sobie, że strona koalicyjno-rządowa nigdy nie podejmie decyzji, która explicite lin implicite potępiła decyzje o wpro<text:span text:style-name="T1799">w</text:span>adzeniu stanu wojennego. Na to proszę nie liczyć, a oczywiście rehabilita<text:span text:style-name="T1800">cj</text:span>a byłaby tego rodzaju decyzją i tak został<text:span text:style-name="T1801">a</text:span>by odczytana.<text:s/>Stałoby<text:s/>się wówczas<text:s/><text:span text:style-name="T1802">w<text:s/></text:span>świadomości społecznej i obiektywnie tak, że oto rehabilituje się ofiary stalinizmu i rehabilituje się ofiary stanu wojennego. Byłoby to iunc<text:span text:style-name="T1803">ti</text:span>m i jeżeli o to chodzi, to trzeba sobie wyraźnie powiedzieć, to<text:s/>nie nastąpi,<text:s/><text:span text:style-name="T1804">w</text:span><text:s/>każdym razie z całą pewnością ta strona po której siedzę tego rodzaju postanowienia nie podpisze z dwóch powodów<text:span text:style-name="T1805">.</text:span><text:s/>Po pierwsze dlatego, że będąc głęboko przekonani i to nie tylko<text:s/>koniunkturalnie, nie od dzisiaj i nie od wczoraj, o konieczności d<text:span text:style-name="T1806">e</text:span>mokr<text:span text:style-name="T1807">at</text:span>ycznych reform, byliśmy również przekonani o tym, że choć była to decyzja twarda, to była to decyzja słuszna, konieczna, ratująca Polskę. Wiemy, że nie wszyscy podzielają ten punkt widzenia, ale proszę uszanować również taką sytuację,<text:s/><text:span text:style-name="T1808">w</text:span><text:s/>której ludzie rzetelni i niezupełnie pozbawieni prawnego rozumu politycznego, w uczciwej intencji tak naprawdę sądzili i nadal sądzą, a nadto istnieje i taki wzgląd, że gdyby jakimś cudem ta stroma odstąpiła od swojego przekonania w tej sprawie, to z całą pewnością obróciłaby przeciwko sobie bardzo liczne i silne środowiska społeczne, polityczne i przekreśliłaby możliwość<text:span text:style-name="T1809"><text:s/></text:span>porozumienia, a więc<text:s/><text:span text:style-name="T1810">t</text:span>ego po postu nie można lansować i wydaje mi się, że trzeba to tutaj sobie wyraźnie powie<text:span text:style-name="T1811">dz</text:span>i<text:span text:style-name="T1812">eć.</text:span></text:p>
      <text:p text:style-name="P1813">Natomiast zupełnie inną kwestią jest ten drugi aspekt zagadnienia. Nikt nie jest nieomylny. Również przy realizac<text:span text:style-name="T1814">ji</text:span><text:s/>postanowień stanu wojennego nie wsz<text:span text:style-name="T1815">ys</text:span>cy realizujący te postanowienia byli nieomylni. Były tutaj przytaczane kuriozalne wypadki, jak na przykład owego samochodu skonf<text:span text:style-name="T1816">i</text:span>skowanego za przewożenie 5 egz<text:span text:style-name="T1817">.</text:span><text:s/>jakiejś bezdebitowej gazetki, oczywiście sprawy indywidualne, w których został popełniony błąd, czy to w dobrej wierze, ale jako b<text:span text:style-name="T1818">ł</text:span>ąd, czy w złej wierze, takie sprawy mogą i powinny być na zasadzie, którą trzeba będzie<text:s/>sprecyzować dochodzone, dla usunięcia krzywdy tam gdzie krzywda została wyrządzona<text:span text:style-name="T1819">.</text:span><text:s/><text:soft-page-break/>To nie jest to samo co blankietowe uznanie, że wszystkie sankcje prawne, które spotkały z tytułu łamania postanowień stanu wojennego automatycznie ulegają jakiemuś anulowaniu, rehabilitacji itd<text:span text:style-name="T1820">.</text:span></text:p>
      <text:p text:style-name="P1821">Krótko więc mówiąc gdy idzie o rozpatrzenie indywidualnych spraw, w których istnieją podstawy do rewizji tych sankcji, które zostały zastosowane, tę drogę jesteśmy gotowi otworzy<text:span text:style-name="T1822">ć</text:span>, natomiast jeżeli idzie o jakąś totalną blankietową rehabilita<text:span text:style-name="T1823">cj</text:span>ę, to tej drogi nie jesteśmy gotowi otworzyć i uświadomienie sobie tej różnicy jest warunkiem tego, żebyśmy w tej kwestii mogli iść naprzód.</text:p>
      <text:p text:style-name="P1824">Myślę, że odpowiedziałem możliwe jasno i możliwie precyzyjnie na pytanie, które zostało zadane.</text:p>
      <text:p text:style-name="P1825">Dzięku<text:span text:style-name="T1826">ję.</text:span></text:p>
      <text:p text:style-name="P1827"><text:span text:style-name="T1828">Przewodnicząc</text:span><text:span text:style-name="T1829">y</text:span>:</text:p>
      <text:p text:style-name="P1830">Dziękuję bardzo.</text:p>
      <text:p text:style-name="P1831">Chciałbym, żebyśmy mogli mieć<text:s/><text:span text:style-name="T1832">j</text:span>asność co do odpowiedzi, którą uzyskaliśmy<text:span text:style-name="T1833">,</text:span><text:s/>do końca nie mam, mianowicie sprawa 13 grudnia i oceny decyzji, powiedzieliśmy, że to sąd historii, sprawa tego, że skon<text:span text:style-name="T1834">fi</text:span>skowan<text:span text:style-name="T1835">y<text:s/></text:span>został samochód ów za przewożenie ulotki nie ma nic wspólnego z 1<text:span text:style-name="T1836">3</text:span><text:s/>grudnia, bo na mocy decyzji stanu wojennego nie można jeszcze konfiskować samochodów, decyzje te zostały wprowadzone później, znacznie po 1<text:span text:style-name="T1837">3</text:span><text:s/>grudnia.</text:p>
      <text:p text:style-name="P1838">Chodziłoby zatem, ażeby odpowiedź była na tyle precyzyjna, aby nie było sprzeczności między jej pierwszą częścią a drugą. Mianowicie czy to oznacza, że<text:s/>sprawa krzywd ludzkich<text:s/><text:span text:style-name="T1839">j</text:span>akie nastąpiły w roku 1982<text:span text:style-name="T1840">-</text:span>1988 może być przedmiotem rozwiązań. Proponowaliśmy tutaj, żeby powołać czy jakąś komisję, która by te sprawy rozpatrywała i dochodziła prawdy o krzywdach ludzi, a nie o wydarzeniach i politycznych decyzjach, jakie miały mi<text:span text:style-name="T1841">ejs</text:span>c<text:span text:style-name="T1842">e</text:span>.</text:p>
      <text:p text:style-name="P1843">Ja chciałbym, żeby tutaj jakby ta odpowiedź była tak lub nie.</text:p>
      <text:p text:style-name="P1844">W sprawie drugiej, o której mówił pan Stanisław Gebethner nie do końca rozumiem, co to znaczy, że faktycznie przedwczesny jest postulat, ażeby zawiesić przynależność polityczną sędziów w okresie sprawowania tych funkcji.<text:s/>Chcielibyśmy<text:s/>wiedzieć czy to oznacza odpowiedź drugiej strony, że w tej chwili odrzuca druga strona możliwość realizacji tego postulatu.</text:p>
      <text:p text:style-name="P1845">Czy można by próbując... jest kilka osób zapisanych w tej chwili jeszcze do głosu, więc być może w toku dyskusji będzie to precyzowane, ale bardzo wdzięczny byłbym gdybyśmy mogli uz<text:span text:style-name="T1846">ys</text:span>kać jasność odpowiedzi.</text:p>
      <text:p text:style-name="P1847">O głos prosi pan<text:s/><text:span text:style-name="T1848">A</text:span>dam Michnik.</text:p>
      <text:p text:style-name="P1849"><text:span text:style-name="T1850">O</text:span><text:span text:style-name="T1851">b</text:span><text:span text:style-name="T1852">.</text:span><text:span text:style-name="T1853"><text:s/>Adam Michnik</text:span>:</text:p>
      <text:p text:style-name="P1854">Ja myślę, że pan profesor Geremek w znaczniej mierze sformułował te pytania, które ja chciałem powtórzyć. Więc ja rezerwując sobie prawo głosu na potem, w tej chwili bym zrezygnował<text:s/>i poczekał na odpowiedź na te pytania ze strony partnerów.</text:p>
      <text:p text:style-name="P1855"><text:span text:style-name="T1856">Przewodniczący</text:span>:</text:p>
      <text:p text:style-name="P1857">Dziękuję.</text:p>
      <text:p text:style-name="P1858">Głos ma pan Andrzej Gdula.</text:p>
      <text:p text:style-name="P1859"><text:span text:style-name="T1860">Ob</text:span><text:span text:style-name="T1861">.</text:span><text:span text:style-name="T1862"><text:s/>Andrzej G</text:span><text:span text:style-name="T1863">du</text:span><text:span text:style-name="T1864">la</text:span>:</text:p>
      <text:p text:style-name="P1865">Koniec [nieczytelne] reformy prawa oraz organów stosujących prawo uznajemy jako integralną część przemian jakie będą prowadzone i jakie już prowadzimy w państwie. Taką deklarację składaliśmy<text:s/><text:soft-page-break/>public<text:span text:style-name="T1866">z</text:span>nie w wielu wy<text:span text:style-name="T1867">s</text:span>tąpieniach, jak również w<text:s/><text:span text:style-name="T1868">do</text:span>kume<text:span text:style-name="T1869">ntac</text:span>h politycznych ostatniego czasu.<text:s/><text:span text:style-name="T1870">W</text:span><text:s/>ramach tej reformy ważne miejsce zajmuje kwestia zmian w prawie karn<text:span text:style-name="T1871">y</text:span>m. Jak państwo wiedzą powołana została<text:s/>państwowa<text:s/>komisja<text:span text:style-name="T1872">,</text:span><text:s/>której zadaniem jest przygoto<text:span text:style-name="T1873">w</text:span>anie stosownych pr<text:span text:style-name="T1874">oje</text:span>k<text:span text:style-name="T1875">tó</text:span>w. Te prace są już daleko zaawansowane.</text:p>
      <text:p text:style-name="P1876">Sądziliśmy, że racjonalnym rozwiązałem byłoby kierowanie do tej komisji wypracowanych na Okrągłym Stole propozycji, tak by uchwalając nowe prawo karne przyjąć rozwiązania kompleksowe, które uwzględniałoby wszystkie zgłoszone propozycje, uwzględniałoby również całe pozytywne doświadczenie, praktyki i wiedzę naukową.</text:p>
      <text:p text:style-name="P1877">Chciałbym<text:s/><text:span text:style-name="T1878">w</text:span><text:s/>tym miejscu zaznaczyć,<text:s/><text:span text:style-name="T1879">ż</text:span>e od dwu lat w sposób zasadniczy uległa zmianie praktyka stosowania prawa<text:span text:style-name="T1880">.</text:span><text:s/>Można by na ten temat mówić bardzo wiele, dyscyplinując się jednak do naszego własnego regulaminu<text:span text:style-name="T1881">,</text:span><text:s/>nie chcę przekroczyć czas<text:span text:style-name="T1882">.</text:span></text:p>
      <text:p text:style-name="P1883">Sądzę,<text:s/><text:span text:style-name="T1884">ż</text:span>e wszystkie te pozytywne rzeczy, które związane są ze zmianą praktyki stosowania prawa korzystnie wpływają na cały klimat polityczny, społeczny w państwie, jak również na zupełnie inny obraz działania władz państwowych.</text:p>
      <text:p text:style-name="P1885">Sam fakt, iż w Polsce dziś nie ma więźniów politycznych, że w praktyce nie sięga się do kodeksu karnego, że nastąpiły głębokie zmiany w polity<text:span text:style-name="T1886">c</text:span>e karnej w stosunku i do przestępstw kryminalnych, są tym faktem, który stworzył nową sytuację.</text:p>
      <text:p text:style-name="P1887">Kierując się jednak koniecznością wyjścia naprzeciw dyskusji, jak również postulatom społecznym, tak by nasza praca miała bardziej konkretny wyraz, by już osiągnięte uzgodnienia nabierały kształtu, wyrażam pogląd, że możliwe byłoby wcześniejsze dokonanie zmian w kodeksie karnym poprzez to hasło małej nowelizacji, która objęłaby usunięcie przepisów z kodeksu karnego<text:s/><text:span text:style-name="T1888">/</text:span>art<text:span text:style-name="T1889">.</text:span><text:s/>194, 195<text:s/><text:span text:style-name="T1890">i<text:s/></text:span>282/<text:s/><text:span text:style-name="T1891">z</text:span><text:s/>pr<text:span text:style-name="T1892">z</text:span>e<text:span text:style-name="T1893">s</text:span>unięciem do kodeksu wykroczeń art. 287, jak również ze zmianami w art. 129, 133, 284<text:s/><text:span text:style-name="T1894">z</text:span><text:s/>wprowadzeniem wzajemności.</text:p>
      <text:p text:style-name="P1895">Nie będę charak<text:span text:style-name="T1896">te</text:span>ryzował tutaj tej strony prawnej, jest to stanowisko, które w dużej mierze wypracowane,<text:span text:style-name="T1897"><text:s/></text:span>jest na naszym zespole roboczym. Chciałem powiedzieć, że wniosek w tej sprawie przez... skierowany do odpowiednich władz państwowych, mógłby b<text:span text:style-name="T1898">yć</text:span><text:s/>jeszcze skierowany do Sejmu w tej kadencji.<text:s/><text:span text:style-name="T1899">I</text:span><text:s/>miałoby to swój ju<text:span text:style-name="T1900">ż</text:span><text:s/>realny wyraz realizacyjny.</text:p>
      <text:p text:style-name="P1901">Pozostałe zmiany - wydaje się, powinny być uwzględnione już w reformie prawa karnego, kompleksowo.</text:p>
      <text:p text:style-name="P1902">Chciałbym również odnieść się do problemu krzywd ludzkich. Nie chciałbym powtarza<text:span text:style-name="T1903">ć</text:span><text:s/>tego co powiedział prof.<text:s/><text:span text:style-name="T1904">W</text:span>iatr,<text:s/><text:span text:style-name="T1905">z</text:span><text:s/>czym się zgadzam. Sądzę, że warto szukać takich rozwiązań, które zmierzałyby do likwidacji konfliktu społecznego. Na dziś jednak, to co jest możliwe - to jest dochodzenie w ramach obecnych środków prawnych do naprawienia tych krzywd w indywidualnych sprawach, które miały miejsce.</text:p>
      <text:p text:style-name="P1906">Natomiast szukanie rozwiązania poprzez akt powszechny, nosi te groźby czy zagrożenia, o których prof. Wiatr mówił i wydaje się, że zepchnęłoby to nas na takie pozycje wypominania wszystkim uczestniczącym w życiu społecznym tych spraw z przeszłości, które miały miejsce, które wiązałyby nas w tej przeszłości i utrudniały szukanie rozwiązań ku przyszłości.<text:s/>Chciałbym też wyraźnie powiedzieć, że uważam, że kwestie odpolitycznienia sądów w obecnym kształcie ustrojowym, w obecnej praktyce politycznej jest dla nas nie do przyjęcia.</text:p>
      <text:soft-page-break/>
      <text:p text:style-name="P1907"><text:span text:style-name="T1908">Przew</text:span><text:span text:style-name="T1909">od</text:span><text:span text:style-name="T1910">niczący</text:span>:</text:p>
      <text:p text:style-name="P1911">Dziękuję bardzo. Rozumiem zatem, że jeśli chodzi o te trzy pytania dotyczące prawa i sądów otrzymaliśmy odpowi<text:span text:style-name="T1912">e</text:span>dź pozytywną, na pierwsze pytanie dotyczące małej nowelizacji prawa karnego, ale tu zwracam się w stronę prof. Strzembosza.</text:p>
      <text:p text:style-name="P1913"><text:span text:style-name="T1914">Pro</text:span><text:span text:style-name="T1915">f.</text:span><text:span text:style-name="T1916"><text:s/>Strzembosz</text:span>:</text:p>
      <text:p text:style-name="P1917">Proszę państwa, nie mogę nie ukrywać swojego rozczarowania. Przecież to są wszystko te przepisy, które żeśmy ustalili już poprzednio, z których połowa nie ma żadnego praktycznego znaczenia.</text:p>
      <text:p text:style-name="P1918">Ja rozumiem, że to dobrze, że chociaż to co żeśmy - że tak powiem - wynego<text:span text:style-name="T1919">cj</text:span>owali wczora<text:span text:style-name="T1920">j</text:span>, zostało tut<text:span text:style-name="T1921">aj<text:s/></text:span>z<text:span text:style-name="T1922">at</text:span>wierdzone. Ale bez art. 282, bez 52a, to naprawdę -<text:s/>no ja nie wiem co napisać w tej ustawie, bo to jest tak nieproporcjonalnie. Bo art. 194 też jest sprzeczny z podstawowymi zasadami prawa. Już po rewolucji francuskiej nikt by w Europie takiego przepisu nie skonstruował, ale jest to przepis martwy.</text:p>
      <text:p text:style-name="P1923"><text:span text:style-name="T1924"><text:s text:c="14"/></text:span>:</text:p>
      <text:p text:style-name="P1925">Pr<text:span text:style-name="T1926">ze</text:span>pra<text:span text:style-name="T1927">sz</text:span>am najmocnie<text:span text:style-name="T1928">j</text:span>, ale o<text:s/><text:span text:style-name="T1929">c</text:span>zym mówi ten przepis - bo tu nie tylko prawnicy są<text:span text:style-name="T1930">.</text:span></text:p>
      <text:p text:style-name="P1931"><text:span text:style-name="T1932">Pro</text:span><text:span text:style-name="T1933">f.</text:span><text:span text:style-name="T1934"><text:s/></text:span><text:span text:style-name="T1935">S</text:span><text:span text:style-name="T1936">trzembosz</text:span>:</text:p>
      <text:p text:style-name="P1937">...Kto przy wykonywaniu obrzędów lub innych funkcji<text:s/>religijnych nadużywa wolności sumienia i wyznania na szkodę interesów PRL? Nadużywa - nie wiadomo co to jest. Wszystko jest nadużyciem.</text:p>
      <text:p text:style-name="P1938">Pan pro<text:span text:style-name="T1939">f.</text:span><text:s/>Buchała potwierdził w projekc<text:span text:style-name="T1940">i</text:span>e rządowym i z 1981 roku rządowym - projektowano usunięcie tego przepisu.</text:p>
      <text:p text:style-name="P1941">195 to jest<text:s/><text:span text:style-name="T1942">-</text:span><text:s/>kto wykorzystuje cudze wierzenia religijne lub cudzą łatwowierność w sprawach wiary, wprowadza w błąd inne osoby i powoduje zbiegowiska. To są te cudy, prawda.<text:s/><text:span text:style-name="T1943">Z</text:span><text:s/>tym, że te cudy w kościele na Nowolipkach. No, ale wtedy to się kończyło tak, że przychodził sędzia i mówił - kto z cudów to do domu, bo umor<text:span text:style-name="T1944">z</text:span>ono sprawy i kto z cudów wracał do domu.</text:p>
      <text:p text:style-name="P1945">No,<text:s/>przepis n<text:span text:style-name="T1946">i</text:span>e używany od dwudziestu lat. Nie znam przypadku. Można by rzeczywiście go wyrzucić. Ale wielkim to sukcesem n<text:span text:style-name="T1947">i</text:span>e jest.</text:p>
      <text:p text:style-name="P1948">Natomiast taki przepis jak właśnie ten słynny 282a, który mów<text:span text:style-name="T1949">i</text:span><text:s/><text:span text:style-name="T1950">-</text:span><text:s/>kto podejmuje działania w celu wywołania niepokoju publicznego lub rozruchów.</text:p>
      <text:p text:style-name="P1951">No więc pan prof. Buchała mówił w czasie naszej dyskusji - kto daje na mszę, żeby wybuchły rozruchy w Polsce.<text:span text:style-name="T1952"><text:s/></text:span>No skazywany jest z tego przepisu. Nie znam przypadku, bo księża nie donoszą. Ale gdyby donosili, to byłby skazany. A w<text:span text:style-name="T1953">i</text:span>ęc to jest taki przepis wywołujący powszechnie oburzenie. Nie ma jednego prawnika, który by się za nim opowiedział. I zresztą w naszej dyskusji n<text:span text:style-name="T1954">i</text:span>kt się nie opowiadał - każdy mówił, że jest on zły. I pan minister Czubiński i pan Starszak mówił, że to są przepisy nie do przyjęcia. Ale w ramach reformy to załatwimy.</text:p>
      <text:p text:style-name="P1955">Były jeszcze<text:s/><text:span text:style-name="T1956">i</text:span><text:s/>zdania - a nuż, bo to takie rzeczywiś<text:span text:style-name="T1957">c</text:span>ie dobre narzędzie.</text:p>
      <text:p text:style-name="P1958"><text:span text:style-name="T1959"><text:s text:c="14"/></text:span>:</text:p>
      <text:p text:style-name="P1960">Jeszcze jest ten wariant tańszy<text:s/><text:span text:style-name="T1961">-</text:span><text:s/>nie daje na mszę tylko się głośno modli.</text:p>
      <text:p text:style-name="P1962"><text:span text:style-name="T1963">Pro</text:span><text:span text:style-name="T1964">f.</text:span><text:span text:style-name="T1965"><text:s/></text:span><text:span text:style-name="T1966">St</text:span><text:span text:style-name="T1967">rzembos</text:span><text:span text:style-name="T1968">z</text:span><text:span text:style-name="T1969">:</text:span></text:p>
      <text:p text:style-name="P1970">No tak, nieraz się głośno modli, ale to już jest bardzo niedobrze. Ja rozumiem. Ale to naprawdę, jesteśmy w kraju cywilizowanym. Ja już do pana pro<text:span text:style-name="T1971">f</text:span>. Reykowskiego -<text:s/>osobiście: no już naprawdę pozbąd<text:span text:style-name="T1972">ź</text:span>my się tych dwóch przepisów. No niech ja naprawdę do tej Belgii pojadę w pa<text:span text:style-name="T1973">ź</text:span>dzierniku jako<text:s/><text:soft-page-break/>człowiek, który powie, tego nie<text:s/><text:span text:style-name="T1974">m</text:span>a<text:span text:style-name="T1975">.</text:span><text:s/>Bo mnie wszyscy będą pytać.</text:p>
      <text:p text:style-name="P1976"><text:span text:style-name="T1977">Przew</text:span><text:span text:style-name="T1978">od</text:span><text:span text:style-name="T1979">niczący</text:span>:</text:p>
      <text:p text:style-name="P1980"><text:span text:style-name="T1981">Dz</text:span>iękuję.</text:p>
      <text:p text:style-name="P1982">Proszę bardzo - pan pro<text:span text:style-name="T1983">f</text:span>. Reykowski.</text:p>
      <text:p text:style-name="P1984"><text:span text:style-name="T1985">Pro</text:span><text:span text:style-name="T1986">f</text:span><text:span text:style-name="T1987">. Reykowski</text:span>:</text:p>
      <text:p text:style-name="P1988">Jeśli pan profesor adresuje to do mnie, to ja mam taką propozycję. Usłyszeli państwo pewne stanowisko przedstawione przez pana Andrzeja Gdulę.</text:p>
      <text:p text:style-name="P1989">Pr<text:span text:style-name="T1990">op</text:span>onuję, aby na najbliższym posiedzeniu stolika prawnego powstał taki ostateczny dokument tego co jest wspólnie przyjęte i jakie pozycje uważa strona solidarnościowo-opozycyjna za szczególnie pilne dla umieszczenia go w tej, jak to nazwaliśmy<text:s/>„małej nowelizacji”.</text:p>
      <text:p text:style-name="P1991">Ja, jako osoba mało kompetentna w sprawach prawa nie jestem gotów do reagowania natychmiast. Ale sądziłbym, że gdyby powstał<text:s/><text:span text:style-name="T1992">te</text:span>n dokument, to byłaby możliwość jakiegoś już bardziej podstawowego stwierdzenia.</text:p>
      <text:p text:style-name="P1993">Ja myślę, że to co jest ważne w tym stwierdzeniu, które zostało przez pana Andrzeja Gdulę złożone to jest stwierdzenie, iż idea nowelizacji jest ideą, przez naszą stronę akceptowalną. Była także pewna koncepcja, co by miało w<text:span text:style-name="T1994">ej</text:span>ść w tę ideę,<text:s/>ale trafiliśmy raz na tę ideę - to możemy<text:span text:style-name="T1995"><text:s/></text:span>jeszcze zastanawiać się nad jej zakresem, biorą<text:span text:style-name="T1996">c</text:span><text:s/>pod uwagę różne kwestie - więc nie zamykajmy tego w tej fazie dyskus<text:span text:style-name="T1997">ji</text:span>.</text:p>
      <text:p text:style-name="P1998"><text:span text:style-name="T1999">/</text:span>Głos z sali: Dozgonna moja wdzięczność panie profesorze/<text:span text:style-name="T2000">.</text:span></text:p>
      <text:p text:style-name="P2001"><text:span text:style-name="T2002">Przewodniczący</text:span>:</text:p>
      <text:p text:style-name="P2003">Dziękuję bardzo<text:span text:style-name="T2004">.</text:span></text:p>
      <text:p text:style-name="P2005">Rozumiem po tej odpowiedzi, że sprawa małej nowelizacji prawa karnego wchodzi na dobrą drogę, gdyż przyznaję, że osobiście także zainteresowany jestem art. 282a i wydawało<text:s/>mi się, że pan Andrzej Gdula także<text:s/>go potępił. Czyżbym się mylił?</text:p>
      <text:p text:style-name="P2006">Wymienił pan 282, miałem nadzieję, że a także tam się zalicza. Zaliczmy to a i będzie o jedną sprawę mniej.</text:p>
      <text:p text:style-name="P2007">Proszę Państwa! Z naszej strony lista artykułów, które wchodzą w skład tej p<text:span text:style-name="T2008">roj</text:span>ektowanej przez nas małej nowelizacji możliw<text:span text:style-name="T2009">a</text:span><text:s/><text:span text:style-name="T2010">j</text:span>est do ustalenia natychmiast. Prowadzimy zatem - czy pan prof. Buchała chciałby w tej właśnie sprawie? Bardzo proszę.</text:p>
      <text:p text:style-name="P2011"><text:span text:style-name="T2012">P</text:span><text:span text:style-name="T2013">r</text:span><text:span text:style-name="T2014">o</text:span><text:span text:style-name="T2015">f.</text:span><text:span text:style-name="T2016"><text:s/></text:span><text:span text:style-name="T2017">K</text:span><text:span text:style-name="T2018">azimierz Buchała</text:span>:</text:p>
      <text:p text:style-name="P2019">Jeszcze w tej kwestii szybkiej nowelizacji częściowej, ja tu chcę powiedzieć, że zostały dwa przepisy uzgodnione do tej szybkiej nowelizacji, aby nie było nieporozumień to je wymienię. Mianowicie jest to jeszcze art. 285 i art. 276 par. 1, który został zmieniony przez podzespół w kierunku uzgodnionym w pełnym zakresie. A więc ja myślę, że to minimum trzeba by w całości przyjąć jako podstawę do tej rychłej nowelizacji.</text:p>
      <text:p text:style-name="P2020">Teraz w kwestii 282 a, tu kilkakrotnie ujawniono mój pogląd, ja nie tylko nie będę się go z niego wycofywał, ale ja się nie w<text:span text:style-name="T2021">s</text:span>tydzę tego poglądu. To moim zdaniem można by bez żadnej szkody objąć tą szybką nowelizacją także art. 282 a, bowiem jest on tak sfo<text:span text:style-name="T2022">r</text:span>mułowany, że żaden naukowiec nie może zgodzić się z ta<text:span text:style-name="T2023">k</text:span>ą<text:span text:style-name="T2024"><text:s/></text:span>konstrukcją przestępstwa. I rzeczywiście było trochę skazań z tego przepisu, on niezwykle ułatwia skazanie, bo tam jest powiedziane kto działa w celu wywołania niepokojów, czyli<text:s/><text:soft-page-break/>cokolwiek robi, a jeśli można mu intencje przypisać, to odpowiada. Jest kwestia, ja chcą podkreślić, że i w innych sprawach, myśmy bardzo daleko się zbliżyli,<text:s/>co<text:s/>świadczy o tym, że atmosfera na tym podzespole była bardzo dobra.</text:p>
      <text:p text:style-name="P2025">Ja dla przykładu powiem - to co zostało tutaj już<text:s/>podniesieniowe<text:s/>przez pana Kaczyńskiego, nie chcę rozszerzać zagadnienia, mianowicie że my w kwestii tego przepisu dotyczącego szeptanej propagandy, bo o to chodzi, myśmy także - to jest 271, to myśmy się także...<text:s/>że to wymaga zmiany i zgodziliśmy się nawet w jak<text:span text:style-name="T2026">i</text:span>m kierunku ta zmiana powinna pójść, mianowicie że powinno się wprowadzić intencje tego, który rozszerza nieprawdziwe wiadomości i powinno się wprowadzić element szkody.</text:p>
      <text:p text:style-name="P2027">Drugi przykład mianowicie udział w tajnym związku, który ma pozostać tajemnicą. Myśmy się zgodzili, że to powinno zostać skreślone, tylko z ostrożności powiedzieliśmy tak: trzeba poczekać do zakończenia prac nad ustawą o stowarzyszeniach i zobaczyć jak to tam jest, bowiem byliśmy zgodni co do tego, że to może być co najwyżej wykroczeniem przy założeniu, że będą szerokie możliwości legalizacji [nieczytelne] stowarzyszeń, a więc wtedy przepis jest niepotrzebny. Wystarczy wykroczenie dla rzeczywiście nielegalnych i to takich, które nie chcą się re<text:span text:style-name="T2028">je</text:span>strować z jakichś powodów im znanych.</text:p>
      <text:p text:style-name="P2029">Ja podam jeszcze może jeden przykład, mianowicie dotyczy to udziału kwestii artykułu 282.<text:s/><text:span text:style-name="T2030">T</text:span>am po pewnych dyskusjach pogodziliśmy się, że to tak trzeba uregulować. Jak to jest zanotowane w tych dyskusjach nie rozważyliśmy szczegółów co do... była także propozycja co do przestępstw polegających na znieważeniu godła, flagi itd. Powiedzieliśmy dobrze, to trzeba zmienić nie tylko w tym kierunku<text:s/><text:span text:style-name="T2031">mi</text:span>an<text:span text:style-name="T2032">owici</text:span>e, żeby uzależnić od wzajemności, ale także, żeby zobaczyć, jak to jest w przepisach kodeksu państw sprzymierzonych, by doprowadzić do pewnego uzgodnienia.</text:p>
      <text:p text:style-name="P2033"><text:span text:style-name="T2034">W</text:span><text:s/>kwestiach aresztu - kary pozbawienia wolności.<text:s/><text:span text:style-name="T2035">Ot</text:span>ó<text:span text:style-name="T2036">ż</text:span><text:s/>to jeszcze nie było przedmiotem rozważań, bowiem będzie, ale chcę powiedzieć, że w założeniach do reformy kodeksu karnego i prawa o wykroczeniach zapisano bardzo wyraźnie, że tylko sąd będzie mógł orzekać kary pozbawienia wolności. Zapisano jeszcze więcej, mianowicie zapisano także, że karę zastępczą za areszt i karę ograniczenia wolności będzie mó<text:span text:style-name="T2037">g</text:span>ł tylko sąd orzekać. Czyli ta zgodność jest daleko idąca, rozbieżności były tylko w kwestii czy przystąpić do tej szerokiej reformy już natychmiast. I tu ja pozwolę odwołać się do wypowiedzi pana prof. Strzembosza, który mówił o artykule 217- 218 i powiedział, że w dyskusji przekonaliśmy się,<text:s/><text:span text:style-name="T2038">ż</text:span>e jest to tak złożona problematyka, że nie można jej już regulować w drodze tej właśnie doraźnej nowelizacji. I tu była także zgodność, czyli strona solidarnościowo-opozycyjna zgodziła się co do tych dwóch przepisów, że trzeba zostawić to ogólnej nowelizacji.</text:p>
      <text:p text:style-name="P2039">Dysponuję pismem dotyczącym kwestii procesowych, które zostaje przedstawione nam do dyskusji i będzie to przedmiotem dyskusji w najbliższy wtorek, otóż tam można się ze wszystkim zgodzić, z wszystkimi tymi twierdzeniami.<text:s/><text:span text:style-name="T2040">J</text:span>est tylko pytanie, jak je przetłumaczyć na język konkretów, to znaczy język przepisów, bowiem jeśliby się je już kody<text:span text:style-name="T2041">fi</text:span>kowało, to to nie jest zadanie takie proste. Dotyczy to co najmniej kilkudziesięciu przepisó<text:span text:style-name="T2042">w</text:span>.</text:p>
      <text:p text:style-name="P2043">Tam może być tylko kwestia sporna w jednej sprawie, mianowicie w sprawie czy powołać instytucje sędziego śledczego czy nie, ale wynika to z nieporozumień, bo w założeniach kodyfikacji jest wyraźnie powiedziane, że nie sędzia śledczy, tylko sąd przejmujący obowiązki sędziego śledczego, czy kolegialny organ<text:span text:style-name="T2044">.</text:span><text:s/>Można by więc powiedzieć, że te wszystkie punkty są zgodne, tylko że jest niepodobieństwem przy<text:s/><text:soft-page-break/>„okrągłym stole”<text:s/>dokonywać tak daleko idących ustaleń, które wymagają wszechstronnego przedyskutowania zagadnienia i wymagają wbudowania w system. I to jest istota zagadnienia<text:span text:style-name="T2045">.</text:span></text:p>
      <text:p text:style-name="P2046">Ja chcę z zadowoleniem podkreślić, że ta zgodność co do potrzeby reformy, w tym zakresie w jaki to zostało nam przedstawione, co do 20 przepisów, to ta zgodność co do potrzeby reformy jest bardzo daleko idąca. Różnice są tylko co do ewentualnego kształtu, nie ma także różnic co do potrzeby liberaliza<text:span text:style-name="T2047">cj</text:span>i odpowiedzialności karnej czyli zmniejszenia tej represyjności i jest to chyba bardzo optymistyczne stwierdzenie. To jest wyrazem tego, że komisja rządowa pracuje już 2 lata i wiele uczyniła, bo widzi potrzebę gruntownych zmiany kodeksu karnego, kodeksu wykroczeń, kodeksu postępowania karnego, a także i prawa o wykroczeniach o których się tu nie mówi, a tam jest sporo do zrobienia.</text:p>
      <text:p text:style-name="P2048">To niestety wymaga czasu.</text:p>
      <text:p text:style-name="P2049">Dziękuję.</text:p>
      <text:p text:style-name="P2050"><text:span text:style-name="T2051">Przewodniczący</text:span>:</text:p>
      <text:p text:style-name="P2052">Dziękuję bardzo.</text:p>
      <text:p text:style-name="P2053">Rozumiem, że sprawa jest jasna. R<text:span text:style-name="T2054">z</text:span>ec<text:span text:style-name="T2055">z</text:span><text:s/>tu nie idzie tylko, ażeby już w tej chwili jak najszybciej zreformować prawo, ale żeby uczynić możliwym istnienie podmiotu, który ma być kontrahentem społecznej umowy. Bo przecież jeżeli pan Andrzej Gdula nadal nade mną pozostawi 282a, to jakże ja mogę moją opozycyjną działalność uprawiać, nawet najbardziej konstruktywną. Nigdy, topór wisi nad głową.</text:p>
      <text:p text:style-name="P2056">Chcę zatem rozumieć, że w tej chwili jesteśmy na drodze rozwiązania tej sprawy i że z naszej strony jest to taka właśnie intencja. Trzeba decyzji szybkiej i tej, która właśnie małą nowelizacją usunie to co usunięte, może i powinno być już teraz. I rozumiem, że jest na to odpowiedź pozytywna.</text:p>
      <text:p text:style-name="P2057">Ale ja bym chciał, żeby jeszcze pan Andrzej Gdula kiwnął głową. To 282a byłoby, ale nie kiwnął.</text:p>
      <text:p text:style-name="P2058">Rozumiem zatem jak pan przewodniczący zechciał sformułować sprawę wprowadzamy na drogę decyzyjną.<text:s/>I mamy nadzieję, że w świetle tej dyskusji mała nowelizacja prawa karnego obejmie ten zestaw, który uważamy za niezbędny i przekażemy go drugiej stronie natychmiast.</text:p>
      <text:p text:style-name="P2059">Proszę państwa<text:span text:style-name="T2060">...</text:span></text:p>
      <text:p text:style-name="P2061"><text:span text:style-name="T2062">Ob.</text:span><text:span text:style-name="T2063"><text:s text:c="10"/></text:span><text:span text:style-name="T2064"><text:s/></text:span>:</text:p>
      <text:p text:style-name="P2065">Przepraszam bardzo. To sformułowanie było trochę za mocne. Bo jakby tu powiedzieć<text:s/>„mała nowelizacja”<text:s/>obejmie ten zestaw, który uważamy za niezbędny trzeba do tego dodać dwie klauzule.</text:p>
      <text:p text:style-name="P2066">A. - Po pierwsze ten zestaw, który wspólnie uzgodnimy i B. - jednak my tu jako to grono nie jesteśmy ostatecznym decydentem, musimy to przedstawić władzom państwa i nakłonić je, namówić, przekonać do celowości takiego ruchu.</text:p>
      <text:p text:style-name="P2067">I mam nadzieję, że w tym trybie właśnie będziemy rozumieli to co czynimy tutaj.</text:p>
      <text:p text:style-name="P2068"><text:span text:style-name="T2069">Pr</text:span><text:span text:style-name="T2070">ze</text:span><text:span text:style-name="T2071">wodni</text:span><text:span text:style-name="T2072">cz</text:span><text:span text:style-name="T2073">ąc</text:span><text:span text:style-name="T2074">y</text:span><text:span text:style-name="T2075">:</text:span></text:p>
      <text:p text:style-name="P2076">Proszę państwa, lista dyskutantów, do której wracam - czy pan Jan Rychlewski w sprawie małej reformy?</text:p>
      <text:p text:style-name="P2077">Nie. Czyli już wówczas porządek obowiązuje. Głos ma pan Adam Michnik.</text:p>
      <text:p text:style-name="P2078"><text:span text:style-name="T2079">O</text:span><text:span text:style-name="T2080">b.</text:span><text:span text:style-name="T2081"><text:s/>Adam Michnik</text:span>:</text:p>
      <text:p text:style-name="P2082">Proszę państwa, ja myślę, że tutaj wielokrotnie mówiąc, spierając się, uprawiamy coś co jest strategią nego<text:span text:style-name="T2083">cj</text:span>acyjną. I to jest normalne, szukając kompromisu każda ze stron chce jak najwięcej ze swojego<text:s/><text:soft-page-break/>przeprowadzić, osiągnąć, jak najmniej oddać. I w ten sposób stanowiska się ucierają. Z tego punktu widzenia zadziwiło mnie sformułowanie pana prof. Wiatra, że strona przeze mnie reprezentowana nigdy czegoś nie zrobi dlatego że nie zadeklaruje. Bo jak znam historię 70-letnią ruchu komunistycznego, to składanie takich deklaracji jest ryzykowne, jak mi się zdaje.</text:p>
      <text:p text:style-name="P2084">A więc tutaj polityk nie mówi nigdy i dlatego to, co teraz mam do powiedzenia chcę zaadresować do pana Andrzeja Gduli. Wprawdzie nie kiwnął głową na pytanie prof.<text:s/><text:span text:style-name="T2085">G</text:span>eremka odpowiadając, ale też i nie powiedział<text:s/>„nigdy”.</text:p>
      <text:p text:style-name="P2086">Otóż mnie się wydaje, że istnieje pewne pole spraw, które powinno być właściwie spod negocjacji, spod pewnego rodzaju targu negocjacyjnego wyjęte. I ja bym chciał tutaj zaproponować pewien sposób myślenia o tych sprawach. Pewna niezręczność mojej własnej sytuacji polega może na dwóch rzeczach.</text:p>
      <text:p text:style-name="P2087">Po pierwsze - nie jestem prawnikiem, po drugie - z prawem miałem do czynienia w sposób określony, że tak powiem, chociaż nie przez ustawy.</text:p>
      <text:p text:style-name="P2088">I dlatego na wstępie chcę powiedzieć, że ani ja sam, ani mój przyjaciel Jacek Kuroń nie będziemy się tutaj ubiegali o żadne postępowania rehabilitacyjne za te wyroki, które sądy na wlepiły są dla nas czymś w rodzaju orderów. Każdy ma taki order na jaki zasłużył. I ja chcę mówi<text:span text:style-name="T2089">ć</text:span><text:s/>o czym innym. Mianowicie wielokrotnie słuchając wypowiedzi panów, wracał taki oto leitmotiv, zrozumiały dla mnie. Mianowicie jaką panowie możecie mieć gwarancję strona rządowo-koalic<text:span text:style-name="T2090">yj</text:span>n<text:span text:style-name="T2091">a</text:span>, że opozycja, strona opozycyjno- solidarnościowa będzie respektowała prawo.</text:p>
      <text:p text:style-name="P2092">I ja muszę powiedzieć, że w sensie deklaratywnym tutaj odpowiedzi nie ma, choć pytanie uważam za bardzo ważn<text:span text:style-name="T2093">e</text:span><text:s/>i być może za centralne. Za centralne dlatego, że jeżeli mówimy o państwie prawnym, to nie można mieć, to z<text:span text:style-name="T2094">n</text:span>ów mówię do pana Andrzeja Gduli - dwóch rzeczy na raz, jak w tym znanym do<text:span text:style-name="T2095">w</text:span>cipie o cnocie i pieniądzach. Nie można jednocześnie deklarować<text:s/><text:span text:style-name="T2096">je</text:span>dnoznacznie, że postulat odpolitycznienia prawa, sądów nie wchodzi w grę, a jednocześnie domagać się respektowania prawa tak jakby to było prawo właśnie, a nie instrument politycznej władzy, realizujący określoną polityczną linię.</text:p>
      <text:p text:style-name="P2097">Dlaczego dla nas ta sprawa jest tak ważna? Tutaj pan pro<text:span text:style-name="T2098">f.</text:span><text:s/>Buchała powiedział wiele rzeczy słusznych i mądrych o potrzebie reformy prawa<text:span text:style-name="T2099">.</text:span><text:s/>Od dwóch lat prace są prowadzone, od kiedy ja pamiętam<text:span text:style-name="T2100">.</text:span><text:s/>Ja ciągle słyszę od strony rządowo- koalicyjnej,<text:s/><text:span text:style-name="T2101">ż</text:span>e są prowadzone prace nad reformą prawa, że to prawo jest coraz bardziej nowoczesne, że coraz bardziej humanitarne, coraz bardziej liberalne. I mnie się zdaje, ż<text:span text:style-name="T2102">e</text:span><text:s/>tak jak pudding poznaje się w jedzeniu, tak prawo pozna<text:span text:style-name="T2103">je</text:span><text:s/>się w stosowaniu. Otóż z tego punktu widzenia - wracam do kwestii podniesionej przez pana prof. Wiatra i przez pana pro<text:span text:style-name="T2104">f.</text:span><text:s/>Gebethnera. To prawo jest, ten pudding poznaliśmy po 13 grudnia.</text:p>
      <text:p text:style-name="P2105">Ja powtórzyć chcę to co powiedział pan prof.<text:s/><text:span text:style-name="T2106">G</text:span>eremek. My nie wracamy do sprawy z 13 grudnia. To rzeczywiście historia sądzić będzie kto z nas wtedy miał rację formułując takie czy inne oceny, czy może były jakieś możliwe inne rozwiązania. My chcemy powiedzieć tylko tyle - że 13 grudnia, choć nie to zadeklarował przecież, również otworzył drogę notorycznemu bezprawiu.</text:p>
      <text:p text:style-name="P2107">I tutaj wracamy do problemu sędzia partyjny czy bezpartyjny, panie profesorze. Oczywiście można znów różnie oceniać postawy sądów. I ja perspektywę mam bardzo określoną. Ale jeżeli ja w artykule red. Podemskiego<text:span text:style-name="T2108"><text:s/></text:span>w<text:s/><text:span text:style-name="T2109">„</text:span>Polityce<text:span text:style-name="T2110">”</text:span><text:s/>czytam z wielką dumą, że się znaleźli sędziowie, którzy w 1968 roku ułaskawili mojego kolegę Andrzeja Duracza. To ja się pytam - czy panów nie niepokoi, właśnie panów, czy nie<text:s/><text:soft-page-break/>niepokoi ten problem, że się tylko zdarzył jeden taki sędzia, w jednym takim procesie. A przecież wszystkie te procesy, co do tego nie myślę tutaj nikogo z państwa przekonywać, bo dżentelmeni o faktach nie dyskutują. Wszystkie te procesy, to po prostu była lipa.</text:p>
      <text:p text:style-name="P2111">Z tego punktu widzenia patrząc, chcę powiedzieć słowo o tym co nazwaliśmy rehabilitacją.<text:s/>Nie spierajmy<text:s/>się o ocenę 13 grudnia, ale miejmy świadomość, że 13 grudnia w świadomości społecznej zac<text:span text:style-name="T2112">zę</text:span>ła się mniej czy bardziej zimna wojna domowa.</text:p>
      <text:p text:style-name="P2113">I chodzi o to, żeby tę wojnę domową skończyć. Otóż, żeby tę wojnę domową skończyć potrzebne są rozmaitego typu akty i pociągnięcia, które wcale nie muszą ze strony panów oznaczać, że rezygnujecie ze swojej oceny tego co stało się 1<text:span text:style-name="T2114">3</text:span><text:s/>grudnia.</text:p>
      <text:p text:style-name="P2115">Są tut<text:span text:style-name="T2116">aj</text:span><text:s/>sprawy konkretne<text:s/><text:span text:style-name="T2117">i</text:span><text:s/>kompromitujące<text:span text:style-name="T2118">.</text:span><text:s/>No wyrok śmierci na Zdzisława Najdera. Tego przecież nie zadekretował 13 grudnia generał Jaruzelski, a to kompromituje nas wszystkich.</text:p>
      <text:p text:style-name="P2119"><text:span text:style-name="T2120">I</text:span><text:s/>wreszcie uwaga osta<text:span text:style-name="T2121">t</text:span>nia. Jeżeli<text:span text:style-name="T2122">...</text:span><text:s/>Ja uważam, że prawo nie powinno być fragmentem kontraktu. Nie powinno być fragmentem przetargu. To nie może być tak panie Andrzeju, że wy zrezygnujecie z 282a w zamian jeżeli my z czegoś zrezygnujemy. Bo wy musicie być zainteresowani w tym, żeby 282 usunąć zaraz, bo do<text:span text:style-name="T2123">p</text:span>óki ten artykuł jest - prawo obowiązujące w tym kraju jest pośmiewiskiem dla was i dla nas.<text:s/>To jest niezwykle ważny element i na koniec jest to tak i to trochę mnie niepokoi, że jak mówimy o konkretach to pan poseł Królewski ma do nas żal, że nie mówimy o zasadach. Jak mówimy o zasadach to wtedy się pojawia pretensja, że uprawiany retorykę, uciekamy od konkretów. Dlatego w tym co mówiłem, starałem się właśnie zrobić taki groch z kapustą i tę jedną myśl końcową chciałbym w<text:span text:style-name="T2124">ye</text:span>ksponować.</text:p>
      <text:p text:style-name="P2125">Dogadajmy się, że przyszłe współżycie musi być regulowane przez prawo, które będzie prawem, a nie instrumentem, którym rząd, czy strona koalicyjno-rządowa w zależności od własnych potrzeb się będzie posługiwała. Bo jeżeli pan, panie Andrzeju mówi, że dzisiaj od dwóch lat nie sięga się po represje i to pan oczywiście prawdę... i ja oceniam to pozytywnie, tylko czego to dowodzi? Że prawo z gumy jest, że jest instrument najzupełniej arbitralnego użytku - że to samo - ten sam czyn, który wczoraj przestępstwem, dziś nim znów być przestaje, jutro nim się znów stać może, w imię zdrowego rozsądku skończmy ten proceder.</text:p>
      <text:p text:style-name="P2126">Dziękuj<text:span text:style-name="T2127">ę</text:span>, przepraszam.</text:p>
      <text:p text:style-name="P2128"><text:span text:style-name="T2129">Przewodniczą</text:span><text:span text:style-name="T2130">cy</text:span>:</text:p>
      <text:p text:style-name="P2131">Dziękuję. U<text:span text:style-name="T2132">dzi</text:span>elam głosu panu<text:s/><text:span text:style-name="T2133">Wł</text:span>adysławowi Siła-Nowickiemu<text:span text:style-name="T2134">.</text:span></text:p>
      <text:p text:style-name="P2135">Przepraszam, teraz pan Andrzej Gdula.</text:p>
      <text:p text:style-name="P2136">Proszę bardzo.</text:p>
      <text:p text:style-name="P2137"><text:span text:style-name="T2138">Ob</text:span><text:span text:style-name="T2139">.</text:span><text:span text:style-name="T2140"><text:s/>An</text:span><text:span text:style-name="T2141">dr</text:span><text:span text:style-name="T2142">zej Gdula</text:span>:</text:p>
      <text:p text:style-name="P2143">Ponieważ pan Adam tyle do mnie mówił to my moglibyśmy sobie w przerwie pogadać, ale w bardzo wielu kwestiach podzielam zdanie i to co my chcemy zbudować wspólnie, m<text:span text:style-name="T2144">yś</text:span>lę my Polacy, by państwo nasze było państwem prawa, by w tej możliwie do przyjęcia formie, bo nigdy absolutnej formy tutaj nie sądzę, żeby można było ją osiągnąć, tak już czę<text:span text:style-name="T2145">s</text:span>to,<text:span text:style-name="T2146"><text:s/></text:span>zawsze prawo jest środkiem sprawowania władzy, tak jak na całym świecie i pewne elementy<text:s/><text:span text:style-name="T2147">wy</text:span>nikające z pol<text:span text:style-name="T2148">i</text:span>tyki państwa będą miały odz<text:span text:style-name="T2149">wi</text:span>er<text:span text:style-name="T2150">ci</text:span>e<text:span text:style-name="T2151">d</text:span>lenie i w prawie. Tego się nie da uniknąć - ale to jest dyskusja akademicka, nie o to tym chciałem mówić.</text:p>
      <text:p text:style-name="P2152">Natomiast chciałem nawiązać do kwestii poglądy polityczne czy<text:s/>członkostwo, a sędziowie. Rzecz idzie w tym by zbudować dla sędziów taki układ organizac<text:span text:style-name="T2153">yj</text:span>ny i prawny, który pozwalałby rzeczywiście sędziemu<text:s/><text:soft-page-break/>zachować pełną niezależność, niezależnie od jego poglądów czy w<text:span text:style-name="T2154">yz</text:span>n<text:span text:style-name="T2155">a</text:span>ń, bo można tu rozciągać<text:s/><text:span text:style-name="T2156">-</text:span><text:s/>ja rozumiem obawy panów i znaczy całego układu opozycyjno-solidarnościowego, by partykularne interesy polityczne nie oddziaływały tutaj na decyzje sądowe. I ta obawa może mieć uzasadnienie, natomiast sądzę, że można założyć, że takie niebezpieczeństwo będzie oddalone. Gdybyśmy tak wnikali czym sędzia nie powinien być, by nie poddawać się presji towarzyski<text:span text:style-name="T2157">e</text:span>j presji swojego najbliższego stowarzyszenia, by nie wpływało to na wyroki to przede wszystk<text:span text:style-name="T2158">i</text:span>m<text:s/><text:span text:style-name="T2159">w</text:span><text:s/>męskim gronie szczególnie przy rozprawach cywilnych, kobiety nie powinny być sędziami, bo każda rozprawa rozwodowa z reguły dla mężczyzny przynajmniej w jego mniemaniu źle się kończy. Z kolei czy wyroki ferowane przez myśliwych polujących na kłusowników nie będą ostrzejsze niż stanowi o tym prawo i tak można by w nieskończoność, ja wiem że pan zaraz powie, że ustawa o stowarzyszeni<text:span text:style-name="T2160">ac</text:span>h homoseksualis<text:span text:style-name="T2161">tó</text:span>w itd<text:span text:style-name="T2162">.</text:span></text:p>
      <text:p text:style-name="P2163">To nie sądzę, żeby można było po prostu... znaczy ja niekiedy doprowadzam tu do sytuacji takiej dość krańcowej po to, żeby wyprowad<text:span text:style-name="T2164">z</text:span>ić jeden wniosek, że absolutnie dobrych rozwiązań nie da się po prostu w sposób jakiś taki rewolucyjny wprowadzić, natomiast to co jest zamierzeniem i jeżeli chodzi o budowanie niezawisłości sędziowskiej, co już zostało ustalone, to sądzę, że pozwala po prostu sądom pracować tak, by przynależność polityczna czy poglądy polityczne nie miały wpływu na konkretną decyzję sądową.</text:p>
      <text:p text:style-name="P2165">I na dziś proponuję, żeby po prostu na ten problem popatrzeć w ten sposób.</text:p>
      <text:p text:style-name="P2166">Dziękuję bardzo<text:span text:style-name="T2167">.</text:span></text:p>
      <text:p text:style-name="P2168"><text:span text:style-name="T2169">Ob</text:span><text:span text:style-name="T2170">.</text:span><text:span text:style-name="T2171"><text:s/>Zb</text:span><text:span text:style-name="T2172">i</text:span><text:span text:style-name="T2173">gn</text:span><text:span text:style-name="T2174">i</text:span><text:span text:style-name="T2175">ew Czajkowski</text:span>:</text:p>
      <text:p text:style-name="P2176">Ja<text:s/>jeszcze jedną rzecz<text:s/>chcę powiedzieć w sprawie handlu.<text:s/>Podzielam zdanie, że nie można handlować prawem, używać to jako broń.<text:s/>Natomiast w tej chwili dyskutujemy<text:s/>nie o tym, jak zreformować zasadniczo prawo, bo sądzę, że jest wolą może... chyba wszystkich tu zebranych i nie tylko, żeby Polska stała się państwem prawa w rzeczywistym sensie tego słowa.</text:p>
      <text:p text:style-name="P2177">Natomiast to co dyskutowaliśmy to wykonanie pewnego ruchu przyspieszonego, związanego ze szczególnym układem okoliczności, który jakby wyprzedzał wiele krok<text:span text:style-name="T2178">ó</text:span>w, które powinny być wykonane, a to wykonanie, który z tych kroków przyspieszonych ma być wykonany natychmiast to jest kwestia pewnego gentleman agreement.</text:p>
      <text:p text:style-name="P2179"><text:span text:style-name="T2180">Przewodniczący</text:span>:</text:p>
      <text:p text:style-name="P2181">Głos ma pan Władysław Siła- Nowicki.</text:p>
      <text:p text:style-name="P2182"><text:span text:style-name="T2183">O</text:span><text:span text:style-name="T2184">b. Władysław Siła-Nowicki</text:span>:</text:p>
      <text:p text:style-name="P2185">Proszę Państwa! Oczywi<text:span text:style-name="T2186">ś</text:span>cie co do tej ostatniej polemiki uznam, że jeżeli przedstawiłem problem minimalny co do odpolitycznienia sądów, to chyba co najmniej w tym zakr<text:span text:style-name="T2187">e</text:span>sie powinien być przyjęty, chociaż ja oczywiście przyłączę się w zasadzie do tego poglądu, który przedstawia ta część stołu.</text:p>
      <text:p text:style-name="P2188">Natomiast proszę państwa muszę wejść w pewną polemikę z panem prof. Wiatrem, który podkreślił tutaj, że różnice na pewien kompleks ważnych spraw wynikają stąd, jak się ocenia stan wojenny. Otóż panie profesorze my tutaj musimy szukać tego co jest wspólne, a nie to co nas dzieli i ja się dziwię, że nikt dotychczas nie dostrzegł, że j<text:span text:style-name="T2189">e</text:span>śli chodzi o ocenę stanu wojennego, to my tutaj w znacznej mierze mamy absolutnie wspólną ocenę i ogólny consensus i nikt jakoś tego nie widzi. Zarówno panów, część stołu państwa, jak i nasza część stołu uważa stan wojenny za zło. To jest bezsprzeczne. I państwo, i my uważamy stan wojenny za zło, tylko tamta część stołu uważa go za zło konieczne, a my tego poglądu w<text:s/><text:soft-page-break/>takich czy innych odcieniach nie dzielimy. Wszyscy uważamy za zło, tamta część stołu uważa za zło konieczne, ta za zło niekonieczne.</text:p>
      <text:p text:style-name="P2190">Proszę Państwa! Jest jedną rzecz prosta, my musimy zlikwidować wszystkie pozostałości stanu wojennego tak samo jak się likwiduje sprawy o czyny, które przy zmianie ustawodawstwa przestały być pr<text:span text:style-name="T2191">z</text:span>estępstwem<text:span text:style-name="T2192">.<text:s/></text:span>W mojej bardzo bogatej kartotece rozmaitych przepisów karnych,<text:s/><text:span text:style-name="T2193">z</text:span>a które w ciągu mego życia byłem skazany, aczkolwiek jestem człowiekiem niekaranym, absolutnie<text:span text:style-name="T2194">,</text:span><text:s/>to również figuruje artykuł 24 małego kodeksu karnego. Ja miałem też prawomocny wyrok z art. 24, który zresztą nawiasem mówiąc uważam za całkowicie niesłuszny, ale prawomocny był. Z chwilą kiedy art. - czyny przewidziane w artykule 24 przestały być przestępstwem, zostałem objęty abolicją, nie amnestią, a abolicją, to przestało się liczyć. Tak samo wszystkie skutki prawne stanu wojennego i z punktu widzenia rozsądku politycznego, proszę panów czym się wszyscy musimy odznaczać, bo jak ktoś nie ma rozsądku politycznego - to niech dla dobra wspólnego z tego pokoju wyjdzie po jaki<text:span text:style-name="T2195">ej</text:span>kolwiek stronie siedzi i ze względu na oczywisty przepis prawny muszą przestać istnieć. To co w tej chwili nie jest przestępstwem, a było przestępstwem jedynie na mocy ustaw stanu wojennego - powinno być zlikwidowane i przestać istnieć, chyba że ktoś po tamtej stronie powie, że stan wojenny był stanem wybornym i szczęśliwym dla narodu i bardzo dobrym, ale takiego poglądu chyba wśród nas nie ma. Oto i wszystko, proszę państwa.</text:p>
      <text:p text:style-name="P2196">To t<text:span text:style-name="T2197">r</text:span>zeba generalnie, generalnym aktem zakończyć w imię prawidłowości prawa, bo nie może pociągać konsekwencji prawnej dla człowieka to, co w tej chwili przestępstwem nie jest. I musi to być puszczone w niepamięć, zlikwi<text:span text:style-name="T2198">do</text:span>wane i wszelkie skutki muszą być skończone w imię rozsądku i rozumu politycznego, jeżeli proszę państwa dążymy do porozumienia narodowego.</text:p>
      <text:p text:style-name="P2199">Dziękuję.</text:p>
      <text:p text:style-name="P2200"><text:span text:style-name="T2201">Przewodniczący</text:span>:</text:p>
      <text:p text:style-name="P2202">Dziękuję.</text:p>
      <text:p text:style-name="P2203">Głos ma pan Jan Rychlewski.</text:p>
      <text:p text:style-name="P2204"><text:span text:style-name="T2205">Ob</text:span><text:span text:style-name="T2206">.</text:span><text:span text:style-name="T2207"><text:s/>Jan Rychlewski</text:span>:</text:p>
      <text:p text:style-name="P2208">Ponieważ w sprawie wyprowa<text:span text:style-name="T2209">dz</text:span>enia organizacji partyjnych z sądownictwa wypowiedziało się dwóch nie członk<text:span text:style-name="T2210">ó</text:span>w partii, mec. Siła-Nowicki i prof. Gebethner, to może byłoby sensowne gdyby się wypowiedział także i członek partii.</text:p>
      <text:p text:style-name="P2211">Otóż sądzę, że powinniśmy się rozumieć, w naszej dyskusji i dlatego tylko zabieram głos, żeby dorzucić parę swoich uwag do tego co powiedział prof. Gebethner. Otóż rzecz w tym, że<text:s/>jeśliby<text:s/>się komuś wydawało, że taką decyzję jak wyprowadzenia organizacji partyjnych z sądownictwa, czy choćby kierunkowo, choćby można było uzgodnić na takim forum jak Okrągły Stół, to oznacza to, że nie rozumiem wnioskujących mechanizmów rządzących naszą par<text:span text:style-name="T2212">ti</text:span>ą<text:span text:style-name="T2213">.</text:span></text:p>
      <text:p text:style-name="P2214">Rzecz w tym, że mechanizmy te są mechanizmami istotnymi i bynajmniej nie tylko dla naszej partii, a właśnie dla wszystkich. Rzecz w tym, że problem<text:s/><text:span text:style-name="T2215">d</text:span>la partii fundamentalny, bowiem prec<text:span text:style-name="T2216">e</text:span>densowy. Jest kanonem naszej partii, organizacyjnym kanonem i to kanonem od dziesięcioleci, a właściwie od początku, jest zasada jej budowy produkcyjn<text:span text:style-name="T2217">ej,</text:span><text:s/>a nie terytorialn<text:span text:style-name="T2218">ej.</text:span><text:s/>Jest to kanon, który oczywiście nie powinien tu wchodzić to nie sympozjum naukowe, ani ja nie jestem specjalistą od budownictwa partyjnego, jak to się w naszym języku mówi, w każdym razie jest to kanon, który jest bardzo głęboko zakorzeniony i ta sprawa<text:s/><text:soft-page-break/>byłaby sprawą<text:s/>precedensową. Otóż czy to znaczy, że ten kanon, czy takie kanony nie mogą ulegać zmianie<text:span text:style-name="T2219">.</text:span><text:s/>Ja nie użyję słowa nigdy, chociaż pan Michnik i pan Gdula mają to ze sobą wspólnego, że są politykami wobec tego nie mówią nigdy, a pan profesor Wiatr jest tylko profesorem od polityki, a nie politykiem dlatego w jego ustach słowo nie brzmi tak groźnie, jak by brzmiało w ustach zawodowych polityków, ale to na marginesie. N<text:span text:style-name="T2220">at</text:span>omiast jasne jest, że ten kanon jest także kanonem,<text:s/><text:span text:style-name="T2221">k</text:span>tóry jest dyskutowany aktualnie w partii, w szczególności dyskutowan<text:span text:style-name="T2222">e</text:span><text:s/>jest także wszechogarni<text:span text:style-name="T2223">aj</text:span>ący zakres, czy rzeczywiście ma on obowiązywać w stosunku do<text:s/><text:span text:style-name="T2224">ws</text:span>zystkich organizacji partyjnych, do wszystkich dziedzin życia. To wszystko jest oczywiście dyskusyjne i w ramach tej wielkiej debaty, którą w naszej partii się obecnie prowadzi, bio<text:span text:style-name="T2225">r</text:span>ąc za punkt wyjścia służebną wobec narodu rolę partii, jak to raz określamy, to oczywiście i ten kanon jest dyskutowany. Jednakże musicie panowie rozumieć, że jest to kanon, który wpisany jest do statutu partii, która ustala zjazd partii.</text:p>
      <text:p text:style-name="P2226">I nikt poza zjazdem nie jest - żadne struktury poza zjazdem, żadne elity w partii, nie są uprawnione do zmiany statutu partii. Nie jest to sprawa elit, nie jest to s<text:span text:style-name="T2227">p</text:span>rawa komitetów, jaki<text:span text:style-name="T2228">c</text:span>hkolwiek by nie było [nieczytelne]. Jest to sprawa dwóch milionów ludzi, którzy są w tej partii i którzy tworzą na zjeźdz<text:span text:style-name="T2229">i</text:span>e jej statut.</text:p>
      <text:p text:style-name="P2230">Dlatego też powiadam, że jest to suwerenna decyzja naszej partii. Czy<text:s/><text:span text:style-name="T2231">to</text:span><text:s/>oznacza, że ta suwerenna decyzja w naszej partii jest decyzją, która nie obchodzi<text:s/>czy nie powinna obchodzić wszystkich? Przeciwnie jest wiele decyzji nasz<text:span text:style-name="T2232">ej</text:span><text:s/>par<text:span text:style-name="T2233">ti</text:span>i, które przesądzają zakres praw daleko poza nią sięgających i dlatego je<text:span text:style-name="T2234">ś</text:span>li partia na serio trakt<text:span text:style-name="T2235">uj</text:span>e swoją rolę słu<text:span text:style-name="T2236">ż</text:span>ebną wobec narodu, musi liczyć się z tym faktem<text:span text:style-name="T2237">.</text:span><text:s/>Zabieram głos, jeszcze raz mówię jedynie po to, by uzmysłowić państwu, że jest to problem fundamentalny i wymaga u nas bardzo fundamentalnych dyskusji jako precedensowych.</text:p>
      <text:p text:style-name="P2238"><text:span text:style-name="T2239">Przewodniczący</text:span>:</text:p>
      <text:p text:style-name="P2240">Dziękuję.</text:p>
      <text:p text:style-name="P2241">Głos ma Zbigniew Bujak.</text:p>
      <text:p text:style-name="P2242"><text:span text:style-name="T2243">Ob. Zbigniew Bu</text:span><text:span text:style-name="T2244">j</text:span><text:span text:style-name="T2245">a</text:span><text:span text:style-name="T2246">k</text:span>:</text:p>
      <text:p text:style-name="P2247">Proszę Państwa! Ja nie chciałbym wstawać od tego stołu z przeświadczeniem,<text:s/><text:span text:style-name="T2248">ż</text:span>e słowa pana Jerzego Wiatra są stanowiskiem ostatecznym. To stanowisko dotyczyło rehabilita<text:span text:style-name="T2249">cj</text:span>i.</text:p>
      <text:p text:style-name="P2250">Proszę Państwa!<text:s/><text:span text:style-name="T2251">C</text:span>o my pod tym słowem rozumiemy. Ja nie wiem czy to jest słowo dobre, można szukać innego, chodzi mi o możliwość załatwienia spraw, któr<text:span text:style-name="T2252">e</text:span>śmy tutaj w tym bloku widzimy. O co nam będzie chodziło. O rewizję nadzwyczajną w przypadkach skazań niepraworządnych. Dotyczy to między innymi procesów Frasyniuka, Lisa, A<text:span text:style-name="T2253">da</text:span>ma<text:s/><text:span text:style-name="T2254">Mic</text:span>hn<text:span text:style-name="T2255">i</text:span>ka i innych. Ci, którzy się o to nie zwrócą jakby jest to ich indywidualna decyzja<text:span text:style-name="T2256">.</text:span><text:s/>W<text:span text:style-name="T2257">e</text:span><text:s/>wszystkich innych skazaniach niepraworządnych, jak to miało w przypadku właśnie dwóch ostatnich, kiedy złamano wszelkie prawo do obrony. Lu<text:span text:style-name="T2258">d</text:span>z<text:span text:style-name="T2259">ie</text:span><text:s/>muszą mieć możliwość wystąpienia o tę rehabilita<text:span text:style-name="T2260">cj</text:span>ę<text:span text:style-name="T2261">,</text:span><text:s/>chodzi o zatarcie skazań w procesach politycznych. Mogą być przypadki, jak proces R<text:span text:style-name="T2262">a</text:span>d<text:span text:style-name="T2263">i</text:span>a<text:s/>„Solidarność”, w którym widzimy konieczność takiego zatarcia skazań. Da<text:span text:style-name="T2264">le</text:span>j zwrot przedmiotów zakwestionowanych przez kolegę. Jest oto liczba, dość grupa sprawa i uważam, że wymaga ona rozwiązania. Dalej chodzi o umorzenie postępowań, które w tej chwili jeszcze trwają, jak między innymi w sprawie pracowników MSW,<text:s/><text:span text:style-name="T2265">A</text:span>dama Hodysza między innymi. I dalej chodzi o sprawę ważną bodaj n<text:span text:style-name="T2266">aj</text:span>ważni<text:span text:style-name="T2267">ej</text:span>szą, bardziej powszechną, a mianowicie o zmianę charakteru wypowiedzeń miejsc pracy.</text:p>
      <text:soft-page-break/>
      <text:p text:style-name="P2268">Otóż wszystkie te sprawy są sprawami najbardziej powszechnymi, najbardziej bolesnymi i jak nie mogę,<text:s/><text:span text:style-name="T2269">ja</text:span><text:s/>nie chcę odchodzić od tego stolika<text:s/><text:span text:style-name="T2270">w</text:span><text:s/>przeświadczeniu, że o tych sprawach mamy tu ostatecznie przesądzić i o ich zapomnieć, że te owe były. Dlatego między innymi, że sytua<text:span text:style-name="T2271">cj</text:span>e każdego z tych ludzi można by por<text:span text:style-name="T2272">ó</text:span>wnać do takiej oto sytuacji, że zostaje przywrócony, depcze mu się nogą na gardło, zabiera portfel, a my tu mamy powiedzieć przyjacielu od tej chwili zapominamy o przeszłości i zaczynamy nasze stosunki od nowa. Nie da się<text:span text:style-name="T2273">.</text:span><text:s/>Ten portfel najpierw trzeba zwrócić, no a w tym por<text:span text:style-name="T2274">t</text:span>felu są te wszystkie sprawy, o których tu wspomniałem.</text:p>
      <text:p text:style-name="P2275">I otóż jak rozumiem, nasze ustępstwo międ<text:span text:style-name="T2276">z</text:span>y innymi polega na tym, że my już nie chcemy wchodzić w to co doprowadziło do tej sytuacji, że ten człowiek jest wywracany i że mu się depcze nogą na gardło. Nie chcemy już tego rozpatrywać, ale ten jeden element niezbędny dla złożenia stosunków musi zaistnieć.</text:p>
      <text:p text:style-name="P2277">I otóż jeżeli również nasze porozumienie nie ma być porozumieniem elit, mnie kożuch a propos oddano, więc to nie jest tak, że tych wszystkich rzeczy oddać nie można, jeżeli to porozumienie ma być porozumieniem elit, to ten element my absolutnie uwzględnić musimy. Więc nie zamykajmy drogi, tylko musimy sobie odpowiedzieć, że istnieje możliwoś<text:span text:style-name="T2278">ć</text:span><text:s/>regulowania tych spraw, istnieje możliwość takiego ich ustawienia, aby wyeliminować tę największą obawę, którą pan z tym wiązał i że w tej sprawie przy stoliku prawnym znajdzie się jakie<text:span text:style-name="T2279">ś</text:span><text:s/>rozwiązanie.</text:p>
      <text:p text:style-name="P2280">Dziękuję<text:span text:style-name="T2281">.</text:span></text:p>
      <text:p text:style-name="P2282"><text:span text:style-name="T2283">Przewodniczący</text:span>:</text:p>
      <text:p text:style-name="P2284">Proszę bardzo pan Jerzy Wiat<text:span text:style-name="T2285">r</text:span><text:s/>ma głos.</text:p>
      <text:p text:style-name="P2286"><text:span text:style-name="T2287">Prof.<text:s/></text:span><text:span text:style-name="T2288">J</text:span><text:span text:style-name="T2289">erzy Wiatr</text:span>:</text:p>
      <text:p text:style-name="P2290">Mnie si<text:span text:style-name="T2291">ę</text:span><text:s/>z<text:span text:style-name="T2292">daj</text:span>e, że w tej sprawie posunęliśmy się przed chwilą ba<text:span text:style-name="T2293">r</text:span>dzo daleko, dlatego że w niczym co powiedziałem tutaj nie było ani myśli, ani intencji, ani wykonania, które by wyłączało możliwo<text:span text:style-name="T2294">ś</text:span>ć uregulowania którejkolwiek ze spraw takich jak chociażby te, o których pan Bujak przed chwilą mówił. Ja wypo<text:span text:style-name="T2295">wiad</text:span>ałem się bardzo wyraźnie za znale<text:span text:style-name="T2296">z</text:span>ieniem drogi, która by mogła usunąć wszelkie następstwa krzywdzących decyz<text:span text:style-name="T2297">ji</text:span>, bez równocześnie wprowadzenia takiej formuły, którą uznałem i podtrzymuję to za pośrednią formułę dezawuującą stan wojenny<text:span text:style-name="T2298">.</text:span><text:s/>Nawiasem mówiąc wysłuchałem z uwagą i z wielkim respektem tego co pan mec. Siła-Nowick<text:span text:style-name="T2299">i</text:span><text:s/>powiedział i moje wykształcenie prawnicze nie pozwala mi w zasadzie kwestionować tego, ale przecież wiemy dobrze, że nieraz było i bywa tak, że uchylenie jakieś normy prawnej nie powoduje, czy nie powodowało skutków wstecz<text:span text:style-name="T2300">.</text:span><text:s/>No, żeby wziąć taki przykład neutralny gdy zlikwidowano w Stanach Zjednoczonych drastyczne przepisy za okres prohibicji to z tego nie wynikało, że wszystkie następstwa tych przepisów w okresie kiedy one działały były anulowane<text:span text:style-name="T2301">.</text:span><text:s/>Ja bym poszedł dal<text:span text:style-name="T2302">ej,</text:span><text:s/>ja bym szedł właśnie w kierunku korygowania w konkretnych sprawach rozpatrywanych jako konkretne sprawy i myślę, że znajdziemy tutaj taką formułę, która pozwoli rzeczywiście usunąć te dolegliwości i krzywdy, które powstały bez równocześnie powodowania skutków co do których rozumiem, że się zgadzamy, że nie chcemy tego elementu wprowadzać i przy okazji chcę powiedzieć, chociaż nie ma kol<text:span text:style-name="T2303">.</text:span><text:s/>Michnika, że rzeczywiście kiedy mówiłem nigdy to wyrażam pewną prognozę co do tego co staje się w ramach tej konfiguracji politycznej.</text:p>
      <text:p text:style-name="P2304"><text:span text:style-name="T2305">Przewodniczący</text:span>:</text:p>
      <text:p text:style-name="P2306">Dziękuję bardzo.</text:p>
      <text:soft-page-break/>
      <text:p text:style-name="P2307">Proszę państwa!<text:s/>Mamy w sprawie tych trzech pytań, które postawiliśmy trzy odpowiedzi. Jedna jest negatywna, Jeana otwiera drogą załatwienia spraw. Myślę, że ta która dotyczy małej nowelizacji kodeksu karnego i ostatnia tak jak zrozumiałem głos prof. Wiatra oczekujemy takiej formuły, która by wyszła naprzeciw temu postulatowi i rozumiem, że jest ona możliwa, przez nas postulowana, dotyczy ona ludzi,<text:s/>a nie zasad czy wydarzeń historycznych. I że ta naprawa jest możliwa. Oczekiwać będziemy zatem odpowiedzi na to pytanie.</text:p>
      <text:p text:style-name="P2308">Pozostają trzy jeszcze pytania dotyczące środków masowego przekazu, czy możemy liczyć, że w tych sprawach otrzymamy również odpowiedzi precyzyjnie<text:span text:style-name="T2309">js</text:span>ze, pierwsza to jest sprawa ustawy o cenzurze, o możliwości powrotu do formuły z<text:s/><text:span text:style-name="T2310">198</text:span>1 roku, druga sprawa,<text:s/>sprawa niezależnego głosu w telewizji, przy czym ja podkreślam, że to o czym mówimy dotyczy niezależnego głosu, chodzi mianowicie o dostęp do wielkich środków masowego przek<text:span text:style-name="T2311">az</text:span>u,<text:s/><text:span text:style-name="T2312">k</text:span>tóre są w rękach koalicji - to są w obrębie monopolu koalicji. Chodzi nam jakie są drogi wyjści<text:span text:style-name="T2313">a</text:span><text:s/>z tego monopolu, a nie wytwarzanie sobie kolejnych pól i poletek.</text:p>
      <text:p text:style-name="P2314">I trzecia sprawa, sprawa drugiego obiegu moratorium dwuletniego i może powołania komisji, która wspomagałaby lub regulowała wychodzenie drugiego w stronę leg<text:span text:style-name="T2315">al</text:span>no<text:span text:style-name="T2316">ści.</text:span></text:p>
      <text:p text:style-name="P2317"><text:span text:style-name="T2318">Przewodnicząc</text:span><text:span text:style-name="T2319">y</text:span>:</text:p>
      <text:p text:style-name="P2320">Proszę bardzo.</text:p>
      <text:p text:style-name="P2321"><text:span text:style-name="T2322">Ob. Zbigniew Czajkowski</text:span>:</text:p>
      <text:p text:style-name="P2323">Może jeszcze uwaga<text:s/><text:span text:style-name="T2324">w</text:span><text:s/>sprawie polityc<text:span text:style-name="T2325">z</text:span>ności sądów. Jak<text:s/><text:span text:style-name="T2326">w</text:span>iadomo nie jest to kwestia - wiąże się z bezst<text:span text:style-name="T2327">r</text:span>onnością lub stronniczością sądów w takim przypadku. Jak wiadomo nie jest to problem jakiś szczególny nasz<text:span text:style-name="T2328">.<text:s/></text:span>Prawie w każdym kraju, w którym przebywałem miałem do czynienia z licznymi lekturami dotyczącymi problemów związanych ze stronniczością sądów na przykład sądów w Ang<text:span text:style-name="T2329">li</text:span>i, związaną z krytyką są<text:span text:style-name="T2330">dó</text:span>w w Anglii, związaną z szczególnym składem klasowym tamtejszego wymiaru sprawiedliwości, z sądów w Ameryce ze szczególnym składem rasowym tych sądów i konsekwencji tego.<text:s/><text:span text:style-name="T2331">M</text:span>ożna powiedzie<text:span text:style-name="T2332">ć</text:span>, że ludzie rzeczywiście zmagają się z problemem niezawisłości sądów i z ich bezstronnością, i że kwestia poszukiwania środków, które miałyby likwidować lub ogranicza<text:span text:style-name="T2333">ć</text:span><text:s/>do minimum ową stronniczość jest zadaniem każdego cywilizowanego państwa.</text:p>
      <text:p text:style-name="P2334">Rozumiem, że przedmiotem sporu u nas jest to, w jaki sposób my ową stronniczość sądów tutaj zarzucaną ograniczyć, to w tym przypadku, gdzie wynika ona z wpływu czynników politycznych na ten sąd. Sądzę, że w ramach - że po pierwsze deklarujemy intencje działania w tym kierunku ponieważ to rozumiemy przez rządy prawa, że likwiduje się czynniki, które w pozaprawny sposób wpływają na działania sędziów.</text:p>
      <text:p text:style-name="P2335">Jednocześnie tak jak słusznie powiedział to pan prof.<text:s/><text:span text:style-name="T2336">R</text:span>ychlewski jest pewien stan polityczno-prawnym w naszym kraju utrwalony od dziesięcioleci, mający swoje umi<text:span text:style-name="T2337">ej</text:span>scowienie w poglądach i stanowisku wielkich grup społecznych, że proces doskonalenia tego nie może dokonywać się rewolucyjnie<text:span text:style-name="T2338">.</text:span></text:p>
      <text:p text:style-name="P2339">Tak więc musimy zastanawiać się nad tym w jaki spos<text:span text:style-name="T2340">ó</text:span>b stworzyć dalsze gwarancje owej bezstronnoś<text:span text:style-name="T2341">ci</text:span>. Różne recepty, które zostały zaproponowane w ramach stolika, który panowie prof. Strzembosz i pan minister Balcer, któremu przewodniczą, jak myślę zrobiono szereg kroków, które niewątpliw<text:span text:style-name="T2342">i</text:span>e polepszają ten nasz stan rzeczy.</text:p>
      <text:p text:style-name="P2343">Jeśli chodzi o sprawy związane ze środkami mas<text:span text:style-name="T2344">o</text:span>weg<text:span text:style-name="T2345">o<text:s/></text:span>przekazu co do cenzury, to padła tutaj formuła,<text:s/><text:soft-page-break/>wypowiedź pana prezesa Jachacza, iż proponuje, aby na najbliższym spotkaniu sobotnim podjęto dyskusją nad nowelizacją czy nad jakąś inną formą zmiany ustawy o cenzurze i rozumiem, że formuła jest tylko jedną z możliwych formuł jest powrót do..., ale przecież jest i inna również formuła jakie zmiany są niezbędne na gruncie tego nowego, tej nowej sytuacji, jaka w Polsce się rysuje i odpowiedź konkretna brzmi tak: a zatem ustalmy, podejmijmy dyskusję już na najbliższym spotkaniu i ustalmy jak daleko, w jakim stopniu można uzyskać zgodność pomiędzy dyskutującymi sprawę s<text:span text:style-name="T2346">t</text:span>ronami.</text:p>
      <text:p text:style-name="P2347">Jeśli chodzi o sprawą papieru i nowych tytułów prasowych, to mamy taki stan rzeczy, po pierwsze otrzymaliśmy dzisiaj w tej chwili przed paru chwilami pewną propozycję strony opozycyjno-solidarnościow<text:span text:style-name="T2348">ej,</text:span><text:s/>przedstawiliśmy ze swej strony problemy, jakie spostrzegamy przy wprowadzaniu owych zasad i o których mówiliśmy dotychczas. I sądzę, że w niedługim czasie będziemy<text:s/>mogli zają<text:span text:style-name="T2349">ć</text:span><text:s/>bardziej takie sprecyzowane stanowisko wobec tej propozycji, którą państwo tu przedstawili<text:span text:style-name="T2350">.<text:s/></text:span>Myślę, ponieważ chcemy zmierzać do już nieodległego finału to trzeba również i w jednoznaczny sposób te odpowiedzi formułować. Nie jestem pewien czy ta o<text:span text:style-name="T2351">d</text:span>pow<text:span text:style-name="T2352">i</text:span>ed<text:span text:style-name="T2353">ź</text:span><text:s/>będzie już mogła być sformułowana w sobotę, ale może jednak jak najszybciej.</text:p>
      <text:p text:style-name="P2354">Co się tyczy sprawy moratorium. Mamy oto taki nieszczęśliwy układ rzeczy, który dotyczy różnych kwestii, a na tej wychodzi n<text:span text:style-name="T2355">aj</text:span>wyraźni<text:span text:style-name="T2356">ej</text:span>, a który wiąże się z owym porządkiem prawnym, o który chodziłoby, żeby jednak obowiązywał.</text:p>
      <text:p text:style-name="P2357">Otóż pomysł moratorium ma to do siebie właśnie, że zawiesza porządek prawny i wolelibyśmy szukać innych wyjść, na przykład wyjścia typu przyspieszenia wszystkich procesów, na przykład przejścia od legalizacji do rejestracji i tam innych kroków, które były wymienione, po to, żeby nie tworzyć owego karykaturalnego z punktu widzenia prawnego stanu, w którym coś niby jest zakazane prawnie, a równocześnie się nie robi, ponieważ się tak umówiliśmy lub coś takiego.</text:p>
      <text:p text:style-name="P2358">A więc oczywiście także jest kwestia - z drugiej strony jak się na to patrzy, to rzeczywiście jest jakaś kwestia okresu przejściowego. To wszystko musi też jakoś dochodzić. A więc są tu jakby jakieś różne racje. I wyrażam je na głos, ażeby powiedzieć, że nie uważam sprawy za łatwą i prostą do rozwiązania, że każde z tych rozwiązań ma swoje słabości. I jeszcze mamy parę spotkań przed sobą, w których może byśmy szukali jakichś wariantów przybliżeń. Bo rozumiem, że nam wszystkim zależy na tym żebyśmy, żeby również i obieg informacji w Polsce dokonywał się pod rządami prawa, a nie w ten sposób jak to działo się dotychczas.</text:p>
      <text:p text:style-name="P2359">Nie ukrywam, że za bardzo trudny problem uważam sprawę - dostępu do radia i telewizji w tej formule, którą strona solidarnościowo-opozycyjna proponuje. Być może byłoby dobrze, żebyśmy jakiś tutaj okres przejściowy czy moratorium w obie strony. To jest dużo łatwiejsze - jak myślę - do wynego<text:span text:style-name="T2360">cjow</text:span>ania, bo nie godzi w niczyje uczucie prawne. Prawa to nie narusza, jeślibyśmy powiedzieli, że tworzymy jakiś okres przejściowy na przykład w okresie kampanii wyborczej opracowujemy pewne procedury dostępu, próbujemy je, formalizu<text:span text:style-name="T2361">je</text:span>m<text:span text:style-name="T2362">y</text:span>. Nie chciałbym tej sprawy przesądzać jakąkolwiek wypowiedzią w tej chwili.</text:p>
      <text:p text:style-name="P2363">Sygnalizuję, że widzę jeszcze w tym obszarze<text:s/><text:span text:style-name="T2364">d</text:span>o<text:span text:style-name="T2365">ść</text:span><text:s/>daleko jesteśmy<text:s/>od<text:s/><text:span text:style-name="T2366">roz</text:span>wi<text:span text:style-name="T2367">ązań</text:span><text:span text:style-name="T2368">,</text:span><text:s/>by nas wspólnie satysfakcjonowały, ale jeszcze - jak powiadam<text:s/><text:span text:style-name="T2369">-</text:span><text:s/>jak sądzę, jeszcze mamy przed sobą parę spotkań i będziemy wówczas poszukiwać jakiś modus vivendi także i w tym zakresie<text:span text:style-name="T2370">.</text:span></text:p>
      <text:p text:style-name="P2371">Tak że jak rozumiem w niektórych sprawach dałem odpowiedź konkretną, w innych mniej konkretną. A<text:s/><text:soft-page-break/>rozumiem także, że pewne rzeczy pozostawiam również państwu do namysłu, bo ja z kolei mam poczucie, że odpowiedź na pytanie - jak to dzielić, czego jest bardzo mało to też nam się tak wyraźnie nie zarysowała wtedy kiedy już dochodzi do konkretów<text:span text:style-name="T2372">.</text:span><text:s/>No, ale ja rozumiem, że i państwo też będą mieli coś do namysłu<text:span text:style-name="T2373">.</text:span><text:s/>A więc nie może być tak, żebyśmy tylko my musieli myśleć. Ale wy żeb<text:span text:style-name="T2374">yś</text:span>cie się też musieli się nad czymś zastanawiać<text:span text:style-name="T2375">.</text:span></text:p>
      <text:p text:style-name="P2376">Chciałbym kończąc to co mówię - zaproponować, abyśmy odbyli nasze kolejne spotkanie szybko, aby na tym spotkaniu, żebyśmy podjęli tematykę dwóch dalszych stolików, która należy do sfery naszego działania oraz problemy ordynacji wyborczej, której żeśmy jeszcze nie skończyli. Wstępnie, opierając się na naszym, na naszej dyskusji z pro<text:span text:style-name="T2377">f</text:span>. Geremkiem w przerwie naszej wymianie zdań, zastanawialiśmy się nad terminem sobotnim. Tylko byłaby propozycja, żeby zacząć w późniejszej godzinie, ponieważ stolik prasowy zaczyna się rano. A więc był pomysł, ażebyśmy nasze posiedzenie zaczęli o godzinie 13.00<text:span text:style-name="T2378">.<text:s/></text:span>Jeżeli oczywiście państwo się zgodzą, może nawet z dłuższym czasem trwania niż jak to nominalnie jest do godziny 17<text:span text:style-name="T2379">.</text:span>00<text:span text:style-name="T2380">.</text:span><text:s/>I żeby te kwestie trzy, które nam zostały, żeby pr<text:span text:style-name="T2381">ó</text:span>bować nad nimi jeszcze dalej debatować.</text:p>
      <text:p text:style-name="P2382"><text:span text:style-name="T2383">Przew</text:span><text:span text:style-name="T2384">odn</text:span><text:span text:style-name="T2385">icz</text:span><text:span text:style-name="T2386">ą</text:span><text:span text:style-name="T2387">cy</text:span>:</text:p>
      <text:p text:style-name="P2388">Proszę państwa, zgodnie z<text:s/>naszym porządkiem dziennym pozostaje je<text:span text:style-name="T2389">s</text:span>zcze sprawa komunikatu o pracach grupy roboczej, którą powołaliśmy w sprawie ordynacji wyborczej.</text:p>
      <text:p text:style-name="P2390">Proponu<text:span text:style-name="T2391">j</text:span>ę, ażeb<text:span text:style-name="T2392">yś</text:span>my dzisiaj ograniczyli się wyłącznie do przedstawienia stanu pracy grupy roboczej i nie podejmowali dyskusji nad tą sprawą. Rozumiem<text:span text:style-name="T2393">,</text:span><text:s/>że na najbliższym posiedzeniu, w najbliższą sobotę od godziny 1<text:span text:style-name="T2394">3</text:span>.00 rozpoczynając - powrócilibyśmy do spraw, które były dzisiaj przedmiotem porządku dziennego.</text:p>
      <text:p text:style-name="P2395">Czy zatem możemy przejść do tej sprawy - prosząc ni<text:span text:style-name="T2396">e</text:span><text:s/><text:span text:style-name="T2397">w</text:span>iem czy pan pro<text:span text:style-name="T2398">f.</text:span><text:s/>Zawadzki najpierw, czy do naszej strony zwrócimy się?</text:p>
      <text:p text:style-name="P2399">Proszę pan pro<text:span text:style-name="T2400">f.</text:span><text:s/>Zawadzki pierwszy wobec<text:s/><text:span text:style-name="T2401">te</text:span>go.</text:p>
      <text:p text:style-name="P2402">Prof. Sylwester Zawadzki:<text:bookmark-start text:name="bookmark4"/><text:bookmark-end text:name="bookmark4"/></text:p>
      <text:p text:style-name="P2403">Proszę bardzo, więc ja się ograniczę tylko do tych spraw, które rzeczywiście w naszych obradach były najważnie<text:span text:style-name="T2404">js</text:span>ze<text:span text:style-name="T2405">.</text:span><text:s/><text:span text:style-name="T2406">I</text:span><text:s/>sądzę, że będę mógł być uzupełniony, w swojej wypowiedzi.</text:p>
      <text:p text:style-name="P2407">Otóż wydaje mi się tak, że najistotniejszym problemem, który w naszej dyskusji grupy roboczej się pojawił to był problem struktury politycznej mandatów. Obie strony były w pełni zgodne co do tego, że jest to sprawa wyższego szczebla, jeśli tak można powiedzieć i że ta sprawa na tym wyższym szczeblu będzie rozstrzygnięta.</text:p>
      <text:p text:style-name="P2408">Natomiast były różnice zdań, które wydaje mi się, że dobr<text:span text:style-name="T2409">z</text:span>e, żeby były rozstrzygnięte. Dlatego, że strona koalicyjna stoi na stanowisku, że jest to zagadnienie aktu o charakterze poli<text:span text:style-name="T2410">t</text:span>ycznym, czyli norm politycznych, umowy politycznej. Natomias<text:span text:style-name="T2411">t</text:span><text:s/><text:span text:style-name="T2412">p</text:span>roblem ten nie powinien się znaleźć w ordynacji wyborcz<text:span text:style-name="T2413">ej</text:span>.<text:s/><text:span text:style-name="T2414">T</text:span>ego rodzaju umowy - ja nie zn<text:span text:style-name="T2415">a</text:span>m przypadku, żeby były w ordynacjach zamieszczane. I sądzę, że byłoby to niekorzystne dla obu stron. A więc to jest pierwsza sprawa.</text:p>
      <text:p text:style-name="P2416">Druga sprawa, która się łączyła z tą kwestią<text:s/><text:span text:style-name="T2417">-<text:s/></text:span>to była kwestia deklaracji politycznej. I tutaj była pełna zgodność stanowisk odnośnie tego, żeby to było przyjęcie deklaracji ogólnej z<text:s/>„okrągłego stołu”, a więc t<text:span text:style-name="T2418">ej,</text:span><text:s/>która by dotyczyła kwestii co łączy Polaków.</text:p>
      <text:p text:style-name="P2419">Natomiast jeśli chodzi o jakąś jeszcze deklarację wyborczą, to tutaj no powiedziałbym stanowisko nie<text:s/><text:soft-page-break/>było do końca jasne. W każdym razie jeżeli chodzi o naszych partnerów, o stronę opozycyjną, to ona zdecydowanie wypowiadała się przeciwko takiej deklaracji, a myśmy byli zgodni co do tego, że w takiej deklaracji mogłoby się znaleźć to co jest odrębne i że to w każdym frazie nie wykluczałoby odrębnych jeszcze opcji, które byłyby przedstawiane przez obie strony, różne strony biorące udział w tym kompromisie.</text:p>
      <text:p text:style-name="P2420">Druga sprawa to jest sprawa liczebności, ilości samej listy krajowej i liczebności. Otóż była pełna zgodność co do tego, że taka lista krajowa może być przewidywana jeśli chodzi o stronę koalicyjną, nie widzi ona tutaj więcej kandydatów niż 10 proc. ogólnej liczby posłów, czyli najwyżej 46 osób. Ze strony zaś opozycyjnej była przedstawiana opcja, daleko - trzykrotnie nawet wyższej tej listy. I chciałbym powiedzieć, że generalnie stanęło, wydaje się że ta opcja 10 procentowa taka propozycja 10 procentowa<text:s/>mogłaby<text:s/>być przez obie strony przy<text:span text:style-name="T2421">jęt</text:span>a.</text:p>
      <text:p text:style-name="P2422">Natomiast strona opozycyjna na propozycję naszą odnośnie tego, żeby na liście krajowej były reprezentowane wszystkie kierunki uczestniczące w porozumieniu, otrzymaliśmy zdecydowaną odpowiedź, że jeśli chodzi o stronę opozycyjną, to nie zamierzałaby jak dotychczas, zgłaszać tam swoich kandydatur. Natomiast nie miałaby nic przeciwko temu, żeby pojawiły się nazw<text:span text:style-name="T2423">i</text:span>ska kandydatur bezpart<text:span text:style-name="T2424">yj</text:span>nych, którzy tę propozycję przyjmą.</text:p>
      <text:p text:style-name="P2425">Następna sprawa dotyczyła wyborów w okręgach. Otóż były tutaj poważne różnic<text:span text:style-name="T2426">e</text:span>, zarówno jeśli chodzi o... dlatego, że strona opozycyjna wypowiadała się za<text:s/><text:span text:style-name="T2427">je</text:span>dnomand<text:span text:style-name="T2428">ato</text:span>wymi okręgami. Jeśli chodzi o stronę koalicyjną - stoi na stanowisku okręgów o liczebności 2 do<text:s/><text:span text:style-name="T2429">5<text:s/></text:span>mandatów.</text:p>
      <text:p text:style-name="P2430">Ostateczn<text:span text:style-name="T2431">i</text:span>e te rozbieżności zostały usunięte i wspólny tekst, który przyjęliśmy stwierdza, że okręgi będą 2-5 mandatowe.</text:p>
      <text:p text:style-name="P2432">Uważaliśmy, że po prostu w 1-mandatowych okręgach zostanie zagubiona ta idea, która nam przyświecała - mianowicie niekonfrontacy<text:span text:style-name="T2433">j</text:span>nego charakteru wyborów. I z chwilą gdyby te okręgi, za którymi wielu z nas optowało, prawda, i rozważało tę kwe<text:span text:style-name="T2434">s</text:span>tię, ja mówię tu o pracownikach nauki. To jednak biorąc pod uwagę ten szczególny charakter najbliższych wyborów, byłoby uważamy,<text:s/><text:span text:style-name="T2435">że</text:span><text:s/>byłoby to sprzeczne z tą podstawową ideą<text:s/>nie konfrontacyjności, natomiast w pełni utrzymania zasady konkurencyjności na wszystkich mandatach.<text:s/>Jeśli chodzi o wszystkie mandaty.</text:p>
      <text:p text:style-name="P2436">Teraz istotną sprawą jest sprawa zgłaszania kandyda<text:span text:style-name="T2437">tó</text:span>w. Otóż zarysowały się takie trzy warianty. Pierwszy wariant to jest tego rodzaju, że przysługiwałoby wymienianym z nazwy w ordynacji wyborczej partiom<text:s/><text:span text:style-name="T2438">-</text:span><text:s/>stronnictwom, organizacjom, w tym organizacjom opozycyjnym, to znaczy, że byłyby wymienione te podmioty w ordynacji i grupy liczące trzy tysiące obywateli. Pozostałe organizacje jeśliby chciały zgłosi<text:span text:style-name="T2439">ć</text:span><text:s/>kandydata, powinn<text:span text:style-name="T2440">y</text:span><text:s/>zebrać<text:span text:style-name="T2441"><text:s/></text:span>wówczas ustaloną w ordynacji liczbę 3 tysięcy podpisów obywateli.</text:p>
      <text:p text:style-name="P2442">Wreszcie wariant drugi, by mówił w ordynacji, że uprawnienie to przysługiwałoby grupom liczącym 3 t<text:span text:style-name="T2443">ys</text:span>. obywateli. To znaczy, że każda organizacja, która by - również partia, stronnictwa - jeśliby chciała kandydatów, musiałaby mie<text:span text:style-name="T2444">ć</text:span><text:s/>za sobą 3 tysiące podpisów.</text:p>
      <text:p text:style-name="P2445">I wreszcie trzeci wariant przysługiwałby wymienionym z nazwy organizacji wyborczym - każda kandydatura musiałaby zyskać poparcie 3 tys. obywateli w formie zebrania podpisów. Ja miałbym propozycję, no oczywiście istnieje potrzeba rozważenia każdego z tych wa<text:span text:style-name="T2446">ri</text:span>an<text:span text:style-name="T2447">tó</text:span>w, z tym że w sumie uważałbym n<text:span text:style-name="T2448">aj</text:span>bardziej taki korzystny ze wszystkich względów wariant pierwszy, to znaczy przewidujący<text:s/><text:soft-page-break/>te różne sposoby podejścia do tego zagadnienia.</text:p>
      <text:p text:style-name="P2449">Teraz jeśli chodzi o ustalenia w sprawie zgłaszania kandydatów to chciałbym je wymieni<text:span text:style-name="T2450">ć</text:span>, a każdy z uprawnionych podmiotów miałby prawo swobodnego zgłaszania kandydatów, niezależnie od ich przynależnoś<text:span text:style-name="T2451">ci<text:s/></text:span>organizacyjnej, kandydatów zgłaszać mogliby obywatele, którzy co najmniej 3 miesiące zamieszkują w danym okręgu wyborczym, tam była sprawa rozważana jednego roku zamieszkania, ale uważaliśmy, że to tak daleko nie może by sięgać i dlatego też 3 miesięczny okres został tutaj zaproponowany, następnie każdy obywatel może zgłosić tylu kandydatów, ile jest mandatów w danym okręgu wyborczym, czyli jeśli jest 5 mandatów, to każdy może podpisywać listę złożoną przez grupę wyborców. Obywatele zgłaszający kandydata obok swojego czytelnego podpisu podawaliby wiek, zawód, adres, a nawet był wymieniony numer dowodu osobistego.</text:p>
      <text:p text:style-name="P2452">Kandydować można by tylko w jednym okręgu wyborczym, a więc albo w okręgu wyborczym, albo z listy krajowej. Tutaj ta rozdzielność została uzgodniona. O każdy mandat ubiegałaby się nieograniczona liczba kandydatów, a więc żadnych limitów jeśli chodzi o ilość kandydatów przewidywanych na określony mandat<text:span text:style-name="T2453">.</text:span></text:p>
      <text:p text:style-name="P2454">Posłowie byliby wybierani spośród zarejestrowanych kandydatów w wyborach powszechnych, bezpośrednich, tajnych i równych. Z tym, że tutaj są dwa warianty, to znaczy jeden wariant przewidujący jedno głosowanie i wybrani byliby ci, którzy uzyskują największą liczbę głosów, większość względna. I drugi wariant mówiący o dwóch głosowaniach, z tym że w pierwszej turze wybrani zostaliby ci, którzy uzyskują ponad 50% ważnych głosów, tutaj była wysuwana sprawa przez stronę opozycyjną sprawa frekwencji.</text:p>
      <text:p text:style-name="P2455">W drugiej turze natomiast uczestniczyłoby po dwóch kandydatów na dany mandat, którzy w pierws<text:span text:style-name="T2456">z</text:span>ej turze głosowania uzyskali największą liczbę głosów i wybrany zostałby ten, który uzyskałby po prostu większość względną<text:span text:style-name="T2457">.</text:span></text:p>
      <text:p text:style-name="P2458">Teraz jeśli chodzi o odrębne stanowiska, które się jeszcze zarysowały. Co to listy krajowej to ja już mówiłem o tych różnicach, następnie sprawa dwóch do<text:span text:style-name="T2459"><text:s/></text:span>5 mandatów<text:s/><text:span text:style-name="T2460">t</text:span>eż właściwie została uzgodniona, z tym<text:span text:style-name="T2461">,</text:span><text:s/>że strona opozycyjna sformułowała pytanie, czy w przypadku ustalenia okręgów wielomandatowych, w każdym okręgu wyborczym byłby co najmniej jeden mandat dostępny dla strony opozycyjno-solidarnoś<text:span text:style-name="T2462">ci</text:span>ow<text:span text:style-name="T2463">ej.</text:span><text:s/>Jest to bardzo ważna kwestia, nie czuliśmy się na siłach i nie byliśmy upoważnieni do zajęcia w tej sprawie stanowiska, uważając że jest to sprawa tej wagi, jak sprawa tych generalnych proporc<text:span text:style-name="T2464">ji</text:span>.</text:p>
      <text:p text:style-name="P2465">Strona koalicyjna zaproponowała, aby karta do głosowania w okręgu wyborczym podzielona była na poszczególne mandaty, przy każdym wyodrębniony<text:span text:style-name="T2466">m</text:span><text:s/>mandacie wszystkich zarysowanych przez komisję wyborczą na dany mandat kandydatów umieszczano by w kolejności alfabetycznej. I tu jest, proszę bardzo is<text:span text:style-name="T2467">to</text:span>tna różnica. Mianowicie, czy miałaby to być lista zawierająca wszystkich kandyda<text:span text:style-name="T2468">tó</text:span>w na wszystkie miejsce mandatowe, czy też jak proponuje strona opozycyjna miałoby to być w zależności od<text:s/><text:span text:style-name="T2469">ilości</text:span><text:s/>mandatów tyle list, ile<text:s/><text:span text:style-name="T2470">j</text:span>est mandatów i każdy wyborca otrzymywałby kartkę na konkretnego kandydata. Otóż tego stanowiska nie mogliśmy również w te<text:span text:style-name="T2471">j</text:span><text:s/>sprawie uzgodni<text:span text:style-name="T2472">ć</text:span>, z tym że jeszcze była rozważana sprawa umieszczania symboli świadczących o preferen<text:span text:style-name="T2473">cj</text:span>ach politycznych kandydata.</text:p>
      <text:p text:style-name="P2474">I wreszcie jeśli chodzi o umowę, ta sprawa była również poruszona.</text:p>
      <text:p text:style-name="P2475">I ostatnia kwestia, jedna z ostatnich dotycząca punktu 11 nasze<text:span text:style-name="T2476">j</text:span><text:s/>propozycji, mianowicie chcę<text:s/><text:soft-page-break/>powiedzieć, że ta propozycja brzmiała w ten sposób, że proponuje się powołać wspólne ciało, w skład którego weszliby przedstawiciele wszystkich liczących się sił społecznych i wszystkich w ogóle sił społecznych, uczestniczących w wyborach, zadaniem jego byłoby między innymi pełnienie roli arbitra w sytuacjach, kiedy dochodziły do naruszania przez kandyda<text:span text:style-name="T2477">tó</text:span>w na posłów zasad konstytucyjnych lub deklaracji Okrągłego Stołu oraz zasad ordynacji wyborcze<text:span text:style-name="T2478">j.</text:span></text:p>
      <text:p text:style-name="P2479">Chcę powiedzieć, że wówczas nie zdawaliśmy jeszcze w pełni sobie sprawy, z ważności tego zagadnienia, no ale wystąpienie kongresu opozycji<text:s/>antyustrojowej<text:span text:style-name="T2480"><text:s/></text:span>w Jastrzębiu, stawia to zagadnienie jeszcze chyba ostrzej dlatego, że jest to kongres tych wszystkich zwolenników, którzy wezwali do wolnych wybor<text:span text:style-name="T2481">ó</text:span>w oraz położenia kresu monopolowi władzy i spotkanie to określono jako zjazd przeciwników systemu. A więc, no to jest kwestia powiedziałbym rozróżnienia opozycji konstruktywn<text:span text:style-name="T2482">ej</text:span><text:s/>i opozycji<text:s/>antyustrojowej, która się w ten sposób wprost zadeklarowała.</text:p>
      <text:p text:style-name="P2483">Traktujmy to poza protokółem, ale ponieważ strona opozycyjna zdecydowanie opowiedziała<text:s/><text:span text:style-name="T2484">s</text:span>ię przeciwko możliwości wglądu w tego rodzaju zagadnienia, to ja uważam, że jednak sprawa nabrała większego znaczenia.</text:p>
      <text:p text:style-name="P2485">Strona koalicyjna zaproponowała, by w ordynacji zapisów - być może, że to są nawet kw<text:span text:style-name="T2486">e</text:span>stie związane z preambułą, co do której się wszyscy zgodzili, mianowicie, że wybory będą miały charakter niekonfrontac<text:span text:style-name="T2487">yj</text:span>ny, akcentuję sprawy łączące wszystkich Polaków jako płaszczyznę współdziałania opierając się tutaj na deklaracji generała Kiszczaka jak i również w oświadczeniu Lecha Wałęsy<text:span text:style-name="T2488">.</text:span></text:p>
      <text:p text:style-name="P2489">No i chcę powiedzieć, była wysuwana propozycja jeśli chodzi o zgłaszanie kandydatów, no takiej zgody na tworzenie komitetów wyborczych oczywiście traktowanych jako jeden z wariantów i wspólnie postanowiono, aby ta propozycja została rozważona później przy rozpatrywaniu kwestii organizacji wyborów<text:span text:style-name="T2490">.</text:span></text:p>
      <text:p text:style-name="P2491">To byłoby wszystko, starałem się i to co wspólne i to co różniło nasze stan<text:span text:style-name="T2492">o</text:span>wiska wydobyć.</text:p>
      <text:p text:style-name="P2493"><text:span text:style-name="T2494">Przewodniczący</text:span>:</text:p>
      <text:p text:style-name="P2495">Dziękuję bardzo panie profesorze. Stanowisko drugiej strony przedstawi pan Jacek Kuroń i pani Janina Zakrzewska.</text:p>
      <text:p text:style-name="P2496"><text:span text:style-name="T2497">Ob</text:span><text:span text:style-name="T2498">.</text:span><text:span text:style-name="T2499"><text:s/></text:span><text:span text:style-name="T2500">J</text:span><text:span text:style-name="T2501">acek Kuroń</text:span>:</text:p>
      <text:p text:style-name="P2502">Nasza strona... Po pierwsze trzeba tu zaznaczyć, że w protokole ustaleń znajduje się także na wstępie<text:span text:style-name="T2503"><text:s/></text:span>zapis, że nasza strona przedstawiła projekt ordynacji wyborczej, po którym przystąpiliśmy, po przedyskutowaniu, którego przystąpiliśmy dopiero do dyskusji nad projektem strony koalicyjnej, który to projekt, do którego to projektu, tak mniej więcej, ust<text:span text:style-name="T2504">os</text:span>unkowaliśmy się jak to opisał pro<text:span text:style-name="T2505">f.</text:span><text:s/>Zawadzki<text:span text:style-name="T2506">.</text:span><text:s/>To precyzyjniej nieco jest powiedziane w protokole.</text:p>
      <text:p text:style-name="P2507">I ja nie mam oczywiście zamiaru tego powtarzać. N<text:span text:style-name="T2508">as</text:span>za strona z wielką uwagą z punktu widzenia naszych właśnie zastrzeżeń przyjrzała się całej tej ordynacji ze względu na jakby to co jest zasadą naszych kontraktów. To znaczy ze względu na to - jak zabezpieczyć realizację kontraktu co do struktury politycznej przyszłego Sejmu.</text:p>
      <text:p text:style-name="P2509">Jeśli zważymy, że my nie zgadzamy się na żadną formę wspólnej listy to znaczy ani na wspólny plakat, ani na wspólną kartkę wyborczą, an<text:span text:style-name="T2510">i</text:span><text:s/>na wspólną listę.<text:s/><text:span text:style-name="T2511">A</text:span><text:s/>nie zgadzamy się z przyczyn, o których mówił tu prof. Reykowski dzisiaj, to znaczy że mu<text:span text:style-name="T2512">s</text:span>imy zachować swoją odrębność i tożsamość, że nie możemy<text:s/><text:soft-page-break/>stworzyć wrażenia, że ta zasadnicza przemiana, która się dziś dokonuje<text:span text:style-name="T2513">,</text:span><text:s/>jest po prostu próbą poszerzenia koalicji władzy, że uformujemy nową jakąś formację do<text:span text:style-name="T2514">s</text:span>konalszą może, lepszą, ale na tej samej zasadzie opartą. I dlatego my na to zgodzić się w żaden sposób nie możemy.</text:p>
      <text:p text:style-name="P2515">Dalej<text:s/><text:span text:style-name="T2516">-</text:span><text:s/>nie możemy się zgodzić na to, aby deklaracja<text:s/>„okrągłego stołu”<text:s/>była wprost programem wyborczym. Przede wszystkim dlatego, że to byłoby w zasadzie podważenie tego, co zasadnicze dla demokratycznych wyborów, bowiem brak programów poszczególnych kandydatów czy grup kandydatów programów wyborczych, mieszczących się w ramach tej wspólnej platformy, ale niemniej odrębnych, robiłby z wyborów konkurs piękności albo co gorsze -<text:s/>demagogię. To byłoby niesłychanie niebezpieczne zwłaszcza dla tego, co nazwaliśmy sobie tutaj edukacją demokratyczną społeczeństwa. Bo jednak wybory mają sens dopiero wówczas, kiedy prezentuje się programy,<text:s/><text:span text:style-name="T2517">w</text:span><text:s/>większej grupie niż mała, bo w małej, to rzeczywiście wybiera się kolegę.</text:p>
      <text:p text:style-name="P2518">Wreszcie nie możemy zgodzić się na komisję arbitrażową, właśnie z przyczyn, o których pan profesor mówił, ponieważ to co widzieliśmy przy kongresie tej opozycji, a jeszcze bardziej w Krakowie przy różnych tych... Byśmy mieli historię z działaniem komisji arbitrażowej. Człowiek, który nie miałby żadnych szans wygrać w wyborach, gdyby go skreślono, miałby szansę zrobić taką demonstra<text:span text:style-name="T2519">cj</text:span>ę, jakiej<text:span text:style-name="T2520"><text:s/></text:span>świat nie widział. No, przesadzam oczywiście, ale dużą, wielką demonstrację, większą niż jego akcja wyborcza. Jeżeli wybory mają być niekonf<text:span text:style-name="T2521">l</text:span>iktowe, to takiego kon<text:span text:style-name="T2522">fl</text:span>iktogennego elementu nie wmontować nie można.</text:p>
      <text:p text:style-name="P2523">I oto w tych okolicznościach, jak się to zestawi wszystko co powiedziałem, nie widać w jaki by sposób można byłoby zabezpieczyć strukturę przyszłych wyborów do Sejmu inaczej niż przez wpisanie jej do ordynacji.<text:s/>Co proszę wziąć łaskawie pod uwagę, że przyjęcie tego w trybie pozaprawnym, zasady, że w wielomandatowych okręgach wybory dokonuje się na każdy mandat, to jest przyjęcie pozaprawne. Zasady, przecież możliwa jest taka sytuacja, a nawet bardzo prawdopodobna, że na posła większości będzie wybierany człowiek ze znacznie mniejszą ilością głos<text:span text:style-name="T2524">ó</text:span>w, niż będzie wybierany na posła większości.</text:p>
      <text:p text:style-name="P2525">A więc to jest w gruncie rzeczy zaprzeczeniem wpisanej przez stronę koalicyjną na czoło zasady, że na jednakowych zasadach się wybiera.</text:p>
      <text:p text:style-name="P2526">W tych okolicznościach uważamy, że poza właśnie wpisaniem w ordynację tej zasady,<text:s/><text:span text:style-name="T2527">k</text:span>tóra już prawnie to sankcjonuje i prz<text:span text:style-name="T2528">yj</text:span>mu<text:span text:style-name="T2529">j</text:span>e się wówczas rozwiązanie - jak się zdaje - mimo wszystko elegantsze, stwarza nasza ordynacja, o której pani Janina Zakrzewska.</text:p>
      <text:p text:style-name="P2530"><text:span text:style-name="T2531">O</text:span><text:span text:style-name="T2532">b.</text:span><text:span text:style-name="T2533"><text:s/>J</text:span><text:span text:style-name="T2534">a</text:span><text:span text:style-name="T2535">nina Zakrzewska</text:span>:</text:p>
      <text:p text:style-name="P2536">Ja postaram się krótko, ponieważ apel pana pro<text:span text:style-name="T2537">f</text:span>. Reykowskiego o to, żeby pewne rzeczy przemyśleć, jest ułatwiony realizacyjnie<text:span text:style-name="T2538">,</text:span><text:s/>skoro mamy dzisiaj tylko przedstawić pewne problemy i rozejść się. Z tym, że jeżeli spotkamy się w sobotę, to myślę, że wszyscy będą mieli większą możliwość zapoznania się z tymi problemami przez otrzymanie tekstu zapisanego, niż tylko przez wysłuchanie pewnych rzeczy.</text:p>
      <text:p text:style-name="P2539">Chciałabym więc skoncentrować się na pe<text:span text:style-name="T2540">w</text:span>nych sprawach zasadniczych i wyjaśnić pewne problemy zgłoszonej przez nas, przepraszam, zgłoszonego przez nas projektu ordynacji wyborczej tak, ażeby one mogły być dobrze zrozumiane i w konsekwencji dobrze przyjęte, i nie traktowane jako demonstracja próby tworzenia takich czy innych niewłaściwych rozwiązań. Bo takie sprawy były również podnoszone na spotkaniu grupy roboczej.</text:p>
      <text:p text:style-name="P2541">Rzeczywiście tutaj w naszych, ja nie chcę się wdawać w rozważania retoryczne, ale w naszych<text:s/><text:soft-page-break/>obradach parę razy padał problem kwadratury koła. I wydaje mi się, że w żadnej innej kwestii owo określenie kwadratura koła nie pasuje bardziej niż do problemu ordynacji wyborczej.</text:p>
      <text:p text:style-name="P2542">Jaka bowiem powinna być ordynacja wyborcza, aby mogła spełnić dwa podstawowe warunki, ażeby gwarantowała ustalony przed wyborami polityczny podział mandatów, będąc jednocześnie tym o czym mówili tutaj na naszych 2-krotnych spotkaniach pan Kazimierz Cypryniak w wywiadzie publikowanym w całej prasie - pan Ciosek. Będą jednocześnie ordynacją demokratyczną i inną niż wszystkie ordynacje poprzednie. Jeżeli więc mamy mówić konkretnie o ordynacji i wyjść poza sferę ogólników, to należy zastanowić się - jak można połączyć oba te elemen<text:span text:style-name="T2543">t</text:span>y, mając na myśli - rzecz jasna, demokrację nie pełną, ale jednak demokrację oraz realizację owego wstępnego porozumienia wiążącego zarówno stronę solidarnościowo-opozycy<text:span text:style-name="T2544">j</text:span>ną, jak<text:s/><text:span text:style-name="T2545">s</text:span>ię to mówi, i stronę rządową, wstępnego porozumienia, które - jak wiemy tutaj wszyscy, nie jesteśmy dziećmi, zapadło przed rozpoczęciem obrad<text:s/>„okrągłego stołu”.</text:p>
      <text:p text:style-name="P2546">I to było myślą przewodnią wszystkich prac, które prowadziliśmy, o których wspominałam na naszym poprzednim spotkaniu nad ordynacją wyborczą.<text:s/>Chodziło nam o to, ażeby znaleźć taki środek i taki spo<text:span text:style-name="T2547">s</text:span>ób ukształtowania przepisów prawnych, które będąc bardziej demokratyczne niż przepisy wszystkich dotychczasowych ordynacji, gwarantowałyby stronie part<text:span text:style-name="T2548">y</text:span>jno- koalicyjnej pożądany przez nią wynik wyborów<text:span text:style-name="T2549">,</text:span><text:s/>jednocześnie zostawiając obywatelom również pewne pole ograniczonej, ale jednak demokracji.</text:p>
      <text:p text:style-name="P2550">I doszliśmy do wniosku, że tym sposobem może być - tak sądzimy - powiązanie listy państwowej z systemem jednomandatowych okręgów wyborczych.<text:s/>Te postanowienia również z innymi postanowieniami zasadniczymi są zawarte w tym projekcie, no nie ordynacji, ale pewnych zasad ordynacji wyborczej, które pozwoliliśmy sob<text:span text:style-name="T2551">i</text:span>e tutaj przedstawić dostarczając go<text:s/><text:span text:style-name="T2552">i</text:span><text:s/>ja tylko pewne rzeczy chciałam tutaj zreferować, ażeby uniknąć dalszych wątpliwości.</text:p>
      <text:p text:style-name="P2553">Oczywiście w zasadach podstawowych nasza ordynacja mówi, że wy<text:span text:style-name="T2554">b</text:span>ory są powszechne, bezpośrednie,<text:span text:style-name="T2555"><text:s/></text:span>równe i przeprowadzane w głosowaniu t<text:span text:style-name="T2556">aj</text:span>nym. To są rzeczy - jak przypuszczam - będą wspólne ordynacji naszej strony i ordynacji strony przeciwnej. Czym więcej tych wspólnych rzeczy będzie można wyciągnąć z obu tych projektów ordynacji tym myślę, że będzie większa korzyść dla naszych następnych obrad zakończonych, miejmy nadzieję, jakimś wspólnym zajęciem stanowiska.</text:p>
      <text:p text:style-name="P2557">Według obu tych projektów Sejm składa się z 460 posłów<text:span text:style-name="T2558"><text:s/></text:span>z czego w naszym projekcie 160 posłów otrzymuje mandaty z listy państwowe<text:span text:style-name="T2559">j</text:span>, a 300 posłów wybieranych jest w wyborach powszechnych w okręgach wyborczych.</text:p>
      <text:p text:style-name="P2560">Uzyskanie mandatu z listy państwowej następuje przez oddanie głosu w okręgu. Chciałabym tutaj zwrócić uwagę na dwa bardzo istotne elementy. Po pierwsze - nie traktujemy propozycji liczbowych tzn. w 160 i 300, jako tak sztywne i twarde, że nie podlegają żadnej dyskusji. Wręcz przeciwnie - uważamy, że mogą i powinny podlegać dyskusji tak, aby dojść do jakiegoś optymalnego rozwiązania tak samo jak doszliśmy w rozważaniach proponując 1 000 podpisów pod zgłoszeniem kandydata<text:span text:style-name="T2561">,</text:span><text:s/>strona przeciwna proponowała 5 000. Zgodziliśmy się na 3 000.</text:p>
      <text:p text:style-name="P2562">Ten podział jest podziałem wyjściowym, czy podziałem umownym, ale ma tę zaletę, że pozwala na ustanowienie pewnego społecznego, jasnego podziału mandatów i pewnej jasnej politycznie sytuacji.</text:p>
      <text:p text:style-name="P2563">Dla każdego głosującego jest jasne, że jest pewien kontrakt polityczny zawarty. Istota tego kontraktu jest przedstawiona w ordynacji wyborczej dostępnej dla każdego obywatela.<text:s/>I jest to uczciwe i jasne<text:s/><text:soft-page-break/>postawienie sprawy, jak mówię proporcje są do dyskusji.</text:p>
      <text:p text:style-name="P2564">Ale chciałabym tutaj zwróci<text:span text:style-name="T2565">ć</text:span><text:s/>uwagę na drugą część tego postanowienia, która jakoś umknęła może w dotychczasowej dyskusji, która jest niesłychanie istotna dla jak prz<text:span text:style-name="T2566">yp</text:span>uszczam drugiej strony chociaż i dla nas jako ewentualnie namawi<text:span text:style-name="T2567">aj</text:span>ących do pozytywnego stosunku obywateli do tych wyborów.</text:p>
      <text:p text:style-name="P2568">Otóż uzyskanie mandatu z listy państwowej następuje przez oddanie głosu w okręgu. Co o znaczy? To znaczy, że każdy obywatel, który oddaj<text:span text:style-name="T2569">ę</text:span><text:s/>głos na jaki<text:span text:style-name="T2570">e</text:span>gokolwiek kandydata, członka komitetu obywatelskiego przy Lechu Wałęsie, członka<text:s/><text:span text:style-name="T2571">„</text:span>Solidarnoś<text:span text:style-name="T2572">c</text:span>i”<text:s/>itd. automatycznie aprobuje listę<text:s/><text:span text:style-name="T2573">z</text:span><text:s/>państwową. Byłby to jak myślę jeden z bardzo istotnych elementów, nie chce powiedzieć pierwszy wypadek w historii naszego kraju, bo nie należy mówić ani pierwszy, ani nigdy, ale byłby to moment, w którym władza mogłaby otrzymać społeczną legitymiza<text:span text:style-name="T2574">cj</text:span>ę.</text:p>
      <text:p text:style-name="P2575">Byłyby to wybory na tyle demokratyczne na ile byłyby możliwe, ale ci obywatele, którzy znaleźliby się na liście pańs<text:span text:style-name="T2576">t</text:span>wow<text:span text:style-name="T2577">ej</text:span>, tutaj już była o tym mowa, że jej skład przecież nie jest niczym ograniczony i można... może składać się zarówno z działaczy politycznych jak i osób cieszących się powszechnym szacunkiem<text:s/><text:span text:style-name="T2578">-</text:span><text:s/>ta lista państwowa, czyli kierownictwo partyjno-polityczne tak sobie powiedzmy, bo to o to tu chodzi, otrz<text:span text:style-name="T2579">y</text:span>małoby społeczną legitymizację swojej władzy i to wydaje mi się element, którego nie można i nie należy<text:s/>nie<text:s/>doceniać.</text:p>
      <text:p text:style-name="P2580">Z tą koncepcją jednak jeżeli ten układ polityczny miałby być zawarty w ten sposób, łączą się konsekwentnie okręgi jednomandatowe. Nie przesądzamy tutaj jak wielkie ma być pole objęte tymi okręgami<text:s/><text:span text:style-name="T2581">je</text:span>dnoman<text:span text:style-name="T2582">da</text:span>towymi. Może ono być nawet niewielkie, bo byłoby to próbne pole wprowadzenia demokracji do prawa wyborczego i wydaje nam się, że na obecnym etapie lepiej, żeby to pole było wąziutkie, ale niech ono będzie małym krokiem w stroną rzeczywistej demokracji.</text:p>
      <text:p text:style-name="P2583">Gdyby się na to zdecydować w wyborach do rad narodowych tak jak się nie zdecydowano,<text:s/><text:span text:style-name="T2584">b</text:span>yć może dzisiaj stalib<text:span text:style-name="T2585">yś</text:span>my w obliczu innej sytuacji polit<text:span text:style-name="T2586">yc</text:span>znej. Dlatego proponujemy, ażeby kon<text:span text:style-name="T2587">t</text:span>rakt polity<text:span text:style-name="T2588">c</text:span>zny był wpisany do ordynacji wyborczej, żebyśmy się nie zetkn<text:span text:style-name="T2589">ę</text:span>li z tym, że b<text:span text:style-name="T2590">ę</text:span>d<text:span text:style-name="T2591">ą</text:span><text:s/>nam ludzie mówili spotkali się za Okrągłym Stołem w sposób nie znany dla nikogo rozdzielili mandaty, ale dajmy obywatelom małe pole zrealizowania ich demokratycznego prawa do demokratycznych wyborów<text:span text:style-name="T2592">,</text:span><text:s/>tak jak... do czego dążymy i jak się spodziewamy nastąpi w następnej ordynacji.</text:p>
      <text:p text:style-name="P2593">Nasza ordyna<text:span text:style-name="T2594">cj</text:span>a, ma jeszcze pewną zaletę, chciałam na to zwrócić uwagą, ona jest tak skonstruowana, że tak długo póki do tej demokracji mamy dochodzić małymi krokami,<text:s/><text:span text:style-name="T2595">z</text:span>awiera tej demokracji ograniczenie. Z chwilą kiedy sytuacja będzie inna, wystarczy z niej wyjąć demokratyczne postanowienia, czy ogranicz<text:span text:style-name="T2596">aj</text:span>ące demokrację postanowienia i będzie mogła być rzeczywiści<text:span text:style-name="T2597">e</text:span><text:s/>zaaprobowana jako demokratyczna w pełni ordyna<text:span text:style-name="T2598">cj</text:span>a wyborcza<text:span text:style-name="T2599">.</text:span></text:p>
      <text:p text:style-name="P2600">Nie wiem czy to warto dzisiaj mówić, jest dość późno więc nie będą tego już rozszerzała.</text:p>
      <text:p text:style-name="P2601">Chciałam tylko powiedzieć, że te postano<text:span text:style-name="T2602">wi</text:span>eni<text:span text:style-name="T2603">a</text:span>,<text:s/><text:span text:style-name="T2604">k</text:span>tóre mówią o składzie komi<text:span text:style-name="T2605">sj</text:span>i wyborczych, zgłaszaniu kandydatów innych poza tym co mówiłam, karty do głosowania, dotyczą spraw nie technicznych, ale merytorycznych, które mają znaczenie polityczne. Myślę, że do soboty każdy się z tym może zapoznać, chciałam tylko przejść jeszcze... to o czym nasza strona mówiła na posiedzeniu komis<text:span text:style-name="T2606">ji</text:span>, grupy roboczej, mianowicie głosowanie w dwóch turach. Myślimy, że jeżeli chcemy, żeby ten parlament był innym parlamentem niż był do tej pory, żeby ta grupa posłów która wejdzie, ale powiedziałabym szerzej, że ci<text:s/><text:soft-page-break/>wszyscy posłowie, którzy wejdą do tego parlamentu będą się cieszyli większym zaufaniem społeczeństwa, to myślę, że ten wymóg, głosowania w dwóch turach jest wymogiem lepszym. On jest powszechnie znany i on w pierwszej turze, w każdym razie, stawia tę wizję organu przedstawicielskiego. No, bo organ przedstawicielski to znaczy organ wybrany w określonych warunkach prawnych.</text:p>
      <text:p text:style-name="P2607">W<text:span text:style-name="T2608">i</text:span>ęc my byśmy jednak bardzo namawiali na przyjęcie zasady dwóch tur, w pierwszej turze byłby obowiązek, wymóg frekwenc<text:span text:style-name="T2609">ji</text:span><text:s/>i wymóg uzyskania 50% ważnych oddanych głosów, a w drugiej turze byłby balotaż między dwoma kandydatami,<text:s/><text:span text:style-name="T2610">t</text:span>o są rzeczy jasne, tu jest również pole, na którym obie strony właściwie bardzo w tych obradach<text:s/>do si<text:span text:style-name="T2611">e</text:span>bie<text:s/><text:span text:style-name="T2612">si</text:span>ę zbliżały.</text:p>
      <text:p text:style-name="P2613">To byłyby w dużym skrócie, ja nie chcę już przeciągać, bo jest późno - zasady naszego tekstu. Chciałabym tylko naprawdę podkreślić, tu nie chodzi o demonstrowanie własnej dobrej woli, ale że rzeczywiście nasz projekt nie był żadnym wynikiem - to znaczy my b<text:span text:style-name="T2614">yś</text:span>my ch<text:span text:style-name="T2615">ci</text:span>eli uchwa<text:span text:style-name="T2616">li</text:span>ć projekt, który byłby projektem adresowanym do strony społecznej i mówiącym proszę jacy jesteśmy d<text:span text:style-name="T2617">e</text:span>mokratyczni, a tutaj nas zmuszają do innego rozwiązania, byśmy uchwalili zupełnie inny projekt ordynacji.</text:p>
      <text:p text:style-name="P2618">Chcieliśmy zrealizować ograniczoną, ale demokrację oraz zapewnić ten kontrakt tak jak to jest w naszym zasadniczym znaczeniu, żeby był realizowany, ale jasny dla obywateli i dlatego dla nich, do przyjęcia.</text:p>
      <text:p text:style-name="P2619">Dziękuję.</text:p>
      <text:p text:style-name="P2620"><text:span text:style-name="T2621">Przewodniczą</text:span><text:span text:style-name="T2622">cy</text:span>:</text:p>
      <text:p text:style-name="P2623">Dzięku<text:span text:style-name="T2624">ję</text:span>.</text:p>
      <text:p text:style-name="P2625">Rozumiem, że stan na chwilę obecną jest - wystąpienia<text:span text:style-name="T2626"><text:s/></text:span>wa<text:span text:style-name="T2627">ri</text:span>antowych propozycji, które grupa robocza dzisiaj nam przedłożyła. Pan prof. Reykowski.</text:p>
      <text:p text:style-name="P2628"><text:span text:style-name="T2629">Pro</text:span><text:span text:style-name="T2630">f</text:span><text:span text:style-name="T2631">. Janus</text:span><text:span text:style-name="T2632">z</text:span><text:span text:style-name="T2633"><text:s/>Reykows</text:span><text:span text:style-name="T2634">k</text:span><text:span text:style-name="T2635">i</text:span>:</text:p>
      <text:p text:style-name="P2636">Chciałbym wyrazić s<text:span text:style-name="T2637">woje</text:span><text:s/>podwójne zaskoczenie tym co<text:s/><text:span text:style-name="T2638">u</text:span>sł<text:span text:style-name="T2639">y</text:span>szałem<text:span text:style-name="T2640">.</text:span><text:span text:style-name="T2641"><text:s/></text:span>Po pierwsze zaskoczony jestem tym, że mimo dyskusji grupy roboczej w sobotę jak i mi się zdawało uzgodnionego<text:s/>protokołu, ten projekt się tutaj znalazł na biurku w tej postaci.</text:p>
      <text:p text:style-name="P2642">Jestem także zaskoczony treścią tego projektu.<text:s/>Wydaje mi się jakby autorzy tego projektu nie traktowali serio swoich rozmówców. Niektóre zdania, które usłyszałem z ust pani prof. Zakrzewskiej wydawały<text:s/><text:span text:style-name="T2643">m</text:span>i się żartem albo kpiną z nas. Dlatego też proszę bardzo nie traktować mojej wypowiedzi jako emo<text:span text:style-name="T2644">cj</text:span>onaln<text:span text:style-name="T2645">ej,</text:span><text:s/>ale z obu powodów nie mogę znaleźć słów zdziwienia, że ta rzecz znalazła się w tej fo<text:span text:style-name="T2646">r</text:span>mie i w tym momencie na stole.</text:p>
      <text:p text:style-name="P2647">Rozumiem, że nie mamy czasu na jej dyskusję i nie chciałbym tym głosem tej dyskusji otwierać, spotykamy się w sobotę, proszę uprzejmie zastanowić się nad tym co oświadczyłem.</text:p>
      <text:p text:style-name="P2648"><text:span text:style-name="T2649">Przewodnicząc</text:span><text:span text:style-name="T2650">y</text:span>:</text:p>
      <text:p text:style-name="P2651">Proszę Państwa! Muszę odpowiedzieć na to co pan prof. Reykowski powiedział. Nasza strona nie zaskakuje swoich partnerów, zwracam uwagę, że nie zgłaszaliś<text:span text:style-name="T2652">m</text:span>y zastrzeżeń za kilkakrotne już zaskakiwanie nas decyzjami i zaskakiwanie propozy<text:span text:style-name="T2653">cj</text:span>ami. Jeżeli rozumiemy dzisiejsze sprawo<text:span text:style-name="T2654">z</text:span>danie grupy, która zastanawiała się nad ordynacjami, było zapowiedziane i druga strona wiedziała o tym, że jest to pro<text:span text:style-name="T2655">j</text:span>ekt zgłoszony, projekt inny. Nie chciałbym przede wszystkim jednak, żebyśmy tutaj kończyli ten akcentem sporu, który nie jest sporem merytorycznym<text:span text:style-name="T2656">.</text:span><text:s/>Ja nie chciałbym w tej ch<text:span text:style-name="T2657">wi</text:span>li wchodzić w przyczyny<text:s/><text:soft-page-break/>i nieczytelne] tym projektem, ale chciałbym powiedzieć jedno, że nie jest naszą intencją i nie było, i nie jest podawanie w jakichkolwiek sposób w wątpliwość samej zasady um<text:span text:style-name="T2658">ów</text:span>, do której gotowość wyrażamy i [nieczytelne]<text:span text:style-name="T2659">.</text:span><text:s/>Natomiast oświadczamy, że w chwili - dzisiejszej nie uzyskaliśmy z drugiej strony takich wyjaśnień, które pozwoliłyby nam zrozumieć w jaki sposób, przy zachowani<text:span text:style-name="T2660">u<text:s/></text:span>uczciwych zasad gry wyborczej, można przy pomocy tej ordynacji wyborczej uzyskać zasadę określoną naszą wstępną<text:span text:style-name="T2661"><text:s/></text:span>umow<text:span text:style-name="T2662">ą</text:span>.</text:p>
      <text:p text:style-name="P2663">Prze<text:span text:style-name="T2664">ds</text:span>ta<text:span text:style-name="T2665">wi</text:span>enie przez nas, z tej wariantowej propozycji wynika tylko z tej jednej intencji, to znaczy z poszukiwania formy, w której kontrakt może zostać zrealizowany. Każdą formę, która zachowa zasady uczciwej gry wyborczej, tak jak ją określaliśmy wspólnie, jest do przyjęcia i każdą taką formę deklarujemy, że jesteśmy gotowi przyjąć.</text:p>
      <text:p text:style-name="P2666">Uważamy, że trzeba po prostu zastanowić się nad granicami tej formuły, to co mówiliśmy są pewne zasady niewątpliwe, które z nasze strony zmienione być nie mogą, tak samo jak są pewne zasady, które druga strona też określa jako nie podlegające zmianie, a więc trzeba znale<text:span text:style-name="T2667">ź</text:span>ć taką formułę,<text:s/>która pozwoli pogodzić te za<text:span text:style-name="T2668">s</text:span>ady i pozwoli zrealizować umowę, o której przed rozpoczęciem Okrągłego Stołu i w trakcie Okrągłego Stołu mówiliśmy i mówimy.</text:p>
      <text:p text:style-name="P2669"><text:span text:style-name="T2670">Ob</text:span><text:span text:style-name="T2671">.</text:span><text:span text:style-name="T2672"><text:s/>Rychlewski</text:span>:</text:p>
      <text:p text:style-name="P2673">Można zadać pytanie w sprawie<text:s/><text:span text:style-name="T2674">fo</text:span>rm<text:span text:style-name="T2675">al</text:span>nej.</text:p>
      <text:p text:style-name="P2676"><text:span text:style-name="T2677">Przewodniczący</text:span>:</text:p>
      <text:p text:style-name="P2678">Proszę bardzo.</text:p>
      <text:p text:style-name="P2679"><text:span text:style-name="T2680">O</text:span><text:span text:style-name="T2681">b</text:span><text:span text:style-name="T2682">.</text:span><text:span text:style-name="T2683"><text:s/>Jan Rychlewski</text:span>:</text:p>
      <text:p text:style-name="P2684">To znaczy należy rozumieć tak, że to co my mamy tutaj ten tekst to jest wasza propozycja na dziś na godzinę 17<text:span text:style-name="T2685">.</text:span>30, to jest zamknięta wasza propozycja. Tak?</text:p>
      <text:p text:style-name="P2686">Właśnie ja tego nie rozumiem, jaki jest status tego dokumentu?</text:p>
      <text:p text:style-name="P2687"><text:span text:style-name="T2688">P</text:span><text:span text:style-name="T2689">ro</text:span><text:span text:style-name="T2690">f. Zawadzki</text:span>:</text:p>
      <text:p text:style-name="P2691">Ja bym jednak proponował nie dyskutować tego dzisiaj<text:span text:style-name="T2692">...</text:span></text:p>
      <text:p text:style-name="P2693">Ja mam tylko jedno drobne pytanie do pani prof. Zakrzewskiej, mianowicie jak ona godzi tą wspólnie uzgodnioną koncepcję okręgów 2- i 5-mandatow<text:span text:style-name="T2694">ych</text:span>, z koncepcją z powrotem do koncepcji 300 okręgów konfrontacyjnych - cośmy powiedzieli.<text:s/><text:span text:style-name="T2695">J</text:span>ak to w ogóle daje się pogodzić.</text:p>
      <text:p text:style-name="P2696"><text:span text:style-name="T2697">Prof. Zakrzewska</text:span>:</text:p>
      <text:p text:style-name="P2698">Przepraszam panie profesorze. Na szczęście dysponuję dokumentem dostarczonym, a zatytułowanym<text:s/>„Protokół ustaleń grupy roboczej do spraw ordynacji wyborczej zespołu Okrągłego Stołu do spraw reform politycznych”.</text:p>
      <text:p text:style-name="P2699">Na stronie 3-ciej tego dokumentu jest rozdział II zatytułowany<text:s/><text:span text:style-name="T2700">„</text:span>Zajęto odrębne stanowiska”. I w tych odrębnych stanowiskach pkt 2 brzmi: Strona koalicyjna zaproponowała, aby wybory odbywały się w okręgach od 2-5 mandatowych. To było to, czego nasza strona nie przyjęła, natomiast zadała pytanie - jak przy okręgach wielom<text:span text:style-name="T2701">a</text:span>ndatowych wyglądałaby sprawa mandatów dla strony opozyc<text:span text:style-name="T2702">yj</text:span>ne<text:span text:style-name="T2703">j</text:span>, może nawet nie solidarnościowo-opozycyjnej tylko opozycyjnej, bo to jest większa sprawa.</text:p>
      <text:p text:style-name="P2704">I jeżeli jest okręg 2-mandatowy. Tutaj dyskutowaliśmy tę sprawę, do żadnych ustaleń nie doszło. To jest napisane na szczęście, czarno na białym.</text:p>
      <text:p text:style-name="P2705">Ja tylko chciałam powiedzie<text:span text:style-name="T2706">ć</text:span><text:s/>panu pro<text:span text:style-name="T2707">f</text:span>. Rychlewsk<text:span text:style-name="T2708">ie</text:span>mu nie, żeby tutaj rozpętywać dyskusje, bo nie ma<text:s/><text:soft-page-break/>sensu. To referowanie miało na celu tylko to, że myśmy zreferowali ten projekt na grupie roboczej i uważaliśmy, że byłoby niedobrze, że te rzeczy zna tylko grupa robocza, a nie zna tego cały zespół, który ma o tych sprawach w sobotę dyskutować.</text:p>
      <text:p text:style-name="P2709">Dziękuję.</text:p>
      <text:p text:style-name="P2710"><text:span text:style-name="T2711">O</text:span><text:span text:style-name="T2712">b</text:span><text:span text:style-name="T2713">. Błuszkowsk</text:span><text:span text:style-name="T2714">i</text:span>:</text:p>
      <text:p text:style-name="P2715">Ja w sprawie formalnej p<text:span text:style-name="T2716">r</text:span>ofesorze. Wspieram stanowisko pro<text:span text:style-name="T2717">f.</text:span><text:s/>Zawadzkiego<text:span text:style-name="T2718">.</text:span><text:s/>Bo, proszę państwa, na koniec każdego punktu przyjmowaliśmy pod dyktandem państwa sformułowania, prawda.</text:p>
      <text:p text:style-name="P2719">Otóż w punkcie mówiącym o okręgach wielomandatowych, że będą tam podzielone mandaty i przy każdym wyodrębnionym mandacie umieszcza się w kolejności alfabetycznej wszystkich zar<text:span text:style-name="T2720">ej</text:span>estrowanych - państwo proponowalibyście taki oto zapis. Wasza strona podtrzymuje, aby było tyle kartek - ile mandatów. Jest w tym sformułowaniu pośrednia akceptacja wielomandatowych okręgów wyborczych.</text:p>
      <text:p text:style-name="P2721">Dziękuję.</text:p>
      <text:p text:style-name="P2722"><text:span text:style-name="T2723">Przewodnicząc</text:span><text:span text:style-name="T2724">y</text:span>:</text:p>
      <text:p text:style-name="P2725">Dziękuję. Pan Jacek Kuroń ma głos.</text:p>
      <text:h text:style-name="P2726" text:outline-level="3"><text:bookmark-start text:name="bookmark6"/><text:span text:style-name="T2727">O</text:span><text:span text:style-name="T2728">b</text:span><text:span text:style-name="T2729">.</text:span><text:span text:style-name="T2730"><text:s/>Jacek Kuroń</text:span><text:bookmark-end text:name="bookmark6"/>:</text:h>
      <text:p text:style-name="P2731">Proszę<text:s/><text:span text:style-name="T2732">p</text:span>aństwa<text:span text:style-name="T2733">,</text:span><text:s/>sprawa wydaje mi<text:s/><text:span text:style-name="T2734">s</text:span>i<text:span text:style-name="T2735">ę</text:span><text:s/>dość<text:s/><text:span text:style-name="T2736">o</text:span>c<text:span text:style-name="T2737">z</text:span>y<text:span text:style-name="T2738">w</text:span>ist<text:span text:style-name="T2739">a</text:span>. Mianowicie - po przedstawieniu naszego stanowiska na prośbę państwa ustosunkowaliśmy się do stanowiska państwa.<text:s/><text:span text:style-name="T2740">I</text:span><text:s/>nie wycofujemy się z tego stanowiska tylko przedstawiamy wariantowo. Zreferowałem to na początku. I powiedziałem tak: W świetle naszych zastrzeżeń zaprezentowana ordynacja nie wydaje się nam, aby gwarantowała wynik. W związku z tym prosimy o rozpatrzenie, jako wariantu dodatkowego innej pr<text:span text:style-name="T2741">o</text:span>pozycji. To wcale nie znaczy, że my powiadamy, nie ta, tylko ta. Tak podkreślił jeden z współprzewodniczących - my jesteśmy gotowi przyjąć każde rozwiązanie, które w sposób uczciwy pozwoli zrealizować umowę, zrealizować kontrakt. I to jest ta zasadnicza kwestia. I tu nie widzę miejsca na konflikt w sprawie 2-3-5,<text:s/>bo przecież nie o to chodzi.</text:p>
      <text:p text:style-name="P2742"><text:span text:style-name="T2743">Przew</text:span><text:span text:style-name="T2744">odn</text:span><text:span text:style-name="T2745">icz</text:span><text:span text:style-name="T2746">ą</text:span><text:span text:style-name="T2747">cy</text:span>:</text:p>
      <text:p text:style-name="P2748">Proszę państwa, chciałbym żeby w tej sprawie była jasność. Po prostu jest tak - jesteśmy przed kilku projektami. Myśmy w przygotowaniach naszych rozważali 12 projektów. Wszystkie te 12 projektów, które rozważaliśmy polegały na tym, żeby spełnić pewien zasady demokratyczn<text:span text:style-name="T2749">ej</text:span><text:s/>nied<text:span text:style-name="T2750">e</text:span>mokr<text:span text:style-name="T2751">at</text:span>yczny kontrakt. A więc poszukiwać musimy tylko środka. To co zostało tutaj przedstawione jest pewnym zbliżeniem. Jeżeli się okaże, że można w sposób ten, który został zaproponowany przez stronę koalicyjną zrealizować ten kontrakt, jesteśmy gotowi w pełni do rozmowy. Natomiast do tej pory nie uzysk<text:span text:style-name="T2752">ali</text:span>śmy<text:s/><text:span text:style-name="T2753">ż</text:span>adnej odpowiedzi na to w jaki sposób mają autorzy tej ordynacji wyobraźnię, że można zrealizować kontrakt, o którym mowa przy pomocy tej ordynacji wyborczej zakładając, że wykluczone są pewne zasady, że mianowicie poza horyzontem tego rozwiązania jest i wspólna lista, i z jakimkolwiek podziałem, i jakakolwiek komisja weryfikująca kandydatów<text:span text:style-name="T2754">.</text:span><text:s/>W jaki sposób uniknie się sytuacji, że na miejsca zarezerwowane czy wydzielone owa opozycja antyu<text:span text:style-name="T2755">st</text:span>ro<text:span text:style-name="T2756">jo</text:span>wa, o której pan pro<text:span text:style-name="T2757">f.</text:span><text:s/>Zawadzki mówił, nie wystąpi w szranki.</text:p>
      <text:p text:style-name="P2758">Otóż oczekujemy odpowiedzi, ale odpowied<text:span text:style-name="T2759">ź</text:span><text:s/>musi być jasna. I odpowiedź musi być jasna nie tylko dla nas, ale dla opinii publicznej, ponieważ jest to kontrakt, który się odbywa na oczach opinii publiczn<text:span text:style-name="T2760">ej.</text:span></text:p>
      <text:p text:style-name="P2761">Proszę bardzo pan pro<text:span text:style-name="T2762">f</text:span>. Re<text:span text:style-name="T2763">ykow</text:span>sk<text:span text:style-name="T2764">i</text:span>.</text:p>
      <text:p text:style-name="P2765"><text:span text:style-name="T2766">Prof</text:span><text:span text:style-name="T2767">.</text:span><text:span text:style-name="T2768"><text:s/>Reykow</text:span><text:span text:style-name="T2769">s</text:span><text:span text:style-name="T2770">ki</text:span><text:span text:style-name="T2771">:</text:span></text:p>
      <text:soft-page-break/>
      <text:p text:style-name="P2772">Chciałbym ponowić wni<text:span text:style-name="T2773">o</text:span>se<text:span text:style-name="T2774">k</text:span><text:s/>o to, żeby cała dyskusja na ten temat odbyła się następnym razem<text:span text:style-name="T2775">.</text:span><text:s/>Raz jeszcze natomiast wyklaruję jeden z punktów mojego zaskoczenia. To jest ten punkt pierwszy.</text:p>
      <text:p text:style-name="P2776">Mianowici<text:span text:style-name="T2777">e</text:span>, nie zakładamy, że w tym dokumencie, który stanowił pro<text:span text:style-name="T2778">t</text:span>okół spotkania sobotniego są rozwiązane wszystkie wątpliwości ważne i wymagające uwzględnien<text:span text:style-name="T2779">i</text:span>a s<text:span text:style-name="T2780">t</text:span>ron<text:span text:style-name="T2781">y</text:span><text:s/><text:span text:style-name="T2782">s</text:span>olidarnościowo-opozycyjne<text:span text:style-name="T2783">j.</text:span><text:s/><text:span text:style-name="T2784">S</text:span>ądziliśmy jednak, że proces negocjacyjny polega na stopniowym zbliżaniu się do rozwiązań. Jeśli zatem uzyskaliśmy coś jak protokół, w którym są pewne rzeczy uzgodnione, a pewne nie, rysują się pewne wątpliwości, ponieważ jakieś ważne interesy czy perspektywy nie są uwzględniane, to na gruncie dokonanego postępu robi się krok następny. I powiada się - no to jak mamy to zmody<text:span text:style-name="T2785">fi</text:span>kować, poprawić, skorygować, ażeby te racje, które są tu sformułowane, a niektóre z tych racji wcale a priori nie powinny być odrzucane, jak na przykład sprawa tożsamości. To jest rzecz, która musi być przez obie strony jak najbardziej p<text:span text:style-name="T2786">ow</text:span>ażni<text:span text:style-name="T2787">e</text:span><text:s/><text:span text:style-name="T2788">potr</text:span>a<text:span text:style-name="T2789">kt</text:span>owana. Już nie mówiąc, że te sprawy programowe też tu<text:span text:style-name="T2790">t</text:span>aj<text:span text:style-name="T2791">...</text:span><text:s/>Tutaj chyba jest pewne nieporozumienie, ponieważ jak można iść do wyborów z tym samym programem. Były takie obyczaje, ale już może nie w tym okresie. Ale liczylibyśmy na to, na krokowe zbliżanie się. Otóż to co nas tutaj spotkało, to już było przeciwne tym. Ale nie chcę wracać do tej sprawy, ażeby się nie powtarzać i nie prowadzić do dalszego antagonizowania. Proponuję, żebyśmy sprawę ordynacji wybor<text:span text:style-name="T2792">czej</text:span><text:s/>uczynili pierwszym punktem naszego<text:s/><text:span text:style-name="T2793">s</text:span>potkania<text:s/><text:span text:style-name="T2794">s</text:span>obotniego.</text:p>
      <text:p text:style-name="P2795"><text:span text:style-name="T2796">Ob.<text:s/></text:span><text:span text:style-name="T2797">S</text:span><text:span text:style-name="T2798">tanisław Gebethner</text:span>:</text:p>
      <text:p text:style-name="P2799">Ja mam jeszcze w kwestii formalnej<text:s/>-<text:s/>co do znaczenia dokumentu pt.<text:s/>„Ustalenia z tej grupy”.</text:p>
      <text:p text:style-name="P2800">Jeżeli miałby być to<text:s/><text:span text:style-name="T2801">-</text:span><text:s/>tu już odzywa się we mnie prawnik, jeżeli miałby być to być pr<text:span text:style-name="T2802">oto</text:span>kół z naszego zebrania grupy robocz<text:span text:style-name="T2803">ej</text:span>, to powinien być podpisany przez obu współprzewodniczących. Jeśli tego uzgodnienia między współprzewodniczącymi co do treści tego dokumentu nie było, nie można tego traktować jako protokół, bo w moim przekonaniu te ustalenia nie oddają, jeszcze w kontekście tej dyskusji nie oddają przebiegu grupy roboczej. Ponieważ po wyjaśnieniach, jaka jest koncepcja tej ordynacji wyborczej strony społeczno-opozyc<text:span text:style-name="T2804">yj</text:span>ne<text:span text:style-name="T2805">j</text:span>, była dyskusja i wymiana zdań, w której przedstawiliśmy swoje krytyczne uwagi. Te ustalenia nie oddają tego jako protokół z tego zebrania. Jest to tylko część uwag, które tam były poczynione do przedstawionego przez stronę koalicyjną.</text:p>
      <text:p text:style-name="P2806">I to jest chyba też bardzo istotny element w naszej dyskusji dzisiaj.</text:p>
      <text:h text:style-name="P2807" text:outline-level="3"><text:span text:style-name="T2808">Przew</text:span><text:span text:style-name="T2809">odn</text:span><text:span text:style-name="T2810">icz</text:span><text:span text:style-name="T2811">ą</text:span><text:span text:style-name="T2812">cy</text:span>:</text:h>
      <text:p text:style-name="P2813">Dziękuję<text:span text:style-name="T2814">,</text:span><text:s/>zastrzeżenie przyjmuję. Myślę, że także nasi przedstawiciele w grupie roboczej przyjmują ją.</text:p>
      <text:p text:style-name="P2815">Przyjmuję także propozycję, ażeby następne nasze posiedzenie w porządku dziennym jako pkt 1 miało sprawę stanu prac nad ordynacją wyborczą.</text:p>
      <text:p text:style-name="P2816">Czy są jeszcze jakieś uwagi? Jeżeli nie ma - następne posiedzenie jest w najbliższą sobotę o godzinie 13.00.</text:p>
      <text:p text:style-name="P2817">Dziękuję 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0:57:00Z</meta:creation-date>
    <dc:date>2023-07-03T10:57:00Z</dc:date>
    <meta:template xlink:href="Normal.dotm" xlink:type="simple"/>
    <meta:editing-cycles>2</meta:editing-cycles>
    <meta:editing-duration>PT300S</meta:editing-duration>
    <meta:document-statistic meta:page-count="76" meta:paragraph-count="499" meta:word-count="35781" meta:character-count="249974" meta:row-count="1789" meta:non-whitespace-character-count="214692"/>
  </office:meta>
</office:document-meta>
</file>